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4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450.79pt"/>
    </style:style>
    <style:style style:name="co4" style:family="table-column">
      <style:table-column-properties fo:break-before="auto" style:column-width="253.19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86.51pt"/>
    </style:style>
    <style:style style:name="co8" style:family="table-column">
      <style:table-column-properties fo:break-before="auto" style:column-width="53.21pt"/>
    </style:style>
    <style:style style:name="co9" style:family="table-column">
      <style:table-column-properties fo:break-before="auto" style:column-width="48.19pt"/>
    </style:style>
    <style:style style:name="co10" style:family="table-column">
      <style:table-column-properties fo:break-before="auto" style:column-width="16.64pt"/>
    </style:style>
    <style:style style:name="co11" style:family="table-column">
      <style:table-column-properties fo:break-before="auto" style:column-width="62.7pt"/>
    </style:style>
    <style:style style:name="co12" style:family="table-column">
      <style:table-column-properties fo:break-before="auto" style:column-width="89.69pt"/>
    </style:style>
    <style:style style:name="co13" style:family="table-column">
      <style:table-column-properties fo:break-before="auto" style:column-width="99.21pt"/>
    </style:style>
    <style:style style:name="co14" style:family="table-column">
      <style:table-column-properties fo:break-before="auto" style:column-width="87.31pt"/>
    </style:style>
    <style:style style:name="co15" style:family="table-column">
      <style:table-column-properties fo:break-before="auto" style:column-width="90.51pt"/>
    </style:style>
    <style:style style:name="co16" style:family="table-column">
      <style:table-column-properties fo:break-before="auto" style:column-width="77.81pt"/>
    </style:style>
    <style:style style:name="co17" style:family="table-column">
      <style:table-column-properties fo:break-before="auto" style:column-width="26.16pt"/>
    </style:style>
    <style:style style:name="co18" style:family="table-column">
      <style:table-column-properties fo:break-before="auto" style:column-width="76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6">
      <style:table-properties table:display="true" style:writing-mode="lr-tb"/>
    </style:style>
    <style:style style:name="ta5" style:family="table" style:master-page-name="PageStyle_5f_Sheet8">
      <style:table-properties table:display="true" style:writing-mode="lr-tb"/>
    </style:style>
    <style:style style:name="ta6" style:family="table" style:master-page-name="PageStyle_5f_Sheet4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 style:data-style-name="N11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Truth Valu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sntOrd</text:p>
          </table:table-cell>
          <table:table-cell office:value-type="string" calcext:value-type="string">
            <text:p>Column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V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2]=[$Sheet1.$H2]; &quot;&quot;; &quot;1&quot;)" office:value-type="string" office:string-value="1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table:formula="of:=IF([$Sheet1.$I2]=&quot;1&quot;;IF([$Sheet1.$G2]=&quot;critical1 nc&quot;;&quot;4NC Mismatch&quot;; IF([$Sheet1.$G2]=&quot;critical2 dn&quot;; &quot;2DN Mismatch&quot;;&quot;&quot;));IF([$Sheet1.$G2]=&quot;critical1 nc&quot;;&quot;1NC&quot;;IF([$Sheet1.$G2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7.322" calcext:value-type="float">
            <text:p>7.32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3]=[$Sheet1.$H3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3]=&quot;1&quot;;IF([$Sheet1.$G3]=&quot;critical1 nc&quot;;&quot;4NC Mismatch&quot;; IF([$Sheet1.$G3]=&quot;critical2 dn&quot;; &quot;2DN Mismatch&quot;;&quot;&quot;));IF([$Sheet1.$G3]=&quot;critical1 nc&quot;;&quot;1NC&quot;;IF([$Sheet1.$G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6.682" calcext:value-type="float">
            <text:p>6.68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4]=[$Sheet1.$H4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4]=&quot;1&quot;;IF([$Sheet1.$G4]=&quot;critical1 nc&quot;;&quot;4NC Mismatch&quot;; IF([$Sheet1.$G4]=&quot;critical2 dn&quot;; &quot;2DN Mismatch&quot;;&quot;&quot;));IF([$Sheet1.$G4]=&quot;critical1 nc&quot;;&quot;1NC&quot;;IF([$Sheet1.$G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2.08" calcext:value-type="float">
            <text:p>22.0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5]=[$Sheet1.$H5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5]=&quot;1&quot;;IF([$Sheet1.$G5]=&quot;critical1 nc&quot;;&quot;4NC Mismatch&quot;; IF([$Sheet1.$G5]=&quot;critical2 dn&quot;; &quot;2DN Mismatch&quot;;&quot;&quot;));IF([$Sheet1.$G5]=&quot;critical1 nc&quot;;&quot;1NC&quot;;IF([$Sheet1.$G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017" calcext:value-type="float">
            <text:p>5.01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6]=[$Sheet1.$H6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6]=&quot;1&quot;;IF([$Sheet1.$G6]=&quot;critical1 nc&quot;;&quot;4NC Mismatch&quot;; IF([$Sheet1.$G6]=&quot;critical2 dn&quot;; &quot;2DN Mismatch&quot;;&quot;&quot;));IF([$Sheet1.$G6]=&quot;critical1 nc&quot;;&quot;1NC&quot;;IF([$Sheet1.$G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8.404" calcext:value-type="float">
            <text:p>8.40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7]=[$Sheet1.$H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7]=&quot;1&quot;;IF([$Sheet1.$G7]=&quot;critical1 nc&quot;;&quot;4NC Mismatch&quot;; IF([$Sheet1.$G7]=&quot;critical2 dn&quot;; &quot;2DN Mismatch&quot;;&quot;&quot;));IF([$Sheet1.$G7]=&quot;critical1 nc&quot;;&quot;1NC&quot;;IF([$Sheet1.$G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9.105" calcext:value-type="float">
            <text:p>9.10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8]=[$Sheet1.$H8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8]=&quot;1&quot;;IF([$Sheet1.$G8]=&quot;critical1 nc&quot;;&quot;4NC Mismatch&quot;; IF([$Sheet1.$G8]=&quot;critical2 dn&quot;; &quot;2DN Mismatch&quot;;&quot;&quot;));IF([$Sheet1.$G8]=&quot;critical1 nc&quot;;&quot;1NC&quot;;IF([$Sheet1.$G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5.24" calcext:value-type="float">
            <text:p>35.2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9]=[$Sheet1.$H9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9]=&quot;1&quot;;IF([$Sheet1.$G9]=&quot;critical1 nc&quot;;&quot;4NC Mismatch&quot;; IF([$Sheet1.$G9]=&quot;critical2 dn&quot;; &quot;2DN Mismatch&quot;;&quot;&quot;));IF([$Sheet1.$G9]=&quot;critical1 nc&quot;;&quot;1NC&quot;;IF([$Sheet1.$G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10]=[$Sheet1.$H10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10]=&quot;1&quot;;IF([$Sheet1.$G10]=&quot;critical1 nc&quot;;&quot;4NC Mismatch&quot;; IF([$Sheet1.$G10]=&quot;critical2 dn&quot;; &quot;2DN Mismatch&quot;;&quot;&quot;));IF([$Sheet1.$G10]=&quot;critical1 nc&quot;;&quot;1NC&quot;;IF([$Sheet1.$G1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6.842" calcext:value-type="float">
            <text:p>6.84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11]=[$Sheet1.$H11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11]=&quot;1&quot;;IF([$Sheet1.$G11]=&quot;critical1 nc&quot;;&quot;4NC Mismatch&quot;; IF([$Sheet1.$G11]=&quot;critical2 dn&quot;; &quot;2DN Mismatch&quot;;&quot;&quot;));IF([$Sheet1.$G11]=&quot;critical1 nc&quot;;&quot;1NC&quot;;IF([$Sheet1.$G1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12]=[$Sheet1.$H12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2]=&quot;1&quot;;IF([$Sheet1.$G12]=&quot;critical1 nc&quot;;&quot;4NC Mismatch&quot;; IF([$Sheet1.$G12]=&quot;critical2 dn&quot;; &quot;2DN Mismatch&quot;;&quot;&quot;));IF([$Sheet1.$G12]=&quot;critical1 nc&quot;;&quot;1NC&quot;;IF([$Sheet1.$G1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7.457" calcext:value-type="float">
            <text:p>7.45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13]=[$Sheet1.$H13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13]=&quot;1&quot;;IF([$Sheet1.$G13]=&quot;critical1 nc&quot;;&quot;4NC Mismatch&quot;; IF([$Sheet1.$G13]=&quot;critical2 dn&quot;; &quot;2DN Mismatch&quot;;&quot;&quot;));IF([$Sheet1.$G13]=&quot;critical1 nc&quot;;&quot;1NC&quot;;IF([$Sheet1.$G1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leurs classes.</text:p>
          </table:table-cell>
          <table:table-cell office:value-type="string" calcext:value-type="string">
            <text:p>V</text:p>
          </table:table-cell>
          <table:table-cell office:value-type="float" office:value="9.457" calcext:value-type="float">
            <text:p>9.45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14]=[$Sheet1.$H14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4]=&quot;1&quot;;IF([$Sheet1.$G14]=&quot;critical1 nc&quot;;&quot;4NC Mismatch&quot;; IF([$Sheet1.$G14]=&quot;critical2 dn&quot;; &quot;2DN Mismatch&quot;;&quot;&quot;));IF([$Sheet1.$G14]=&quot;critical1 nc&quot;;&quot;1NC&quot;;IF([$Sheet1.$G1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15]=[$Sheet1.$H15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5]=&quot;1&quot;;IF([$Sheet1.$G15]=&quot;critical1 nc&quot;;&quot;4NC Mismatch&quot;; IF([$Sheet1.$G15]=&quot;critical2 dn&quot;; &quot;2DN Mismatch&quot;;&quot;&quot;));IF([$Sheet1.$G15]=&quot;critical1 nc&quot;;&quot;1NC&quot;;IF([$Sheet1.$G1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es placards.</text:p>
          </table:table-cell>
          <table:table-cell office:value-type="string" calcext:value-type="string">
            <text:p>F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16]=[$Sheet1.$H16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16]=&quot;1&quot;;IF([$Sheet1.$G16]=&quot;critical1 nc&quot;;&quot;4NC Mismatch&quot;; IF([$Sheet1.$G16]=&quot;critical2 dn&quot;; &quot;2DN Mismatch&quot;;&quot;&quot;));IF([$Sheet1.$G16]=&quot;critical1 nc&quot;;&quot;1NC&quot;;IF([$Sheet1.$G1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17]=[$Sheet1.$H17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17]=&quot;1&quot;;IF([$Sheet1.$G17]=&quot;critical1 nc&quot;;&quot;4NC Mismatch&quot;; IF([$Sheet1.$G17]=&quot;critical2 dn&quot;; &quot;2DN Mismatch&quot;;&quot;&quot;));IF([$Sheet1.$G17]=&quot;critical1 nc&quot;;&quot;1NC&quot;;IF([$Sheet1.$G1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291" calcext:value-type="float">
            <text:p>4.29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18]=[$Sheet1.$H18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18]=&quot;1&quot;;IF([$Sheet1.$G18]=&quot;critical1 nc&quot;;&quot;4NC Mismatch&quot;; IF([$Sheet1.$G18]=&quot;critical2 dn&quot;; &quot;2DN Mismatch&quot;;&quot;&quot;));IF([$Sheet1.$G18]=&quot;critical1 nc&quot;;&quot;1NC&quot;;IF([$Sheet1.$G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19]=[$Sheet1.$H19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19]=&quot;1&quot;;IF([$Sheet1.$G19]=&quot;critical1 nc&quot;;&quot;4NC Mismatch&quot;; IF([$Sheet1.$G19]=&quot;critical2 dn&quot;; &quot;2DN Mismatch&quot;;&quot;&quot;));IF([$Sheet1.$G19]=&quot;critical1 nc&quot;;&quot;1NC&quot;;IF([$Sheet1.$G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4.156" calcext:value-type="float">
            <text:p>4.15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20]=[$Sheet1.$H20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20]=&quot;1&quot;;IF([$Sheet1.$G20]=&quot;critical1 nc&quot;;&quot;4NC Mismatch&quot;; IF([$Sheet1.$G20]=&quot;critical2 dn&quot;; &quot;2DN Mismatch&quot;;&quot;&quot;));IF([$Sheet1.$G20]=&quot;critical1 nc&quot;;&quot;1NC&quot;;IF([$Sheet1.$G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4.139" calcext:value-type="float">
            <text:p>4.13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21]=[$Sheet1.$H21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21]=&quot;1&quot;;IF([$Sheet1.$G21]=&quot;critical1 nc&quot;;&quot;4NC Mismatch&quot;; IF([$Sheet1.$G21]=&quot;critical2 dn&quot;; &quot;2DN Mismatch&quot;;&quot;&quot;));IF([$Sheet1.$G21]=&quot;critical1 nc&quot;;&quot;1NC&quot;;IF([$Sheet1.$G2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723" calcext:value-type="float">
            <text:p>3.72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22]=[$Sheet1.$H22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22]=&quot;1&quot;;IF([$Sheet1.$G22]=&quot;critical1 nc&quot;;&quot;4NC Mismatch&quot;; IF([$Sheet1.$G22]=&quot;critical2 dn&quot;; &quot;2DN Mismatch&quot;;&quot;&quot;));IF([$Sheet1.$G22]=&quot;critical1 nc&quot;;&quot;1NC&quot;;IF([$Sheet1.$G2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5.931" calcext:value-type="float">
            <text:p>5.93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23]=[$Sheet1.$H23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23]=&quot;1&quot;;IF([$Sheet1.$G23]=&quot;critical1 nc&quot;;&quot;4NC Mismatch&quot;; IF([$Sheet1.$G23]=&quot;critical2 dn&quot;; &quot;2DN Mismatch&quot;;&quot;&quot;));IF([$Sheet1.$G23]=&quot;critical1 nc&quot;;&quot;1NC&quot;;IF([$Sheet1.$G2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ans de coté pour l'avenir.</text:p>
          </table:table-cell>
          <table:table-cell office:value-type="string" calcext:value-type="string">
            <text:p>V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24]=[$Sheet1.$H24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24]=&quot;1&quot;;IF([$Sheet1.$G24]=&quot;critical1 nc&quot;;&quot;4NC Mismatch&quot;; IF([$Sheet1.$G24]=&quot;critical2 dn&quot;; &quot;2DN Mismatch&quot;;&quot;&quot;));IF([$Sheet1.$G24]=&quot;critical1 nc&quot;;&quot;1NC&quot;;IF([$Sheet1.$G2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25]=[$Sheet1.$H25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25]=&quot;1&quot;;IF([$Sheet1.$G25]=&quot;critical1 nc&quot;;&quot;4NC Mismatch&quot;; IF([$Sheet1.$G25]=&quot;critical2 dn&quot;; &quot;2DN Mismatch&quot;;&quot;&quot;));IF([$Sheet1.$G25]=&quot;critical1 nc&quot;;&quot;1NC&quot;;IF([$Sheet1.$G2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10.96" calcext:value-type="float">
            <text:p>10.9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26]=[$Sheet1.$H26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26]=&quot;1&quot;;IF([$Sheet1.$G26]=&quot;critical1 nc&quot;;&quot;4NC Mismatch&quot;; IF([$Sheet1.$G26]=&quot;critical2 dn&quot;; &quot;2DN Mismatch&quot;;&quot;&quot;));IF([$Sheet1.$G26]=&quot;critical1 nc&quot;;&quot;1NC&quot;;IF([$Sheet1.$G2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8.716" calcext:value-type="float">
            <text:p>8.71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27]=[$Sheet1.$H27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27]=&quot;1&quot;;IF([$Sheet1.$G27]=&quot;critical1 nc&quot;;&quot;4NC Mismatch&quot;; IF([$Sheet1.$G27]=&quot;critical2 dn&quot;; &quot;2DN Mismatch&quot;;&quot;&quot;));IF([$Sheet1.$G27]=&quot;critical1 nc&quot;;&quot;1NC&quot;;IF([$Sheet1.$G2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4.924" calcext:value-type="float">
            <text:p>4.92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28]=[$Sheet1.$H28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28]=&quot;1&quot;;IF([$Sheet1.$G28]=&quot;critical1 nc&quot;;&quot;4NC Mismatch&quot;; IF([$Sheet1.$G28]=&quot;critical2 dn&quot;; &quot;2DN Mismatch&quot;;&quot;&quot;));IF([$Sheet1.$G28]=&quot;critical1 nc&quot;;&quot;1NC&quot;;IF([$Sheet1.$G2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29]=[$Sheet1.$H29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29]=&quot;1&quot;;IF([$Sheet1.$G29]=&quot;critical1 nc&quot;;&quot;4NC Mismatch&quot;; IF([$Sheet1.$G29]=&quot;critical2 dn&quot;; &quot;2DN Mismatch&quot;;&quot;&quot;));IF([$Sheet1.$G29]=&quot;critical1 nc&quot;;&quot;1NC&quot;;IF([$Sheet1.$G2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30]=[$Sheet1.$H30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30]=&quot;1&quot;;IF([$Sheet1.$G30]=&quot;critical1 nc&quot;;&quot;4NC Mismatch&quot;; IF([$Sheet1.$G30]=&quot;critical2 dn&quot;; &quot;2DN Mismatch&quot;;&quot;&quot;));IF([$Sheet1.$G30]=&quot;critical1 nc&quot;;&quot;1NC&quot;;IF([$Sheet1.$G3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31]=[$Sheet1.$H31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31]=&quot;1&quot;;IF([$Sheet1.$G31]=&quot;critical1 nc&quot;;&quot;4NC Mismatch&quot;; IF([$Sheet1.$G31]=&quot;critical2 dn&quot;; &quot;2DN Mismatch&quot;;&quot;&quot;));IF([$Sheet1.$G31]=&quot;critical1 nc&quot;;&quot;1NC&quot;;IF([$Sheet1.$G3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32]=[$Sheet1.$H32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32]=&quot;1&quot;;IF([$Sheet1.$G32]=&quot;critical1 nc&quot;;&quot;4NC Mismatch&quot;; IF([$Sheet1.$G32]=&quot;critical2 dn&quot;; &quot;2DN Mismatch&quot;;&quot;&quot;));IF([$Sheet1.$G32]=&quot;critical1 nc&quot;;&quot;1NC&quot;;IF([$Sheet1.$G3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33]=[$Sheet1.$H33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33]=&quot;1&quot;;IF([$Sheet1.$G33]=&quot;critical1 nc&quot;;&quot;4NC Mismatch&quot;; IF([$Sheet1.$G33]=&quot;critical2 dn&quot;; &quot;2DN Mismatch&quot;;&quot;&quot;));IF([$Sheet1.$G33]=&quot;critical1 nc&quot;;&quot;1NC&quot;;IF([$Sheet1.$G3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995" calcext:value-type="float">
            <text:p>3.99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34]=[$Sheet1.$H34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34]=&quot;1&quot;;IF([$Sheet1.$G34]=&quot;critical1 nc&quot;;&quot;4NC Mismatch&quot;; IF([$Sheet1.$G34]=&quot;critical2 dn&quot;; &quot;2DN Mismatch&quot;;&quot;&quot;));IF([$Sheet1.$G34]=&quot;critical1 nc&quot;;&quot;1NC&quot;;IF([$Sheet1.$G3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4.571" calcext:value-type="float">
            <text:p>4.57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35]=[$Sheet1.$H35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35]=&quot;1&quot;;IF([$Sheet1.$G35]=&quot;critical1 nc&quot;;&quot;4NC Mismatch&quot;; IF([$Sheet1.$G35]=&quot;critical2 dn&quot;; &quot;2DN Mismatch&quot;;&quot;&quot;));IF([$Sheet1.$G35]=&quot;critical1 nc&quot;;&quot;1NC&quot;;IF([$Sheet1.$G3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091" calcext:value-type="float">
            <text:p>2.09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36]=[$Sheet1.$H36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36]=&quot;1&quot;;IF([$Sheet1.$G36]=&quot;critical1 nc&quot;;&quot;4NC Mismatch&quot;; IF([$Sheet1.$G36]=&quot;critical2 dn&quot;; &quot;2DN Mismatch&quot;;&quot;&quot;));IF([$Sheet1.$G36]=&quot;critical1 nc&quot;;&quot;1NC&quot;;IF([$Sheet1.$G3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37]=[$Sheet1.$H37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37]=&quot;1&quot;;IF([$Sheet1.$G37]=&quot;critical1 nc&quot;;&quot;4NC Mismatch&quot;; IF([$Sheet1.$G37]=&quot;critical2 dn&quot;; &quot;2DN Mismatch&quot;;&quot;&quot;));IF([$Sheet1.$G37]=&quot;critical1 nc&quot;;&quot;1NC&quot;;IF([$Sheet1.$G3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4.291" calcext:value-type="float">
            <text:p>4.29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38]=[$Sheet1.$H38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38]=&quot;1&quot;;IF([$Sheet1.$G38]=&quot;critical1 nc&quot;;&quot;4NC Mismatch&quot;; IF([$Sheet1.$G38]=&quot;critical2 dn&quot;; &quot;2DN Mismatch&quot;;&quot;&quot;));IF([$Sheet1.$G38]=&quot;critical1 nc&quot;;&quot;1NC&quot;;IF([$Sheet1.$G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907" calcext:value-type="float">
            <text:p>3.90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39]=[$Sheet1.$H39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39]=&quot;1&quot;;IF([$Sheet1.$G39]=&quot;critical1 nc&quot;;&quot;4NC Mismatch&quot;; IF([$Sheet1.$G39]=&quot;critical2 dn&quot;; &quot;2DN Mismatch&quot;;&quot;&quot;));IF([$Sheet1.$G39]=&quot;critical1 nc&quot;;&quot;1NC&quot;;IF([$Sheet1.$G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5.858" calcext:value-type="float">
            <text:p>5.8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40]=[$Sheet1.$H40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40]=&quot;1&quot;;IF([$Sheet1.$G40]=&quot;critical1 nc&quot;;&quot;4NC Mismatch&quot;; IF([$Sheet1.$G40]=&quot;critical2 dn&quot;; &quot;2DN Mismatch&quot;;&quot;&quot;));IF([$Sheet1.$G40]=&quot;critical1 nc&quot;;&quot;1NC&quot;;IF([$Sheet1.$G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5.362" calcext:value-type="float">
            <text:p>5.36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41]=[$Sheet1.$H41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41]=&quot;1&quot;;IF([$Sheet1.$G41]=&quot;critical1 nc&quot;;&quot;4NC Mismatch&quot;; IF([$Sheet1.$G41]=&quot;critical2 dn&quot;; &quot;2DN Mismatch&quot;;&quot;&quot;));IF([$Sheet1.$G41]=&quot;critical1 nc&quot;;&quot;1NC&quot;;IF([$Sheet1.$G4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6.138" calcext:value-type="float">
            <text:p>6.13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42]=[$Sheet1.$H42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42]=&quot;1&quot;;IF([$Sheet1.$G42]=&quot;critical1 nc&quot;;&quot;4NC Mismatch&quot;; IF([$Sheet1.$G42]=&quot;critical2 dn&quot;; &quot;2DN Mismatch&quot;;&quot;&quot;));IF([$Sheet1.$G42]=&quot;critical1 nc&quot;;&quot;1NC&quot;;IF([$Sheet1.$G4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082" calcext:value-type="float">
            <text:p>5.08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43]=[$Sheet1.$H43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43]=&quot;1&quot;;IF([$Sheet1.$G43]=&quot;critical1 nc&quot;;&quot;4NC Mismatch&quot;; IF([$Sheet1.$G43]=&quot;critical2 dn&quot;; &quot;2DN Mismatch&quot;;&quot;&quot;));IF([$Sheet1.$G43]=&quot;critical1 nc&quot;;&quot;1NC&quot;;IF([$Sheet1.$G4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483" calcext:value-type="float">
            <text:p>5.48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44]=[$Sheet1.$H44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44]=&quot;1&quot;;IF([$Sheet1.$G44]=&quot;critical1 nc&quot;;&quot;4NC Mismatch&quot;; IF([$Sheet1.$G44]=&quot;critical2 dn&quot;; &quot;2DN Mismatch&quot;;&quot;&quot;));IF([$Sheet1.$G44]=&quot;critical1 nc&quot;;&quot;1NC&quot;;IF([$Sheet1.$G4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5.034" calcext:value-type="float">
            <text:p>5.03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45]=[$Sheet1.$H45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45]=&quot;1&quot;;IF([$Sheet1.$G45]=&quot;critical1 nc&quot;;&quot;4NC Mismatch&quot;; IF([$Sheet1.$G45]=&quot;critical2 dn&quot;; &quot;2DN Mismatch&quot;;&quot;&quot;));IF([$Sheet1.$G45]=&quot;critical1 nc&quot;;&quot;1NC&quot;;IF([$Sheet1.$G4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954" calcext:value-type="float">
            <text:p>5.95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46]=[$Sheet1.$H46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46]=&quot;1&quot;;IF([$Sheet1.$G46]=&quot;critical1 nc&quot;;&quot;4NC Mismatch&quot;; IF([$Sheet1.$G46]=&quot;critical2 dn&quot;; &quot;2DN Mismatch&quot;;&quot;&quot;));IF([$Sheet1.$G46]=&quot;critical1 nc&quot;;&quot;1NC&quot;;IF([$Sheet1.$G4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322" calcext:value-type="float">
            <text:p>4.32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47]=[$Sheet1.$H47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47]=&quot;1&quot;;IF([$Sheet1.$G47]=&quot;critical1 nc&quot;;&quot;4NC Mismatch&quot;; IF([$Sheet1.$G47]=&quot;critical2 dn&quot;; &quot;2DN Mismatch&quot;;&quot;&quot;));IF([$Sheet1.$G47]=&quot;critical1 nc&quot;;&quot;1NC&quot;;IF([$Sheet1.$G4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48]=[$Sheet1.$H48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48]=&quot;1&quot;;IF([$Sheet1.$G48]=&quot;critical1 nc&quot;;&quot;4NC Mismatch&quot;; IF([$Sheet1.$G48]=&quot;critical2 dn&quot;; &quot;2DN Mismatch&quot;;&quot;&quot;));IF([$Sheet1.$G48]=&quot;critical1 nc&quot;;&quot;1NC&quot;;IF([$Sheet1.$G4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6.075" calcext:value-type="float">
            <text:p>6.07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49]=[$Sheet1.$H49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49]=&quot;1&quot;;IF([$Sheet1.$G49]=&quot;critical1 nc&quot;;&quot;4NC Mismatch&quot;; IF([$Sheet1.$G49]=&quot;critical2 dn&quot;; &quot;2DN Mismatch&quot;;&quot;&quot;));IF([$Sheet1.$G49]=&quot;critical1 nc&quot;;&quot;1NC&quot;;IF([$Sheet1.$G4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9.715" calcext:value-type="float">
            <text:p>9.71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50]=[$Sheet1.$H50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50]=&quot;1&quot;;IF([$Sheet1.$G50]=&quot;critical1 nc&quot;;&quot;4NC Mismatch&quot;; IF([$Sheet1.$G50]=&quot;critical2 dn&quot;; &quot;2DN Mismatch&quot;;&quot;&quot;));IF([$Sheet1.$G50]=&quot;critical1 nc&quot;;&quot;1NC&quot;;IF([$Sheet1.$G5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5.234" calcext:value-type="float">
            <text:p>5.23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51]=[$Sheet1.$H51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51]=&quot;1&quot;;IF([$Sheet1.$G51]=&quot;critical1 nc&quot;;&quot;4NC Mismatch&quot;; IF([$Sheet1.$G51]=&quot;critical2 dn&quot;; &quot;2DN Mismatch&quot;;&quot;&quot;));IF([$Sheet1.$G51]=&quot;critical1 nc&quot;;&quot;1NC&quot;;IF([$Sheet1.$G5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52]=[$Sheet1.$H52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52]=&quot;1&quot;;IF([$Sheet1.$G52]=&quot;critical1 nc&quot;;&quot;4NC Mismatch&quot;; IF([$Sheet1.$G52]=&quot;critical2 dn&quot;; &quot;2DN Mismatch&quot;;&quot;&quot;));IF([$Sheet1.$G52]=&quot;critical1 nc&quot;;&quot;1NC&quot;;IF([$Sheet1.$G5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8.714" calcext:value-type="float">
            <text:p>8.71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53]=[$Sheet1.$H53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53]=&quot;1&quot;;IF([$Sheet1.$G53]=&quot;critical1 nc&quot;;&quot;4NC Mismatch&quot;; IF([$Sheet1.$G53]=&quot;critical2 dn&quot;; &quot;2DN Mismatch&quot;;&quot;&quot;));IF([$Sheet1.$G53]=&quot;critical1 nc&quot;;&quot;1NC&quot;;IF([$Sheet1.$G5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leurs classes.</text:p>
          </table:table-cell>
          <table:table-cell office:value-type="string" calcext:value-type="string">
            <text:p>F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54]=[$Sheet1.$H54]; &quot;&quot;; &quot;1&quot;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table:formula="of:=IF([$Sheet1.$I54]=&quot;1&quot;;IF([$Sheet1.$G54]=&quot;critical1 nc&quot;;&quot;4NC Mismatch&quot;; IF([$Sheet1.$G54]=&quot;critical2 dn&quot;; &quot;2DN Mismatch&quot;;&quot;&quot;));IF([$Sheet1.$G54]=&quot;critical1 nc&quot;;&quot;1NC&quot;;IF([$Sheet1.$G5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5.154" calcext:value-type="float">
            <text:p>5.15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55]=[$Sheet1.$H55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55]=&quot;1&quot;;IF([$Sheet1.$G55]=&quot;critical1 nc&quot;;&quot;4NC Mismatch&quot;; IF([$Sheet1.$G55]=&quot;critical2 dn&quot;; &quot;2DN Mismatch&quot;;&quot;&quot;));IF([$Sheet1.$G55]=&quot;critical1 nc&quot;;&quot;1NC&quot;;IF([$Sheet1.$G5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es placards.</text:p>
          </table:table-cell>
          <table:table-cell office:value-type="string" calcext:value-type="string">
            <text:p>V</text:p>
          </table:table-cell>
          <table:table-cell office:value-type="float" office:value="5.417" calcext:value-type="float">
            <text:p>5.41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56]=[$Sheet1.$H56]; &quot;&quot;; &quot;1&quot;)" office:value-type="string" office:string-value="1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table:formula="of:=IF([$Sheet1.$I56]=&quot;1&quot;;IF([$Sheet1.$G56]=&quot;critical1 nc&quot;;&quot;4NC Mismatch&quot;; IF([$Sheet1.$G56]=&quot;critical2 dn&quot;; &quot;2DN Mismatch&quot;;&quot;&quot;));IF([$Sheet1.$G56]=&quot;critical1 nc&quot;;&quot;1NC&quot;;IF([$Sheet1.$G5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6.322" calcext:value-type="float">
            <text:p>6.32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57]=[$Sheet1.$H57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57]=&quot;1&quot;;IF([$Sheet1.$G57]=&quot;critical1 nc&quot;;&quot;4NC Mismatch&quot;; IF([$Sheet1.$G57]=&quot;critical2 dn&quot;; &quot;2DN Mismatch&quot;;&quot;&quot;));IF([$Sheet1.$G57]=&quot;critical1 nc&quot;;&quot;1NC&quot;;IF([$Sheet1.$G5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6.578" calcext:value-type="float">
            <text:p>6.57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58]=[$Sheet1.$H58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58]=&quot;1&quot;;IF([$Sheet1.$G58]=&quot;critical1 nc&quot;;&quot;4NC Mismatch&quot;; IF([$Sheet1.$G58]=&quot;critical2 dn&quot;; &quot;2DN Mismatch&quot;;&quot;&quot;));IF([$Sheet1.$G58]=&quot;critical1 nc&quot;;&quot;1NC&quot;;IF([$Sheet1.$G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714" calcext:value-type="float">
            <text:p>3.71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59]=[$Sheet1.$H59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59]=&quot;1&quot;;IF([$Sheet1.$G59]=&quot;critical1 nc&quot;;&quot;4NC Mismatch&quot;; IF([$Sheet1.$G59]=&quot;critical2 dn&quot;; &quot;2DN Mismatch&quot;;&quot;&quot;));IF([$Sheet1.$G59]=&quot;critical1 nc&quot;;&quot;1NC&quot;;IF([$Sheet1.$G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5.467" calcext:value-type="float">
            <text:p>5.46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60]=[$Sheet1.$H60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60]=&quot;1&quot;;IF([$Sheet1.$G60]=&quot;critical1 nc&quot;;&quot;4NC Mismatch&quot;; IF([$Sheet1.$G60]=&quot;critical2 dn&quot;; &quot;2DN Mismatch&quot;;&quot;&quot;));IF([$Sheet1.$G60]=&quot;critical1 nc&quot;;&quot;1NC&quot;;IF([$Sheet1.$G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4.738" calcext:value-type="float">
            <text:p>4.73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61]=[$Sheet1.$H61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61]=&quot;1&quot;;IF([$Sheet1.$G61]=&quot;critical1 nc&quot;;&quot;4NC Mismatch&quot;; IF([$Sheet1.$G61]=&quot;critical2 dn&quot;; &quot;2DN Mismatch&quot;;&quot;&quot;));IF([$Sheet1.$G61]=&quot;critical1 nc&quot;;&quot;1NC&quot;;IF([$Sheet1.$G6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5.243" calcext:value-type="float">
            <text:p>5.24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62]=[$Sheet1.$H62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62]=&quot;1&quot;;IF([$Sheet1.$G62]=&quot;critical1 nc&quot;;&quot;4NC Mismatch&quot;; IF([$Sheet1.$G62]=&quot;critical2 dn&quot;; &quot;2DN Mismatch&quot;;&quot;&quot;));IF([$Sheet1.$G62]=&quot;critical1 nc&quot;;&quot;1NC&quot;;IF([$Sheet1.$G6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555" calcext:value-type="float">
            <text:p>3.55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63]=[$Sheet1.$H63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63]=&quot;1&quot;;IF([$Sheet1.$G63]=&quot;critical1 nc&quot;;&quot;4NC Mismatch&quot;; IF([$Sheet1.$G63]=&quot;critical2 dn&quot;; &quot;2DN Mismatch&quot;;&quot;&quot;));IF([$Sheet1.$G63]=&quot;critical1 nc&quot;;&quot;1NC&quot;;IF([$Sheet1.$G6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64]=[$Sheet1.$H64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64]=&quot;1&quot;;IF([$Sheet1.$G64]=&quot;critical1 nc&quot;;&quot;4NC Mismatch&quot;; IF([$Sheet1.$G64]=&quot;critical2 dn&quot;; &quot;2DN Mismatch&quot;;&quot;&quot;));IF([$Sheet1.$G64]=&quot;critical1 nc&quot;;&quot;1NC&quot;;IF([$Sheet1.$G6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5.562" calcext:value-type="float">
            <text:p>5.56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65]=[$Sheet1.$H65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65]=&quot;1&quot;;IF([$Sheet1.$G65]=&quot;critical1 nc&quot;;&quot;4NC Mismatch&quot;; IF([$Sheet1.$G65]=&quot;critical2 dn&quot;; &quot;2DN Mismatch&quot;;&quot;&quot;));IF([$Sheet1.$G65]=&quot;critical1 nc&quot;;&quot;1NC&quot;;IF([$Sheet1.$G6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802" calcext:value-type="float">
            <text:p>5.80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66]=[$Sheet1.$H66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66]=&quot;1&quot;;IF([$Sheet1.$G66]=&quot;critical1 nc&quot;;&quot;4NC Mismatch&quot;; IF([$Sheet1.$G66]=&quot;critical2 dn&quot;; &quot;2DN Mismatch&quot;;&quot;&quot;));IF([$Sheet1.$G66]=&quot;critical1 nc&quot;;&quot;1NC&quot;;IF([$Sheet1.$G6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5.674" calcext:value-type="float">
            <text:p>5.67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67]=[$Sheet1.$H67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67]=&quot;1&quot;;IF([$Sheet1.$G67]=&quot;critical1 nc&quot;;&quot;4NC Mismatch&quot;; IF([$Sheet1.$G67]=&quot;critical2 dn&quot;; &quot;2DN Mismatch&quot;;&quot;&quot;));IF([$Sheet1.$G67]=&quot;critical1 nc&quot;;&quot;1NC&quot;;IF([$Sheet1.$G6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5.026" calcext:value-type="float">
            <text:p>5.02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68]=[$Sheet1.$H68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68]=&quot;1&quot;;IF([$Sheet1.$G68]=&quot;critical1 nc&quot;;&quot;4NC Mismatch&quot;; IF([$Sheet1.$G68]=&quot;critical2 dn&quot;; &quot;2DN Mismatch&quot;;&quot;&quot;));IF([$Sheet1.$G68]=&quot;critical1 nc&quot;;&quot;1NC&quot;;IF([$Sheet1.$G6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69]=[$Sheet1.$H69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69]=&quot;1&quot;;IF([$Sheet1.$G69]=&quot;critical1 nc&quot;;&quot;4NC Mismatch&quot;; IF([$Sheet1.$G69]=&quot;critical2 dn&quot;; &quot;2DN Mismatch&quot;;&quot;&quot;));IF([$Sheet1.$G69]=&quot;critical1 nc&quot;;&quot;1NC&quot;;IF([$Sheet1.$G6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8.034" calcext:value-type="float">
            <text:p>8.03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70]=[$Sheet1.$H70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70]=&quot;1&quot;;IF([$Sheet1.$G70]=&quot;critical1 nc&quot;;&quot;4NC Mismatch&quot;; IF([$Sheet1.$G70]=&quot;critical2 dn&quot;; &quot;2DN Mismatch&quot;;&quot;&quot;));IF([$Sheet1.$G70]=&quot;critical1 nc&quot;;&quot;1NC&quot;;IF([$Sheet1.$G7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5.722" calcext:value-type="float">
            <text:p>5.72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71]=[$Sheet1.$H71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71]=&quot;1&quot;;IF([$Sheet1.$G71]=&quot;critical1 nc&quot;;&quot;4NC Mismatch&quot;; IF([$Sheet1.$G71]=&quot;critical2 dn&quot;; &quot;2DN Mismatch&quot;;&quot;&quot;));IF([$Sheet1.$G71]=&quot;critical1 nc&quot;;&quot;1NC&quot;;IF([$Sheet1.$G7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72]=[$Sheet1.$H72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72]=&quot;1&quot;;IF([$Sheet1.$G72]=&quot;critical1 nc&quot;;&quot;4NC Mismatch&quot;; IF([$Sheet1.$G72]=&quot;critical2 dn&quot;; &quot;2DN Mismatch&quot;;&quot;&quot;));IF([$Sheet1.$G72]=&quot;critical1 nc&quot;;&quot;1NC&quot;;IF([$Sheet1.$G7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5.476" calcext:value-type="float">
            <text:p>5.47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73]=[$Sheet1.$H73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73]=&quot;1&quot;;IF([$Sheet1.$G73]=&quot;critical1 nc&quot;;&quot;4NC Mismatch&quot;; IF([$Sheet1.$G73]=&quot;critical2 dn&quot;; &quot;2DN Mismatch&quot;;&quot;&quot;));IF([$Sheet1.$G73]=&quot;critical1 nc&quot;;&quot;1NC&quot;;IF([$Sheet1.$G7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74]=[$Sheet1.$H74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74]=&quot;1&quot;;IF([$Sheet1.$G74]=&quot;critical1 nc&quot;;&quot;4NC Mismatch&quot;; IF([$Sheet1.$G74]=&quot;critical2 dn&quot;; &quot;2DN Mismatch&quot;;&quot;&quot;));IF([$Sheet1.$G74]=&quot;critical1 nc&quot;;&quot;1NC&quot;;IF([$Sheet1.$G7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8.921" calcext:value-type="float">
            <text:p>8.92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75]=[$Sheet1.$H75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75]=&quot;1&quot;;IF([$Sheet1.$G75]=&quot;critical1 nc&quot;;&quot;4NC Mismatch&quot;; IF([$Sheet1.$G75]=&quot;critical2 dn&quot;; &quot;2DN Mismatch&quot;;&quot;&quot;));IF([$Sheet1.$G75]=&quot;critical1 nc&quot;;&quot;1NC&quot;;IF([$Sheet1.$G7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76]=[$Sheet1.$H76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76]=&quot;1&quot;;IF([$Sheet1.$G76]=&quot;critical1 nc&quot;;&quot;4NC Mismatch&quot;; IF([$Sheet1.$G76]=&quot;critical2 dn&quot;; &quot;2DN Mismatch&quot;;&quot;&quot;));IF([$Sheet1.$G76]=&quot;critical1 nc&quot;;&quot;1NC&quot;;IF([$Sheet1.$G7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77]=[$Sheet1.$H77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77]=&quot;1&quot;;IF([$Sheet1.$G77]=&quot;critical1 nc&quot;;&quot;4NC Mismatch&quot;; IF([$Sheet1.$G77]=&quot;critical2 dn&quot;; &quot;2DN Mismatch&quot;;&quot;&quot;));IF([$Sheet1.$G77]=&quot;critical1 nc&quot;;&quot;1NC&quot;;IF([$Sheet1.$G7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78]=[$Sheet1.$H78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78]=&quot;1&quot;;IF([$Sheet1.$G78]=&quot;critical1 nc&quot;;&quot;4NC Mismatch&quot;; IF([$Sheet1.$G78]=&quot;critical2 dn&quot;; &quot;2DN Mismatch&quot;;&quot;&quot;));IF([$Sheet1.$G78]=&quot;critical1 nc&quot;;&quot;1NC&quot;;IF([$Sheet1.$G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2.506" calcext:value-type="float">
            <text:p>2.50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79]=[$Sheet1.$H79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79]=&quot;1&quot;;IF([$Sheet1.$G79]=&quot;critical1 nc&quot;;&quot;4NC Mismatch&quot;; IF([$Sheet1.$G79]=&quot;critical2 dn&quot;; &quot;2DN Mismatch&quot;;&quot;&quot;));IF([$Sheet1.$G79]=&quot;critical1 nc&quot;;&quot;1NC&quot;;IF([$Sheet1.$G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4.395" calcext:value-type="float">
            <text:p>4.39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80]=[$Sheet1.$H80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80]=&quot;1&quot;;IF([$Sheet1.$G80]=&quot;critical1 nc&quot;;&quot;4NC Mismatch&quot;; IF([$Sheet1.$G80]=&quot;critical2 dn&quot;; &quot;2DN Mismatch&quot;;&quot;&quot;));IF([$Sheet1.$G80]=&quot;critical1 nc&quot;;&quot;1NC&quot;;IF([$Sheet1.$G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81]=[$Sheet1.$H81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81]=&quot;1&quot;;IF([$Sheet1.$G81]=&quot;critical1 nc&quot;;&quot;4NC Mismatch&quot;; IF([$Sheet1.$G81]=&quot;critical2 dn&quot;; &quot;2DN Mismatch&quot;;&quot;&quot;));IF([$Sheet1.$G81]=&quot;critical1 nc&quot;;&quot;1NC&quot;;IF([$Sheet1.$G8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2.955" calcext:value-type="float">
            <text:p>2.95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82]=[$Sheet1.$H82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82]=&quot;1&quot;;IF([$Sheet1.$G82]=&quot;critical1 nc&quot;;&quot;4NC Mismatch&quot;; IF([$Sheet1.$G82]=&quot;critical2 dn&quot;; &quot;2DN Mismatch&quot;;&quot;&quot;));IF([$Sheet1.$G82]=&quot;critical1 nc&quot;;&quot;1NC&quot;;IF([$Sheet1.$G8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3.332" calcext:value-type="float">
            <text:p>3.33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83]=[$Sheet1.$H83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83]=&quot;1&quot;;IF([$Sheet1.$G83]=&quot;critical1 nc&quot;;&quot;4NC Mismatch&quot;; IF([$Sheet1.$G83]=&quot;critical2 dn&quot;; &quot;2DN Mismatch&quot;;&quot;&quot;));IF([$Sheet1.$G83]=&quot;critical1 nc&quot;;&quot;1NC&quot;;IF([$Sheet1.$G8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84]=[$Sheet1.$H84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84]=&quot;1&quot;;IF([$Sheet1.$G84]=&quot;critical1 nc&quot;;&quot;4NC Mismatch&quot;; IF([$Sheet1.$G84]=&quot;critical2 dn&quot;; &quot;2DN Mismatch&quot;;&quot;&quot;));IF([$Sheet1.$G84]=&quot;critical1 nc&quot;;&quot;1NC&quot;;IF([$Sheet1.$G8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.378" calcext:value-type="float">
            <text:p>2.37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85]=[$Sheet1.$H8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85]=&quot;1&quot;;IF([$Sheet1.$G85]=&quot;critical1 nc&quot;;&quot;4NC Mismatch&quot;; IF([$Sheet1.$G85]=&quot;critical2 dn&quot;; &quot;2DN Mismatch&quot;;&quot;&quot;));IF([$Sheet1.$G85]=&quot;critical1 nc&quot;;&quot;1NC&quot;;IF([$Sheet1.$G8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516" calcext:value-type="float">
            <text:p>5.51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86]=[$Sheet1.$H86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86]=&quot;1&quot;;IF([$Sheet1.$G86]=&quot;critical1 nc&quot;;&quot;4NC Mismatch&quot;; IF([$Sheet1.$G86]=&quot;critical2 dn&quot;; &quot;2DN Mismatch&quot;;&quot;&quot;));IF([$Sheet1.$G86]=&quot;critical1 nc&quot;;&quot;1NC&quot;;IF([$Sheet1.$G8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555" calcext:value-type="float">
            <text:p>4.55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formula="of:=IF([$Sheet1.$E87]=[$Sheet1.$H87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87]=&quot;1&quot;;IF([$Sheet1.$G87]=&quot;critical1 nc&quot;;&quot;4NC Mismatch&quot;; IF([$Sheet1.$G87]=&quot;critical2 dn&quot;; &quot;2DN Mismatch&quot;;&quot;&quot;));IF([$Sheet1.$G87]=&quot;critical1 nc&quot;;&quot;1NC&quot;;IF([$Sheet1.$G8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88]=[$Sheet1.$H88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88]=&quot;1&quot;;IF([$Sheet1.$G88]=&quot;critical1 nc&quot;;&quot;4NC Mismatch&quot;; IF([$Sheet1.$G88]=&quot;critical2 dn&quot;; &quot;2DN Mismatch&quot;;&quot;&quot;));IF([$Sheet1.$G88]=&quot;critical1 nc&quot;;&quot;1NC&quot;;IF([$Sheet1.$G8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986" calcext:value-type="float">
            <text:p>3.9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formula="of:=IF([$Sheet1.$E89]=[$Sheet1.$H89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89]=&quot;1&quot;;IF([$Sheet1.$G89]=&quot;critical1 nc&quot;;&quot;4NC Mismatch&quot;; IF([$Sheet1.$G89]=&quot;critical2 dn&quot;; &quot;2DN Mismatch&quot;;&quot;&quot;));IF([$Sheet1.$G89]=&quot;critical1 nc&quot;;&quot;1NC&quot;;IF([$Sheet1.$G8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3.259" calcext:value-type="float">
            <text:p>3.25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90]=[$Sheet1.$H90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90]=&quot;1&quot;;IF([$Sheet1.$G90]=&quot;critical1 nc&quot;;&quot;4NC Mismatch&quot;; IF([$Sheet1.$G90]=&quot;critical2 dn&quot;; &quot;2DN Mismatch&quot;;&quot;&quot;));IF([$Sheet1.$G90]=&quot;critical1 nc&quot;;&quot;1NC&quot;;IF([$Sheet1.$G9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3.194" calcext:value-type="float">
            <text:p>3.19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91]=[$Sheet1.$H91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91]=&quot;1&quot;;IF([$Sheet1.$G91]=&quot;critical1 nc&quot;;&quot;4NC Mismatch&quot;; IF([$Sheet1.$G91]=&quot;critical2 dn&quot;; &quot;2DN Mismatch&quot;;&quot;&quot;));IF([$Sheet1.$G91]=&quot;critical1 nc&quot;;&quot;1NC&quot;;IF([$Sheet1.$G9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6.163" calcext:value-type="float">
            <text:p>6.16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92]=[$Sheet1.$H92]; &quot;&quot;; &quot;1&quot;)" office:value-type="string" office:string-value="1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table:formula="of:=IF([$Sheet1.$I92]=&quot;1&quot;;IF([$Sheet1.$G92]=&quot;critical1 nc&quot;;&quot;4NC Mismatch&quot;; IF([$Sheet1.$G92]=&quot;critical2 dn&quot;; &quot;2DN Mismatch&quot;;&quot;&quot;));IF([$Sheet1.$G92]=&quot;critical1 nc&quot;;&quot;1NC&quot;;IF([$Sheet1.$G9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93]=[$Sheet1.$H93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93]=&quot;1&quot;;IF([$Sheet1.$G93]=&quot;critical1 nc&quot;;&quot;4NC Mismatch&quot;; IF([$Sheet1.$G93]=&quot;critical2 dn&quot;; &quot;2DN Mismatch&quot;;&quot;&quot;));IF([$Sheet1.$G93]=&quot;critical1 nc&quot;;&quot;1NC&quot;;IF([$Sheet1.$G9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leurs classes.</text:p>
          </table:table-cell>
          <table:table-cell office:value-type="string" calcext:value-type="string">
            <text:p>F</text:p>
          </table:table-cell>
          <table:table-cell office:value-type="float" office:value="6.363" calcext:value-type="float">
            <text:p>6.36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94]=[$Sheet1.$H94]; &quot;&quot;; &quot;1&quot;)" office:value-type="string" office:string-value="1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IF([$Sheet1.$I94]=&quot;1&quot;;IF([$Sheet1.$G94]=&quot;critical1 nc&quot;;&quot;4NC Mismatch&quot;; IF([$Sheet1.$G94]=&quot;critical2 dn&quot;; &quot;2DN Mismatch&quot;;&quot;&quot;));IF([$Sheet1.$G94]=&quot;critical1 nc&quot;;&quot;1NC&quot;;IF([$Sheet1.$G9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5.608" calcext:value-type="float">
            <text:p>5.60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95]=[$Sheet1.$H95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95]=&quot;1&quot;;IF([$Sheet1.$G95]=&quot;critical1 nc&quot;;&quot;4NC Mismatch&quot;; IF([$Sheet1.$G95]=&quot;critical2 dn&quot;; &quot;2DN Mismatch&quot;;&quot;&quot;));IF([$Sheet1.$G95]=&quot;critical1 nc&quot;;&quot;1NC&quot;;IF([$Sheet1.$G9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es placards.</text:p>
          </table:table-cell>
          <table:table-cell office:value-type="string" calcext:value-type="string">
            <text:p>V</text:p>
          </table:table-cell>
          <table:table-cell office:value-type="float" office:value="4.778" calcext:value-type="float">
            <text:p>4.77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formula="of:=IF([$Sheet1.$E96]=[$Sheet1.$H96]; &quot;&quot;; &quot;1&quot;)" office:value-type="string" office:string-value="1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formula="of:=IF([$Sheet1.$I96]=&quot;1&quot;;IF([$Sheet1.$G96]=&quot;critical1 nc&quot;;&quot;4NC Mismatch&quot;; IF([$Sheet1.$G96]=&quot;critical2 dn&quot;; &quot;2DN Mismatch&quot;;&quot;&quot;));IF([$Sheet1.$G96]=&quot;critical1 nc&quot;;&quot;1NC&quot;;IF([$Sheet1.$G9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4.219" calcext:value-type="float">
            <text:p>4.21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formula="of:=IF([$Sheet1.$E97]=[$Sheet1.$H97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97]=&quot;1&quot;;IF([$Sheet1.$G97]=&quot;critical1 nc&quot;;&quot;4NC Mismatch&quot;; IF([$Sheet1.$G97]=&quot;critical2 dn&quot;; &quot;2DN Mismatch&quot;;&quot;&quot;));IF([$Sheet1.$G97]=&quot;critical1 nc&quot;;&quot;1NC&quot;;IF([$Sheet1.$G9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258" calcext:value-type="float">
            <text:p>4.25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98]=[$Sheet1.$H98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98]=&quot;1&quot;;IF([$Sheet1.$G98]=&quot;critical1 nc&quot;;&quot;4NC Mismatch&quot;; IF([$Sheet1.$G98]=&quot;critical2 dn&quot;; &quot;2DN Mismatch&quot;;&quot;&quot;));IF([$Sheet1.$G98]=&quot;critical1 nc&quot;;&quot;1NC&quot;;IF([$Sheet1.$G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634" calcext:value-type="float">
            <text:p>3.63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99]=[$Sheet1.$H99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99]=&quot;1&quot;;IF([$Sheet1.$G99]=&quot;critical1 nc&quot;;&quot;4NC Mismatch&quot;; IF([$Sheet1.$G99]=&quot;critical2 dn&quot;; &quot;2DN Mismatch&quot;;&quot;&quot;));IF([$Sheet1.$G99]=&quot;critical1 nc&quot;;&quot;1NC&quot;;IF([$Sheet1.$G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2.962" calcext:value-type="float">
            <text:p>2.96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100]=[$Sheet1.$H100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100]=&quot;1&quot;;IF([$Sheet1.$G100]=&quot;critical1 nc&quot;;&quot;4NC Mismatch&quot;; IF([$Sheet1.$G100]=&quot;critical2 dn&quot;; &quot;2DN Mismatch&quot;;&quot;&quot;));IF([$Sheet1.$G100]=&quot;critical1 nc&quot;;&quot;1NC&quot;;IF([$Sheet1.$G1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8.713" calcext:value-type="float">
            <text:p>8.71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101]=[$Sheet1.$H101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101]=&quot;1&quot;;IF([$Sheet1.$G101]=&quot;critical1 nc&quot;;&quot;4NC Mismatch&quot;; IF([$Sheet1.$G101]=&quot;critical2 dn&quot;; &quot;2DN Mismatch&quot;;&quot;&quot;));IF([$Sheet1.$G101]=&quot;critical1 nc&quot;;&quot;1NC&quot;;IF([$Sheet1.$G10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5.107" calcext:value-type="float">
            <text:p>5.10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102]=[$Sheet1.$H102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102]=&quot;1&quot;;IF([$Sheet1.$G102]=&quot;critical1 nc&quot;;&quot;4NC Mismatch&quot;; IF([$Sheet1.$G102]=&quot;critical2 dn&quot;; &quot;2DN Mismatch&quot;;&quot;&quot;));IF([$Sheet1.$G102]=&quot;critical1 nc&quot;;&quot;1NC&quot;;IF([$Sheet1.$G10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2.427" calcext:value-type="float">
            <text:p>2.42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103]=[$Sheet1.$H103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103]=&quot;1&quot;;IF([$Sheet1.$G103]=&quot;critical1 nc&quot;;&quot;4NC Mismatch&quot;; IF([$Sheet1.$G103]=&quot;critical2 dn&quot;; &quot;2DN Mismatch&quot;;&quot;&quot;));IF([$Sheet1.$G103]=&quot;critical1 nc&quot;;&quot;1NC&quot;;IF([$Sheet1.$G10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609" calcext:value-type="float">
            <text:p>3.60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formula="of:=IF([$Sheet1.$E104]=[$Sheet1.$H104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04]=&quot;1&quot;;IF([$Sheet1.$G104]=&quot;critical1 nc&quot;;&quot;4NC Mismatch&quot;; IF([$Sheet1.$G104]=&quot;critical2 dn&quot;; &quot;2DN Mismatch&quot;;&quot;&quot;));IF([$Sheet1.$G104]=&quot;critical1 nc&quot;;&quot;1NC&quot;;IF([$Sheet1.$G10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4.042" calcext:value-type="float">
            <text:p>4.0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formula="of:=IF([$Sheet1.$E105]=[$Sheet1.$H105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105]=&quot;1&quot;;IF([$Sheet1.$G105]=&quot;critical1 nc&quot;;&quot;4NC Mismatch&quot;; IF([$Sheet1.$G105]=&quot;critical2 dn&quot;; &quot;2DN Mismatch&quot;;&quot;&quot;));IF([$Sheet1.$G105]=&quot;critical1 nc&quot;;&quot;1NC&quot;;IF([$Sheet1.$G10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4.226" calcext:value-type="float">
            <text:p>4.22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106]=[$Sheet1.$H106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106]=&quot;1&quot;;IF([$Sheet1.$G106]=&quot;critical1 nc&quot;;&quot;4NC Mismatch&quot;; IF([$Sheet1.$G106]=&quot;critical2 dn&quot;; &quot;2DN Mismatch&quot;;&quot;&quot;));IF([$Sheet1.$G106]=&quot;critical1 nc&quot;;&quot;1NC&quot;;IF([$Sheet1.$G10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3.562" calcext:value-type="float">
            <text:p>3.56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107]=[$Sheet1.$H107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107]=&quot;1&quot;;IF([$Sheet1.$G107]=&quot;critical1 nc&quot;;&quot;4NC Mismatch&quot;; IF([$Sheet1.$G107]=&quot;critical2 dn&quot;; &quot;2DN Mismatch&quot;;&quot;&quot;));IF([$Sheet1.$G107]=&quot;critical1 nc&quot;;&quot;1NC&quot;;IF([$Sheet1.$G10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5.259" calcext:value-type="float">
            <text:p>5.25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108]=[$Sheet1.$H108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108]=&quot;1&quot;;IF([$Sheet1.$G108]=&quot;critical1 nc&quot;;&quot;4NC Mismatch&quot;; IF([$Sheet1.$G108]=&quot;critical2 dn&quot;; &quot;2DN Mismatch&quot;;&quot;&quot;));IF([$Sheet1.$G108]=&quot;critical1 nc&quot;;&quot;1NC&quot;;IF([$Sheet1.$G10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4.467" calcext:value-type="float">
            <text:p>4.46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109]=[$Sheet1.$H109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109]=&quot;1&quot;;IF([$Sheet1.$G109]=&quot;critical1 nc&quot;;&quot;4NC Mismatch&quot;; IF([$Sheet1.$G109]=&quot;critical2 dn&quot;; &quot;2DN Mismatch&quot;;&quot;&quot;));IF([$Sheet1.$G109]=&quot;critical1 nc&quot;;&quot;1NC&quot;;IF([$Sheet1.$G10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formula="of:=IF([$Sheet1.$E110]=[$Sheet1.$H110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10]=&quot;1&quot;;IF([$Sheet1.$G110]=&quot;critical1 nc&quot;;&quot;4NC Mismatch&quot;; IF([$Sheet1.$G110]=&quot;critical2 dn&quot;; &quot;2DN Mismatch&quot;;&quot;&quot;));IF([$Sheet1.$G110]=&quot;critical1 nc&quot;;&quot;1NC&quot;;IF([$Sheet1.$G11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4.555" calcext:value-type="float">
            <text:p>4.55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111]=[$Sheet1.$H111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111]=&quot;1&quot;;IF([$Sheet1.$G111]=&quot;critical1 nc&quot;;&quot;4NC Mismatch&quot;; IF([$Sheet1.$G111]=&quot;critical2 dn&quot;; &quot;2DN Mismatch&quot;;&quot;&quot;));IF([$Sheet1.$G111]=&quot;critical1 nc&quot;;&quot;1NC&quot;;IF([$Sheet1.$G11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2.995" calcext:value-type="float">
            <text:p>2.99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112]=[$Sheet1.$H112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112]=&quot;1&quot;;IF([$Sheet1.$G112]=&quot;critical1 nc&quot;;&quot;4NC Mismatch&quot;; IF([$Sheet1.$G112]=&quot;critical2 dn&quot;; &quot;2DN Mismatch&quot;;&quot;&quot;));IF([$Sheet1.$G112]=&quot;critical1 nc&quot;;&quot;1NC&quot;;IF([$Sheet1.$G11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2.578" calcext:value-type="float">
            <text:p>2.57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formula="of:=IF([$Sheet1.$E113]=[$Sheet1.$H113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113]=&quot;1&quot;;IF([$Sheet1.$G113]=&quot;critical1 nc&quot;;&quot;4NC Mismatch&quot;; IF([$Sheet1.$G113]=&quot;critical2 dn&quot;; &quot;2DN Mismatch&quot;;&quot;&quot;));IF([$Sheet1.$G113]=&quot;critical1 nc&quot;;&quot;1NC&quot;;IF([$Sheet1.$G11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235" calcext:value-type="float">
            <text:p>2.23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114]=[$Sheet1.$H114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114]=&quot;1&quot;;IF([$Sheet1.$G114]=&quot;critical1 nc&quot;;&quot;4NC Mismatch&quot;; IF([$Sheet1.$G114]=&quot;critical2 dn&quot;; &quot;2DN Mismatch&quot;;&quot;&quot;));IF([$Sheet1.$G114]=&quot;critical1 nc&quot;;&quot;1NC&quot;;IF([$Sheet1.$G11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226" calcext:value-type="float">
            <text:p>3.22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115]=[$Sheet1.$H115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115]=&quot;1&quot;;IF([$Sheet1.$G115]=&quot;critical1 nc&quot;;&quot;4NC Mismatch&quot;; IF([$Sheet1.$G115]=&quot;critical2 dn&quot;; &quot;2DN Mismatch&quot;;&quot;&quot;));IF([$Sheet1.$G115]=&quot;critical1 nc&quot;;&quot;1NC&quot;;IF([$Sheet1.$G11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1.786" calcext:value-type="float">
            <text:p>1.78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116]=[$Sheet1.$H116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116]=&quot;1&quot;;IF([$Sheet1.$G116]=&quot;critical1 nc&quot;;&quot;4NC Mismatch&quot;; IF([$Sheet1.$G116]=&quot;critical2 dn&quot;; &quot;2DN Mismatch&quot;;&quot;&quot;));IF([$Sheet1.$G116]=&quot;critical1 nc&quot;;&quot;1NC&quot;;IF([$Sheet1.$G11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6.106" calcext:value-type="float">
            <text:p>6.10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117]=[$Sheet1.$H117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117]=&quot;1&quot;;IF([$Sheet1.$G117]=&quot;critical1 nc&quot;;&quot;4NC Mismatch&quot;; IF([$Sheet1.$G117]=&quot;critical2 dn&quot;; &quot;2DN Mismatch&quot;;&quot;&quot;));IF([$Sheet1.$G117]=&quot;critical1 nc&quot;;&quot;1NC&quot;;IF([$Sheet1.$G11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866" calcext:value-type="float">
            <text:p>2.86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118]=[$Sheet1.$H118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18]=&quot;1&quot;;IF([$Sheet1.$G118]=&quot;critical1 nc&quot;;&quot;4NC Mismatch&quot;; IF([$Sheet1.$G118]=&quot;critical2 dn&quot;; &quot;2DN Mismatch&quot;;&quot;&quot;));IF([$Sheet1.$G118]=&quot;critical1 nc&quot;;&quot;1NC&quot;;IF([$Sheet1.$G1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V</text:p>
          </table:table-cell>
          <table:table-cell office:value-type="float" office:value="3.059" calcext:value-type="float">
            <text:p>3.05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formula="of:=IF([$Sheet1.$E119]=[$Sheet1.$H119]; &quot;&quot;; &quot;1&quot;)" office:value-type="string" office:string-value="1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table:formula="of:=IF([$Sheet1.$I119]=&quot;1&quot;;IF([$Sheet1.$G119]=&quot;critical1 nc&quot;;&quot;4NC Mismatch&quot;; IF([$Sheet1.$G119]=&quot;critical2 dn&quot;; &quot;2DN Mismatch&quot;;&quot;&quot;));IF([$Sheet1.$G119]=&quot;critical1 nc&quot;;&quot;1NC&quot;;IF([$Sheet1.$G1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3.427" calcext:value-type="float">
            <text:p>3.42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120]=[$Sheet1.$H120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120]=&quot;1&quot;;IF([$Sheet1.$G120]=&quot;critical1 nc&quot;;&quot;4NC Mismatch&quot;; IF([$Sheet1.$G120]=&quot;critical2 dn&quot;; &quot;2DN Mismatch&quot;;&quot;&quot;));IF([$Sheet1.$G120]=&quot;critical1 nc&quot;;&quot;1NC&quot;;IF([$Sheet1.$G1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3.465" calcext:value-type="float">
            <text:p>3.46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formula="of:=IF([$Sheet1.$E121]=[$Sheet1.$H121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121]=&quot;1&quot;;IF([$Sheet1.$G121]=&quot;critical1 nc&quot;;&quot;4NC Mismatch&quot;; IF([$Sheet1.$G121]=&quot;critical2 dn&quot;; &quot;2DN Mismatch&quot;;&quot;&quot;));IF([$Sheet1.$G121]=&quot;critical1 nc&quot;;&quot;1NC&quot;;IF([$Sheet1.$G12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22]=[$Sheet1.$H122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22]=&quot;1&quot;;IF([$Sheet1.$G122]=&quot;critical1 nc&quot;;&quot;4NC Mismatch&quot;; IF([$Sheet1.$G122]=&quot;critical2 dn&quot;; &quot;2DN Mismatch&quot;;&quot;&quot;));IF([$Sheet1.$G122]=&quot;critical1 nc&quot;;&quot;1NC&quot;;IF([$Sheet1.$G12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3.307" calcext:value-type="float">
            <text:p>3.30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23]=[$Sheet1.$H123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123]=&quot;1&quot;;IF([$Sheet1.$G123]=&quot;critical1 nc&quot;;&quot;4NC Mismatch&quot;; IF([$Sheet1.$G123]=&quot;critical2 dn&quot;; &quot;2DN Mismatch&quot;;&quot;&quot;));IF([$Sheet1.$G123]=&quot;critical1 nc&quot;;&quot;1NC&quot;;IF([$Sheet1.$G12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417" calcext:value-type="float">
            <text:p>3.41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24]=[$Sheet1.$H124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124]=&quot;1&quot;;IF([$Sheet1.$G124]=&quot;critical1 nc&quot;;&quot;4NC Mismatch&quot;; IF([$Sheet1.$G124]=&quot;critical2 dn&quot;; &quot;2DN Mismatch&quot;;&quot;&quot;));IF([$Sheet1.$G124]=&quot;critical1 nc&quot;;&quot;1NC&quot;;IF([$Sheet1.$G12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25]=[$Sheet1.$H125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125]=&quot;1&quot;;IF([$Sheet1.$G125]=&quot;critical1 nc&quot;;&quot;4NC Mismatch&quot;; IF([$Sheet1.$G125]=&quot;critical2 dn&quot;; &quot;2DN Mismatch&quot;;&quot;&quot;));IF([$Sheet1.$G125]=&quot;critical1 nc&quot;;&quot;1NC&quot;;IF([$Sheet1.$G12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4.868" calcext:value-type="float">
            <text:p>4.86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26]=[$Sheet1.$H126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26]=&quot;1&quot;;IF([$Sheet1.$G126]=&quot;critical1 nc&quot;;&quot;4NC Mismatch&quot;; IF([$Sheet1.$G126]=&quot;critical2 dn&quot;; &quot;2DN Mismatch&quot;;&quot;&quot;));IF([$Sheet1.$G126]=&quot;critical1 nc&quot;;&quot;1NC&quot;;IF([$Sheet1.$G12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169" calcext:value-type="float">
            <text:p>4.16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27]=[$Sheet1.$H127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127]=&quot;1&quot;;IF([$Sheet1.$G127]=&quot;critical1 nc&quot;;&quot;4NC Mismatch&quot;; IF([$Sheet1.$G127]=&quot;critical2 dn&quot;; &quot;2DN Mismatch&quot;;&quot;&quot;));IF([$Sheet1.$G127]=&quot;critical1 nc&quot;;&quot;1NC&quot;;IF([$Sheet1.$G12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5.071" calcext:value-type="float">
            <text:p>5.0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28]=[$Sheet1.$H128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128]=&quot;1&quot;;IF([$Sheet1.$G128]=&quot;critical1 nc&quot;;&quot;4NC Mismatch&quot;; IF([$Sheet1.$G128]=&quot;critical2 dn&quot;; &quot;2DN Mismatch&quot;;&quot;&quot;));IF([$Sheet1.$G128]=&quot;critical1 nc&quot;;&quot;1NC&quot;;IF([$Sheet1.$G12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4.167" calcext:value-type="float">
            <text:p>4.16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29]=[$Sheet1.$H129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129]=&quot;1&quot;;IF([$Sheet1.$G129]=&quot;critical1 nc&quot;;&quot;4NC Mismatch&quot;; IF([$Sheet1.$G129]=&quot;critical2 dn&quot;; &quot;2DN Mismatch&quot;;&quot;&quot;));IF([$Sheet1.$G129]=&quot;critical1 nc&quot;;&quot;1NC&quot;;IF([$Sheet1.$G12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6.109" calcext:value-type="float">
            <text:p>6.10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30]=[$Sheet1.$H130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130]=&quot;1&quot;;IF([$Sheet1.$G130]=&quot;critical1 nc&quot;;&quot;4NC Mismatch&quot;; IF([$Sheet1.$G130]=&quot;critical2 dn&quot;; &quot;2DN Mismatch&quot;;&quot;&quot;));IF([$Sheet1.$G130]=&quot;critical1 nc&quot;;&quot;1NC&quot;;IF([$Sheet1.$G13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31]=[$Sheet1.$H131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31]=&quot;1&quot;;IF([$Sheet1.$G131]=&quot;critical1 nc&quot;;&quot;4NC Mismatch&quot;; IF([$Sheet1.$G131]=&quot;critical2 dn&quot;; &quot;2DN Mismatch&quot;;&quot;&quot;));IF([$Sheet1.$G131]=&quot;critical1 nc&quot;;&quot;1NC&quot;;IF([$Sheet1.$G13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6.429" calcext:value-type="float">
            <text:p>6.42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32]=[$Sheet1.$H132]; &quot;&quot;; &quot;1&quot;)" office:value-type="string" office:string-value="1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table:formula="of:=IF([$Sheet1.$I132]=&quot;1&quot;;IF([$Sheet1.$G132]=&quot;critical1 nc&quot;;&quot;4NC Mismatch&quot;; IF([$Sheet1.$G132]=&quot;critical2 dn&quot;; &quot;2DN Mismatch&quot;;&quot;&quot;));IF([$Sheet1.$G132]=&quot;critical1 nc&quot;;&quot;1NC&quot;;IF([$Sheet1.$G13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5.436" calcext:value-type="float">
            <text:p>5.43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33]=[$Sheet1.$H133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133]=&quot;1&quot;;IF([$Sheet1.$G133]=&quot;critical1 nc&quot;;&quot;4NC Mismatch&quot;; IF([$Sheet1.$G133]=&quot;critical2 dn&quot;; &quot;2DN Mismatch&quot;;&quot;&quot;));IF([$Sheet1.$G133]=&quot;critical1 nc&quot;;&quot;1NC&quot;;IF([$Sheet1.$G13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leurs classes.</text:p>
          </table:table-cell>
          <table:table-cell office:value-type="string" calcext:value-type="string">
            <text:p>F</text:p>
          </table:table-cell>
          <table:table-cell office:value-type="float" office:value="7.653" calcext:value-type="float">
            <text:p>7.65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34]=[$Sheet1.$H134]; &quot;&quot;; &quot;1&quot;)" office:value-type="string" office:string-value="1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IF([$Sheet1.$I134]=&quot;1&quot;;IF([$Sheet1.$G134]=&quot;critical1 nc&quot;;&quot;4NC Mismatch&quot;; IF([$Sheet1.$G134]=&quot;critical2 dn&quot;; &quot;2DN Mismatch&quot;;&quot;&quot;));IF([$Sheet1.$G134]=&quot;critical1 nc&quot;;&quot;1NC&quot;;IF([$Sheet1.$G13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V</text:p>
          </table:table-cell>
          <table:table-cell office:value-type="float" office:value="5.137" calcext:value-type="float">
            <text:p>5.13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35]=[$Sheet1.$H135]; &quot;&quot;; &quot;1&quot;)" office:value-type="string" office:string-value="1" calcext:value-type="string">
            <text:p>1</text:p>
          </table:table-cell>
          <table:table-cell office:value-type="float" office:value="8" calcext:value-type="float">
            <text:p>8</text:p>
          </table:table-cell>
          <table:table-cell table:formula="of:=IF([$Sheet1.$I135]=&quot;1&quot;;IF([$Sheet1.$G135]=&quot;critical1 nc&quot;;&quot;4NC Mismatch&quot;; IF([$Sheet1.$G135]=&quot;critical2 dn&quot;; &quot;2DN Mismatch&quot;;&quot;&quot;));IF([$Sheet1.$G135]=&quot;critical1 nc&quot;;&quot;1NC&quot;;IF([$Sheet1.$G135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es placards.</text:p>
          </table:table-cell>
          <table:table-cell office:value-type="string" calcext:value-type="string">
            <text:p>V</text:p>
          </table:table-cell>
          <table:table-cell office:value-type="float" office:value="6.782" calcext:value-type="float">
            <text:p>6.78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36]=[$Sheet1.$H136]; &quot;&quot;; &quot;1&quot;)" office:value-type="string" office:string-value="1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table:formula="of:=IF([$Sheet1.$I136]=&quot;1&quot;;IF([$Sheet1.$G136]=&quot;critical1 nc&quot;;&quot;4NC Mismatch&quot;; IF([$Sheet1.$G136]=&quot;critical2 dn&quot;; &quot;2DN Mismatch&quot;;&quot;&quot;));IF([$Sheet1.$G136]=&quot;critical1 nc&quot;;&quot;1NC&quot;;IF([$Sheet1.$G13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F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37]=[$Sheet1.$H137]; &quot;&quot;; &quot;1&quot;)" office:value-type="string" office:string-value="1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table:formula="of:=IF([$Sheet1.$I137]=&quot;1&quot;;IF([$Sheet1.$G137]=&quot;critical1 nc&quot;;&quot;4NC Mismatch&quot;; IF([$Sheet1.$G137]=&quot;critical2 dn&quot;; &quot;2DN Mismatch&quot;;&quot;&quot;));IF([$Sheet1.$G137]=&quot;critical1 nc&quot;;&quot;1NC&quot;;IF([$Sheet1.$G137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5.295" calcext:value-type="float">
            <text:p>5.29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38]=[$Sheet1.$H138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138]=&quot;1&quot;;IF([$Sheet1.$G138]=&quot;critical1 nc&quot;;&quot;4NC Mismatch&quot;; IF([$Sheet1.$G138]=&quot;critical2 dn&quot;; &quot;2DN Mismatch&quot;;&quot;&quot;));IF([$Sheet1.$G138]=&quot;critical1 nc&quot;;&quot;1NC&quot;;IF([$Sheet1.$G1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5.967" calcext:value-type="float">
            <text:p>5.96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39]=[$Sheet1.$H139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139]=&quot;1&quot;;IF([$Sheet1.$G139]=&quot;critical1 nc&quot;;&quot;4NC Mismatch&quot;; IF([$Sheet1.$G139]=&quot;critical2 dn&quot;; &quot;2DN Mismatch&quot;;&quot;&quot;));IF([$Sheet1.$G139]=&quot;critical1 nc&quot;;&quot;1NC&quot;;IF([$Sheet1.$G1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781" calcext:value-type="float">
            <text:p>3.78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40]=[$Sheet1.$H140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140]=&quot;1&quot;;IF([$Sheet1.$G140]=&quot;critical1 nc&quot;;&quot;4NC Mismatch&quot;; IF([$Sheet1.$G140]=&quot;critical2 dn&quot;; &quot;2DN Mismatch&quot;;&quot;&quot;));IF([$Sheet1.$G140]=&quot;critical1 nc&quot;;&quot;1NC&quot;;IF([$Sheet1.$G1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4.231" calcext:value-type="float">
            <text:p>4.23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41]=[$Sheet1.$H141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141]=&quot;1&quot;;IF([$Sheet1.$G141]=&quot;critical1 nc&quot;;&quot;4NC Mismatch&quot;; IF([$Sheet1.$G141]=&quot;critical2 dn&quot;; &quot;2DN Mismatch&quot;;&quot;&quot;));IF([$Sheet1.$G141]=&quot;critical1 nc&quot;;&quot;1NC&quot;;IF([$Sheet1.$G14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6.351" calcext:value-type="float">
            <text:p>6.35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42]=[$Sheet1.$H142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142]=&quot;1&quot;;IF([$Sheet1.$G142]=&quot;critical1 nc&quot;;&quot;4NC Mismatch&quot;; IF([$Sheet1.$G142]=&quot;critical2 dn&quot;; &quot;2DN Mismatch&quot;;&quot;&quot;));IF([$Sheet1.$G142]=&quot;critical1 nc&quot;;&quot;1NC&quot;;IF([$Sheet1.$G14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069" calcext:value-type="float">
            <text:p>3.06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43]=[$Sheet1.$H143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143]=&quot;1&quot;;IF([$Sheet1.$G143]=&quot;critical1 nc&quot;;&quot;4NC Mismatch&quot;; IF([$Sheet1.$G143]=&quot;critical2 dn&quot;; &quot;2DN Mismatch&quot;;&quot;&quot;));IF([$Sheet1.$G143]=&quot;critical1 nc&quot;;&quot;1NC&quot;;IF([$Sheet1.$G14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197" calcext:value-type="float">
            <text:p>4.19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44]=[$Sheet1.$H144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144]=&quot;1&quot;;IF([$Sheet1.$G144]=&quot;critical1 nc&quot;;&quot;4NC Mismatch&quot;; IF([$Sheet1.$G144]=&quot;critical2 dn&quot;; &quot;2DN Mismatch&quot;;&quot;&quot;));IF([$Sheet1.$G144]=&quot;critical1 nc&quot;;&quot;1NC&quot;;IF([$Sheet1.$G14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45]=[$Sheet1.$H145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145]=&quot;1&quot;;IF([$Sheet1.$G145]=&quot;critical1 nc&quot;;&quot;4NC Mismatch&quot;; IF([$Sheet1.$G145]=&quot;critical2 dn&quot;; &quot;2DN Mismatch&quot;;&quot;&quot;));IF([$Sheet1.$G145]=&quot;critical1 nc&quot;;&quot;1NC&quot;;IF([$Sheet1.$G14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687" calcext:value-type="float">
            <text:p>5.68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46]=[$Sheet1.$H146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146]=&quot;1&quot;;IF([$Sheet1.$G146]=&quot;critical1 nc&quot;;&quot;4NC Mismatch&quot;; IF([$Sheet1.$G146]=&quot;critical2 dn&quot;; &quot;2DN Mismatch&quot;;&quot;&quot;));IF([$Sheet1.$G146]=&quot;critical1 nc&quot;;&quot;1NC&quot;;IF([$Sheet1.$G14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47]=[$Sheet1.$H147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147]=&quot;1&quot;;IF([$Sheet1.$G147]=&quot;critical1 nc&quot;;&quot;4NC Mismatch&quot;; IF([$Sheet1.$G147]=&quot;critical2 dn&quot;; &quot;2DN Mismatch&quot;;&quot;&quot;));IF([$Sheet1.$G147]=&quot;critical1 nc&quot;;&quot;1NC&quot;;IF([$Sheet1.$G14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48]=[$Sheet1.$H148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148]=&quot;1&quot;;IF([$Sheet1.$G148]=&quot;critical1 nc&quot;;&quot;4NC Mismatch&quot;; IF([$Sheet1.$G148]=&quot;critical2 dn&quot;; &quot;2DN Mismatch&quot;;&quot;&quot;));IF([$Sheet1.$G148]=&quot;critical1 nc&quot;;&quot;1NC&quot;;IF([$Sheet1.$G14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49]=[$Sheet1.$H149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149]=&quot;1&quot;;IF([$Sheet1.$G149]=&quot;critical1 nc&quot;;&quot;4NC Mismatch&quot;; IF([$Sheet1.$G149]=&quot;critical2 dn&quot;; &quot;2DN Mismatch&quot;;&quot;&quot;));IF([$Sheet1.$G149]=&quot;critical1 nc&quot;;&quot;1NC&quot;;IF([$Sheet1.$G14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6.392" calcext:value-type="float">
            <text:p>6.39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50]=[$Sheet1.$H150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150]=&quot;1&quot;;IF([$Sheet1.$G150]=&quot;critical1 nc&quot;;&quot;4NC Mismatch&quot;; IF([$Sheet1.$G150]=&quot;critical2 dn&quot;; &quot;2DN Mismatch&quot;;&quot;&quot;));IF([$Sheet1.$G150]=&quot;critical1 nc&quot;;&quot;1NC&quot;;IF([$Sheet1.$G15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4.868" calcext:value-type="float">
            <text:p>4.86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51]=[$Sheet1.$H151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151]=&quot;1&quot;;IF([$Sheet1.$G151]=&quot;critical1 nc&quot;;&quot;4NC Mismatch&quot;; IF([$Sheet1.$G151]=&quot;critical2 dn&quot;; &quot;2DN Mismatch&quot;;&quot;&quot;));IF([$Sheet1.$G151]=&quot;critical1 nc&quot;;&quot;1NC&quot;;IF([$Sheet1.$G15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612" calcext:value-type="float">
            <text:p>3.61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52]=[$Sheet1.$H152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152]=&quot;1&quot;;IF([$Sheet1.$G152]=&quot;critical1 nc&quot;;&quot;4NC Mismatch&quot;; IF([$Sheet1.$G152]=&quot;critical2 dn&quot;; &quot;2DN Mismatch&quot;;&quot;&quot;));IF([$Sheet1.$G152]=&quot;critical1 nc&quot;;&quot;1NC&quot;;IF([$Sheet1.$G15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4.503" calcext:value-type="float">
            <text:p>4.50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53]=[$Sheet1.$H153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153]=&quot;1&quot;;IF([$Sheet1.$G153]=&quot;critical1 nc&quot;;&quot;4NC Mismatch&quot;; IF([$Sheet1.$G153]=&quot;critical2 dn&quot;; &quot;2DN Mismatch&quot;;&quot;&quot;));IF([$Sheet1.$G153]=&quot;critical1 nc&quot;;&quot;1NC&quot;;IF([$Sheet1.$G15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687" calcext:value-type="float">
            <text:p>3.6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54]=[$Sheet1.$H154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154]=&quot;1&quot;;IF([$Sheet1.$G154]=&quot;critical1 nc&quot;;&quot;4NC Mismatch&quot;; IF([$Sheet1.$G154]=&quot;critical2 dn&quot;; &quot;2DN Mismatch&quot;;&quot;&quot;));IF([$Sheet1.$G154]=&quot;critical1 nc&quot;;&quot;1NC&quot;;IF([$Sheet1.$G15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4.861" calcext:value-type="float">
            <text:p>4.86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55]=[$Sheet1.$H155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155]=&quot;1&quot;;IF([$Sheet1.$G155]=&quot;critical1 nc&quot;;&quot;4NC Mismatch&quot;; IF([$Sheet1.$G155]=&quot;critical2 dn&quot;; &quot;2DN Mismatch&quot;;&quot;&quot;));IF([$Sheet1.$G155]=&quot;critical1 nc&quot;;&quot;1NC&quot;;IF([$Sheet1.$G15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781" calcext:value-type="float">
            <text:p>3.78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56]=[$Sheet1.$H156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156]=&quot;1&quot;;IF([$Sheet1.$G156]=&quot;critical1 nc&quot;;&quot;4NC Mismatch&quot;; IF([$Sheet1.$G156]=&quot;critical2 dn&quot;; &quot;2DN Mismatch&quot;;&quot;&quot;));IF([$Sheet1.$G156]=&quot;critical1 nc&quot;;&quot;1NC&quot;;IF([$Sheet1.$G15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2.805" calcext:value-type="float">
            <text:p>2.80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57]=[$Sheet1.$H157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157]=&quot;1&quot;;IF([$Sheet1.$G157]=&quot;critical1 nc&quot;;&quot;4NC Mismatch&quot;; IF([$Sheet1.$G157]=&quot;critical2 dn&quot;; &quot;2DN Mismatch&quot;;&quot;&quot;));IF([$Sheet1.$G157]=&quot;critical1 nc&quot;;&quot;1NC&quot;;IF([$Sheet1.$G15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3.087" calcext:value-type="float">
            <text:p>3.0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58]=[$Sheet1.$H158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158]=&quot;1&quot;;IF([$Sheet1.$G158]=&quot;critical1 nc&quot;;&quot;4NC Mismatch&quot;; IF([$Sheet1.$G158]=&quot;critical2 dn&quot;; &quot;2DN Mismatch&quot;;&quot;&quot;));IF([$Sheet1.$G158]=&quot;critical1 nc&quot;;&quot;1NC&quot;;IF([$Sheet1.$G1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59]=[$Sheet1.$H159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159]=&quot;1&quot;;IF([$Sheet1.$G159]=&quot;critical1 nc&quot;;&quot;4NC Mismatch&quot;; IF([$Sheet1.$G159]=&quot;critical2 dn&quot;; &quot;2DN Mismatch&quot;;&quot;&quot;));IF([$Sheet1.$G159]=&quot;critical1 nc&quot;;&quot;1NC&quot;;IF([$Sheet1.$G1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6.989" calcext:value-type="float">
            <text:p>6.98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60]=[$Sheet1.$H160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160]=&quot;1&quot;;IF([$Sheet1.$G160]=&quot;critical1 nc&quot;;&quot;4NC Mismatch&quot;; IF([$Sheet1.$G160]=&quot;critical2 dn&quot;; &quot;2DN Mismatch&quot;;&quot;&quot;));IF([$Sheet1.$G160]=&quot;critical1 nc&quot;;&quot;1NC&quot;;IF([$Sheet1.$G1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2.753" calcext:value-type="float">
            <text:p>2.75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61]=[$Sheet1.$H161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161]=&quot;1&quot;;IF([$Sheet1.$G161]=&quot;critical1 nc&quot;;&quot;4NC Mismatch&quot;; IF([$Sheet1.$G161]=&quot;critical2 dn&quot;; &quot;2DN Mismatch&quot;;&quot;&quot;));IF([$Sheet1.$G161]=&quot;critical1 nc&quot;;&quot;1NC&quot;;IF([$Sheet1.$G16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8.936" calcext:value-type="float">
            <text:p>8.93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62]=[$Sheet1.$H162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162]=&quot;1&quot;;IF([$Sheet1.$G162]=&quot;critical1 nc&quot;;&quot;4NC Mismatch&quot;; IF([$Sheet1.$G162]=&quot;critical2 dn&quot;; &quot;2DN Mismatch&quot;;&quot;&quot;));IF([$Sheet1.$G162]=&quot;critical1 nc&quot;;&quot;1NC&quot;;IF([$Sheet1.$G16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4.992" calcext:value-type="float">
            <text:p>4.99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63]=[$Sheet1.$H163]; &quot;&quot;; &quot;1&quot;)" office:value-type="string" office:string-value="1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table:formula="of:=IF([$Sheet1.$I163]=&quot;1&quot;;IF([$Sheet1.$G163]=&quot;critical1 nc&quot;;&quot;4NC Mismatch&quot;; IF([$Sheet1.$G163]=&quot;critical2 dn&quot;; &quot;2DN Mismatch&quot;;&quot;&quot;));IF([$Sheet1.$G163]=&quot;critical1 nc&quot;;&quot;1NC&quot;;IF([$Sheet1.$G163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194" calcext:value-type="float">
            <text:p>5.19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64]=[$Sheet1.$H164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164]=&quot;1&quot;;IF([$Sheet1.$G164]=&quot;critical1 nc&quot;;&quot;4NC Mismatch&quot;; IF([$Sheet1.$G164]=&quot;critical2 dn&quot;; &quot;2DN Mismatch&quot;;&quot;&quot;));IF([$Sheet1.$G164]=&quot;critical1 nc&quot;;&quot;1NC&quot;;IF([$Sheet1.$G16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65]=[$Sheet1.$H165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165]=&quot;1&quot;;IF([$Sheet1.$G165]=&quot;critical1 nc&quot;;&quot;4NC Mismatch&quot;; IF([$Sheet1.$G165]=&quot;critical2 dn&quot;; &quot;2DN Mismatch&quot;;&quot;&quot;));IF([$Sheet1.$G165]=&quot;critical1 nc&quot;;&quot;1NC&quot;;IF([$Sheet1.$G16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7.538" calcext:value-type="float">
            <text:p>7.53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66]=[$Sheet1.$H166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66]=&quot;1&quot;;IF([$Sheet1.$G166]=&quot;critical1 nc&quot;;&quot;4NC Mismatch&quot;; IF([$Sheet1.$G166]=&quot;critical2 dn&quot;; &quot;2DN Mismatch&quot;;&quot;&quot;));IF([$Sheet1.$G166]=&quot;critical1 nc&quot;;&quot;1NC&quot;;IF([$Sheet1.$G16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67]=[$Sheet1.$H167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167]=&quot;1&quot;;IF([$Sheet1.$G167]=&quot;critical1 nc&quot;;&quot;4NC Mismatch&quot;; IF([$Sheet1.$G167]=&quot;critical2 dn&quot;; &quot;2DN Mismatch&quot;;&quot;&quot;));IF([$Sheet1.$G167]=&quot;critical1 nc&quot;;&quot;1NC&quot;;IF([$Sheet1.$G16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7.332" calcext:value-type="float">
            <text:p>7.33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68]=[$Sheet1.$H168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168]=&quot;1&quot;;IF([$Sheet1.$G168]=&quot;critical1 nc&quot;;&quot;4NC Mismatch&quot;; IF([$Sheet1.$G168]=&quot;critical2 dn&quot;; &quot;2DN Mismatch&quot;;&quot;&quot;));IF([$Sheet1.$G168]=&quot;critical1 nc&quot;;&quot;1NC&quot;;IF([$Sheet1.$G16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7.187" calcext:value-type="float">
            <text:p>7.18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69]=[$Sheet1.$H169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169]=&quot;1&quot;;IF([$Sheet1.$G169]=&quot;critical1 nc&quot;;&quot;4NC Mismatch&quot;; IF([$Sheet1.$G169]=&quot;critical2 dn&quot;; &quot;2DN Mismatch&quot;;&quot;&quot;));IF([$Sheet1.$G169]=&quot;critical1 nc&quot;;&quot;1NC&quot;;IF([$Sheet1.$G16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F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70]=[$Sheet1.$H170]; &quot;&quot;; &quot;1&quot;)" office:value-type="string" office:string-value="1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table:formula="of:=IF([$Sheet1.$I170]=&quot;1&quot;;IF([$Sheet1.$G170]=&quot;critical1 nc&quot;;&quot;4NC Mismatch&quot;; IF([$Sheet1.$G170]=&quot;critical2 dn&quot;; &quot;2DN Mismatch&quot;;&quot;&quot;));IF([$Sheet1.$G170]=&quot;critical1 nc&quot;;&quot;1NC&quot;;IF([$Sheet1.$G170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9.022" calcext:value-type="float">
            <text:p>9.02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71]=[$Sheet1.$H171]; &quot;&quot;; &quot;1&quot;)" office:value-type="string" office:string-value="1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table:formula="of:=IF([$Sheet1.$I171]=&quot;1&quot;;IF([$Sheet1.$G171]=&quot;critical1 nc&quot;;&quot;4NC Mismatch&quot;; IF([$Sheet1.$G171]=&quot;critical2 dn&quot;; &quot;2DN Mismatch&quot;;&quot;&quot;));IF([$Sheet1.$G171]=&quot;critical1 nc&quot;;&quot;1NC&quot;;IF([$Sheet1.$G171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72]=[$Sheet1.$H172]; &quot;&quot;; &quot;1&quot;)" office:value-type="string" office:string-value="1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formula="of:=IF([$Sheet1.$I172]=&quot;1&quot;;IF([$Sheet1.$G172]=&quot;critical1 nc&quot;;&quot;4NC Mismatch&quot;; IF([$Sheet1.$G172]=&quot;critical2 dn&quot;; &quot;2DN Mismatch&quot;;&quot;&quot;));IF([$Sheet1.$G172]=&quot;critical1 nc&quot;;&quot;1NC&quot;;IF([$Sheet1.$G17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73]=[$Sheet1.$H173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73]=&quot;1&quot;;IF([$Sheet1.$G173]=&quot;critical1 nc&quot;;&quot;4NC Mismatch&quot;; IF([$Sheet1.$G173]=&quot;critical2 dn&quot;; &quot;2DN Mismatch&quot;;&quot;&quot;));IF([$Sheet1.$G173]=&quot;critical1 nc&quot;;&quot;1NC&quot;;IF([$Sheet1.$G17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F</text:p>
          </table:table-cell>
          <table:table-cell office:value-type="float" office:value="7.735" calcext:value-type="float">
            <text:p>7.73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74]=[$Sheet1.$H174]; &quot;&quot;; &quot;1&quot;)" office:value-type="string" office:string-value="1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table:formula="of:=IF([$Sheet1.$I174]=&quot;1&quot;;IF([$Sheet1.$G174]=&quot;critical1 nc&quot;;&quot;4NC Mismatch&quot;; IF([$Sheet1.$G174]=&quot;critical2 dn&quot;; &quot;2DN Mismatch&quot;;&quot;&quot;));IF([$Sheet1.$G174]=&quot;critical1 nc&quot;;&quot;1NC&quot;;IF([$Sheet1.$G17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V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75]=[$Sheet1.$H175]; &quot;&quot;; &quot;1&quot;)" office:value-type="string" office:string-value="1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table:formula="of:=IF([$Sheet1.$I175]=&quot;1&quot;;IF([$Sheet1.$G175]=&quot;critical1 nc&quot;;&quot;4NC Mismatch&quot;; IF([$Sheet1.$G175]=&quot;critical2 dn&quot;; &quot;2DN Mismatch&quot;;&quot;&quot;));IF([$Sheet1.$G175]=&quot;critical1 nc&quot;;&quot;1NC&quot;;IF([$Sheet1.$G175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76]=[$Sheet1.$H176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176]=&quot;1&quot;;IF([$Sheet1.$G176]=&quot;critical1 nc&quot;;&quot;4NC Mismatch&quot;; IF([$Sheet1.$G176]=&quot;critical2 dn&quot;; &quot;2DN Mismatch&quot;;&quot;&quot;));IF([$Sheet1.$G176]=&quot;critical1 nc&quot;;&quot;1NC&quot;;IF([$Sheet1.$G17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F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77]=[$Sheet1.$H177]; &quot;&quot;; &quot;1&quot;)" office:value-type="string" office:string-value="1" calcext:value-type="string">
            <text:p>1</text:p>
          </table:table-cell>
          <table:table-cell office:value-type="float" office:value="30" calcext:value-type="float">
            <text:p>30</text:p>
          </table:table-cell>
          <table:table-cell table:formula="of:=IF([$Sheet1.$I177]=&quot;1&quot;;IF([$Sheet1.$G177]=&quot;critical1 nc&quot;;&quot;4NC Mismatch&quot;; IF([$Sheet1.$G177]=&quot;critical2 dn&quot;; &quot;2DN Mismatch&quot;;&quot;&quot;));IF([$Sheet1.$G177]=&quot;critical1 nc&quot;;&quot;1NC&quot;;IF([$Sheet1.$G177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F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78]=[$Sheet1.$H178]; &quot;&quot;; &quot;1&quot;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table:formula="of:=IF([$Sheet1.$I178]=&quot;1&quot;;IF([$Sheet1.$G178]=&quot;critical1 nc&quot;;&quot;4NC Mismatch&quot;; IF([$Sheet1.$G178]=&quot;critical2 dn&quot;; &quot;2DN Mismatch&quot;;&quot;&quot;));IF([$Sheet1.$G178]=&quot;critical1 nc&quot;;&quot;1NC&quot;;IF([$Sheet1.$G1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F</text:p>
          </table:table-cell>
          <table:table-cell office:value-type="float" office:value="6.007" calcext:value-type="float">
            <text:p>6.00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79]=[$Sheet1.$H179]; &quot;&quot;; &quot;1&quot;)" office:value-type="string" office:string-value="1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table:formula="of:=IF([$Sheet1.$I179]=&quot;1&quot;;IF([$Sheet1.$G179]=&quot;critical1 nc&quot;;&quot;4NC Mismatch&quot;; IF([$Sheet1.$G179]=&quot;critical2 dn&quot;; &quot;2DN Mismatch&quot;;&quot;&quot;));IF([$Sheet1.$G179]=&quot;critical1 nc&quot;;&quot;1NC&quot;;IF([$Sheet1.$G1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80]=[$Sheet1.$H180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180]=&quot;1&quot;;IF([$Sheet1.$G180]=&quot;critical1 nc&quot;;&quot;4NC Mismatch&quot;; IF([$Sheet1.$G180]=&quot;critical2 dn&quot;; &quot;2DN Mismatch&quot;;&quot;&quot;));IF([$Sheet1.$G180]=&quot;critical1 nc&quot;;&quot;1NC&quot;;IF([$Sheet1.$G1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4.076" calcext:value-type="float">
            <text:p>4.07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81]=[$Sheet1.$H181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181]=&quot;1&quot;;IF([$Sheet1.$G181]=&quot;critical1 nc&quot;;&quot;4NC Mismatch&quot;; IF([$Sheet1.$G181]=&quot;critical2 dn&quot;; &quot;2DN Mismatch&quot;;&quot;&quot;));IF([$Sheet1.$G181]=&quot;critical1 nc&quot;;&quot;1NC&quot;;IF([$Sheet1.$G18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9.97" calcext:value-type="float">
            <text:p>9.9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82]=[$Sheet1.$H182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182]=&quot;1&quot;;IF([$Sheet1.$G182]=&quot;critical1 nc&quot;;&quot;4NC Mismatch&quot;; IF([$Sheet1.$G182]=&quot;critical2 dn&quot;; &quot;2DN Mismatch&quot;;&quot;&quot;));IF([$Sheet1.$G182]=&quot;critical1 nc&quot;;&quot;1NC&quot;;IF([$Sheet1.$G18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2.973" calcext:value-type="float">
            <text:p>2.97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83]=[$Sheet1.$H183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183]=&quot;1&quot;;IF([$Sheet1.$G183]=&quot;critical1 nc&quot;;&quot;4NC Mismatch&quot;; IF([$Sheet1.$G183]=&quot;critical2 dn&quot;; &quot;2DN Mismatch&quot;;&quot;&quot;));IF([$Sheet1.$G183]=&quot;critical1 nc&quot;;&quot;1NC&quot;;IF([$Sheet1.$G18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84]=[$Sheet1.$H184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184]=&quot;1&quot;;IF([$Sheet1.$G184]=&quot;critical1 nc&quot;;&quot;4NC Mismatch&quot;; IF([$Sheet1.$G184]=&quot;critical2 dn&quot;; &quot;2DN Mismatch&quot;;&quot;&quot;));IF([$Sheet1.$G184]=&quot;critical1 nc&quot;;&quot;1NC&quot;;IF([$Sheet1.$G18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6.239" calcext:value-type="float">
            <text:p>6.23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85]=[$Sheet1.$H185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185]=&quot;1&quot;;IF([$Sheet1.$G185]=&quot;critical1 nc&quot;;&quot;4NC Mismatch&quot;; IF([$Sheet1.$G185]=&quot;critical2 dn&quot;; &quot;2DN Mismatch&quot;;&quot;&quot;));IF([$Sheet1.$G185]=&quot;critical1 nc&quot;;&quot;1NC&quot;;IF([$Sheet1.$G18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F</text:p>
          </table:table-cell>
          <table:table-cell office:value-type="float" office:value="32.38" calcext:value-type="float">
            <text:p>32.3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86]=[$Sheet1.$H186]; &quot;&quot;; &quot;1&quot;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IF([$Sheet1.$I186]=&quot;1&quot;;IF([$Sheet1.$G186]=&quot;critical1 nc&quot;;&quot;4NC Mismatch&quot;; IF([$Sheet1.$G186]=&quot;critical2 dn&quot;; &quot;2DN Mismatch&quot;;&quot;&quot;));IF([$Sheet1.$G186]=&quot;critical1 nc&quot;;&quot;1NC&quot;;IF([$Sheet1.$G18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33.87" calcext:value-type="float">
            <text:p>33.8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87]=[$Sheet1.$H187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187]=&quot;1&quot;;IF([$Sheet1.$G187]=&quot;critical1 nc&quot;;&quot;4NC Mismatch&quot;; IF([$Sheet1.$G187]=&quot;critical2 dn&quot;; &quot;2DN Mismatch&quot;;&quot;&quot;));IF([$Sheet1.$G187]=&quot;critical1 nc&quot;;&quot;1NC&quot;;IF([$Sheet1.$G18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88]=[$Sheet1.$H188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188]=&quot;1&quot;;IF([$Sheet1.$G188]=&quot;critical1 nc&quot;;&quot;4NC Mismatch&quot;; IF([$Sheet1.$G188]=&quot;critical2 dn&quot;; &quot;2DN Mismatch&quot;;&quot;&quot;));IF([$Sheet1.$G188]=&quot;critical1 nc&quot;;&quot;1NC&quot;;IF([$Sheet1.$G18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19.87" calcext:value-type="float">
            <text:p>19.8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89]=[$Sheet1.$H189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189]=&quot;1&quot;;IF([$Sheet1.$G189]=&quot;critical1 nc&quot;;&quot;4NC Mismatch&quot;; IF([$Sheet1.$G189]=&quot;critical2 dn&quot;; &quot;2DN Mismatch&quot;;&quot;&quot;));IF([$Sheet1.$G189]=&quot;critical1 nc&quot;;&quot;1NC&quot;;IF([$Sheet1.$G18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664" calcext:value-type="float">
            <text:p>4.66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90]=[$Sheet1.$H190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190]=&quot;1&quot;;IF([$Sheet1.$G190]=&quot;critical1 nc&quot;;&quot;4NC Mismatch&quot;; IF([$Sheet1.$G190]=&quot;critical2 dn&quot;; &quot;2DN Mismatch&quot;;&quot;&quot;));IF([$Sheet1.$G190]=&quot;critical1 nc&quot;;&quot;1NC&quot;;IF([$Sheet1.$G19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91]=[$Sheet1.$H191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191]=&quot;1&quot;;IF([$Sheet1.$G191]=&quot;critical1 nc&quot;;&quot;4NC Mismatch&quot;; IF([$Sheet1.$G191]=&quot;critical2 dn&quot;; &quot;2DN Mismatch&quot;;&quot;&quot;));IF([$Sheet1.$G191]=&quot;critical1 nc&quot;;&quot;1NC&quot;;IF([$Sheet1.$G19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92]=[$Sheet1.$H192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192]=&quot;1&quot;;IF([$Sheet1.$G192]=&quot;critical1 nc&quot;;&quot;4NC Mismatch&quot;; IF([$Sheet1.$G192]=&quot;critical2 dn&quot;; &quot;2DN Mismatch&quot;;&quot;&quot;));IF([$Sheet1.$G192]=&quot;critical1 nc&quot;;&quot;1NC&quot;;IF([$Sheet1.$G19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6.551" calcext:value-type="float">
            <text:p>6.5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93]=[$Sheet1.$H193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193]=&quot;1&quot;;IF([$Sheet1.$G193]=&quot;critical1 nc&quot;;&quot;4NC Mismatch&quot;; IF([$Sheet1.$G193]=&quot;critical2 dn&quot;; &quot;2DN Mismatch&quot;;&quot;&quot;));IF([$Sheet1.$G193]=&quot;critical1 nc&quot;;&quot;1NC&quot;;IF([$Sheet1.$G19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5.696" calcext:value-type="float">
            <text:p>5.69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94]=[$Sheet1.$H194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194]=&quot;1&quot;;IF([$Sheet1.$G194]=&quot;critical1 nc&quot;;&quot;4NC Mismatch&quot;; IF([$Sheet1.$G194]=&quot;critical2 dn&quot;; &quot;2DN Mismatch&quot;;&quot;&quot;));IF([$Sheet1.$G194]=&quot;critical1 nc&quot;;&quot;1NC&quot;;IF([$Sheet1.$G19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767" calcext:value-type="float">
            <text:p>3.76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95]=[$Sheet1.$H195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195]=&quot;1&quot;;IF([$Sheet1.$G195]=&quot;critical1 nc&quot;;&quot;4NC Mismatch&quot;; IF([$Sheet1.$G195]=&quot;critical2 dn&quot;; &quot;2DN Mismatch&quot;;&quot;&quot;));IF([$Sheet1.$G195]=&quot;critical1 nc&quot;;&quot;1NC&quot;;IF([$Sheet1.$G19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96]=[$Sheet1.$H196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196]=&quot;1&quot;;IF([$Sheet1.$G196]=&quot;critical1 nc&quot;;&quot;4NC Mismatch&quot;; IF([$Sheet1.$G196]=&quot;critical2 dn&quot;; &quot;2DN Mismatch&quot;;&quot;&quot;));IF([$Sheet1.$G196]=&quot;critical1 nc&quot;;&quot;1NC&quot;;IF([$Sheet1.$G19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424" calcext:value-type="float">
            <text:p>3.42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97]=[$Sheet1.$H197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97]=&quot;1&quot;;IF([$Sheet1.$G197]=&quot;critical1 nc&quot;;&quot;4NC Mismatch&quot;; IF([$Sheet1.$G197]=&quot;critical2 dn&quot;; &quot;2DN Mismatch&quot;;&quot;&quot;));IF([$Sheet1.$G197]=&quot;critical1 nc&quot;;&quot;1NC&quot;;IF([$Sheet1.$G19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4.359" calcext:value-type="float">
            <text:p>4.35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98]=[$Sheet1.$H198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198]=&quot;1&quot;;IF([$Sheet1.$G198]=&quot;critical1 nc&quot;;&quot;4NC Mismatch&quot;; IF([$Sheet1.$G198]=&quot;critical2 dn&quot;; &quot;2DN Mismatch&quot;;&quot;&quot;));IF([$Sheet1.$G198]=&quot;critical1 nc&quot;;&quot;1NC&quot;;IF([$Sheet1.$G1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407" calcext:value-type="float">
            <text:p>3.40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99]=[$Sheet1.$H199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199]=&quot;1&quot;;IF([$Sheet1.$G199]=&quot;critical1 nc&quot;;&quot;4NC Mismatch&quot;; IF([$Sheet1.$G199]=&quot;critical2 dn&quot;; &quot;2DN Mismatch&quot;;&quot;&quot;));IF([$Sheet1.$G199]=&quot;critical1 nc&quot;;&quot;1NC&quot;;IF([$Sheet1.$G1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8.204" calcext:value-type="float">
            <text:p>8.20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00]=[$Sheet1.$H200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200]=&quot;1&quot;;IF([$Sheet1.$G200]=&quot;critical1 nc&quot;;&quot;4NC Mismatch&quot;; IF([$Sheet1.$G200]=&quot;critical2 dn&quot;; &quot;2DN Mismatch&quot;;&quot;&quot;));IF([$Sheet1.$G200]=&quot;critical1 nc&quot;;&quot;1NC&quot;;IF([$Sheet1.$G2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254" calcext:value-type="float">
            <text:p>4.25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01]=[$Sheet1.$H201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201]=&quot;1&quot;;IF([$Sheet1.$G201]=&quot;critical1 nc&quot;;&quot;4NC Mismatch&quot;; IF([$Sheet1.$G201]=&quot;critical2 dn&quot;; &quot;2DN Mismatch&quot;;&quot;&quot;));IF([$Sheet1.$G201]=&quot;critical1 nc&quot;;&quot;1NC&quot;;IF([$Sheet1.$G20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3.241" calcext:value-type="float">
            <text:p>3.24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02]=[$Sheet1.$H202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202]=&quot;1&quot;;IF([$Sheet1.$G202]=&quot;critical1 nc&quot;;&quot;4NC Mismatch&quot;; IF([$Sheet1.$G202]=&quot;critical2 dn&quot;; &quot;2DN Mismatch&quot;;&quot;&quot;));IF([$Sheet1.$G202]=&quot;critical1 nc&quot;;&quot;1NC&quot;;IF([$Sheet1.$G20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187" calcext:value-type="float">
            <text:p>5.18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03]=[$Sheet1.$H203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203]=&quot;1&quot;;IF([$Sheet1.$G203]=&quot;critical1 nc&quot;;&quot;4NC Mismatch&quot;; IF([$Sheet1.$G203]=&quot;critical2 dn&quot;; &quot;2DN Mismatch&quot;;&quot;&quot;));IF([$Sheet1.$G203]=&quot;critical1 nc&quot;;&quot;1NC&quot;;IF([$Sheet1.$G20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04]=[$Sheet1.$H204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204]=&quot;1&quot;;IF([$Sheet1.$G204]=&quot;critical1 nc&quot;;&quot;4NC Mismatch&quot;; IF([$Sheet1.$G204]=&quot;critical2 dn&quot;; &quot;2DN Mismatch&quot;;&quot;&quot;));IF([$Sheet1.$G204]=&quot;critical1 nc&quot;;&quot;1NC&quot;;IF([$Sheet1.$G20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.866" calcext:value-type="float">
            <text:p>2.86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05]=[$Sheet1.$H20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205]=&quot;1&quot;;IF([$Sheet1.$G205]=&quot;critical1 nc&quot;;&quot;4NC Mismatch&quot;; IF([$Sheet1.$G205]=&quot;critical2 dn&quot;; &quot;2DN Mismatch&quot;;&quot;&quot;));IF([$Sheet1.$G205]=&quot;critical1 nc&quot;;&quot;1NC&quot;;IF([$Sheet1.$G20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618" calcext:value-type="float">
            <text:p>5.61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06]=[$Sheet1.$H206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206]=&quot;1&quot;;IF([$Sheet1.$G206]=&quot;critical1 nc&quot;;&quot;4NC Mismatch&quot;; IF([$Sheet1.$G206]=&quot;critical2 dn&quot;; &quot;2DN Mismatch&quot;;&quot;&quot;));IF([$Sheet1.$G206]=&quot;critical1 nc&quot;;&quot;1NC&quot;;IF([$Sheet1.$G20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411" calcext:value-type="float">
            <text:p>4.41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07]=[$Sheet1.$H207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207]=&quot;1&quot;;IF([$Sheet1.$G207]=&quot;critical1 nc&quot;;&quot;4NC Mismatch&quot;; IF([$Sheet1.$G207]=&quot;critical2 dn&quot;; &quot;2DN Mismatch&quot;;&quot;&quot;));IF([$Sheet1.$G207]=&quot;critical1 nc&quot;;&quot;1NC&quot;;IF([$Sheet1.$G20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3.795" calcext:value-type="float">
            <text:p>3.79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08]=[$Sheet1.$H208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208]=&quot;1&quot;;IF([$Sheet1.$G208]=&quot;critical1 nc&quot;;&quot;4NC Mismatch&quot;; IF([$Sheet1.$G208]=&quot;critical2 dn&quot;; &quot;2DN Mismatch&quot;;&quot;&quot;));IF([$Sheet1.$G208]=&quot;critical1 nc&quot;;&quot;1NC&quot;;IF([$Sheet1.$G20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858" calcext:value-type="float">
            <text:p>3.85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09]=[$Sheet1.$H209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209]=&quot;1&quot;;IF([$Sheet1.$G209]=&quot;critical1 nc&quot;;&quot;4NC Mismatch&quot;; IF([$Sheet1.$G209]=&quot;critical2 dn&quot;; &quot;2DN Mismatch&quot;;&quot;&quot;));IF([$Sheet1.$G209]=&quot;critical1 nc&quot;;&quot;1NC&quot;;IF([$Sheet1.$G20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10]=[$Sheet1.$H210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210]=&quot;1&quot;;IF([$Sheet1.$G210]=&quot;critical1 nc&quot;;&quot;4NC Mismatch&quot;; IF([$Sheet1.$G210]=&quot;critical2 dn&quot;; &quot;2DN Mismatch&quot;;&quot;&quot;));IF([$Sheet1.$G210]=&quot;critical1 nc&quot;;&quot;1NC&quot;;IF([$Sheet1.$G21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4.641" calcext:value-type="float">
            <text:p>4.64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11]=[$Sheet1.$H211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211]=&quot;1&quot;;IF([$Sheet1.$G211]=&quot;critical1 nc&quot;;&quot;4NC Mismatch&quot;; IF([$Sheet1.$G211]=&quot;critical2 dn&quot;; &quot;2DN Mismatch&quot;;&quot;&quot;));IF([$Sheet1.$G211]=&quot;critical1 nc&quot;;&quot;1NC&quot;;IF([$Sheet1.$G21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448" calcext:value-type="float">
            <text:p>5.44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12]=[$Sheet1.$H212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212]=&quot;1&quot;;IF([$Sheet1.$G212]=&quot;critical1 nc&quot;;&quot;4NC Mismatch&quot;; IF([$Sheet1.$G212]=&quot;critical2 dn&quot;; &quot;2DN Mismatch&quot;;&quot;&quot;));IF([$Sheet1.$G212]=&quot;critical1 nc&quot;;&quot;1NC&quot;;IF([$Sheet1.$G21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13]=[$Sheet1.$H213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213]=&quot;1&quot;;IF([$Sheet1.$G213]=&quot;critical1 nc&quot;;&quot;4NC Mismatch&quot;; IF([$Sheet1.$G213]=&quot;critical2 dn&quot;; &quot;2DN Mismatch&quot;;&quot;&quot;));IF([$Sheet1.$G213]=&quot;critical1 nc&quot;;&quot;1NC&quot;;IF([$Sheet1.$G21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6.488" calcext:value-type="float">
            <text:p>6.48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14]=[$Sheet1.$H214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214]=&quot;1&quot;;IF([$Sheet1.$G214]=&quot;critical1 nc&quot;;&quot;4NC Mismatch&quot;; IF([$Sheet1.$G214]=&quot;critical2 dn&quot;; &quot;2DN Mismatch&quot;;&quot;&quot;));IF([$Sheet1.$G214]=&quot;critical1 nc&quot;;&quot;1NC&quot;;IF([$Sheet1.$G21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3.723" calcext:value-type="float">
            <text:p>3.72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15]=[$Sheet1.$H215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215]=&quot;1&quot;;IF([$Sheet1.$G215]=&quot;critical1 nc&quot;;&quot;4NC Mismatch&quot;; IF([$Sheet1.$G215]=&quot;critical2 dn&quot;; &quot;2DN Mismatch&quot;;&quot;&quot;));IF([$Sheet1.$G215]=&quot;critical1 nc&quot;;&quot;1NC&quot;;IF([$Sheet1.$G21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5.203" calcext:value-type="float">
            <text:p>5.20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16]=[$Sheet1.$H216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216]=&quot;1&quot;;IF([$Sheet1.$G216]=&quot;critical1 nc&quot;;&quot;4NC Mismatch&quot;; IF([$Sheet1.$G216]=&quot;critical2 dn&quot;; &quot;2DN Mismatch&quot;;&quot;&quot;));IF([$Sheet1.$G216]=&quot;critical1 nc&quot;;&quot;1NC&quot;;IF([$Sheet1.$G21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5.642" calcext:value-type="float">
            <text:p>5.64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17]=[$Sheet1.$H217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217]=&quot;1&quot;;IF([$Sheet1.$G217]=&quot;critical1 nc&quot;;&quot;4NC Mismatch&quot;; IF([$Sheet1.$G217]=&quot;critical2 dn&quot;; &quot;2DN Mismatch&quot;;&quot;&quot;));IF([$Sheet1.$G217]=&quot;critical1 nc&quot;;&quot;1NC&quot;;IF([$Sheet1.$G21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676" calcext:value-type="float">
            <text:p>4.67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18]=[$Sheet1.$H218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218]=&quot;1&quot;;IF([$Sheet1.$G218]=&quot;critical1 nc&quot;;&quot;4NC Mismatch&quot;; IF([$Sheet1.$G218]=&quot;critical2 dn&quot;; &quot;2DN Mismatch&quot;;&quot;&quot;));IF([$Sheet1.$G218]=&quot;critical1 nc&quot;;&quot;1NC&quot;;IF([$Sheet1.$G2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5.394" calcext:value-type="float">
            <text:p>5.39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19]=[$Sheet1.$H219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219]=&quot;1&quot;;IF([$Sheet1.$G219]=&quot;critical1 nc&quot;;&quot;4NC Mismatch&quot;; IF([$Sheet1.$G219]=&quot;critical2 dn&quot;; &quot;2DN Mismatch&quot;;&quot;&quot;));IF([$Sheet1.$G219]=&quot;critical1 nc&quot;;&quot;1NC&quot;;IF([$Sheet1.$G2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2.738" calcext:value-type="float">
            <text:p>2.73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20]=[$Sheet1.$H220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220]=&quot;1&quot;;IF([$Sheet1.$G220]=&quot;critical1 nc&quot;;&quot;4NC Mismatch&quot;; IF([$Sheet1.$G220]=&quot;critical2 dn&quot;; &quot;2DN Mismatch&quot;;&quot;&quot;));IF([$Sheet1.$G220]=&quot;critical1 nc&quot;;&quot;1NC&quot;;IF([$Sheet1.$G2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2.884" calcext:value-type="float">
            <text:p>2.88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21]=[$Sheet1.$H221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221]=&quot;1&quot;;IF([$Sheet1.$G221]=&quot;critical1 nc&quot;;&quot;4NC Mismatch&quot;; IF([$Sheet1.$G221]=&quot;critical2 dn&quot;; &quot;2DN Mismatch&quot;;&quot;&quot;));IF([$Sheet1.$G221]=&quot;critical1 nc&quot;;&quot;1NC&quot;;IF([$Sheet1.$G22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4.394" calcext:value-type="float">
            <text:p>4.39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22]=[$Sheet1.$H222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222]=&quot;1&quot;;IF([$Sheet1.$G222]=&quot;critical1 nc&quot;;&quot;4NC Mismatch&quot;; IF([$Sheet1.$G222]=&quot;critical2 dn&quot;; &quot;2DN Mismatch&quot;;&quot;&quot;));IF([$Sheet1.$G222]=&quot;critical1 nc&quot;;&quot;1NC&quot;;IF([$Sheet1.$G22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163" calcext:value-type="float">
            <text:p>3.16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23]=[$Sheet1.$H223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223]=&quot;1&quot;;IF([$Sheet1.$G223]=&quot;critical1 nc&quot;;&quot;4NC Mismatch&quot;; IF([$Sheet1.$G223]=&quot;critical2 dn&quot;; &quot;2DN Mismatch&quot;;&quot;&quot;));IF([$Sheet1.$G223]=&quot;critical1 nc&quot;;&quot;1NC&quot;;IF([$Sheet1.$G22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628" calcext:value-type="float">
            <text:p>3.62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24]=[$Sheet1.$H224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224]=&quot;1&quot;;IF([$Sheet1.$G224]=&quot;critical1 nc&quot;;&quot;4NC Mismatch&quot;; IF([$Sheet1.$G224]=&quot;critical2 dn&quot;; &quot;2DN Mismatch&quot;;&quot;&quot;));IF([$Sheet1.$G224]=&quot;critical1 nc&quot;;&quot;1NC&quot;;IF([$Sheet1.$G22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3.539" calcext:value-type="float">
            <text:p>3.53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25]=[$Sheet1.$H225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225]=&quot;1&quot;;IF([$Sheet1.$G225]=&quot;critical1 nc&quot;;&quot;4NC Mismatch&quot;; IF([$Sheet1.$G225]=&quot;critical2 dn&quot;; &quot;2DN Mismatch&quot;;&quot;&quot;));IF([$Sheet1.$G225]=&quot;critical1 nc&quot;;&quot;1NC&quot;;IF([$Sheet1.$G22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4.963" calcext:value-type="float">
            <text:p>4.96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26]=[$Sheet1.$H226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226]=&quot;1&quot;;IF([$Sheet1.$G226]=&quot;critical1 nc&quot;;&quot;4NC Mismatch&quot;; IF([$Sheet1.$G226]=&quot;critical2 dn&quot;; &quot;2DN Mismatch&quot;;&quot;&quot;));IF([$Sheet1.$G226]=&quot;critical1 nc&quot;;&quot;1NC&quot;;IF([$Sheet1.$G22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6.661" calcext:value-type="float">
            <text:p>6.66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27]=[$Sheet1.$H227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227]=&quot;1&quot;;IF([$Sheet1.$G227]=&quot;critical1 nc&quot;;&quot;4NC Mismatch&quot;; IF([$Sheet1.$G227]=&quot;critical2 dn&quot;; &quot;2DN Mismatch&quot;;&quot;&quot;));IF([$Sheet1.$G227]=&quot;critical1 nc&quot;;&quot;1NC&quot;;IF([$Sheet1.$G22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4.266" calcext:value-type="float">
            <text:p>4.26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28]=[$Sheet1.$H228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228]=&quot;1&quot;;IF([$Sheet1.$G228]=&quot;critical1 nc&quot;;&quot;4NC Mismatch&quot;; IF([$Sheet1.$G228]=&quot;critical2 dn&quot;; &quot;2DN Mismatch&quot;;&quot;&quot;));IF([$Sheet1.$G228]=&quot;critical1 nc&quot;;&quot;1NC&quot;;IF([$Sheet1.$G22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3.425" calcext:value-type="float">
            <text:p>3.42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29]=[$Sheet1.$H229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229]=&quot;1&quot;;IF([$Sheet1.$G229]=&quot;critical1 nc&quot;;&quot;4NC Mismatch&quot;; IF([$Sheet1.$G229]=&quot;critical2 dn&quot;; &quot;2DN Mismatch&quot;;&quot;&quot;));IF([$Sheet1.$G229]=&quot;critical1 nc&quot;;&quot;1NC&quot;;IF([$Sheet1.$G22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836" calcext:value-type="float">
            <text:p>4.83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30]=[$Sheet1.$H230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230]=&quot;1&quot;;IF([$Sheet1.$G230]=&quot;critical1 nc&quot;;&quot;4NC Mismatch&quot;; IF([$Sheet1.$G230]=&quot;critical2 dn&quot;; &quot;2DN Mismatch&quot;;&quot;&quot;));IF([$Sheet1.$G230]=&quot;critical1 nc&quot;;&quot;1NC&quot;;IF([$Sheet1.$G23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5.459" calcext:value-type="float">
            <text:p>5.45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31]=[$Sheet1.$H231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231]=&quot;1&quot;;IF([$Sheet1.$G231]=&quot;critical1 nc&quot;;&quot;4NC Mismatch&quot;; IF([$Sheet1.$G231]=&quot;critical2 dn&quot;; &quot;2DN Mismatch&quot;;&quot;&quot;));IF([$Sheet1.$G231]=&quot;critical1 nc&quot;;&quot;1NC&quot;;IF([$Sheet1.$G23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5.546" calcext:value-type="float">
            <text:p>5.54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32]=[$Sheet1.$H232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232]=&quot;1&quot;;IF([$Sheet1.$G232]=&quot;critical1 nc&quot;;&quot;4NC Mismatch&quot;; IF([$Sheet1.$G232]=&quot;critical2 dn&quot;; &quot;2DN Mismatch&quot;;&quot;&quot;));IF([$Sheet1.$G232]=&quot;critical1 nc&quot;;&quot;1NC&quot;;IF([$Sheet1.$G23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4.354" calcext:value-type="float">
            <text:p>4.35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33]=[$Sheet1.$H233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233]=&quot;1&quot;;IF([$Sheet1.$G233]=&quot;critical1 nc&quot;;&quot;4NC Mismatch&quot;; IF([$Sheet1.$G233]=&quot;critical2 dn&quot;; &quot;2DN Mismatch&quot;;&quot;&quot;));IF([$Sheet1.$G233]=&quot;critical1 nc&quot;;&quot;1NC&quot;;IF([$Sheet1.$G23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403" calcext:value-type="float">
            <text:p>2.4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34]=[$Sheet1.$H234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234]=&quot;1&quot;;IF([$Sheet1.$G234]=&quot;critical1 nc&quot;;&quot;4NC Mismatch&quot;; IF([$Sheet1.$G234]=&quot;critical2 dn&quot;; &quot;2DN Mismatch&quot;;&quot;&quot;));IF([$Sheet1.$G234]=&quot;critical1 nc&quot;;&quot;1NC&quot;;IF([$Sheet1.$G23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35]=[$Sheet1.$H235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235]=&quot;1&quot;;IF([$Sheet1.$G235]=&quot;critical1 nc&quot;;&quot;4NC Mismatch&quot;; IF([$Sheet1.$G235]=&quot;critical2 dn&quot;; &quot;2DN Mismatch&quot;;&quot;&quot;));IF([$Sheet1.$G235]=&quot;critical1 nc&quot;;&quot;1NC&quot;;IF([$Sheet1.$G23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7.609" calcext:value-type="float">
            <text:p>7.60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36]=[$Sheet1.$H236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236]=&quot;1&quot;;IF([$Sheet1.$G236]=&quot;critical1 nc&quot;;&quot;4NC Mismatch&quot;; IF([$Sheet1.$G236]=&quot;critical2 dn&quot;; &quot;2DN Mismatch&quot;;&quot;&quot;));IF([$Sheet1.$G236]=&quot;critical1 nc&quot;;&quot;1NC&quot;;IF([$Sheet1.$G23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506" calcext:value-type="float">
            <text:p>3.50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37]=[$Sheet1.$H237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237]=&quot;1&quot;;IF([$Sheet1.$G237]=&quot;critical1 nc&quot;;&quot;4NC Mismatch&quot;; IF([$Sheet1.$G237]=&quot;critical2 dn&quot;; &quot;2DN Mismatch&quot;;&quot;&quot;));IF([$Sheet1.$G237]=&quot;critical1 nc&quot;;&quot;1NC&quot;;IF([$Sheet1.$G23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826" calcext:value-type="float">
            <text:p>2.82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38]=[$Sheet1.$H238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238]=&quot;1&quot;;IF([$Sheet1.$G238]=&quot;critical1 nc&quot;;&quot;4NC Mismatch&quot;; IF([$Sheet1.$G238]=&quot;critical2 dn&quot;; &quot;2DN Mismatch&quot;;&quot;&quot;));IF([$Sheet1.$G238]=&quot;critical1 nc&quot;;&quot;1NC&quot;;IF([$Sheet1.$G2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2.521" calcext:value-type="float">
            <text:p>2.52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39]=[$Sheet1.$H239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239]=&quot;1&quot;;IF([$Sheet1.$G239]=&quot;critical1 nc&quot;;&quot;4NC Mismatch&quot;; IF([$Sheet1.$G239]=&quot;critical2 dn&quot;; &quot;2DN Mismatch&quot;;&quot;&quot;));IF([$Sheet1.$G239]=&quot;critical1 nc&quot;;&quot;1NC&quot;;IF([$Sheet1.$G2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3.643" calcext:value-type="float">
            <text:p>3.64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40]=[$Sheet1.$H240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240]=&quot;1&quot;;IF([$Sheet1.$G240]=&quot;critical1 nc&quot;;&quot;4NC Mismatch&quot;; IF([$Sheet1.$G240]=&quot;critical2 dn&quot;; &quot;2DN Mismatch&quot;;&quot;&quot;));IF([$Sheet1.$G240]=&quot;critical1 nc&quot;;&quot;1NC&quot;;IF([$Sheet1.$G2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41]=[$Sheet1.$H241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241]=&quot;1&quot;;IF([$Sheet1.$G241]=&quot;critical1 nc&quot;;&quot;4NC Mismatch&quot;; IF([$Sheet1.$G241]=&quot;critical2 dn&quot;; &quot;2DN Mismatch&quot;;&quot;&quot;));IF([$Sheet1.$G241]=&quot;critical1 nc&quot;;&quot;1NC&quot;;IF([$Sheet1.$G24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7.859" calcext:value-type="float">
            <text:p>7.85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42]=[$Sheet1.$H242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242]=&quot;1&quot;;IF([$Sheet1.$G242]=&quot;critical1 nc&quot;;&quot;4NC Mismatch&quot;; IF([$Sheet1.$G242]=&quot;critical2 dn&quot;; &quot;2DN Mismatch&quot;;&quot;&quot;));IF([$Sheet1.$G242]=&quot;critical1 nc&quot;;&quot;1NC&quot;;IF([$Sheet1.$G24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2.411" calcext:value-type="float">
            <text:p>2.41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43]=[$Sheet1.$H243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243]=&quot;1&quot;;IF([$Sheet1.$G243]=&quot;critical1 nc&quot;;&quot;4NC Mismatch&quot;; IF([$Sheet1.$G243]=&quot;critical2 dn&quot;; &quot;2DN Mismatch&quot;;&quot;&quot;));IF([$Sheet1.$G243]=&quot;critical1 nc&quot;;&quot;1NC&quot;;IF([$Sheet1.$G24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44]=[$Sheet1.$H244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244]=&quot;1&quot;;IF([$Sheet1.$G244]=&quot;critical1 nc&quot;;&quot;4NC Mismatch&quot;; IF([$Sheet1.$G244]=&quot;critical2 dn&quot;; &quot;2DN Mismatch&quot;;&quot;&quot;));IF([$Sheet1.$G244]=&quot;critical1 nc&quot;;&quot;1NC&quot;;IF([$Sheet1.$G24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F</text:p>
          </table:table-cell>
          <table:table-cell office:value-type="float" office:value="4.889" calcext:value-type="float">
            <text:p>4.88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45]=[$Sheet1.$H245]; &quot;&quot;; &quot;1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formula="of:=IF([$Sheet1.$I245]=&quot;1&quot;;IF([$Sheet1.$G245]=&quot;critical1 nc&quot;;&quot;4NC Mismatch&quot;; IF([$Sheet1.$G245]=&quot;critical2 dn&quot;; &quot;2DN Mismatch&quot;;&quot;&quot;));IF([$Sheet1.$G245]=&quot;critical1 nc&quot;;&quot;1NC&quot;;IF([$Sheet1.$G245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3.891" calcext:value-type="float">
            <text:p>3.89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46]=[$Sheet1.$H246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246]=&quot;1&quot;;IF([$Sheet1.$G246]=&quot;critical1 nc&quot;;&quot;4NC Mismatch&quot;; IF([$Sheet1.$G246]=&quot;critical2 dn&quot;; &quot;2DN Mismatch&quot;;&quot;&quot;));IF([$Sheet1.$G246]=&quot;critical1 nc&quot;;&quot;1NC&quot;;IF([$Sheet1.$G24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2.835" calcext:value-type="float">
            <text:p>2.83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47]=[$Sheet1.$H247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247]=&quot;1&quot;;IF([$Sheet1.$G247]=&quot;critical1 nc&quot;;&quot;4NC Mismatch&quot;; IF([$Sheet1.$G247]=&quot;critical2 dn&quot;; &quot;2DN Mismatch&quot;;&quot;&quot;));IF([$Sheet1.$G247]=&quot;critical1 nc&quot;;&quot;1NC&quot;;IF([$Sheet1.$G24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4.179" calcext:value-type="float">
            <text:p>4.17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48]=[$Sheet1.$H248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248]=&quot;1&quot;;IF([$Sheet1.$G248]=&quot;critical1 nc&quot;;&quot;4NC Mismatch&quot;; IF([$Sheet1.$G248]=&quot;critical2 dn&quot;; &quot;2DN Mismatch&quot;;&quot;&quot;));IF([$Sheet1.$G248]=&quot;critical1 nc&quot;;&quot;1NC&quot;;IF([$Sheet1.$G24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6.138" calcext:value-type="float">
            <text:p>6.13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49]=[$Sheet1.$H249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249]=&quot;1&quot;;IF([$Sheet1.$G249]=&quot;critical1 nc&quot;;&quot;4NC Mismatch&quot;; IF([$Sheet1.$G249]=&quot;critical2 dn&quot;; &quot;2DN Mismatch&quot;;&quot;&quot;));IF([$Sheet1.$G249]=&quot;critical1 nc&quot;;&quot;1NC&quot;;IF([$Sheet1.$G24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F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50]=[$Sheet1.$H250]; &quot;&quot;; &quot;1&quot;)" office:value-type="string" office:string-value="1" calcext:value-type="string">
            <text:p>1</text:p>
          </table:table-cell>
          <table:table-cell office:value-type="float" office:value="31" calcext:value-type="float">
            <text:p>31</text:p>
          </table:table-cell>
          <table:table-cell table:formula="of:=IF([$Sheet1.$I250]=&quot;1&quot;;IF([$Sheet1.$G250]=&quot;critical1 nc&quot;;&quot;4NC Mismatch&quot;; IF([$Sheet1.$G250]=&quot;critical2 dn&quot;; &quot;2DN Mismatch&quot;;&quot;&quot;));IF([$Sheet1.$G250]=&quot;critical1 nc&quot;;&quot;1NC&quot;;IF([$Sheet1.$G250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362" calcext:value-type="float">
            <text:p>5.36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51]=[$Sheet1.$H251]; &quot;&quot;; &quot;1&quot;)" office:value-type="string" office:string-value="1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IF([$Sheet1.$I251]=&quot;1&quot;;IF([$Sheet1.$G251]=&quot;critical1 nc&quot;;&quot;4NC Mismatch&quot;; IF([$Sheet1.$G251]=&quot;critical2 dn&quot;; &quot;2DN Mismatch&quot;;&quot;&quot;));IF([$Sheet1.$G251]=&quot;critical1 nc&quot;;&quot;1NC&quot;;IF([$Sheet1.$G251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8.049" calcext:value-type="float">
            <text:p>8.04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52]=[$Sheet1.$H252]; &quot;&quot;; &quot;1&quot;)" office:value-type="string" office:string-value="1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table:formula="of:=IF([$Sheet1.$I252]=&quot;1&quot;;IF([$Sheet1.$G252]=&quot;critical1 nc&quot;;&quot;4NC Mismatch&quot;; IF([$Sheet1.$G252]=&quot;critical2 dn&quot;; &quot;2DN Mismatch&quot;;&quot;&quot;));IF([$Sheet1.$G252]=&quot;critical1 nc&quot;;&quot;1NC&quot;;IF([$Sheet1.$G25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V</text:p>
          </table:table-cell>
          <table:table-cell office:value-type="float" office:value="4.315" calcext:value-type="float">
            <text:p>4.31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53]=[$Sheet1.$H253]; &quot;&quot;; &quot;1&quot;)" office:value-type="string" office:string-value="1" calcext:value-type="string">
            <text:p>1</text:p>
          </table:table-cell>
          <table:table-cell office:value-type="float" office:value="37" calcext:value-type="float">
            <text:p>37</text:p>
          </table:table-cell>
          <table:table-cell table:formula="of:=IF([$Sheet1.$I253]=&quot;1&quot;;IF([$Sheet1.$G253]=&quot;critical1 nc&quot;;&quot;4NC Mismatch&quot;; IF([$Sheet1.$G253]=&quot;critical2 dn&quot;; &quot;2DN Mismatch&quot;;&quot;&quot;));IF([$Sheet1.$G253]=&quot;critical1 nc&quot;;&quot;1NC&quot;;IF([$Sheet1.$G253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6.034" calcext:value-type="float">
            <text:p>6.03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54]=[$Sheet1.$H254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254]=&quot;1&quot;;IF([$Sheet1.$G254]=&quot;critical1 nc&quot;;&quot;4NC Mismatch&quot;; IF([$Sheet1.$G254]=&quot;critical2 dn&quot;; &quot;2DN Mismatch&quot;;&quot;&quot;));IF([$Sheet1.$G254]=&quot;critical1 nc&quot;;&quot;1NC&quot;;IF([$Sheet1.$G25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V</text:p>
          </table:table-cell>
          <table:table-cell office:value-type="float" office:value="7.891" calcext:value-type="float">
            <text:p>7.89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55]=[$Sheet1.$H255]; &quot;&quot;; &quot;1&quot;)" office:value-type="string" office:string-value="1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IF([$Sheet1.$I255]=&quot;1&quot;;IF([$Sheet1.$G255]=&quot;critical1 nc&quot;;&quot;4NC Mismatch&quot;; IF([$Sheet1.$G255]=&quot;critical2 dn&quot;; &quot;2DN Mismatch&quot;;&quot;&quot;));IF([$Sheet1.$G255]=&quot;critical1 nc&quot;;&quot;1NC&quot;;IF([$Sheet1.$G255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56]=[$Sheet1.$H256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256]=&quot;1&quot;;IF([$Sheet1.$G256]=&quot;critical1 nc&quot;;&quot;4NC Mismatch&quot;; IF([$Sheet1.$G256]=&quot;critical2 dn&quot;; &quot;2DN Mismatch&quot;;&quot;&quot;));IF([$Sheet1.$G256]=&quot;critical1 nc&quot;;&quot;1NC&quot;;IF([$Sheet1.$G25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5.714" calcext:value-type="float">
            <text:p>5.71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57]=[$Sheet1.$H257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257]=&quot;1&quot;;IF([$Sheet1.$G257]=&quot;critical1 nc&quot;;&quot;4NC Mismatch&quot;; IF([$Sheet1.$G257]=&quot;critical2 dn&quot;; &quot;2DN Mismatch&quot;;&quot;&quot;));IF([$Sheet1.$G257]=&quot;critical1 nc&quot;;&quot;1NC&quot;;IF([$Sheet1.$G25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5.651" calcext:value-type="float">
            <text:p>5.65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58]=[$Sheet1.$H258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258]=&quot;1&quot;;IF([$Sheet1.$G258]=&quot;critical1 nc&quot;;&quot;4NC Mismatch&quot;; IF([$Sheet1.$G258]=&quot;critical2 dn&quot;; &quot;2DN Mismatch&quot;;&quot;&quot;));IF([$Sheet1.$G258]=&quot;critical1 nc&quot;;&quot;1NC&quot;;IF([$Sheet1.$G2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59]=[$Sheet1.$H259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259]=&quot;1&quot;;IF([$Sheet1.$G259]=&quot;critical1 nc&quot;;&quot;4NC Mismatch&quot;; IF([$Sheet1.$G259]=&quot;critical2 dn&quot;; &quot;2DN Mismatch&quot;;&quot;&quot;));IF([$Sheet1.$G259]=&quot;critical1 nc&quot;;&quot;1NC&quot;;IF([$Sheet1.$G2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5.411" calcext:value-type="float">
            <text:p>5.41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60]=[$Sheet1.$H260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260]=&quot;1&quot;;IF([$Sheet1.$G260]=&quot;critical1 nc&quot;;&quot;4NC Mismatch&quot;; IF([$Sheet1.$G260]=&quot;critical2 dn&quot;; &quot;2DN Mismatch&quot;;&quot;&quot;));IF([$Sheet1.$G260]=&quot;critical1 nc&quot;;&quot;1NC&quot;;IF([$Sheet1.$G2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61]=[$Sheet1.$H261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261]=&quot;1&quot;;IF([$Sheet1.$G261]=&quot;critical1 nc&quot;;&quot;4NC Mismatch&quot;; IF([$Sheet1.$G261]=&quot;critical2 dn&quot;; &quot;2DN Mismatch&quot;;&quot;&quot;));IF([$Sheet1.$G261]=&quot;critical1 nc&quot;;&quot;1NC&quot;;IF([$Sheet1.$G26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7.875" calcext:value-type="float">
            <text:p>7.87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62]=[$Sheet1.$H262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262]=&quot;1&quot;;IF([$Sheet1.$G262]=&quot;critical1 nc&quot;;&quot;4NC Mismatch&quot;; IF([$Sheet1.$G262]=&quot;critical2 dn&quot;; &quot;2DN Mismatch&quot;;&quot;&quot;));IF([$Sheet1.$G262]=&quot;critical1 nc&quot;;&quot;1NC&quot;;IF([$Sheet1.$G26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1.882" calcext:value-type="float">
            <text:p>1.88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63]=[$Sheet1.$H263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263]=&quot;1&quot;;IF([$Sheet1.$G263]=&quot;critical1 nc&quot;;&quot;4NC Mismatch&quot;; IF([$Sheet1.$G263]=&quot;critical2 dn&quot;; &quot;2DN Mismatch&quot;;&quot;&quot;));IF([$Sheet1.$G263]=&quot;critical1 nc&quot;;&quot;1NC&quot;;IF([$Sheet1.$G26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6.138" calcext:value-type="float">
            <text:p>6.13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64]=[$Sheet1.$H264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264]=&quot;1&quot;;IF([$Sheet1.$G264]=&quot;critical1 nc&quot;;&quot;4NC Mismatch&quot;; IF([$Sheet1.$G264]=&quot;critical2 dn&quot;; &quot;2DN Mismatch&quot;;&quot;&quot;));IF([$Sheet1.$G264]=&quot;critical1 nc&quot;;&quot;1NC&quot;;IF([$Sheet1.$G26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6.073" calcext:value-type="float">
            <text:p>6.07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265]=[$Sheet1.$H265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265]=&quot;1&quot;;IF([$Sheet1.$G265]=&quot;critical1 nc&quot;;&quot;4NC Mismatch&quot;; IF([$Sheet1.$G265]=&quot;critical2 dn&quot;; &quot;2DN Mismatch&quot;;&quot;&quot;));IF([$Sheet1.$G265]=&quot;critical1 nc&quot;;&quot;1NC&quot;;IF([$Sheet1.$G26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4.578" calcext:value-type="float">
            <text:p>4.57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66]=[$Sheet1.$H266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266]=&quot;1&quot;;IF([$Sheet1.$G266]=&quot;critical1 nc&quot;;&quot;4NC Mismatch&quot;; IF([$Sheet1.$G266]=&quot;critical2 dn&quot;; &quot;2DN Mismatch&quot;;&quot;&quot;));IF([$Sheet1.$G266]=&quot;critical1 nc&quot;;&quot;1NC&quot;;IF([$Sheet1.$G26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5.851" calcext:value-type="float">
            <text:p>5.8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67]=[$Sheet1.$H267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267]=&quot;1&quot;;IF([$Sheet1.$G267]=&quot;critical1 nc&quot;;&quot;4NC Mismatch&quot;; IF([$Sheet1.$G267]=&quot;critical2 dn&quot;; &quot;2DN Mismatch&quot;;&quot;&quot;));IF([$Sheet1.$G267]=&quot;critical1 nc&quot;;&quot;1NC&quot;;IF([$Sheet1.$G26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3.659" calcext:value-type="float">
            <text:p>3.65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68]=[$Sheet1.$H268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268]=&quot;1&quot;;IF([$Sheet1.$G268]=&quot;critical1 nc&quot;;&quot;4NC Mismatch&quot;; IF([$Sheet1.$G268]=&quot;critical2 dn&quot;; &quot;2DN Mismatch&quot;;&quot;&quot;));IF([$Sheet1.$G268]=&quot;critical1 nc&quot;;&quot;1NC&quot;;IF([$Sheet1.$G26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8.903" calcext:value-type="float">
            <text:p>8.90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69]=[$Sheet1.$H269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269]=&quot;1&quot;;IF([$Sheet1.$G269]=&quot;critical1 nc&quot;;&quot;4NC Mismatch&quot;; IF([$Sheet1.$G269]=&quot;critical2 dn&quot;; &quot;2DN Mismatch&quot;;&quot;&quot;));IF([$Sheet1.$G269]=&quot;critical1 nc&quot;;&quot;1NC&quot;;IF([$Sheet1.$G26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270]=[$Sheet1.$H270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270]=&quot;1&quot;;IF([$Sheet1.$G270]=&quot;critical1 nc&quot;;&quot;4NC Mismatch&quot;; IF([$Sheet1.$G270]=&quot;critical2 dn&quot;; &quot;2DN Mismatch&quot;;&quot;&quot;));IF([$Sheet1.$G270]=&quot;critical1 nc&quot;;&quot;1NC&quot;;IF([$Sheet1.$G27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5.098" calcext:value-type="float">
            <text:p>5.09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71]=[$Sheet1.$H271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271]=&quot;1&quot;;IF([$Sheet1.$G271]=&quot;critical1 nc&quot;;&quot;4NC Mismatch&quot;; IF([$Sheet1.$G271]=&quot;critical2 dn&quot;; &quot;2DN Mismatch&quot;;&quot;&quot;));IF([$Sheet1.$G271]=&quot;critical1 nc&quot;;&quot;1NC&quot;;IF([$Sheet1.$G27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515" calcext:value-type="float">
            <text:p>3.51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72]=[$Sheet1.$H272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272]=&quot;1&quot;;IF([$Sheet1.$G272]=&quot;critical1 nc&quot;;&quot;4NC Mismatch&quot;; IF([$Sheet1.$G272]=&quot;critical2 dn&quot;; &quot;2DN Mismatch&quot;;&quot;&quot;));IF([$Sheet1.$G272]=&quot;critical1 nc&quot;;&quot;1NC&quot;;IF([$Sheet1.$G27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7.467" calcext:value-type="float">
            <text:p>7.46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273]=[$Sheet1.$H273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273]=&quot;1&quot;;IF([$Sheet1.$G273]=&quot;critical1 nc&quot;;&quot;4NC Mismatch&quot;; IF([$Sheet1.$G273]=&quot;critical2 dn&quot;; &quot;2DN Mismatch&quot;;&quot;&quot;));IF([$Sheet1.$G273]=&quot;critical1 nc&quot;;&quot;1NC&quot;;IF([$Sheet1.$G27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74]=[$Sheet1.$H274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274]=&quot;1&quot;;IF([$Sheet1.$G274]=&quot;critical1 nc&quot;;&quot;4NC Mismatch&quot;; IF([$Sheet1.$G274]=&quot;critical2 dn&quot;; &quot;2DN Mismatch&quot;;&quot;&quot;));IF([$Sheet1.$G274]=&quot;critical1 nc&quot;;&quot;1NC&quot;;IF([$Sheet1.$G27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2.699" calcext:value-type="float">
            <text:p>2.69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75]=[$Sheet1.$H275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275]=&quot;1&quot;;IF([$Sheet1.$G275]=&quot;critical1 nc&quot;;&quot;4NC Mismatch&quot;; IF([$Sheet1.$G275]=&quot;critical2 dn&quot;; &quot;2DN Mismatch&quot;;&quot;&quot;));IF([$Sheet1.$G275]=&quot;critical1 nc&quot;;&quot;1NC&quot;;IF([$Sheet1.$G27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051" calcext:value-type="float">
            <text:p>2.05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76]=[$Sheet1.$H276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276]=&quot;1&quot;;IF([$Sheet1.$G276]=&quot;critical1 nc&quot;;&quot;4NC Mismatch&quot;; IF([$Sheet1.$G276]=&quot;critical2 dn&quot;; &quot;2DN Mismatch&quot;;&quot;&quot;));IF([$Sheet1.$G276]=&quot;critical1 nc&quot;;&quot;1NC&quot;;IF([$Sheet1.$G27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4.067" calcext:value-type="float">
            <text:p>4.06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77]=[$Sheet1.$H277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277]=&quot;1&quot;;IF([$Sheet1.$G277]=&quot;critical1 nc&quot;;&quot;4NC Mismatch&quot;; IF([$Sheet1.$G277]=&quot;critical2 dn&quot;; &quot;2DN Mismatch&quot;;&quot;&quot;));IF([$Sheet1.$G277]=&quot;critical1 nc&quot;;&quot;1NC&quot;;IF([$Sheet1.$G27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78]=[$Sheet1.$H278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278]=&quot;1&quot;;IF([$Sheet1.$G278]=&quot;critical1 nc&quot;;&quot;4NC Mismatch&quot;; IF([$Sheet1.$G278]=&quot;critical2 dn&quot;; &quot;2DN Mismatch&quot;;&quot;&quot;));IF([$Sheet1.$G278]=&quot;critical1 nc&quot;;&quot;1NC&quot;;IF([$Sheet1.$G2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035" calcext:value-type="float">
            <text:p>3.03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279]=[$Sheet1.$H279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279]=&quot;1&quot;;IF([$Sheet1.$G279]=&quot;critical1 nc&quot;;&quot;4NC Mismatch&quot;; IF([$Sheet1.$G279]=&quot;critical2 dn&quot;; &quot;2DN Mismatch&quot;;&quot;&quot;));IF([$Sheet1.$G279]=&quot;critical1 nc&quot;;&quot;1NC&quot;;IF([$Sheet1.$G2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6.098" calcext:value-type="float">
            <text:p>6.09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80]=[$Sheet1.$H280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280]=&quot;1&quot;;IF([$Sheet1.$G280]=&quot;critical1 nc&quot;;&quot;4NC Mismatch&quot;; IF([$Sheet1.$G280]=&quot;critical2 dn&quot;; &quot;2DN Mismatch&quot;;&quot;&quot;));IF([$Sheet1.$G280]=&quot;critical1 nc&quot;;&quot;1NC&quot;;IF([$Sheet1.$G2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F</text:p>
          </table:table-cell>
          <table:table-cell office:value-type="float" office:value="3.578" calcext:value-type="float">
            <text:p>3.5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281]=[$Sheet1.$H281]; &quot;&quot;; &quot;1&quot;)" office:value-type="string" office:string-value="1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formula="of:=IF([$Sheet1.$I281]=&quot;1&quot;;IF([$Sheet1.$G281]=&quot;critical1 nc&quot;;&quot;4NC Mismatch&quot;; IF([$Sheet1.$G281]=&quot;critical2 dn&quot;; &quot;2DN Mismatch&quot;;&quot;&quot;));IF([$Sheet1.$G281]=&quot;critical1 nc&quot;;&quot;1NC&quot;;IF([$Sheet1.$G28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3.195" calcext:value-type="float">
            <text:p>3.19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82]=[$Sheet1.$H282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282]=&quot;1&quot;;IF([$Sheet1.$G282]=&quot;critical1 nc&quot;;&quot;4NC Mismatch&quot;; IF([$Sheet1.$G282]=&quot;critical2 dn&quot;; &quot;2DN Mismatch&quot;;&quot;&quot;));IF([$Sheet1.$G282]=&quot;critical1 nc&quot;;&quot;1NC&quot;;IF([$Sheet1.$G28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83]=[$Sheet1.$H283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283]=&quot;1&quot;;IF([$Sheet1.$G283]=&quot;critical1 nc&quot;;&quot;4NC Mismatch&quot;; IF([$Sheet1.$G283]=&quot;critical2 dn&quot;; &quot;2DN Mismatch&quot;;&quot;&quot;));IF([$Sheet1.$G283]=&quot;critical1 nc&quot;;&quot;1NC&quot;;IF([$Sheet1.$G28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84]=[$Sheet1.$H284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284]=&quot;1&quot;;IF([$Sheet1.$G284]=&quot;critical1 nc&quot;;&quot;4NC Mismatch&quot;; IF([$Sheet1.$G284]=&quot;critical2 dn&quot;; &quot;2DN Mismatch&quot;;&quot;&quot;));IF([$Sheet1.$G284]=&quot;critical1 nc&quot;;&quot;1NC&quot;;IF([$Sheet1.$G28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3.555" calcext:value-type="float">
            <text:p>3.55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85]=[$Sheet1.$H285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285]=&quot;1&quot;;IF([$Sheet1.$G285]=&quot;critical1 nc&quot;;&quot;4NC Mismatch&quot;; IF([$Sheet1.$G285]=&quot;critical2 dn&quot;; &quot;2DN Mismatch&quot;;&quot;&quot;));IF([$Sheet1.$G285]=&quot;critical1 nc&quot;;&quot;1NC&quot;;IF([$Sheet1.$G28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833" calcext:value-type="float">
            <text:p>5.83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86]=[$Sheet1.$H286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286]=&quot;1&quot;;IF([$Sheet1.$G286]=&quot;critical1 nc&quot;;&quot;4NC Mismatch&quot;; IF([$Sheet1.$G286]=&quot;critical2 dn&quot;; &quot;2DN Mismatch&quot;;&quot;&quot;));IF([$Sheet1.$G286]=&quot;critical1 nc&quot;;&quot;1NC&quot;;IF([$Sheet1.$G28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3.786" calcext:value-type="float">
            <text:p>3.7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287]=[$Sheet1.$H287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287]=&quot;1&quot;;IF([$Sheet1.$G287]=&quot;critical1 nc&quot;;&quot;4NC Mismatch&quot;; IF([$Sheet1.$G287]=&quot;critical2 dn&quot;; &quot;2DN Mismatch&quot;;&quot;&quot;));IF([$Sheet1.$G287]=&quot;critical1 nc&quot;;&quot;1NC&quot;;IF([$Sheet1.$G28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4.171" calcext:value-type="float">
            <text:p>4.1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88]=[$Sheet1.$H288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288]=&quot;1&quot;;IF([$Sheet1.$G288]=&quot;critical1 nc&quot;;&quot;4NC Mismatch&quot;; IF([$Sheet1.$G288]=&quot;critical2 dn&quot;; &quot;2DN Mismatch&quot;;&quot;&quot;));IF([$Sheet1.$G288]=&quot;critical1 nc&quot;;&quot;1NC&quot;;IF([$Sheet1.$G28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289]=[$Sheet1.$H289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289]=&quot;1&quot;;IF([$Sheet1.$G289]=&quot;critical1 nc&quot;;&quot;4NC Mismatch&quot;; IF([$Sheet1.$G289]=&quot;critical2 dn&quot;; &quot;2DN Mismatch&quot;;&quot;&quot;));IF([$Sheet1.$G289]=&quot;critical1 nc&quot;;&quot;1NC&quot;;IF([$Sheet1.$G28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5.243" calcext:value-type="float">
            <text:p>5.24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90]=[$Sheet1.$H290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290]=&quot;1&quot;;IF([$Sheet1.$G290]=&quot;critical1 nc&quot;;&quot;4NC Mismatch&quot;; IF([$Sheet1.$G290]=&quot;critical2 dn&quot;; &quot;2DN Mismatch&quot;;&quot;&quot;));IF([$Sheet1.$G290]=&quot;critical1 nc&quot;;&quot;1NC&quot;;IF([$Sheet1.$G29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5.562" calcext:value-type="float">
            <text:p>5.56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91]=[$Sheet1.$H291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291]=&quot;1&quot;;IF([$Sheet1.$G291]=&quot;critical1 nc&quot;;&quot;4NC Mismatch&quot;; IF([$Sheet1.$G291]=&quot;critical2 dn&quot;; &quot;2DN Mismatch&quot;;&quot;&quot;));IF([$Sheet1.$G291]=&quot;critical1 nc&quot;;&quot;1NC&quot;;IF([$Sheet1.$G29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754" calcext:value-type="float">
            <text:p>3.75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92]=[$Sheet1.$H292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292]=&quot;1&quot;;IF([$Sheet1.$G292]=&quot;critical1 nc&quot;;&quot;4NC Mismatch&quot;; IF([$Sheet1.$G292]=&quot;critical2 dn&quot;; &quot;2DN Mismatch&quot;;&quot;&quot;));IF([$Sheet1.$G292]=&quot;critical1 nc&quot;;&quot;1NC&quot;;IF([$Sheet1.$G29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4.322" calcext:value-type="float">
            <text:p>4.32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93]=[$Sheet1.$H293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293]=&quot;1&quot;;IF([$Sheet1.$G293]=&quot;critical1 nc&quot;;&quot;4NC Mismatch&quot;; IF([$Sheet1.$G293]=&quot;critical2 dn&quot;; &quot;2DN Mismatch&quot;;&quot;&quot;));IF([$Sheet1.$G293]=&quot;critical1 nc&quot;;&quot;1NC&quot;;IF([$Sheet1.$G29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F</text:p>
          </table:table-cell>
          <table:table-cell office:value-type="float" office:value="5.154" calcext:value-type="float">
            <text:p>5.15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94]=[$Sheet1.$H294]; &quot;&quot;; &quot;1&quot;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table:formula="of:=IF([$Sheet1.$I294]=&quot;1&quot;;IF([$Sheet1.$G294]=&quot;critical1 nc&quot;;&quot;4NC Mismatch&quot;; IF([$Sheet1.$G294]=&quot;critical2 dn&quot;; &quot;2DN Mismatch&quot;;&quot;&quot;));IF([$Sheet1.$G294]=&quot;critical1 nc&quot;;&quot;1NC&quot;;IF([$Sheet1.$G29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6.417" calcext:value-type="float">
            <text:p>6.41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95]=[$Sheet1.$H295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295]=&quot;1&quot;;IF([$Sheet1.$G295]=&quot;critical1 nc&quot;;&quot;4NC Mismatch&quot;; IF([$Sheet1.$G295]=&quot;critical2 dn&quot;; &quot;2DN Mismatch&quot;;&quot;&quot;));IF([$Sheet1.$G295]=&quot;critical1 nc&quot;;&quot;1NC&quot;;IF([$Sheet1.$G29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6.019" calcext:value-type="float">
            <text:p>6.01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296]=[$Sheet1.$H296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296]=&quot;1&quot;;IF([$Sheet1.$G296]=&quot;critical1 nc&quot;;&quot;4NC Mismatch&quot;; IF([$Sheet1.$G296]=&quot;critical2 dn&quot;; &quot;2DN Mismatch&quot;;&quot;&quot;));IF([$Sheet1.$G296]=&quot;critical1 nc&quot;;&quot;1NC&quot;;IF([$Sheet1.$G29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297]=[$Sheet1.$H297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297]=&quot;1&quot;;IF([$Sheet1.$G297]=&quot;critical1 nc&quot;;&quot;4NC Mismatch&quot;; IF([$Sheet1.$G297]=&quot;critical2 dn&quot;; &quot;2DN Mismatch&quot;;&quot;&quot;));IF([$Sheet1.$G297]=&quot;critical1 nc&quot;;&quot;1NC&quot;;IF([$Sheet1.$G29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3.306" calcext:value-type="float">
            <text:p>3.30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98]=[$Sheet1.$H298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298]=&quot;1&quot;;IF([$Sheet1.$G298]=&quot;critical1 nc&quot;;&quot;4NC Mismatch&quot;; IF([$Sheet1.$G298]=&quot;critical2 dn&quot;; &quot;2DN Mismatch&quot;;&quot;&quot;));IF([$Sheet1.$G298]=&quot;critical1 nc&quot;;&quot;1NC&quot;;IF([$Sheet1.$G2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723" calcext:value-type="float">
            <text:p>3.72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299]=[$Sheet1.$H299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299]=&quot;1&quot;;IF([$Sheet1.$G299]=&quot;critical1 nc&quot;;&quot;4NC Mismatch&quot;; IF([$Sheet1.$G299]=&quot;critical2 dn&quot;; &quot;2DN Mismatch&quot;;&quot;&quot;));IF([$Sheet1.$G299]=&quot;critical1 nc&quot;;&quot;1NC&quot;;IF([$Sheet1.$G2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4.066" calcext:value-type="float">
            <text:p>4.06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00]=[$Sheet1.$H300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300]=&quot;1&quot;;IF([$Sheet1.$G300]=&quot;critical1 nc&quot;;&quot;4NC Mismatch&quot;; IF([$Sheet1.$G300]=&quot;critical2 dn&quot;; &quot;2DN Mismatch&quot;;&quot;&quot;));IF([$Sheet1.$G300]=&quot;critical1 nc&quot;;&quot;1NC&quot;;IF([$Sheet1.$G3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01]=[$Sheet1.$H301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301]=&quot;1&quot;;IF([$Sheet1.$G301]=&quot;critical1 nc&quot;;&quot;4NC Mismatch&quot;; IF([$Sheet1.$G301]=&quot;critical2 dn&quot;; &quot;2DN Mismatch&quot;;&quot;&quot;));IF([$Sheet1.$G301]=&quot;critical1 nc&quot;;&quot;1NC&quot;;IF([$Sheet1.$G30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435" calcext:value-type="float">
            <text:p>3.43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02]=[$Sheet1.$H302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302]=&quot;1&quot;;IF([$Sheet1.$G302]=&quot;critical1 nc&quot;;&quot;4NC Mismatch&quot;; IF([$Sheet1.$G302]=&quot;critical2 dn&quot;; &quot;2DN Mismatch&quot;;&quot;&quot;));IF([$Sheet1.$G302]=&quot;critical1 nc&quot;;&quot;1NC&quot;;IF([$Sheet1.$G30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939" calcext:value-type="float">
            <text:p>3.93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03]=[$Sheet1.$H303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303]=&quot;1&quot;;IF([$Sheet1.$G303]=&quot;critical1 nc&quot;;&quot;4NC Mismatch&quot;; IF([$Sheet1.$G303]=&quot;critical2 dn&quot;; &quot;2DN Mismatch&quot;;&quot;&quot;));IF([$Sheet1.$G303]=&quot;critical1 nc&quot;;&quot;1NC&quot;;IF([$Sheet1.$G30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819" calcext:value-type="float">
            <text:p>3.81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04]=[$Sheet1.$H304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304]=&quot;1&quot;;IF([$Sheet1.$G304]=&quot;critical1 nc&quot;;&quot;4NC Mismatch&quot;; IF([$Sheet1.$G304]=&quot;critical2 dn&quot;; &quot;2DN Mismatch&quot;;&quot;&quot;));IF([$Sheet1.$G304]=&quot;critical1 nc&quot;;&quot;1NC&quot;;IF([$Sheet1.$G30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3.948" calcext:value-type="float">
            <text:p>3.94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05]=[$Sheet1.$H305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305]=&quot;1&quot;;IF([$Sheet1.$G305]=&quot;critical1 nc&quot;;&quot;4NC Mismatch&quot;; IF([$Sheet1.$G305]=&quot;critical2 dn&quot;; &quot;2DN Mismatch&quot;;&quot;&quot;));IF([$Sheet1.$G305]=&quot;critical1 nc&quot;;&quot;1NC&quot;;IF([$Sheet1.$G30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3.947" calcext:value-type="float">
            <text:p>3.94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06]=[$Sheet1.$H306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306]=&quot;1&quot;;IF([$Sheet1.$G306]=&quot;critical1 nc&quot;;&quot;4NC Mismatch&quot;; IF([$Sheet1.$G306]=&quot;critical2 dn&quot;; &quot;2DN Mismatch&quot;;&quot;&quot;));IF([$Sheet1.$G306]=&quot;critical1 nc&quot;;&quot;1NC&quot;;IF([$Sheet1.$G30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07]=[$Sheet1.$H307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307]=&quot;1&quot;;IF([$Sheet1.$G307]=&quot;critical1 nc&quot;;&quot;4NC Mismatch&quot;; IF([$Sheet1.$G307]=&quot;critical2 dn&quot;; &quot;2DN Mismatch&quot;;&quot;&quot;));IF([$Sheet1.$G307]=&quot;critical1 nc&quot;;&quot;1NC&quot;;IF([$Sheet1.$G30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4.042" calcext:value-type="float">
            <text:p>4.04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08]=[$Sheet1.$H308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308]=&quot;1&quot;;IF([$Sheet1.$G308]=&quot;critical1 nc&quot;;&quot;4NC Mismatch&quot;; IF([$Sheet1.$G308]=&quot;critical2 dn&quot;; &quot;2DN Mismatch&quot;;&quot;&quot;));IF([$Sheet1.$G308]=&quot;critical1 nc&quot;;&quot;1NC&quot;;IF([$Sheet1.$G30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8.164" calcext:value-type="float">
            <text:p>8.16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09]=[$Sheet1.$H309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309]=&quot;1&quot;;IF([$Sheet1.$G309]=&quot;critical1 nc&quot;;&quot;4NC Mismatch&quot;; IF([$Sheet1.$G309]=&quot;critical2 dn&quot;; &quot;2DN Mismatch&quot;;&quot;&quot;));IF([$Sheet1.$G309]=&quot;critical1 nc&quot;;&quot;1NC&quot;;IF([$Sheet1.$G30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10]=[$Sheet1.$H310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310]=&quot;1&quot;;IF([$Sheet1.$G310]=&quot;critical1 nc&quot;;&quot;4NC Mismatch&quot;; IF([$Sheet1.$G310]=&quot;critical2 dn&quot;; &quot;2DN Mismatch&quot;;&quot;&quot;));IF([$Sheet1.$G310]=&quot;critical1 nc&quot;;&quot;1NC&quot;;IF([$Sheet1.$G31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11]=[$Sheet1.$H311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311]=&quot;1&quot;;IF([$Sheet1.$G311]=&quot;critical1 nc&quot;;&quot;4NC Mismatch&quot;; IF([$Sheet1.$G311]=&quot;critical2 dn&quot;; &quot;2DN Mismatch&quot;;&quot;&quot;));IF([$Sheet1.$G311]=&quot;critical1 nc&quot;;&quot;1NC&quot;;IF([$Sheet1.$G31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12]=[$Sheet1.$H312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312]=&quot;1&quot;;IF([$Sheet1.$G312]=&quot;critical1 nc&quot;;&quot;4NC Mismatch&quot;; IF([$Sheet1.$G312]=&quot;critical2 dn&quot;; &quot;2DN Mismatch&quot;;&quot;&quot;));IF([$Sheet1.$G312]=&quot;critical1 nc&quot;;&quot;1NC&quot;;IF([$Sheet1.$G31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4.899" calcext:value-type="float">
            <text:p>4.89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13]=[$Sheet1.$H313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313]=&quot;1&quot;;IF([$Sheet1.$G313]=&quot;critical1 nc&quot;;&quot;4NC Mismatch&quot;; IF([$Sheet1.$G313]=&quot;critical2 dn&quot;; &quot;2DN Mismatch&quot;;&quot;&quot;));IF([$Sheet1.$G313]=&quot;critical1 nc&quot;;&quot;1NC&quot;;IF([$Sheet1.$G31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322" calcext:value-type="float">
            <text:p>3.32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14]=[$Sheet1.$H314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314]=&quot;1&quot;;IF([$Sheet1.$G314]=&quot;critical1 nc&quot;;&quot;4NC Mismatch&quot;; IF([$Sheet1.$G314]=&quot;critical2 dn&quot;; &quot;2DN Mismatch&quot;;&quot;&quot;));IF([$Sheet1.$G314]=&quot;critical1 nc&quot;;&quot;1NC&quot;;IF([$Sheet1.$G31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4.163" calcext:value-type="float">
            <text:p>4.16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15]=[$Sheet1.$H315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315]=&quot;1&quot;;IF([$Sheet1.$G315]=&quot;critical1 nc&quot;;&quot;4NC Mismatch&quot;; IF([$Sheet1.$G315]=&quot;critical2 dn&quot;; &quot;2DN Mismatch&quot;;&quot;&quot;));IF([$Sheet1.$G315]=&quot;critical1 nc&quot;;&quot;1NC&quot;;IF([$Sheet1.$G31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16]=[$Sheet1.$H316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316]=&quot;1&quot;;IF([$Sheet1.$G316]=&quot;critical1 nc&quot;;&quot;4NC Mismatch&quot;; IF([$Sheet1.$G316]=&quot;critical2 dn&quot;; &quot;2DN Mismatch&quot;;&quot;&quot;));IF([$Sheet1.$G316]=&quot;critical1 nc&quot;;&quot;1NC&quot;;IF([$Sheet1.$G31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971" calcext:value-type="float">
            <text:p>3.97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17]=[$Sheet1.$H317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317]=&quot;1&quot;;IF([$Sheet1.$G317]=&quot;critical1 nc&quot;;&quot;4NC Mismatch&quot;; IF([$Sheet1.$G317]=&quot;critical2 dn&quot;; &quot;2DN Mismatch&quot;;&quot;&quot;));IF([$Sheet1.$G317]=&quot;critical1 nc&quot;;&quot;1NC&quot;;IF([$Sheet1.$G31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3.627" calcext:value-type="float">
            <text:p>3.62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18]=[$Sheet1.$H318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318]=&quot;1&quot;;IF([$Sheet1.$G318]=&quot;critical1 nc&quot;;&quot;4NC Mismatch&quot;; IF([$Sheet1.$G318]=&quot;critical2 dn&quot;; &quot;2DN Mismatch&quot;;&quot;&quot;));IF([$Sheet1.$G318]=&quot;critical1 nc&quot;;&quot;1NC&quot;;IF([$Sheet1.$G3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V</text:p>
          </table:table-cell>
          <table:table-cell office:value-type="float" office:value="2.643" calcext:value-type="float">
            <text:p>2.64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19]=[$Sheet1.$H319]; &quot;&quot;; &quot;1&quot;)" office:value-type="string" office:string-value="1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table:formula="of:=IF([$Sheet1.$I319]=&quot;1&quot;;IF([$Sheet1.$G319]=&quot;critical1 nc&quot;;&quot;4NC Mismatch&quot;; IF([$Sheet1.$G319]=&quot;critical2 dn&quot;; &quot;2DN Mismatch&quot;;&quot;&quot;));IF([$Sheet1.$G319]=&quot;critical1 nc&quot;;&quot;1NC&quot;;IF([$Sheet1.$G3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4.003" calcext:value-type="float">
            <text:p>4.0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20]=[$Sheet1.$H320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320]=&quot;1&quot;;IF([$Sheet1.$G320]=&quot;critical1 nc&quot;;&quot;4NC Mismatch&quot;; IF([$Sheet1.$G320]=&quot;critical2 dn&quot;; &quot;2DN Mismatch&quot;;&quot;&quot;));IF([$Sheet1.$G320]=&quot;critical1 nc&quot;;&quot;1NC&quot;;IF([$Sheet1.$G3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3.217" calcext:value-type="float">
            <text:p>3.21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21]=[$Sheet1.$H321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321]=&quot;1&quot;;IF([$Sheet1.$G321]=&quot;critical1 nc&quot;;&quot;4NC Mismatch&quot;; IF([$Sheet1.$G321]=&quot;critical2 dn&quot;; &quot;2DN Mismatch&quot;;&quot;&quot;));IF([$Sheet1.$G321]=&quot;critical1 nc&quot;;&quot;1NC&quot;;IF([$Sheet1.$G32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6.745" calcext:value-type="float">
            <text:p>6.74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22]=[$Sheet1.$H322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322]=&quot;1&quot;;IF([$Sheet1.$G322]=&quot;critical1 nc&quot;;&quot;4NC Mismatch&quot;; IF([$Sheet1.$G322]=&quot;critical2 dn&quot;; &quot;2DN Mismatch&quot;;&quot;&quot;));IF([$Sheet1.$G322]=&quot;critical1 nc&quot;;&quot;1NC&quot;;IF([$Sheet1.$G32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748" calcext:value-type="float">
            <text:p>5.74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23]=[$Sheet1.$H323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323]=&quot;1&quot;;IF([$Sheet1.$G323]=&quot;critical1 nc&quot;;&quot;4NC Mismatch&quot;; IF([$Sheet1.$G323]=&quot;critical2 dn&quot;; &quot;2DN Mismatch&quot;;&quot;&quot;));IF([$Sheet1.$G323]=&quot;critical1 nc&quot;;&quot;1NC&quot;;IF([$Sheet1.$G32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739" calcext:value-type="float">
            <text:p>5.73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24]=[$Sheet1.$H324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324]=&quot;1&quot;;IF([$Sheet1.$G324]=&quot;critical1 nc&quot;;&quot;4NC Mismatch&quot;; IF([$Sheet1.$G324]=&quot;critical2 dn&quot;; &quot;2DN Mismatch&quot;;&quot;&quot;));IF([$Sheet1.$G324]=&quot;critical1 nc&quot;;&quot;1NC&quot;;IF([$Sheet1.$G32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3.467" calcext:value-type="float">
            <text:p>3.46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25]=[$Sheet1.$H325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325]=&quot;1&quot;;IF([$Sheet1.$G325]=&quot;critical1 nc&quot;;&quot;4NC Mismatch&quot;; IF([$Sheet1.$G325]=&quot;critical2 dn&quot;; &quot;2DN Mismatch&quot;;&quot;&quot;));IF([$Sheet1.$G325]=&quot;critical1 nc&quot;;&quot;1NC&quot;;IF([$Sheet1.$G32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9.924" calcext:value-type="float">
            <text:p>9.92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26]=[$Sheet1.$H326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326]=&quot;1&quot;;IF([$Sheet1.$G326]=&quot;critical1 nc&quot;;&quot;4NC Mismatch&quot;; IF([$Sheet1.$G326]=&quot;critical2 dn&quot;; &quot;2DN Mismatch&quot;;&quot;&quot;));IF([$Sheet1.$G326]=&quot;critical1 nc&quot;;&quot;1NC&quot;;IF([$Sheet1.$G32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8.787" calcext:value-type="float">
            <text:p>8.78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27]=[$Sheet1.$H32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327]=&quot;1&quot;;IF([$Sheet1.$G327]=&quot;critical1 nc&quot;;&quot;4NC Mismatch&quot;; IF([$Sheet1.$G327]=&quot;critical2 dn&quot;; &quot;2DN Mismatch&quot;;&quot;&quot;));IF([$Sheet1.$G327]=&quot;critical1 nc&quot;;&quot;1NC&quot;;IF([$Sheet1.$G32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7.051" calcext:value-type="float">
            <text:p>7.05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28]=[$Sheet1.$H328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328]=&quot;1&quot;;IF([$Sheet1.$G328]=&quot;critical1 nc&quot;;&quot;4NC Mismatch&quot;; IF([$Sheet1.$G328]=&quot;critical2 dn&quot;; &quot;2DN Mismatch&quot;;&quot;&quot;));IF([$Sheet1.$G328]=&quot;critical1 nc&quot;;&quot;1NC&quot;;IF([$Sheet1.$G32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5.676" calcext:value-type="float">
            <text:p>5.67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29]=[$Sheet1.$H329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329]=&quot;1&quot;;IF([$Sheet1.$G329]=&quot;critical1 nc&quot;;&quot;4NC Mismatch&quot;; IF([$Sheet1.$G329]=&quot;critical2 dn&quot;; &quot;2DN Mismatch&quot;;&quot;&quot;));IF([$Sheet1.$G329]=&quot;critical1 nc&quot;;&quot;1NC&quot;;IF([$Sheet1.$G32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F</text:p>
          </table:table-cell>
          <table:table-cell office:value-type="float" office:value="8.29" calcext:value-type="float">
            <text:p>8.2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30]=[$Sheet1.$H330]; &quot;&quot;; &quot;1&quot;)" office:value-type="string" office:string-value="1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table:formula="of:=IF([$Sheet1.$I330]=&quot;1&quot;;IF([$Sheet1.$G330]=&quot;critical1 nc&quot;;&quot;4NC Mismatch&quot;; IF([$Sheet1.$G330]=&quot;critical2 dn&quot;; &quot;2DN Mismatch&quot;;&quot;&quot;));IF([$Sheet1.$G330]=&quot;critical1 nc&quot;;&quot;1NC&quot;;IF([$Sheet1.$G330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31]=[$Sheet1.$H331]; &quot;&quot;; &quot;1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formula="of:=IF([$Sheet1.$I331]=&quot;1&quot;;IF([$Sheet1.$G331]=&quot;critical1 nc&quot;;&quot;4NC Mismatch&quot;; IF([$Sheet1.$G331]=&quot;critical2 dn&quot;; &quot;2DN Mismatch&quot;;&quot;&quot;));IF([$Sheet1.$G331]=&quot;critical1 nc&quot;;&quot;1NC&quot;;IF([$Sheet1.$G331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6.186" calcext:value-type="float">
            <text:p>6.18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32]=[$Sheet1.$H332]; &quot;&quot;; &quot;1&quot;)" office:value-type="string" office:string-value="1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table:formula="of:=IF([$Sheet1.$I332]=&quot;1&quot;;IF([$Sheet1.$G332]=&quot;critical1 nc&quot;;&quot;4NC Mismatch&quot;; IF([$Sheet1.$G332]=&quot;critical2 dn&quot;; &quot;2DN Mismatch&quot;;&quot;&quot;));IF([$Sheet1.$G332]=&quot;critical1 nc&quot;;&quot;1NC&quot;;IF([$Sheet1.$G33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11.41" calcext:value-type="float">
            <text:p>11.4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33]=[$Sheet1.$H333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333]=&quot;1&quot;;IF([$Sheet1.$G333]=&quot;critical1 nc&quot;;&quot;4NC Mismatch&quot;; IF([$Sheet1.$G333]=&quot;critical2 dn&quot;; &quot;2DN Mismatch&quot;;&quot;&quot;));IF([$Sheet1.$G333]=&quot;critical1 nc&quot;;&quot;1NC&quot;;IF([$Sheet1.$G33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F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34]=[$Sheet1.$H334]; &quot;&quot;; &quot;1&quot;)" office:value-type="string" office:string-value="1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IF([$Sheet1.$I334]=&quot;1&quot;;IF([$Sheet1.$G334]=&quot;critical1 nc&quot;;&quot;4NC Mismatch&quot;; IF([$Sheet1.$G334]=&quot;critical2 dn&quot;; &quot;2DN Mismatch&quot;;&quot;&quot;));IF([$Sheet1.$G334]=&quot;critical1 nc&quot;;&quot;1NC&quot;;IF([$Sheet1.$G33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6.811" calcext:value-type="float">
            <text:p>6.81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35]=[$Sheet1.$H335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335]=&quot;1&quot;;IF([$Sheet1.$G335]=&quot;critical1 nc&quot;;&quot;4NC Mismatch&quot;; IF([$Sheet1.$G335]=&quot;critical2 dn&quot;; &quot;2DN Mismatch&quot;;&quot;&quot;));IF([$Sheet1.$G335]=&quot;critical1 nc&quot;;&quot;1NC&quot;;IF([$Sheet1.$G33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36]=[$Sheet1.$H336]; &quot;&quot;; &quot;1&quot;)" office:value-type="string" office:string-value="1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formula="of:=IF([$Sheet1.$I336]=&quot;1&quot;;IF([$Sheet1.$G336]=&quot;critical1 nc&quot;;&quot;4NC Mismatch&quot;; IF([$Sheet1.$G336]=&quot;critical2 dn&quot;; &quot;2DN Mismatch&quot;;&quot;&quot;));IF([$Sheet1.$G336]=&quot;critical1 nc&quot;;&quot;1NC&quot;;IF([$Sheet1.$G33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F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37]=[$Sheet1.$H337]; &quot;&quot;; &quot;1&quot;)" office:value-type="string" office:string-value="1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table:formula="of:=IF([$Sheet1.$I337]=&quot;1&quot;;IF([$Sheet1.$G337]=&quot;critical1 nc&quot;;&quot;4NC Mismatch&quot;; IF([$Sheet1.$G337]=&quot;critical2 dn&quot;; &quot;2DN Mismatch&quot;;&quot;&quot;));IF([$Sheet1.$G337]=&quot;critical1 nc&quot;;&quot;1NC&quot;;IF([$Sheet1.$G337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5.082" calcext:value-type="float">
            <text:p>5.08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38]=[$Sheet1.$H338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338]=&quot;1&quot;;IF([$Sheet1.$G338]=&quot;critical1 nc&quot;;&quot;4NC Mismatch&quot;; IF([$Sheet1.$G338]=&quot;critical2 dn&quot;; &quot;2DN Mismatch&quot;;&quot;&quot;));IF([$Sheet1.$G338]=&quot;critical1 nc&quot;;&quot;1NC&quot;;IF([$Sheet1.$G3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6.378" calcext:value-type="float">
            <text:p>6.37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39]=[$Sheet1.$H339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339]=&quot;1&quot;;IF([$Sheet1.$G339]=&quot;critical1 nc&quot;;&quot;4NC Mismatch&quot;; IF([$Sheet1.$G339]=&quot;critical2 dn&quot;; &quot;2DN Mismatch&quot;;&quot;&quot;));IF([$Sheet1.$G339]=&quot;critical1 nc&quot;;&quot;1NC&quot;;IF([$Sheet1.$G3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40]=[$Sheet1.$H340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340]=&quot;1&quot;;IF([$Sheet1.$G340]=&quot;critical1 nc&quot;;&quot;4NC Mismatch&quot;; IF([$Sheet1.$G340]=&quot;critical2 dn&quot;; &quot;2DN Mismatch&quot;;&quot;&quot;));IF([$Sheet1.$G340]=&quot;critical1 nc&quot;;&quot;1NC&quot;;IF([$Sheet1.$G3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8.274" calcext:value-type="float">
            <text:p>8.27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41]=[$Sheet1.$H341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341]=&quot;1&quot;;IF([$Sheet1.$G341]=&quot;critical1 nc&quot;;&quot;4NC Mismatch&quot;; IF([$Sheet1.$G341]=&quot;critical2 dn&quot;; &quot;2DN Mismatch&quot;;&quot;&quot;));IF([$Sheet1.$G341]=&quot;critical1 nc&quot;;&quot;1NC&quot;;IF([$Sheet1.$G34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9.378" calcext:value-type="float">
            <text:p>9.37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42]=[$Sheet1.$H342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342]=&quot;1&quot;;IF([$Sheet1.$G342]=&quot;critical1 nc&quot;;&quot;4NC Mismatch&quot;; IF([$Sheet1.$G342]=&quot;critical2 dn&quot;; &quot;2DN Mismatch&quot;;&quot;&quot;));IF([$Sheet1.$G342]=&quot;critical1 nc&quot;;&quot;1NC&quot;;IF([$Sheet1.$G34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4.205" calcext:value-type="float">
            <text:p>4.20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43]=[$Sheet1.$H343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343]=&quot;1&quot;;IF([$Sheet1.$G343]=&quot;critical1 nc&quot;;&quot;4NC Mismatch&quot;; IF([$Sheet1.$G343]=&quot;critical2 dn&quot;; &quot;2DN Mismatch&quot;;&quot;&quot;));IF([$Sheet1.$G343]=&quot;critical1 nc&quot;;&quot;1NC&quot;;IF([$Sheet1.$G34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44]=[$Sheet1.$H344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344]=&quot;1&quot;;IF([$Sheet1.$G344]=&quot;critical1 nc&quot;;&quot;4NC Mismatch&quot;; IF([$Sheet1.$G344]=&quot;critical2 dn&quot;; &quot;2DN Mismatch&quot;;&quot;&quot;));IF([$Sheet1.$G344]=&quot;critical1 nc&quot;;&quot;1NC&quot;;IF([$Sheet1.$G34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45]=[$Sheet1.$H34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345]=&quot;1&quot;;IF([$Sheet1.$G345]=&quot;critical1 nc&quot;;&quot;4NC Mismatch&quot;; IF([$Sheet1.$G345]=&quot;critical2 dn&quot;; &quot;2DN Mismatch&quot;;&quot;&quot;));IF([$Sheet1.$G345]=&quot;critical1 nc&quot;;&quot;1NC&quot;;IF([$Sheet1.$G34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46]=[$Sheet1.$H346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346]=&quot;1&quot;;IF([$Sheet1.$G346]=&quot;critical1 nc&quot;;&quot;4NC Mismatch&quot;; IF([$Sheet1.$G346]=&quot;critical2 dn&quot;; &quot;2DN Mismatch&quot;;&quot;&quot;));IF([$Sheet1.$G346]=&quot;critical1 nc&quot;;&quot;1NC&quot;;IF([$Sheet1.$G34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47]=[$Sheet1.$H347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347]=&quot;1&quot;;IF([$Sheet1.$G347]=&quot;critical1 nc&quot;;&quot;4NC Mismatch&quot;; IF([$Sheet1.$G347]=&quot;critical2 dn&quot;; &quot;2DN Mismatch&quot;;&quot;&quot;));IF([$Sheet1.$G347]=&quot;critical1 nc&quot;;&quot;1NC&quot;;IF([$Sheet1.$G34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7.914" calcext:value-type="float">
            <text:p>7.91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48]=[$Sheet1.$H348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348]=&quot;1&quot;;IF([$Sheet1.$G348]=&quot;critical1 nc&quot;;&quot;4NC Mismatch&quot;; IF([$Sheet1.$G348]=&quot;critical2 dn&quot;; &quot;2DN Mismatch&quot;;&quot;&quot;));IF([$Sheet1.$G348]=&quot;critical1 nc&quot;;&quot;1NC&quot;;IF([$Sheet1.$G34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49]=[$Sheet1.$H349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349]=&quot;1&quot;;IF([$Sheet1.$G349]=&quot;critical1 nc&quot;;&quot;4NC Mismatch&quot;; IF([$Sheet1.$G349]=&quot;critical2 dn&quot;; &quot;2DN Mismatch&quot;;&quot;&quot;));IF([$Sheet1.$G349]=&quot;critical1 nc&quot;;&quot;1NC&quot;;IF([$Sheet1.$G34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50]=[$Sheet1.$H350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350]=&quot;1&quot;;IF([$Sheet1.$G350]=&quot;critical1 nc&quot;;&quot;4NC Mismatch&quot;; IF([$Sheet1.$G350]=&quot;critical2 dn&quot;; &quot;2DN Mismatch&quot;;&quot;&quot;));IF([$Sheet1.$G350]=&quot;critical1 nc&quot;;&quot;1NC&quot;;IF([$Sheet1.$G35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6.907" calcext:value-type="float">
            <text:p>6.90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51]=[$Sheet1.$H351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351]=&quot;1&quot;;IF([$Sheet1.$G351]=&quot;critical1 nc&quot;;&quot;4NC Mismatch&quot;; IF([$Sheet1.$G351]=&quot;critical2 dn&quot;; &quot;2DN Mismatch&quot;;&quot;&quot;));IF([$Sheet1.$G351]=&quot;critical1 nc&quot;;&quot;1NC&quot;;IF([$Sheet1.$G35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52]=[$Sheet1.$H352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352]=&quot;1&quot;;IF([$Sheet1.$G352]=&quot;critical1 nc&quot;;&quot;4NC Mismatch&quot;; IF([$Sheet1.$G352]=&quot;critical2 dn&quot;; &quot;2DN Mismatch&quot;;&quot;&quot;));IF([$Sheet1.$G352]=&quot;critical1 nc&quot;;&quot;1NC&quot;;IF([$Sheet1.$G35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7.979" calcext:value-type="float">
            <text:p>7.97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53]=[$Sheet1.$H353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353]=&quot;1&quot;;IF([$Sheet1.$G353]=&quot;critical1 nc&quot;;&quot;4NC Mismatch&quot;; IF([$Sheet1.$G353]=&quot;critical2 dn&quot;; &quot;2DN Mismatch&quot;;&quot;&quot;));IF([$Sheet1.$G353]=&quot;critical1 nc&quot;;&quot;1NC&quot;;IF([$Sheet1.$G35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4.867" calcext:value-type="float">
            <text:p>4.86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54]=[$Sheet1.$H354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354]=&quot;1&quot;;IF([$Sheet1.$G354]=&quot;critical1 nc&quot;;&quot;4NC Mismatch&quot;; IF([$Sheet1.$G354]=&quot;critical2 dn&quot;; &quot;2DN Mismatch&quot;;&quot;&quot;));IF([$Sheet1.$G354]=&quot;critical1 nc&quot;;&quot;1NC&quot;;IF([$Sheet1.$G35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55]=[$Sheet1.$H355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355]=&quot;1&quot;;IF([$Sheet1.$G355]=&quot;critical1 nc&quot;;&quot;4NC Mismatch&quot;; IF([$Sheet1.$G355]=&quot;critical2 dn&quot;; &quot;2DN Mismatch&quot;;&quot;&quot;));IF([$Sheet1.$G355]=&quot;critical1 nc&quot;;&quot;1NC&quot;;IF([$Sheet1.$G35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4.811" calcext:value-type="float">
            <text:p>4.81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56]=[$Sheet1.$H356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356]=&quot;1&quot;;IF([$Sheet1.$G356]=&quot;critical1 nc&quot;;&quot;4NC Mismatch&quot;; IF([$Sheet1.$G356]=&quot;critical2 dn&quot;; &quot;2DN Mismatch&quot;;&quot;&quot;));IF([$Sheet1.$G356]=&quot;critical1 nc&quot;;&quot;1NC&quot;;IF([$Sheet1.$G35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57]=[$Sheet1.$H357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357]=&quot;1&quot;;IF([$Sheet1.$G357]=&quot;critical1 nc&quot;;&quot;4NC Mismatch&quot;; IF([$Sheet1.$G357]=&quot;critical2 dn&quot;; &quot;2DN Mismatch&quot;;&quot;&quot;));IF([$Sheet1.$G357]=&quot;critical1 nc&quot;;&quot;1NC&quot;;IF([$Sheet1.$G35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4.027" calcext:value-type="float">
            <text:p>4.02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58]=[$Sheet1.$H358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358]=&quot;1&quot;;IF([$Sheet1.$G358]=&quot;critical1 nc&quot;;&quot;4NC Mismatch&quot;; IF([$Sheet1.$G358]=&quot;critical2 dn&quot;; &quot;2DN Mismatch&quot;;&quot;&quot;));IF([$Sheet1.$G358]=&quot;critical1 nc&quot;;&quot;1NC&quot;;IF([$Sheet1.$G3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4.907" calcext:value-type="float">
            <text:p>4.90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59]=[$Sheet1.$H359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359]=&quot;1&quot;;IF([$Sheet1.$G359]=&quot;critical1 nc&quot;;&quot;4NC Mismatch&quot;; IF([$Sheet1.$G359]=&quot;critical2 dn&quot;; &quot;2DN Mismatch&quot;;&quot;&quot;));IF([$Sheet1.$G359]=&quot;critical1 nc&quot;;&quot;1NC&quot;;IF([$Sheet1.$G3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7.619" calcext:value-type="float">
            <text:p>7.61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60]=[$Sheet1.$H360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360]=&quot;1&quot;;IF([$Sheet1.$G360]=&quot;critical1 nc&quot;;&quot;4NC Mismatch&quot;; IF([$Sheet1.$G360]=&quot;critical2 dn&quot;; &quot;2DN Mismatch&quot;;&quot;&quot;));IF([$Sheet1.$G360]=&quot;critical1 nc&quot;;&quot;1NC&quot;;IF([$Sheet1.$G3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8.292" calcext:value-type="float">
            <text:p>8.2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61]=[$Sheet1.$H361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361]=&quot;1&quot;;IF([$Sheet1.$G361]=&quot;critical1 nc&quot;;&quot;4NC Mismatch&quot;; IF([$Sheet1.$G361]=&quot;critical2 dn&quot;; &quot;2DN Mismatch&quot;;&quot;&quot;));IF([$Sheet1.$G361]=&quot;critical1 nc&quot;;&quot;1NC&quot;;IF([$Sheet1.$G36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5.202" calcext:value-type="float">
            <text:p>5.20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62]=[$Sheet1.$H362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362]=&quot;1&quot;;IF([$Sheet1.$G362]=&quot;critical1 nc&quot;;&quot;4NC Mismatch&quot;; IF([$Sheet1.$G362]=&quot;critical2 dn&quot;; &quot;2DN Mismatch&quot;;&quot;&quot;));IF([$Sheet1.$G362]=&quot;critical1 nc&quot;;&quot;1NC&quot;;IF([$Sheet1.$G36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059" calcext:value-type="float">
            <text:p>5.05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63]=[$Sheet1.$H363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363]=&quot;1&quot;;IF([$Sheet1.$G363]=&quot;critical1 nc&quot;;&quot;4NC Mismatch&quot;; IF([$Sheet1.$G363]=&quot;critical2 dn&quot;; &quot;2DN Mismatch&quot;;&quot;&quot;));IF([$Sheet1.$G363]=&quot;critical1 nc&quot;;&quot;1NC&quot;;IF([$Sheet1.$G36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64]=[$Sheet1.$H364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364]=&quot;1&quot;;IF([$Sheet1.$G364]=&quot;critical1 nc&quot;;&quot;4NC Mismatch&quot;; IF([$Sheet1.$G364]=&quot;critical2 dn&quot;; &quot;2DN Mismatch&quot;;&quot;&quot;));IF([$Sheet1.$G364]=&quot;critical1 nc&quot;;&quot;1NC&quot;;IF([$Sheet1.$G36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.243" calcext:value-type="float">
            <text:p>2.24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65]=[$Sheet1.$H365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365]=&quot;1&quot;;IF([$Sheet1.$G365]=&quot;critical1 nc&quot;;&quot;4NC Mismatch&quot;; IF([$Sheet1.$G365]=&quot;critical2 dn&quot;; &quot;2DN Mismatch&quot;;&quot;&quot;));IF([$Sheet1.$G365]=&quot;critical1 nc&quot;;&quot;1NC&quot;;IF([$Sheet1.$G36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3.321" calcext:value-type="float">
            <text:p>3.32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66]=[$Sheet1.$H366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366]=&quot;1&quot;;IF([$Sheet1.$G366]=&quot;critical1 nc&quot;;&quot;4NC Mismatch&quot;; IF([$Sheet1.$G366]=&quot;critical2 dn&quot;; &quot;2DN Mismatch&quot;;&quot;&quot;));IF([$Sheet1.$G366]=&quot;critical1 nc&quot;;&quot;1NC&quot;;IF([$Sheet1.$G36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F</text:p>
          </table:table-cell>
          <table:table-cell office:value-type="float" office:value="3.299" calcext:value-type="float">
            <text:p>3.29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367]=[$Sheet1.$H367]; &quot;&quot;; &quot;1&quot;)" office:value-type="string" office:string-value="1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IF([$Sheet1.$I367]=&quot;1&quot;;IF([$Sheet1.$G367]=&quot;critical1 nc&quot;;&quot;4NC Mismatch&quot;; IF([$Sheet1.$G367]=&quot;critical2 dn&quot;; &quot;2DN Mismatch&quot;;&quot;&quot;));IF([$Sheet1.$G367]=&quot;critical1 nc&quot;;&quot;1NC&quot;;IF([$Sheet1.$G367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3.987" calcext:value-type="float">
            <text:p>3.98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68]=[$Sheet1.$H368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368]=&quot;1&quot;;IF([$Sheet1.$G368]=&quot;critical1 nc&quot;;&quot;4NC Mismatch&quot;; IF([$Sheet1.$G368]=&quot;critical2 dn&quot;; &quot;2DN Mismatch&quot;;&quot;&quot;));IF([$Sheet1.$G368]=&quot;critical1 nc&quot;;&quot;1NC&quot;;IF([$Sheet1.$G36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138" calcext:value-type="float">
            <text:p>3.13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369]=[$Sheet1.$H369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369]=&quot;1&quot;;IF([$Sheet1.$G369]=&quot;critical1 nc&quot;;&quot;4NC Mismatch&quot;; IF([$Sheet1.$G369]=&quot;critical2 dn&quot;; &quot;2DN Mismatch&quot;;&quot;&quot;));IF([$Sheet1.$G369]=&quot;critical1 nc&quot;;&quot;1NC&quot;;IF([$Sheet1.$G36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3.426" calcext:value-type="float">
            <text:p>3.42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70]=[$Sheet1.$H370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370]=&quot;1&quot;;IF([$Sheet1.$G370]=&quot;critical1 nc&quot;;&quot;4NC Mismatch&quot;; IF([$Sheet1.$G370]=&quot;critical2 dn&quot;; &quot;2DN Mismatch&quot;;&quot;&quot;));IF([$Sheet1.$G370]=&quot;critical1 nc&quot;;&quot;1NC&quot;;IF([$Sheet1.$G37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3.683" calcext:value-type="float">
            <text:p>3.6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71]=[$Sheet1.$H371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371]=&quot;1&quot;;IF([$Sheet1.$G371]=&quot;critical1 nc&quot;;&quot;4NC Mismatch&quot;; IF([$Sheet1.$G371]=&quot;critical2 dn&quot;; &quot;2DN Mismatch&quot;;&quot;&quot;));IF([$Sheet1.$G371]=&quot;critical1 nc&quot;;&quot;1NC&quot;;IF([$Sheet1.$G37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72]=[$Sheet1.$H372]; &quot;&quot;; &quot;1&quot;)" office:value-type="string" office:string-value="1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table:formula="of:=IF([$Sheet1.$I372]=&quot;1&quot;;IF([$Sheet1.$G372]=&quot;critical1 nc&quot;;&quot;4NC Mismatch&quot;; IF([$Sheet1.$G372]=&quot;critical2 dn&quot;; &quot;2DN Mismatch&quot;;&quot;&quot;));IF([$Sheet1.$G372]=&quot;critical1 nc&quot;;&quot;1NC&quot;;IF([$Sheet1.$G37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73]=[$Sheet1.$H373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373]=&quot;1&quot;;IF([$Sheet1.$G373]=&quot;critical1 nc&quot;;&quot;4NC Mismatch&quot;; IF([$Sheet1.$G373]=&quot;critical2 dn&quot;; &quot;2DN Mismatch&quot;;&quot;&quot;));IF([$Sheet1.$G373]=&quot;critical1 nc&quot;;&quot;1NC&quot;;IF([$Sheet1.$G37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6.723" calcext:value-type="float">
            <text:p>6.72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74]=[$Sheet1.$H374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374]=&quot;1&quot;;IF([$Sheet1.$G374]=&quot;critical1 nc&quot;;&quot;4NC Mismatch&quot;; IF([$Sheet1.$G374]=&quot;critical2 dn&quot;; &quot;2DN Mismatch&quot;;&quot;&quot;));IF([$Sheet1.$G374]=&quot;critical1 nc&quot;;&quot;1NC&quot;;IF([$Sheet1.$G37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5.226" calcext:value-type="float">
            <text:p>5.22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75]=[$Sheet1.$H375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375]=&quot;1&quot;;IF([$Sheet1.$G375]=&quot;critical1 nc&quot;;&quot;4NC Mismatch&quot;; IF([$Sheet1.$G375]=&quot;critical2 dn&quot;; &quot;2DN Mismatch&quot;;&quot;&quot;));IF([$Sheet1.$G375]=&quot;critical1 nc&quot;;&quot;1NC&quot;;IF([$Sheet1.$G37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3.394" calcext:value-type="float">
            <text:p>3.39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376]=[$Sheet1.$H376]; &quot;&quot;; &quot;1&quot;)" office:value-type="string" office:string-value="1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table:formula="of:=IF([$Sheet1.$I376]=&quot;1&quot;;IF([$Sheet1.$G376]=&quot;critical1 nc&quot;;&quot;4NC Mismatch&quot;; IF([$Sheet1.$G376]=&quot;critical2 dn&quot;; &quot;2DN Mismatch&quot;;&quot;&quot;));IF([$Sheet1.$G376]=&quot;critical1 nc&quot;;&quot;1NC&quot;;IF([$Sheet1.$G37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5.763" calcext:value-type="float">
            <text:p>5.76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377]=[$Sheet1.$H37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377]=&quot;1&quot;;IF([$Sheet1.$G377]=&quot;critical1 nc&quot;;&quot;4NC Mismatch&quot;; IF([$Sheet1.$G377]=&quot;critical2 dn&quot;; &quot;2DN Mismatch&quot;;&quot;&quot;));IF([$Sheet1.$G377]=&quot;critical1 nc&quot;;&quot;1NC&quot;;IF([$Sheet1.$G37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3.538" calcext:value-type="float">
            <text:p>3.53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78]=[$Sheet1.$H378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378]=&quot;1&quot;;IF([$Sheet1.$G378]=&quot;critical1 nc&quot;;&quot;4NC Mismatch&quot;; IF([$Sheet1.$G378]=&quot;critical2 dn&quot;; &quot;2DN Mismatch&quot;;&quot;&quot;));IF([$Sheet1.$G378]=&quot;critical1 nc&quot;;&quot;1NC&quot;;IF([$Sheet1.$G3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F</text:p>
          </table:table-cell>
          <table:table-cell office:value-type="float" office:value="2.697" calcext:value-type="float">
            <text:p>2.69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79]=[$Sheet1.$H379]; &quot;&quot;; &quot;1&quot;)" office:value-type="string" office:string-value="1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table:formula="of:=IF([$Sheet1.$I379]=&quot;1&quot;;IF([$Sheet1.$G379]=&quot;critical1 nc&quot;;&quot;4NC Mismatch&quot;; IF([$Sheet1.$G379]=&quot;critical2 dn&quot;; &quot;2DN Mismatch&quot;;&quot;&quot;));IF([$Sheet1.$G379]=&quot;critical1 nc&quot;;&quot;1NC&quot;;IF([$Sheet1.$G3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042" calcext:value-type="float">
            <text:p>3.0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80]=[$Sheet1.$H380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380]=&quot;1&quot;;IF([$Sheet1.$G380]=&quot;critical1 nc&quot;;&quot;4NC Mismatch&quot;; IF([$Sheet1.$G380]=&quot;critical2 dn&quot;; &quot;2DN Mismatch&quot;;&quot;&quot;));IF([$Sheet1.$G380]=&quot;critical1 nc&quot;;&quot;1NC&quot;;IF([$Sheet1.$G3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2.475" calcext:value-type="float">
            <text:p>2.47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81]=[$Sheet1.$H381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381]=&quot;1&quot;;IF([$Sheet1.$G381]=&quot;critical1 nc&quot;;&quot;4NC Mismatch&quot;; IF([$Sheet1.$G381]=&quot;critical2 dn&quot;; &quot;2DN Mismatch&quot;;&quot;&quot;));IF([$Sheet1.$G381]=&quot;critical1 nc&quot;;&quot;1NC&quot;;IF([$Sheet1.$G38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4.859" calcext:value-type="float">
            <text:p>4.85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82]=[$Sheet1.$H382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382]=&quot;1&quot;;IF([$Sheet1.$G382]=&quot;critical1 nc&quot;;&quot;4NC Mismatch&quot;; IF([$Sheet1.$G382]=&quot;critical2 dn&quot;; &quot;2DN Mismatch&quot;;&quot;&quot;));IF([$Sheet1.$G382]=&quot;critical1 nc&quot;;&quot;1NC&quot;;IF([$Sheet1.$G38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923" calcext:value-type="float">
            <text:p>3.92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83]=[$Sheet1.$H383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383]=&quot;1&quot;;IF([$Sheet1.$G383]=&quot;critical1 nc&quot;;&quot;4NC Mismatch&quot;; IF([$Sheet1.$G383]=&quot;critical2 dn&quot;; &quot;2DN Mismatch&quot;;&quot;&quot;));IF([$Sheet1.$G383]=&quot;critical1 nc&quot;;&quot;1NC&quot;;IF([$Sheet1.$G38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7.098" calcext:value-type="float">
            <text:p>7.09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384]=[$Sheet1.$H384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384]=&quot;1&quot;;IF([$Sheet1.$G384]=&quot;critical1 nc&quot;;&quot;4NC Mismatch&quot;; IF([$Sheet1.$G384]=&quot;critical2 dn&quot;; &quot;2DN Mismatch&quot;;&quot;&quot;));IF([$Sheet1.$G384]=&quot;critical1 nc&quot;;&quot;1NC&quot;;IF([$Sheet1.$G38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2.466" calcext:value-type="float">
            <text:p>2.46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385]=[$Sheet1.$H385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385]=&quot;1&quot;;IF([$Sheet1.$G385]=&quot;critical1 nc&quot;;&quot;4NC Mismatch&quot;; IF([$Sheet1.$G385]=&quot;critical2 dn&quot;; &quot;2DN Mismatch&quot;;&quot;&quot;));IF([$Sheet1.$G385]=&quot;critical1 nc&quot;;&quot;1NC&quot;;IF([$Sheet1.$G38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F</text:p>
          </table:table-cell>
          <table:table-cell office:value-type="float" office:value="4.594" calcext:value-type="float">
            <text:p>4.59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86]=[$Sheet1.$H386]; &quot;&quot;; &quot;1&quot;)" office:value-type="string" office:string-value="1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IF([$Sheet1.$I386]=&quot;1&quot;;IF([$Sheet1.$G386]=&quot;critical1 nc&quot;;&quot;4NC Mismatch&quot;; IF([$Sheet1.$G386]=&quot;critical2 dn&quot;; &quot;2DN Mismatch&quot;;&quot;&quot;));IF([$Sheet1.$G386]=&quot;critical1 nc&quot;;&quot;1NC&quot;;IF([$Sheet1.$G38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3.387" calcext:value-type="float">
            <text:p>3.38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87]=[$Sheet1.$H387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387]=&quot;1&quot;;IF([$Sheet1.$G387]=&quot;critical1 nc&quot;;&quot;4NC Mismatch&quot;; IF([$Sheet1.$G387]=&quot;critical2 dn&quot;; &quot;2DN Mismatch&quot;;&quot;&quot;));IF([$Sheet1.$G387]=&quot;critical1 nc&quot;;&quot;1NC&quot;;IF([$Sheet1.$G38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9.051" calcext:value-type="float">
            <text:p>9.0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88]=[$Sheet1.$H388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388]=&quot;1&quot;;IF([$Sheet1.$G388]=&quot;critical1 nc&quot;;&quot;4NC Mismatch&quot;; IF([$Sheet1.$G388]=&quot;critical2 dn&quot;; &quot;2DN Mismatch&quot;;&quot;&quot;));IF([$Sheet1.$G388]=&quot;critical1 nc&quot;;&quot;1NC&quot;;IF([$Sheet1.$G38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F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89]=[$Sheet1.$H389]; &quot;&quot;; &quot;1&quot;)" office:value-type="string" office:string-value="1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table:formula="of:=IF([$Sheet1.$I389]=&quot;1&quot;;IF([$Sheet1.$G389]=&quot;critical1 nc&quot;;&quot;4NC Mismatch&quot;; IF([$Sheet1.$G389]=&quot;critical2 dn&quot;; &quot;2DN Mismatch&quot;;&quot;&quot;));IF([$Sheet1.$G389]=&quot;critical1 nc&quot;;&quot;1NC&quot;;IF([$Sheet1.$G38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3.628" calcext:value-type="float">
            <text:p>3.62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390]=[$Sheet1.$H390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390]=&quot;1&quot;;IF([$Sheet1.$G390]=&quot;critical1 nc&quot;;&quot;4NC Mismatch&quot;; IF([$Sheet1.$G390]=&quot;critical2 dn&quot;; &quot;2DN Mismatch&quot;;&quot;&quot;));IF([$Sheet1.$G390]=&quot;critical1 nc&quot;;&quot;1NC&quot;;IF([$Sheet1.$G39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3.282" calcext:value-type="float">
            <text:p>3.28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91]=[$Sheet1.$H391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391]=&quot;1&quot;;IF([$Sheet1.$G391]=&quot;critical1 nc&quot;;&quot;4NC Mismatch&quot;; IF([$Sheet1.$G391]=&quot;critical2 dn&quot;; &quot;2DN Mismatch&quot;;&quot;&quot;));IF([$Sheet1.$G391]=&quot;critical1 nc&quot;;&quot;1NC&quot;;IF([$Sheet1.$G39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92]=[$Sheet1.$H392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392]=&quot;1&quot;;IF([$Sheet1.$G392]=&quot;critical1 nc&quot;;&quot;4NC Mismatch&quot;; IF([$Sheet1.$G392]=&quot;critical2 dn&quot;; &quot;2DN Mismatch&quot;;&quot;&quot;));IF([$Sheet1.$G392]=&quot;critical1 nc&quot;;&quot;1NC&quot;;IF([$Sheet1.$G39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2.916" calcext:value-type="float">
            <text:p>2.91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393]=[$Sheet1.$H393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393]=&quot;1&quot;;IF([$Sheet1.$G393]=&quot;critical1 nc&quot;;&quot;4NC Mismatch&quot;; IF([$Sheet1.$G393]=&quot;critical2 dn&quot;; &quot;2DN Mismatch&quot;;&quot;&quot;));IF([$Sheet1.$G393]=&quot;critical1 nc&quot;;&quot;1NC&quot;;IF([$Sheet1.$G39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4.945" calcext:value-type="float">
            <text:p>4.94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94]=[$Sheet1.$H394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394]=&quot;1&quot;;IF([$Sheet1.$G394]=&quot;critical1 nc&quot;;&quot;4NC Mismatch&quot;; IF([$Sheet1.$G394]=&quot;critical2 dn&quot;; &quot;2DN Mismatch&quot;;&quot;&quot;));IF([$Sheet1.$G394]=&quot;critical1 nc&quot;;&quot;1NC&quot;;IF([$Sheet1.$G39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F</text:p>
          </table:table-cell>
          <table:table-cell office:value-type="float" office:value="3.491" calcext:value-type="float">
            <text:p>3.49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95]=[$Sheet1.$H395]; &quot;&quot;; &quot;1&quot;)" office:value-type="string" office:string-value="1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table:formula="of:=IF([$Sheet1.$I395]=&quot;1&quot;;IF([$Sheet1.$G395]=&quot;critical1 nc&quot;;&quot;4NC Mismatch&quot;; IF([$Sheet1.$G395]=&quot;critical2 dn&quot;; &quot;2DN Mismatch&quot;;&quot;&quot;));IF([$Sheet1.$G395]=&quot;critical1 nc&quot;;&quot;1NC&quot;;IF([$Sheet1.$G39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963" calcext:value-type="float">
            <text:p>3.96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96]=[$Sheet1.$H396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396]=&quot;1&quot;;IF([$Sheet1.$G396]=&quot;critical1 nc&quot;;&quot;4NC Mismatch&quot;; IF([$Sheet1.$G396]=&quot;critical2 dn&quot;; &quot;2DN Mismatch&quot;;&quot;&quot;));IF([$Sheet1.$G396]=&quot;critical1 nc&quot;;&quot;1NC&quot;;IF([$Sheet1.$G39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066" calcext:value-type="float">
            <text:p>3.06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97]=[$Sheet1.$H397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397]=&quot;1&quot;;IF([$Sheet1.$G397]=&quot;critical1 nc&quot;;&quot;4NC Mismatch&quot;; IF([$Sheet1.$G397]=&quot;critical2 dn&quot;; &quot;2DN Mismatch&quot;;&quot;&quot;));IF([$Sheet1.$G397]=&quot;critical1 nc&quot;;&quot;1NC&quot;;IF([$Sheet1.$G39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F</text:p>
          </table:table-cell>
          <table:table-cell office:value-type="float" office:value="3.738" calcext:value-type="float">
            <text:p>3.7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398]=[$Sheet1.$H398]; &quot;&quot;; &quot;1&quot;)" office:value-type="string" office:string-value="1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table:formula="of:=IF([$Sheet1.$I398]=&quot;1&quot;;IF([$Sheet1.$G398]=&quot;critical1 nc&quot;;&quot;4NC Mismatch&quot;; IF([$Sheet1.$G398]=&quot;critical2 dn&quot;; &quot;2DN Mismatch&quot;;&quot;&quot;));IF([$Sheet1.$G398]=&quot;critical1 nc&quot;;&quot;1NC&quot;;IF([$Sheet1.$G3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954" calcext:value-type="float">
            <text:p>3.95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399]=[$Sheet1.$H399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399]=&quot;1&quot;;IF([$Sheet1.$G399]=&quot;critical1 nc&quot;;&quot;4NC Mismatch&quot;; IF([$Sheet1.$G399]=&quot;critical2 dn&quot;; &quot;2DN Mismatch&quot;;&quot;&quot;));IF([$Sheet1.$G399]=&quot;critical1 nc&quot;;&quot;1NC&quot;;IF([$Sheet1.$G3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3.226" calcext:value-type="float">
            <text:p>3.22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00]=[$Sheet1.$H400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400]=&quot;1&quot;;IF([$Sheet1.$G400]=&quot;critical1 nc&quot;;&quot;4NC Mismatch&quot;; IF([$Sheet1.$G400]=&quot;critical2 dn&quot;; &quot;2DN Mismatch&quot;;&quot;&quot;));IF([$Sheet1.$G400]=&quot;critical1 nc&quot;;&quot;1NC&quot;;IF([$Sheet1.$G4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187" calcext:value-type="float">
            <text:p>4.1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01]=[$Sheet1.$H401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401]=&quot;1&quot;;IF([$Sheet1.$G401]=&quot;critical1 nc&quot;;&quot;4NC Mismatch&quot;; IF([$Sheet1.$G401]=&quot;critical2 dn&quot;; &quot;2DN Mismatch&quot;;&quot;&quot;));IF([$Sheet1.$G401]=&quot;critical1 nc&quot;;&quot;1NC&quot;;IF([$Sheet1.$G40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8.052" calcext:value-type="float">
            <text:p>8.05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02]=[$Sheet1.$H402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402]=&quot;1&quot;;IF([$Sheet1.$G402]=&quot;critical1 nc&quot;;&quot;4NC Mismatch&quot;; IF([$Sheet1.$G402]=&quot;critical2 dn&quot;; &quot;2DN Mismatch&quot;;&quot;&quot;));IF([$Sheet1.$G402]=&quot;critical1 nc&quot;;&quot;1NC&quot;;IF([$Sheet1.$G40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187" calcext:value-type="float">
            <text:p>5.18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03]=[$Sheet1.$H403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403]=&quot;1&quot;;IF([$Sheet1.$G403]=&quot;critical1 nc&quot;;&quot;4NC Mismatch&quot;; IF([$Sheet1.$G403]=&quot;critical2 dn&quot;; &quot;2DN Mismatch&quot;;&quot;&quot;));IF([$Sheet1.$G403]=&quot;critical1 nc&quot;;&quot;1NC&quot;;IF([$Sheet1.$G40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619" calcext:value-type="float">
            <text:p>5.61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04]=[$Sheet1.$H404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404]=&quot;1&quot;;IF([$Sheet1.$G404]=&quot;critical1 nc&quot;;&quot;4NC Mismatch&quot;; IF([$Sheet1.$G404]=&quot;critical2 dn&quot;; &quot;2DN Mismatch&quot;;&quot;&quot;));IF([$Sheet1.$G404]=&quot;critical1 nc&quot;;&quot;1NC&quot;;IF([$Sheet1.$G40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6.771" calcext:value-type="float">
            <text:p>6.7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05]=[$Sheet1.$H405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405]=&quot;1&quot;;IF([$Sheet1.$G405]=&quot;critical1 nc&quot;;&quot;4NC Mismatch&quot;; IF([$Sheet1.$G405]=&quot;critical2 dn&quot;; &quot;2DN Mismatch&quot;;&quot;&quot;));IF([$Sheet1.$G405]=&quot;critical1 nc&quot;;&quot;1NC&quot;;IF([$Sheet1.$G40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8.722" calcext:value-type="float">
            <text:p>8.72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06]=[$Sheet1.$H406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406]=&quot;1&quot;;IF([$Sheet1.$G406]=&quot;critical1 nc&quot;;&quot;4NC Mismatch&quot;; IF([$Sheet1.$G406]=&quot;critical2 dn&quot;; &quot;2DN Mismatch&quot;;&quot;&quot;));IF([$Sheet1.$G406]=&quot;critical1 nc&quot;;&quot;1NC&quot;;IF([$Sheet1.$G40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5.809" calcext:value-type="float">
            <text:p>5.80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07]=[$Sheet1.$H407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407]=&quot;1&quot;;IF([$Sheet1.$G407]=&quot;critical1 nc&quot;;&quot;4NC Mismatch&quot;; IF([$Sheet1.$G407]=&quot;critical2 dn&quot;; &quot;2DN Mismatch&quot;;&quot;&quot;));IF([$Sheet1.$G407]=&quot;critical1 nc&quot;;&quot;1NC&quot;;IF([$Sheet1.$G40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3.928" calcext:value-type="float">
            <text:p>3.92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08]=[$Sheet1.$H408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408]=&quot;1&quot;;IF([$Sheet1.$G408]=&quot;critical1 nc&quot;;&quot;4NC Mismatch&quot;; IF([$Sheet1.$G408]=&quot;critical2 dn&quot;; &quot;2DN Mismatch&quot;;&quot;&quot;));IF([$Sheet1.$G408]=&quot;critical1 nc&quot;;&quot;1NC&quot;;IF([$Sheet1.$G40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7.146" calcext:value-type="float">
            <text:p>7.14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09]=[$Sheet1.$H409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409]=&quot;1&quot;;IF([$Sheet1.$G409]=&quot;critical1 nc&quot;;&quot;4NC Mismatch&quot;; IF([$Sheet1.$G409]=&quot;critical2 dn&quot;; &quot;2DN Mismatch&quot;;&quot;&quot;));IF([$Sheet1.$G409]=&quot;critical1 nc&quot;;&quot;1NC&quot;;IF([$Sheet1.$G40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6.474" calcext:value-type="float">
            <text:p>6.47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10]=[$Sheet1.$H410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410]=&quot;1&quot;;IF([$Sheet1.$G410]=&quot;critical1 nc&quot;;&quot;4NC Mismatch&quot;; IF([$Sheet1.$G410]=&quot;critical2 dn&quot;; &quot;2DN Mismatch&quot;;&quot;&quot;));IF([$Sheet1.$G410]=&quot;critical1 nc&quot;;&quot;1NC&quot;;IF([$Sheet1.$G41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7.018" calcext:value-type="float">
            <text:p>7.01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11]=[$Sheet1.$H411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411]=&quot;1&quot;;IF([$Sheet1.$G411]=&quot;critical1 nc&quot;;&quot;4NC Mismatch&quot;; IF([$Sheet1.$G411]=&quot;critical2 dn&quot;; &quot;2DN Mismatch&quot;;&quot;&quot;));IF([$Sheet1.$G411]=&quot;critical1 nc&quot;;&quot;1NC&quot;;IF([$Sheet1.$G41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6.171" calcext:value-type="float">
            <text:p>6.17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12]=[$Sheet1.$H412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412]=&quot;1&quot;;IF([$Sheet1.$G412]=&quot;critical1 nc&quot;;&quot;4NC Mismatch&quot;; IF([$Sheet1.$G412]=&quot;critical2 dn&quot;; &quot;2DN Mismatch&quot;;&quot;&quot;));IF([$Sheet1.$G412]=&quot;critical1 nc&quot;;&quot;1NC&quot;;IF([$Sheet1.$G41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13]=[$Sheet1.$H413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413]=&quot;1&quot;;IF([$Sheet1.$G413]=&quot;critical1 nc&quot;;&quot;4NC Mismatch&quot;; IF([$Sheet1.$G413]=&quot;critical2 dn&quot;; &quot;2DN Mismatch&quot;;&quot;&quot;));IF([$Sheet1.$G413]=&quot;critical1 nc&quot;;&quot;1NC&quot;;IF([$Sheet1.$G41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14]=[$Sheet1.$H414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414]=&quot;1&quot;;IF([$Sheet1.$G414]=&quot;critical1 nc&quot;;&quot;4NC Mismatch&quot;; IF([$Sheet1.$G414]=&quot;critical2 dn&quot;; &quot;2DN Mismatch&quot;;&quot;&quot;));IF([$Sheet1.$G414]=&quot;critical1 nc&quot;;&quot;1NC&quot;;IF([$Sheet1.$G41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15]=[$Sheet1.$H415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415]=&quot;1&quot;;IF([$Sheet1.$G415]=&quot;critical1 nc&quot;;&quot;4NC Mismatch&quot;; IF([$Sheet1.$G415]=&quot;critical2 dn&quot;; &quot;2DN Mismatch&quot;;&quot;&quot;));IF([$Sheet1.$G415]=&quot;critical1 nc&quot;;&quot;1NC&quot;;IF([$Sheet1.$G41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7.29" calcext:value-type="float">
            <text:p>7.2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16]=[$Sheet1.$H416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416]=&quot;1&quot;;IF([$Sheet1.$G416]=&quot;critical1 nc&quot;;&quot;4NC Mismatch&quot;; IF([$Sheet1.$G416]=&quot;critical2 dn&quot;; &quot;2DN Mismatch&quot;;&quot;&quot;));IF([$Sheet1.$G416]=&quot;critical1 nc&quot;;&quot;1NC&quot;;IF([$Sheet1.$G41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7.115" calcext:value-type="float">
            <text:p>7.11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17]=[$Sheet1.$H417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417]=&quot;1&quot;;IF([$Sheet1.$G417]=&quot;critical1 nc&quot;;&quot;4NC Mismatch&quot;; IF([$Sheet1.$G417]=&quot;critical2 dn&quot;; &quot;2DN Mismatch&quot;;&quot;&quot;));IF([$Sheet1.$G417]=&quot;critical1 nc&quot;;&quot;1NC&quot;;IF([$Sheet1.$G41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F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18]=[$Sheet1.$H418]; &quot;&quot;; &quot;1&quot;)" office:value-type="string" office:string-value="1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IF([$Sheet1.$I418]=&quot;1&quot;;IF([$Sheet1.$G418]=&quot;critical1 nc&quot;;&quot;4NC Mismatch&quot;; IF([$Sheet1.$G418]=&quot;critical2 dn&quot;; &quot;2DN Mismatch&quot;;&quot;&quot;));IF([$Sheet1.$G418]=&quot;critical1 nc&quot;;&quot;1NC&quot;;IF([$Sheet1.$G4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F</text:p>
          </table:table-cell>
          <table:table-cell office:value-type="float" office:value="7.578" calcext:value-type="float">
            <text:p>7.57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19]=[$Sheet1.$H419]; &quot;&quot;; &quot;1&quot;)" office:value-type="string" office:string-value="1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IF([$Sheet1.$I419]=&quot;1&quot;;IF([$Sheet1.$G419]=&quot;critical1 nc&quot;;&quot;4NC Mismatch&quot;; IF([$Sheet1.$G419]=&quot;critical2 dn&quot;; &quot;2DN Mismatch&quot;;&quot;&quot;));IF([$Sheet1.$G419]=&quot;critical1 nc&quot;;&quot;1NC&quot;;IF([$Sheet1.$G4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8.244" calcext:value-type="float">
            <text:p>8.24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20]=[$Sheet1.$H420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420]=&quot;1&quot;;IF([$Sheet1.$G420]=&quot;critical1 nc&quot;;&quot;4NC Mismatch&quot;; IF([$Sheet1.$G420]=&quot;critical2 dn&quot;; &quot;2DN Mismatch&quot;;&quot;&quot;));IF([$Sheet1.$G420]=&quot;critical1 nc&quot;;&quot;1NC&quot;;IF([$Sheet1.$G4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6.619" calcext:value-type="float">
            <text:p>6.61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21]=[$Sheet1.$H421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421]=&quot;1&quot;;IF([$Sheet1.$G421]=&quot;critical1 nc&quot;;&quot;4NC Mismatch&quot;; IF([$Sheet1.$G421]=&quot;critical2 dn&quot;; &quot;2DN Mismatch&quot;;&quot;&quot;));IF([$Sheet1.$G421]=&quot;critical1 nc&quot;;&quot;1NC&quot;;IF([$Sheet1.$G42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7.611" calcext:value-type="float">
            <text:p>7.61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22]=[$Sheet1.$H422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422]=&quot;1&quot;;IF([$Sheet1.$G422]=&quot;critical1 nc&quot;;&quot;4NC Mismatch&quot;; IF([$Sheet1.$G422]=&quot;critical2 dn&quot;; &quot;2DN Mismatch&quot;;&quot;&quot;));IF([$Sheet1.$G422]=&quot;critical1 nc&quot;;&quot;1NC&quot;;IF([$Sheet1.$G42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F</text:p>
          </table:table-cell>
          <table:table-cell office:value-type="float" office:value="7.036" calcext:value-type="float">
            <text:p>7.03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23]=[$Sheet1.$H423]; &quot;&quot;; &quot;1&quot;)" office:value-type="string" office:string-value="1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IF([$Sheet1.$I423]=&quot;1&quot;;IF([$Sheet1.$G423]=&quot;critical1 nc&quot;;&quot;4NC Mismatch&quot;; IF([$Sheet1.$G423]=&quot;critical2 dn&quot;; &quot;2DN Mismatch&quot;;&quot;&quot;));IF([$Sheet1.$G423]=&quot;critical1 nc&quot;;&quot;1NC&quot;;IF([$Sheet1.$G42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754" calcext:value-type="float">
            <text:p>4.75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24]=[$Sheet1.$H424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424]=&quot;1&quot;;IF([$Sheet1.$G424]=&quot;critical1 nc&quot;;&quot;4NC Mismatch&quot;; IF([$Sheet1.$G424]=&quot;critical2 dn&quot;; &quot;2DN Mismatch&quot;;&quot;&quot;));IF([$Sheet1.$G424]=&quot;critical1 nc&quot;;&quot;1NC&quot;;IF([$Sheet1.$G42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5.187" calcext:value-type="float">
            <text:p>5.18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25]=[$Sheet1.$H425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425]=&quot;1&quot;;IF([$Sheet1.$G425]=&quot;critical1 nc&quot;;&quot;4NC Mismatch&quot;; IF([$Sheet1.$G425]=&quot;critical2 dn&quot;; &quot;2DN Mismatch&quot;;&quot;&quot;));IF([$Sheet1.$G425]=&quot;critical1 nc&quot;;&quot;1NC&quot;;IF([$Sheet1.$G42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F</text:p>
          </table:table-cell>
          <table:table-cell office:value-type="float" office:value="6.939" calcext:value-type="float">
            <text:p>6.93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26]=[$Sheet1.$H426]; &quot;&quot;; &quot;1&quot;)" office:value-type="string" office:string-value="1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formula="of:=IF([$Sheet1.$I426]=&quot;1&quot;;IF([$Sheet1.$G426]=&quot;critical1 nc&quot;;&quot;4NC Mismatch&quot;; IF([$Sheet1.$G426]=&quot;critical2 dn&quot;; &quot;2DN Mismatch&quot;;&quot;&quot;));IF([$Sheet1.$G426]=&quot;critical1 nc&quot;;&quot;1NC&quot;;IF([$Sheet1.$G42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5.139" calcext:value-type="float">
            <text:p>5.13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27]=[$Sheet1.$H427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427]=&quot;1&quot;;IF([$Sheet1.$G427]=&quot;critical1 nc&quot;;&quot;4NC Mismatch&quot;; IF([$Sheet1.$G427]=&quot;critical2 dn&quot;; &quot;2DN Mismatch&quot;;&quot;&quot;));IF([$Sheet1.$G427]=&quot;critical1 nc&quot;;&quot;1NC&quot;;IF([$Sheet1.$G42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6.819" calcext:value-type="float">
            <text:p>6.81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28]=[$Sheet1.$H428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428]=&quot;1&quot;;IF([$Sheet1.$G428]=&quot;critical1 nc&quot;;&quot;4NC Mismatch&quot;; IF([$Sheet1.$G428]=&quot;critical2 dn&quot;; &quot;2DN Mismatch&quot;;&quot;&quot;));IF([$Sheet1.$G428]=&quot;critical1 nc&quot;;&quot;1NC&quot;;IF([$Sheet1.$G42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F</text:p>
          </table:table-cell>
          <table:table-cell office:value-type="float" office:value="6.883" calcext:value-type="float">
            <text:p>6.88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29]=[$Sheet1.$H429]; &quot;&quot;; &quot;1&quot;)" office:value-type="string" office:string-value="1" calcext:value-type="string">
            <text:p>1</text:p>
          </table:table-cell>
          <table:table-cell office:value-type="float" office:value="36" calcext:value-type="float">
            <text:p>36</text:p>
          </table:table-cell>
          <table:table-cell table:formula="of:=IF([$Sheet1.$I429]=&quot;1&quot;;IF([$Sheet1.$G429]=&quot;critical1 nc&quot;;&quot;4NC Mismatch&quot;; IF([$Sheet1.$G429]=&quot;critical2 dn&quot;; &quot;2DN Mismatch&quot;;&quot;&quot;));IF([$Sheet1.$G429]=&quot;critical1 nc&quot;;&quot;1NC&quot;;IF([$Sheet1.$G42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6.674" calcext:value-type="float">
            <text:p>6.67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30]=[$Sheet1.$H430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430]=&quot;1&quot;;IF([$Sheet1.$G430]=&quot;critical1 nc&quot;;&quot;4NC Mismatch&quot;; IF([$Sheet1.$G430]=&quot;critical2 dn&quot;; &quot;2DN Mismatch&quot;;&quot;&quot;));IF([$Sheet1.$G430]=&quot;critical1 nc&quot;;&quot;1NC&quot;;IF([$Sheet1.$G43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7.451" calcext:value-type="float">
            <text:p>7.4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31]=[$Sheet1.$H431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431]=&quot;1&quot;;IF([$Sheet1.$G431]=&quot;critical1 nc&quot;;&quot;4NC Mismatch&quot;; IF([$Sheet1.$G431]=&quot;critical2 dn&quot;; &quot;2DN Mismatch&quot;;&quot;&quot;));IF([$Sheet1.$G431]=&quot;critical1 nc&quot;;&quot;1NC&quot;;IF([$Sheet1.$G43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5.972" calcext:value-type="float">
            <text:p>5.97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32]=[$Sheet1.$H432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432]=&quot;1&quot;;IF([$Sheet1.$G432]=&quot;critical1 nc&quot;;&quot;4NC Mismatch&quot;; IF([$Sheet1.$G432]=&quot;critical2 dn&quot;; &quot;2DN Mismatch&quot;;&quot;&quot;));IF([$Sheet1.$G432]=&quot;critical1 nc&quot;;&quot;1NC&quot;;IF([$Sheet1.$G43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7.075" calcext:value-type="float">
            <text:p>7.07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33]=[$Sheet1.$H433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433]=&quot;1&quot;;IF([$Sheet1.$G433]=&quot;critical1 nc&quot;;&quot;4NC Mismatch&quot;; IF([$Sheet1.$G433]=&quot;critical2 dn&quot;; &quot;2DN Mismatch&quot;;&quot;&quot;));IF([$Sheet1.$G433]=&quot;critical1 nc&quot;;&quot;1NC&quot;;IF([$Sheet1.$G43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6.628" calcext:value-type="float">
            <text:p>6.62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34]=[$Sheet1.$H434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434]=&quot;1&quot;;IF([$Sheet1.$G434]=&quot;critical1 nc&quot;;&quot;4NC Mismatch&quot;; IF([$Sheet1.$G434]=&quot;critical2 dn&quot;; &quot;2DN Mismatch&quot;;&quot;&quot;));IF([$Sheet1.$G434]=&quot;critical1 nc&quot;;&quot;1NC&quot;;IF([$Sheet1.$G43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8.483" calcext:value-type="float">
            <text:p>8.48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35]=[$Sheet1.$H435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435]=&quot;1&quot;;IF([$Sheet1.$G435]=&quot;critical1 nc&quot;;&quot;4NC Mismatch&quot;; IF([$Sheet1.$G435]=&quot;critical2 dn&quot;; &quot;2DN Mismatch&quot;;&quot;&quot;));IF([$Sheet1.$G435]=&quot;critical1 nc&quot;;&quot;1NC&quot;;IF([$Sheet1.$G43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5.665" calcext:value-type="float">
            <text:p>5.66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36]=[$Sheet1.$H436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436]=&quot;1&quot;;IF([$Sheet1.$G436]=&quot;critical1 nc&quot;;&quot;4NC Mismatch&quot;; IF([$Sheet1.$G436]=&quot;critical2 dn&quot;; &quot;2DN Mismatch&quot;;&quot;&quot;));IF([$Sheet1.$G436]=&quot;critical1 nc&quot;;&quot;1NC&quot;;IF([$Sheet1.$G43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6.338" calcext:value-type="float">
            <text:p>6.3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37]=[$Sheet1.$H437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437]=&quot;1&quot;;IF([$Sheet1.$G437]=&quot;critical1 nc&quot;;&quot;4NC Mismatch&quot;; IF([$Sheet1.$G437]=&quot;critical2 dn&quot;; &quot;2DN Mismatch&quot;;&quot;&quot;));IF([$Sheet1.$G437]=&quot;critical1 nc&quot;;&quot;1NC&quot;;IF([$Sheet1.$G43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5.212" calcext:value-type="float">
            <text:p>5.21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38]=[$Sheet1.$H438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438]=&quot;1&quot;;IF([$Sheet1.$G438]=&quot;critical1 nc&quot;;&quot;4NC Mismatch&quot;; IF([$Sheet1.$G438]=&quot;critical2 dn&quot;; &quot;2DN Mismatch&quot;;&quot;&quot;));IF([$Sheet1.$G438]=&quot;critical1 nc&quot;;&quot;1NC&quot;;IF([$Sheet1.$G4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4.619" calcext:value-type="float">
            <text:p>4.61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39]=[$Sheet1.$H439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439]=&quot;1&quot;;IF([$Sheet1.$G439]=&quot;critical1 nc&quot;;&quot;4NC Mismatch&quot;; IF([$Sheet1.$G439]=&quot;critical2 dn&quot;; &quot;2DN Mismatch&quot;;&quot;&quot;));IF([$Sheet1.$G439]=&quot;critical1 nc&quot;;&quot;1NC&quot;;IF([$Sheet1.$G4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40]=[$Sheet1.$H440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440]=&quot;1&quot;;IF([$Sheet1.$G440]=&quot;critical1 nc&quot;;&quot;4NC Mismatch&quot;; IF([$Sheet1.$G440]=&quot;critical2 dn&quot;; &quot;2DN Mismatch&quot;;&quot;&quot;));IF([$Sheet1.$G440]=&quot;critical1 nc&quot;;&quot;1NC&quot;;IF([$Sheet1.$G4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7.689" calcext:value-type="float">
            <text:p>7.68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41]=[$Sheet1.$H441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441]=&quot;1&quot;;IF([$Sheet1.$G441]=&quot;critical1 nc&quot;;&quot;4NC Mismatch&quot;; IF([$Sheet1.$G441]=&quot;critical2 dn&quot;; &quot;2DN Mismatch&quot;;&quot;&quot;));IF([$Sheet1.$G441]=&quot;critical1 nc&quot;;&quot;1NC&quot;;IF([$Sheet1.$G44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42]=[$Sheet1.$H442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442]=&quot;1&quot;;IF([$Sheet1.$G442]=&quot;critical1 nc&quot;;&quot;4NC Mismatch&quot;; IF([$Sheet1.$G442]=&quot;critical2 dn&quot;; &quot;2DN Mismatch&quot;;&quot;&quot;));IF([$Sheet1.$G442]=&quot;critical1 nc&quot;;&quot;1NC&quot;;IF([$Sheet1.$G44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43]=[$Sheet1.$H443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443]=&quot;1&quot;;IF([$Sheet1.$G443]=&quot;critical1 nc&quot;;&quot;4NC Mismatch&quot;; IF([$Sheet1.$G443]=&quot;critical2 dn&quot;; &quot;2DN Mismatch&quot;;&quot;&quot;));IF([$Sheet1.$G443]=&quot;critical1 nc&quot;;&quot;1NC&quot;;IF([$Sheet1.$G44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44]=[$Sheet1.$H444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444]=&quot;1&quot;;IF([$Sheet1.$G444]=&quot;critical1 nc&quot;;&quot;4NC Mismatch&quot;; IF([$Sheet1.$G444]=&quot;critical2 dn&quot;; &quot;2DN Mismatch&quot;;&quot;&quot;));IF([$Sheet1.$G444]=&quot;critical1 nc&quot;;&quot;1NC&quot;;IF([$Sheet1.$G44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3.978" calcext:value-type="float">
            <text:p>3.97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45]=[$Sheet1.$H445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445]=&quot;1&quot;;IF([$Sheet1.$G445]=&quot;critical1 nc&quot;;&quot;4NC Mismatch&quot;; IF([$Sheet1.$G445]=&quot;critical2 dn&quot;; &quot;2DN Mismatch&quot;;&quot;&quot;));IF([$Sheet1.$G445]=&quot;critical1 nc&quot;;&quot;1NC&quot;;IF([$Sheet1.$G44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6.019" calcext:value-type="float">
            <text:p>6.01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46]=[$Sheet1.$H446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446]=&quot;1&quot;;IF([$Sheet1.$G446]=&quot;critical1 nc&quot;;&quot;4NC Mismatch&quot;; IF([$Sheet1.$G446]=&quot;critical2 dn&quot;; &quot;2DN Mismatch&quot;;&quot;&quot;));IF([$Sheet1.$G446]=&quot;critical1 nc&quot;;&quot;1NC&quot;;IF([$Sheet1.$G44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113" calcext:value-type="float">
            <text:p>4.11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47]=[$Sheet1.$H447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447]=&quot;1&quot;;IF([$Sheet1.$G447]=&quot;critical1 nc&quot;;&quot;4NC Mismatch&quot;; IF([$Sheet1.$G447]=&quot;critical2 dn&quot;; &quot;2DN Mismatch&quot;;&quot;&quot;));IF([$Sheet1.$G447]=&quot;critical1 nc&quot;;&quot;1NC&quot;;IF([$Sheet1.$G44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6.411" calcext:value-type="float">
            <text:p>6.41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48]=[$Sheet1.$H448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448]=&quot;1&quot;;IF([$Sheet1.$G448]=&quot;critical1 nc&quot;;&quot;4NC Mismatch&quot;; IF([$Sheet1.$G448]=&quot;critical2 dn&quot;; &quot;2DN Mismatch&quot;;&quot;&quot;));IF([$Sheet1.$G448]=&quot;critical1 nc&quot;;&quot;1NC&quot;;IF([$Sheet1.$G44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7.154" calcext:value-type="float">
            <text:p>7.15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49]=[$Sheet1.$H449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449]=&quot;1&quot;;IF([$Sheet1.$G449]=&quot;critical1 nc&quot;;&quot;4NC Mismatch&quot;; IF([$Sheet1.$G449]=&quot;critical2 dn&quot;; &quot;2DN Mismatch&quot;;&quot;&quot;));IF([$Sheet1.$G449]=&quot;critical1 nc&quot;;&quot;1NC&quot;;IF([$Sheet1.$G44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50]=[$Sheet1.$H450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450]=&quot;1&quot;;IF([$Sheet1.$G450]=&quot;critical1 nc&quot;;&quot;4NC Mismatch&quot;; IF([$Sheet1.$G450]=&quot;critical2 dn&quot;; &quot;2DN Mismatch&quot;;&quot;&quot;));IF([$Sheet1.$G450]=&quot;critical1 nc&quot;;&quot;1NC&quot;;IF([$Sheet1.$G45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4.801" calcext:value-type="float">
            <text:p>4.80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51]=[$Sheet1.$H451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451]=&quot;1&quot;;IF([$Sheet1.$G451]=&quot;critical1 nc&quot;;&quot;4NC Mismatch&quot;; IF([$Sheet1.$G451]=&quot;critical2 dn&quot;; &quot;2DN Mismatch&quot;;&quot;&quot;));IF([$Sheet1.$G451]=&quot;critical1 nc&quot;;&quot;1NC&quot;;IF([$Sheet1.$G45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6.875" calcext:value-type="float">
            <text:p>6.87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52]=[$Sheet1.$H452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452]=&quot;1&quot;;IF([$Sheet1.$G452]=&quot;critical1 nc&quot;;&quot;4NC Mismatch&quot;; IF([$Sheet1.$G452]=&quot;critical2 dn&quot;; &quot;2DN Mismatch&quot;;&quot;&quot;));IF([$Sheet1.$G452]=&quot;critical1 nc&quot;;&quot;1NC&quot;;IF([$Sheet1.$G45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7.258" calcext:value-type="float">
            <text:p>7.25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53]=[$Sheet1.$H453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453]=&quot;1&quot;;IF([$Sheet1.$G453]=&quot;critical1 nc&quot;;&quot;4NC Mismatch&quot;; IF([$Sheet1.$G453]=&quot;critical2 dn&quot;; &quot;2DN Mismatch&quot;;&quot;&quot;));IF([$Sheet1.$G453]=&quot;critical1 nc&quot;;&quot;1NC&quot;;IF([$Sheet1.$G45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54]=[$Sheet1.$H454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454]=&quot;1&quot;;IF([$Sheet1.$G454]=&quot;critical1 nc&quot;;&quot;4NC Mismatch&quot;; IF([$Sheet1.$G454]=&quot;critical2 dn&quot;; &quot;2DN Mismatch&quot;;&quot;&quot;));IF([$Sheet1.$G454]=&quot;critical1 nc&quot;;&quot;1NC&quot;;IF([$Sheet1.$G45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5.602" calcext:value-type="float">
            <text:p>5.60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55]=[$Sheet1.$H455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455]=&quot;1&quot;;IF([$Sheet1.$G455]=&quot;critical1 nc&quot;;&quot;4NC Mismatch&quot;; IF([$Sheet1.$G455]=&quot;critical2 dn&quot;; &quot;2DN Mismatch&quot;;&quot;&quot;));IF([$Sheet1.$G455]=&quot;critical1 nc&quot;;&quot;1NC&quot;;IF([$Sheet1.$G45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4.587" calcext:value-type="float">
            <text:p>4.58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56]=[$Sheet1.$H456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456]=&quot;1&quot;;IF([$Sheet1.$G456]=&quot;critical1 nc&quot;;&quot;4NC Mismatch&quot;; IF([$Sheet1.$G456]=&quot;critical2 dn&quot;; &quot;2DN Mismatch&quot;;&quot;&quot;));IF([$Sheet1.$G456]=&quot;critical1 nc&quot;;&quot;1NC&quot;;IF([$Sheet1.$G45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9.993" calcext:value-type="float">
            <text:p>9.99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57]=[$Sheet1.$H457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457]=&quot;1&quot;;IF([$Sheet1.$G457]=&quot;critical1 nc&quot;;&quot;4NC Mismatch&quot;; IF([$Sheet1.$G457]=&quot;critical2 dn&quot;; &quot;2DN Mismatch&quot;;&quot;&quot;));IF([$Sheet1.$G457]=&quot;critical1 nc&quot;;&quot;1NC&quot;;IF([$Sheet1.$G45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58]=[$Sheet1.$H458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458]=&quot;1&quot;;IF([$Sheet1.$G458]=&quot;critical1 nc&quot;;&quot;4NC Mismatch&quot;; IF([$Sheet1.$G458]=&quot;critical2 dn&quot;; &quot;2DN Mismatch&quot;;&quot;&quot;));IF([$Sheet1.$G458]=&quot;critical1 nc&quot;;&quot;1NC&quot;;IF([$Sheet1.$G4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6.674" calcext:value-type="float">
            <text:p>6.67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59]=[$Sheet1.$H459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459]=&quot;1&quot;;IF([$Sheet1.$G459]=&quot;critical1 nc&quot;;&quot;4NC Mismatch&quot;; IF([$Sheet1.$G459]=&quot;critical2 dn&quot;; &quot;2DN Mismatch&quot;;&quot;&quot;));IF([$Sheet1.$G459]=&quot;critical1 nc&quot;;&quot;1NC&quot;;IF([$Sheet1.$G4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442" calcext:value-type="float">
            <text:p>3.4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60]=[$Sheet1.$H460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460]=&quot;1&quot;;IF([$Sheet1.$G460]=&quot;critical1 nc&quot;;&quot;4NC Mismatch&quot;; IF([$Sheet1.$G460]=&quot;critical2 dn&quot;; &quot;2DN Mismatch&quot;;&quot;&quot;));IF([$Sheet1.$G460]=&quot;critical1 nc&quot;;&quot;1NC&quot;;IF([$Sheet1.$G4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409" calcext:value-type="float">
            <text:p>3.40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61]=[$Sheet1.$H461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461]=&quot;1&quot;;IF([$Sheet1.$G461]=&quot;critical1 nc&quot;;&quot;4NC Mismatch&quot;; IF([$Sheet1.$G461]=&quot;critical2 dn&quot;; &quot;2DN Mismatch&quot;;&quot;&quot;));IF([$Sheet1.$G461]=&quot;critical1 nc&quot;;&quot;1NC&quot;;IF([$Sheet1.$G46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4.642" calcext:value-type="float">
            <text:p>4.6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62]=[$Sheet1.$H462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462]=&quot;1&quot;;IF([$Sheet1.$G462]=&quot;critical1 nc&quot;;&quot;4NC Mismatch&quot;; IF([$Sheet1.$G462]=&quot;critical2 dn&quot;; &quot;2DN Mismatch&quot;;&quot;&quot;));IF([$Sheet1.$G462]=&quot;critical1 nc&quot;;&quot;1NC&quot;;IF([$Sheet1.$G46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5.915" calcext:value-type="float">
            <text:p>5.91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63]=[$Sheet1.$H463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463]=&quot;1&quot;;IF([$Sheet1.$G463]=&quot;critical1 nc&quot;;&quot;4NC Mismatch&quot;; IF([$Sheet1.$G463]=&quot;critical2 dn&quot;; &quot;2DN Mismatch&quot;;&quot;&quot;));IF([$Sheet1.$G463]=&quot;critical1 nc&quot;;&quot;1NC&quot;;IF([$Sheet1.$G46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172" calcext:value-type="float">
            <text:p>4.17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64]=[$Sheet1.$H464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464]=&quot;1&quot;;IF([$Sheet1.$G464]=&quot;critical1 nc&quot;;&quot;4NC Mismatch&quot;; IF([$Sheet1.$G464]=&quot;critical2 dn&quot;; &quot;2DN Mismatch&quot;;&quot;&quot;));IF([$Sheet1.$G464]=&quot;critical1 nc&quot;;&quot;1NC&quot;;IF([$Sheet1.$G46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4.802" calcext:value-type="float">
            <text:p>4.80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465]=[$Sheet1.$H465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465]=&quot;1&quot;;IF([$Sheet1.$G465]=&quot;critical1 nc&quot;;&quot;4NC Mismatch&quot;; IF([$Sheet1.$G465]=&quot;critical2 dn&quot;; &quot;2DN Mismatch&quot;;&quot;&quot;));IF([$Sheet1.$G465]=&quot;critical1 nc&quot;;&quot;1NC&quot;;IF([$Sheet1.$G46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7.473" calcext:value-type="float">
            <text:p>7.47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66]=[$Sheet1.$H466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466]=&quot;1&quot;;IF([$Sheet1.$G466]=&quot;critical1 nc&quot;;&quot;4NC Mismatch&quot;; IF([$Sheet1.$G466]=&quot;critical2 dn&quot;; &quot;2DN Mismatch&quot;;&quot;&quot;));IF([$Sheet1.$G466]=&quot;critical1 nc&quot;;&quot;1NC&quot;;IF([$Sheet1.$G46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67]=[$Sheet1.$H467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467]=&quot;1&quot;;IF([$Sheet1.$G467]=&quot;critical1 nc&quot;;&quot;4NC Mismatch&quot;; IF([$Sheet1.$G467]=&quot;critical2 dn&quot;; &quot;2DN Mismatch&quot;;&quot;&quot;));IF([$Sheet1.$G467]=&quot;critical1 nc&quot;;&quot;1NC&quot;;IF([$Sheet1.$G46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4.642" calcext:value-type="float">
            <text:p>4.64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68]=[$Sheet1.$H468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468]=&quot;1&quot;;IF([$Sheet1.$G468]=&quot;critical1 nc&quot;;&quot;4NC Mismatch&quot;; IF([$Sheet1.$G468]=&quot;critical2 dn&quot;; &quot;2DN Mismatch&quot;;&quot;&quot;));IF([$Sheet1.$G468]=&quot;critical1 nc&quot;;&quot;1NC&quot;;IF([$Sheet1.$G46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69]=[$Sheet1.$H469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469]=&quot;1&quot;;IF([$Sheet1.$G469]=&quot;critical1 nc&quot;;&quot;4NC Mismatch&quot;; IF([$Sheet1.$G469]=&quot;critical2 dn&quot;; &quot;2DN Mismatch&quot;;&quot;&quot;));IF([$Sheet1.$G469]=&quot;critical1 nc&quot;;&quot;1NC&quot;;IF([$Sheet1.$G46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6.643" calcext:value-type="float">
            <text:p>6.64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470]=[$Sheet1.$H470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470]=&quot;1&quot;;IF([$Sheet1.$G470]=&quot;critical1 nc&quot;;&quot;4NC Mismatch&quot;; IF([$Sheet1.$G470]=&quot;critical2 dn&quot;; &quot;2DN Mismatch&quot;;&quot;&quot;));IF([$Sheet1.$G470]=&quot;critical1 nc&quot;;&quot;1NC&quot;;IF([$Sheet1.$G47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7.875" calcext:value-type="float">
            <text:p>7.87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71]=[$Sheet1.$H471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471]=&quot;1&quot;;IF([$Sheet1.$G471]=&quot;critical1 nc&quot;;&quot;4NC Mismatch&quot;; IF([$Sheet1.$G471]=&quot;critical2 dn&quot;; &quot;2DN Mismatch&quot;;&quot;&quot;));IF([$Sheet1.$G471]=&quot;critical1 nc&quot;;&quot;1NC&quot;;IF([$Sheet1.$G47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482" calcext:value-type="float">
            <text:p>3.48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72]=[$Sheet1.$H472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472]=&quot;1&quot;;IF([$Sheet1.$G472]=&quot;critical1 nc&quot;;&quot;4NC Mismatch&quot;; IF([$Sheet1.$G472]=&quot;critical2 dn&quot;; &quot;2DN Mismatch&quot;;&quot;&quot;));IF([$Sheet1.$G472]=&quot;critical1 nc&quot;;&quot;1NC&quot;;IF([$Sheet1.$G47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473]=[$Sheet1.$H473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473]=&quot;1&quot;;IF([$Sheet1.$G473]=&quot;critical1 nc&quot;;&quot;4NC Mismatch&quot;; IF([$Sheet1.$G473]=&quot;critical2 dn&quot;; &quot;2DN Mismatch&quot;;&quot;&quot;));IF([$Sheet1.$G473]=&quot;critical1 nc&quot;;&quot;1NC&quot;;IF([$Sheet1.$G47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794" calcext:value-type="float">
            <text:p>3.79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74]=[$Sheet1.$H474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474]=&quot;1&quot;;IF([$Sheet1.$G474]=&quot;critical1 nc&quot;;&quot;4NC Mismatch&quot;; IF([$Sheet1.$G474]=&quot;critical2 dn&quot;; &quot;2DN Mismatch&quot;;&quot;&quot;));IF([$Sheet1.$G474]=&quot;critical1 nc&quot;;&quot;1NC&quot;;IF([$Sheet1.$G47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75]=[$Sheet1.$H475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475]=&quot;1&quot;;IF([$Sheet1.$G475]=&quot;critical1 nc&quot;;&quot;4NC Mismatch&quot;; IF([$Sheet1.$G475]=&quot;critical2 dn&quot;; &quot;2DN Mismatch&quot;;&quot;&quot;));IF([$Sheet1.$G475]=&quot;critical1 nc&quot;;&quot;1NC&quot;;IF([$Sheet1.$G47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955" calcext:value-type="float">
            <text:p>2.95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76]=[$Sheet1.$H476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476]=&quot;1&quot;;IF([$Sheet1.$G476]=&quot;critical1 nc&quot;;&quot;4NC Mismatch&quot;; IF([$Sheet1.$G476]=&quot;critical2 dn&quot;; &quot;2DN Mismatch&quot;;&quot;&quot;));IF([$Sheet1.$G476]=&quot;critical1 nc&quot;;&quot;1NC&quot;;IF([$Sheet1.$G47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986" calcext:value-type="float">
            <text:p>3.98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77]=[$Sheet1.$H477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477]=&quot;1&quot;;IF([$Sheet1.$G477]=&quot;critical1 nc&quot;;&quot;4NC Mismatch&quot;; IF([$Sheet1.$G477]=&quot;critical2 dn&quot;; &quot;2DN Mismatch&quot;;&quot;&quot;));IF([$Sheet1.$G477]=&quot;critical1 nc&quot;;&quot;1NC&quot;;IF([$Sheet1.$G47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3.276" calcext:value-type="float">
            <text:p>3.2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78]=[$Sheet1.$H478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478]=&quot;1&quot;;IF([$Sheet1.$G478]=&quot;critical1 nc&quot;;&quot;4NC Mismatch&quot;; IF([$Sheet1.$G478]=&quot;critical2 dn&quot;; &quot;2DN Mismatch&quot;;&quot;&quot;));IF([$Sheet1.$G478]=&quot;critical1 nc&quot;;&quot;1NC&quot;;IF([$Sheet1.$G4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467" calcext:value-type="float">
            <text:p>3.46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479]=[$Sheet1.$H479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479]=&quot;1&quot;;IF([$Sheet1.$G479]=&quot;critical1 nc&quot;;&quot;4NC Mismatch&quot;; IF([$Sheet1.$G479]=&quot;critical2 dn&quot;; &quot;2DN Mismatch&quot;;&quot;&quot;));IF([$Sheet1.$G479]=&quot;critical1 nc&quot;;&quot;1NC&quot;;IF([$Sheet1.$G4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3.882" calcext:value-type="float">
            <text:p>3.88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80]=[$Sheet1.$H480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480]=&quot;1&quot;;IF([$Sheet1.$G480]=&quot;critical1 nc&quot;;&quot;4NC Mismatch&quot;; IF([$Sheet1.$G480]=&quot;critical2 dn&quot;; &quot;2DN Mismatch&quot;;&quot;&quot;));IF([$Sheet1.$G480]=&quot;critical1 nc&quot;;&quot;1NC&quot;;IF([$Sheet1.$G4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481]=[$Sheet1.$H481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481]=&quot;1&quot;;IF([$Sheet1.$G481]=&quot;critical1 nc&quot;;&quot;4NC Mismatch&quot;; IF([$Sheet1.$G481]=&quot;critical2 dn&quot;; &quot;2DN Mismatch&quot;;&quot;&quot;));IF([$Sheet1.$G481]=&quot;critical1 nc&quot;;&quot;1NC&quot;;IF([$Sheet1.$G48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4.059" calcext:value-type="float">
            <text:p>4.05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82]=[$Sheet1.$H482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482]=&quot;1&quot;;IF([$Sheet1.$G482]=&quot;critical1 nc&quot;;&quot;4NC Mismatch&quot;; IF([$Sheet1.$G482]=&quot;critical2 dn&quot;; &quot;2DN Mismatch&quot;;&quot;&quot;));IF([$Sheet1.$G482]=&quot;critical1 nc&quot;;&quot;1NC&quot;;IF([$Sheet1.$G48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83]=[$Sheet1.$H483]; &quot;&quot;; &quot;1&quot;)" office:value-type="string" office:string-value="1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table:formula="of:=IF([$Sheet1.$I483]=&quot;1&quot;;IF([$Sheet1.$G483]=&quot;critical1 nc&quot;;&quot;4NC Mismatch&quot;; IF([$Sheet1.$G483]=&quot;critical2 dn&quot;; &quot;2DN Mismatch&quot;;&quot;&quot;));IF([$Sheet1.$G483]=&quot;critical1 nc&quot;;&quot;1NC&quot;;IF([$Sheet1.$G483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058" calcext:value-type="float">
            <text:p>3.05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84]=[$Sheet1.$H484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484]=&quot;1&quot;;IF([$Sheet1.$G484]=&quot;critical1 nc&quot;;&quot;4NC Mismatch&quot;; IF([$Sheet1.$G484]=&quot;critical2 dn&quot;; &quot;2DN Mismatch&quot;;&quot;&quot;));IF([$Sheet1.$G484]=&quot;critical1 nc&quot;;&quot;1NC&quot;;IF([$Sheet1.$G48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F</text:p>
          </table:table-cell>
          <table:table-cell office:value-type="float" office:value="9.819" calcext:value-type="float">
            <text:p>9.81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85]=[$Sheet1.$H485]; &quot;&quot;; &quot;1&quot;)" office:value-type="string" office:string-value="1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IF([$Sheet1.$I485]=&quot;1&quot;;IF([$Sheet1.$G485]=&quot;critical1 nc&quot;;&quot;4NC Mismatch&quot;; IF([$Sheet1.$G485]=&quot;critical2 dn&quot;; &quot;2DN Mismatch&quot;;&quot;&quot;));IF([$Sheet1.$G485]=&quot;critical1 nc&quot;;&quot;1NC&quot;;IF([$Sheet1.$G485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4.082" calcext:value-type="float">
            <text:p>4.08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86]=[$Sheet1.$H486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486]=&quot;1&quot;;IF([$Sheet1.$G486]=&quot;critical1 nc&quot;;&quot;4NC Mismatch&quot;; IF([$Sheet1.$G486]=&quot;critical2 dn&quot;; &quot;2DN Mismatch&quot;;&quot;&quot;));IF([$Sheet1.$G486]=&quot;critical1 nc&quot;;&quot;1NC&quot;;IF([$Sheet1.$G48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487]=[$Sheet1.$H487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487]=&quot;1&quot;;IF([$Sheet1.$G487]=&quot;critical1 nc&quot;;&quot;4NC Mismatch&quot;; IF([$Sheet1.$G487]=&quot;critical2 dn&quot;; &quot;2DN Mismatch&quot;;&quot;&quot;));IF([$Sheet1.$G487]=&quot;critical1 nc&quot;;&quot;1NC&quot;;IF([$Sheet1.$G48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5.419" calcext:value-type="float">
            <text:p>5.41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88]=[$Sheet1.$H488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488]=&quot;1&quot;;IF([$Sheet1.$G488]=&quot;critical1 nc&quot;;&quot;4NC Mismatch&quot;; IF([$Sheet1.$G488]=&quot;critical2 dn&quot;; &quot;2DN Mismatch&quot;;&quot;&quot;));IF([$Sheet1.$G488]=&quot;critical1 nc&quot;;&quot;1NC&quot;;IF([$Sheet1.$G48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7.754" calcext:value-type="float">
            <text:p>7.75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489]=[$Sheet1.$H489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489]=&quot;1&quot;;IF([$Sheet1.$G489]=&quot;critical1 nc&quot;;&quot;4NC Mismatch&quot;; IF([$Sheet1.$G489]=&quot;critical2 dn&quot;; &quot;2DN Mismatch&quot;;&quot;&quot;));IF([$Sheet1.$G489]=&quot;critical1 nc&quot;;&quot;1NC&quot;;IF([$Sheet1.$G48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5.131" calcext:value-type="float">
            <text:p>5.13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90]=[$Sheet1.$H490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490]=&quot;1&quot;;IF([$Sheet1.$G490]=&quot;critical1 nc&quot;;&quot;4NC Mismatch&quot;; IF([$Sheet1.$G490]=&quot;critical2 dn&quot;; &quot;2DN Mismatch&quot;;&quot;&quot;));IF([$Sheet1.$G490]=&quot;critical1 nc&quot;;&quot;1NC&quot;;IF([$Sheet1.$G49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8.786" calcext:value-type="float">
            <text:p>8.78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91]=[$Sheet1.$H491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491]=&quot;1&quot;;IF([$Sheet1.$G491]=&quot;critical1 nc&quot;;&quot;4NC Mismatch&quot;; IF([$Sheet1.$G491]=&quot;critical2 dn&quot;; &quot;2DN Mismatch&quot;;&quot;&quot;));IF([$Sheet1.$G491]=&quot;critical1 nc&quot;;&quot;1NC&quot;;IF([$Sheet1.$G49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394" calcext:value-type="float">
            <text:p>5.39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92]=[$Sheet1.$H492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492]=&quot;1&quot;;IF([$Sheet1.$G492]=&quot;critical1 nc&quot;;&quot;4NC Mismatch&quot;; IF([$Sheet1.$G492]=&quot;critical2 dn&quot;; &quot;2DN Mismatch&quot;;&quot;&quot;));IF([$Sheet1.$G492]=&quot;critical1 nc&quot;;&quot;1NC&quot;;IF([$Sheet1.$G49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93]=[$Sheet1.$H493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493]=&quot;1&quot;;IF([$Sheet1.$G493]=&quot;critical1 nc&quot;;&quot;4NC Mismatch&quot;; IF([$Sheet1.$G493]=&quot;critical2 dn&quot;; &quot;2DN Mismatch&quot;;&quot;&quot;));IF([$Sheet1.$G493]=&quot;critical1 nc&quot;;&quot;1NC&quot;;IF([$Sheet1.$G49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94]=[$Sheet1.$H494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494]=&quot;1&quot;;IF([$Sheet1.$G494]=&quot;critical1 nc&quot;;&quot;4NC Mismatch&quot;; IF([$Sheet1.$G494]=&quot;critical2 dn&quot;; &quot;2DN Mismatch&quot;;&quot;&quot;));IF([$Sheet1.$G494]=&quot;critical1 nc&quot;;&quot;1NC&quot;;IF([$Sheet1.$G49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7.012" calcext:value-type="float">
            <text:p>7.01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95]=[$Sheet1.$H495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495]=&quot;1&quot;;IF([$Sheet1.$G495]=&quot;critical1 nc&quot;;&quot;4NC Mismatch&quot;; IF([$Sheet1.$G495]=&quot;critical2 dn&quot;; &quot;2DN Mismatch&quot;;&quot;&quot;));IF([$Sheet1.$G495]=&quot;critical1 nc&quot;;&quot;1NC&quot;;IF([$Sheet1.$G49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4.666" calcext:value-type="float">
            <text:p>4.66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496]=[$Sheet1.$H496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496]=&quot;1&quot;;IF([$Sheet1.$G496]=&quot;critical1 nc&quot;;&quot;4NC Mismatch&quot;; IF([$Sheet1.$G496]=&quot;critical2 dn&quot;; &quot;2DN Mismatch&quot;;&quot;&quot;));IF([$Sheet1.$G496]=&quot;critical1 nc&quot;;&quot;1NC&quot;;IF([$Sheet1.$G49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6.217" calcext:value-type="float">
            <text:p>6.21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497]=[$Sheet1.$H497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497]=&quot;1&quot;;IF([$Sheet1.$G497]=&quot;critical1 nc&quot;;&quot;4NC Mismatch&quot;; IF([$Sheet1.$G497]=&quot;critical2 dn&quot;; &quot;2DN Mismatch&quot;;&quot;&quot;));IF([$Sheet1.$G497]=&quot;critical1 nc&quot;;&quot;1NC&quot;;IF([$Sheet1.$G49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3.955" calcext:value-type="float">
            <text:p>3.95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98]=[$Sheet1.$H498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498]=&quot;1&quot;;IF([$Sheet1.$G498]=&quot;critical1 nc&quot;;&quot;4NC Mismatch&quot;; IF([$Sheet1.$G498]=&quot;critical2 dn&quot;; &quot;2DN Mismatch&quot;;&quot;&quot;));IF([$Sheet1.$G498]=&quot;critical1 nc&quot;;&quot;1NC&quot;;IF([$Sheet1.$G4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6.233" calcext:value-type="float">
            <text:p>6.23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499]=[$Sheet1.$H499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499]=&quot;1&quot;;IF([$Sheet1.$G499]=&quot;critical1 nc&quot;;&quot;4NC Mismatch&quot;; IF([$Sheet1.$G499]=&quot;critical2 dn&quot;; &quot;2DN Mismatch&quot;;&quot;&quot;));IF([$Sheet1.$G499]=&quot;critical1 nc&quot;;&quot;1NC&quot;;IF([$Sheet1.$G4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4.434" calcext:value-type="float">
            <text:p>4.43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00]=[$Sheet1.$H500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500]=&quot;1&quot;;IF([$Sheet1.$G500]=&quot;critical1 nc&quot;;&quot;4NC Mismatch&quot;; IF([$Sheet1.$G500]=&quot;critical2 dn&quot;; &quot;2DN Mismatch&quot;;&quot;&quot;));IF([$Sheet1.$G500]=&quot;critical1 nc&quot;;&quot;1NC&quot;;IF([$Sheet1.$G5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01]=[$Sheet1.$H501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501]=&quot;1&quot;;IF([$Sheet1.$G501]=&quot;critical1 nc&quot;;&quot;4NC Mismatch&quot;; IF([$Sheet1.$G501]=&quot;critical2 dn&quot;; &quot;2DN Mismatch&quot;;&quot;&quot;));IF([$Sheet1.$G501]=&quot;critical1 nc&quot;;&quot;1NC&quot;;IF([$Sheet1.$G50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4.059" calcext:value-type="float">
            <text:p>4.05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02]=[$Sheet1.$H502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502]=&quot;1&quot;;IF([$Sheet1.$G502]=&quot;critical1 nc&quot;;&quot;4NC Mismatch&quot;; IF([$Sheet1.$G502]=&quot;critical2 dn&quot;; &quot;2DN Mismatch&quot;;&quot;&quot;));IF([$Sheet1.$G502]=&quot;critical1 nc&quot;;&quot;1NC&quot;;IF([$Sheet1.$G50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299" calcext:value-type="float">
            <text:p>3.29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03]=[$Sheet1.$H503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503]=&quot;1&quot;;IF([$Sheet1.$G503]=&quot;critical1 nc&quot;;&quot;4NC Mismatch&quot;; IF([$Sheet1.$G503]=&quot;critical2 dn&quot;; &quot;2DN Mismatch&quot;;&quot;&quot;));IF([$Sheet1.$G503]=&quot;critical1 nc&quot;;&quot;1NC&quot;;IF([$Sheet1.$G50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371" calcext:value-type="float">
            <text:p>3.37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04]=[$Sheet1.$H504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504]=&quot;1&quot;;IF([$Sheet1.$G504]=&quot;critical1 nc&quot;;&quot;4NC Mismatch&quot;; IF([$Sheet1.$G504]=&quot;critical2 dn&quot;; &quot;2DN Mismatch&quot;;&quot;&quot;));IF([$Sheet1.$G504]=&quot;critical1 nc&quot;;&quot;1NC&quot;;IF([$Sheet1.$G50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7.259" calcext:value-type="float">
            <text:p>7.25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05]=[$Sheet1.$H50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505]=&quot;1&quot;;IF([$Sheet1.$G505]=&quot;critical1 nc&quot;;&quot;4NC Mismatch&quot;; IF([$Sheet1.$G505]=&quot;critical2 dn&quot;; &quot;2DN Mismatch&quot;;&quot;&quot;));IF([$Sheet1.$G505]=&quot;critical1 nc&quot;;&quot;1NC&quot;;IF([$Sheet1.$G50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123" calcext:value-type="float">
            <text:p>5.12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06]=[$Sheet1.$H506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506]=&quot;1&quot;;IF([$Sheet1.$G506]=&quot;critical1 nc&quot;;&quot;4NC Mismatch&quot;; IF([$Sheet1.$G506]=&quot;critical2 dn&quot;; &quot;2DN Mismatch&quot;;&quot;&quot;));IF([$Sheet1.$G506]=&quot;critical1 nc&quot;;&quot;1NC&quot;;IF([$Sheet1.$G50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07]=[$Sheet1.$H507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507]=&quot;1&quot;;IF([$Sheet1.$G507]=&quot;critical1 nc&quot;;&quot;4NC Mismatch&quot;; IF([$Sheet1.$G507]=&quot;critical2 dn&quot;; &quot;2DN Mismatch&quot;;&quot;&quot;));IF([$Sheet1.$G507]=&quot;critical1 nc&quot;;&quot;1NC&quot;;IF([$Sheet1.$G50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6.035" calcext:value-type="float">
            <text:p>6.03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08]=[$Sheet1.$H508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508]=&quot;1&quot;;IF([$Sheet1.$G508]=&quot;critical1 nc&quot;;&quot;4NC Mismatch&quot;; IF([$Sheet1.$G508]=&quot;critical2 dn&quot;; &quot;2DN Mismatch&quot;;&quot;&quot;));IF([$Sheet1.$G508]=&quot;critical1 nc&quot;;&quot;1NC&quot;;IF([$Sheet1.$G50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3.418" calcext:value-type="float">
            <text:p>3.41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09]=[$Sheet1.$H509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509]=&quot;1&quot;;IF([$Sheet1.$G509]=&quot;critical1 nc&quot;;&quot;4NC Mismatch&quot;; IF([$Sheet1.$G509]=&quot;critical2 dn&quot;; &quot;2DN Mismatch&quot;;&quot;&quot;));IF([$Sheet1.$G509]=&quot;critical1 nc&quot;;&quot;1NC&quot;;IF([$Sheet1.$G50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3.522" calcext:value-type="float">
            <text:p>3.52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10]=[$Sheet1.$H510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510]=&quot;1&quot;;IF([$Sheet1.$G510]=&quot;critical1 nc&quot;;&quot;4NC Mismatch&quot;; IF([$Sheet1.$G510]=&quot;critical2 dn&quot;; &quot;2DN Mismatch&quot;;&quot;&quot;));IF([$Sheet1.$G510]=&quot;critical1 nc&quot;;&quot;1NC&quot;;IF([$Sheet1.$G51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5.355" calcext:value-type="float">
            <text:p>5.35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11]=[$Sheet1.$H511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511]=&quot;1&quot;;IF([$Sheet1.$G511]=&quot;critical1 nc&quot;;&quot;4NC Mismatch&quot;; IF([$Sheet1.$G511]=&quot;critical2 dn&quot;; &quot;2DN Mismatch&quot;;&quot;&quot;));IF([$Sheet1.$G511]=&quot;critical1 nc&quot;;&quot;1NC&quot;;IF([$Sheet1.$G51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12]=[$Sheet1.$H512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512]=&quot;1&quot;;IF([$Sheet1.$G512]=&quot;critical1 nc&quot;;&quot;4NC Mismatch&quot;; IF([$Sheet1.$G512]=&quot;critical2 dn&quot;; &quot;2DN Mismatch&quot;;&quot;&quot;));IF([$Sheet1.$G512]=&quot;critical1 nc&quot;;&quot;1NC&quot;;IF([$Sheet1.$G51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9.371" calcext:value-type="float">
            <text:p>9.37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13]=[$Sheet1.$H513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513]=&quot;1&quot;;IF([$Sheet1.$G513]=&quot;critical1 nc&quot;;&quot;4NC Mismatch&quot;; IF([$Sheet1.$G513]=&quot;critical2 dn&quot;; &quot;2DN Mismatch&quot;;&quot;&quot;));IF([$Sheet1.$G513]=&quot;critical1 nc&quot;;&quot;1NC&quot;;IF([$Sheet1.$G51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8.411" calcext:value-type="float">
            <text:p>8.41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14]=[$Sheet1.$H514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514]=&quot;1&quot;;IF([$Sheet1.$G514]=&quot;critical1 nc&quot;;&quot;4NC Mismatch&quot;; IF([$Sheet1.$G514]=&quot;critical2 dn&quot;; &quot;2DN Mismatch&quot;;&quot;&quot;));IF([$Sheet1.$G514]=&quot;critical1 nc&quot;;&quot;1NC&quot;;IF([$Sheet1.$G51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15]=[$Sheet1.$H515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515]=&quot;1&quot;;IF([$Sheet1.$G515]=&quot;critical1 nc&quot;;&quot;4NC Mismatch&quot;; IF([$Sheet1.$G515]=&quot;critical2 dn&quot;; &quot;2DN Mismatch&quot;;&quot;&quot;));IF([$Sheet1.$G515]=&quot;critical1 nc&quot;;&quot;1NC&quot;;IF([$Sheet1.$G51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385" calcext:value-type="float">
            <text:p>2.3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16]=[$Sheet1.$H516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516]=&quot;1&quot;;IF([$Sheet1.$G516]=&quot;critical1 nc&quot;;&quot;4NC Mismatch&quot;; IF([$Sheet1.$G516]=&quot;critical2 dn&quot;; &quot;2DN Mismatch&quot;;&quot;&quot;));IF([$Sheet1.$G516]=&quot;critical1 nc&quot;;&quot;1NC&quot;;IF([$Sheet1.$G51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5.833" calcext:value-type="float">
            <text:p>5.83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17]=[$Sheet1.$H517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517]=&quot;1&quot;;IF([$Sheet1.$G517]=&quot;critical1 nc&quot;;&quot;4NC Mismatch&quot;; IF([$Sheet1.$G517]=&quot;critical2 dn&quot;; &quot;2DN Mismatch&quot;;&quot;&quot;));IF([$Sheet1.$G517]=&quot;critical1 nc&quot;;&quot;1NC&quot;;IF([$Sheet1.$G51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3.195" calcext:value-type="float">
            <text:p>3.19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18]=[$Sheet1.$H518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518]=&quot;1&quot;;IF([$Sheet1.$G518]=&quot;critical1 nc&quot;;&quot;4NC Mismatch&quot;; IF([$Sheet1.$G518]=&quot;critical2 dn&quot;; &quot;2DN Mismatch&quot;;&quot;&quot;));IF([$Sheet1.$G518]=&quot;critical1 nc&quot;;&quot;1NC&quot;;IF([$Sheet1.$G5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2.491" calcext:value-type="float">
            <text:p>2.49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19]=[$Sheet1.$H519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519]=&quot;1&quot;;IF([$Sheet1.$G519]=&quot;critical1 nc&quot;;&quot;4NC Mismatch&quot;; IF([$Sheet1.$G519]=&quot;critical2 dn&quot;; &quot;2DN Mismatch&quot;;&quot;&quot;));IF([$Sheet1.$G519]=&quot;critical1 nc&quot;;&quot;1NC&quot;;IF([$Sheet1.$G5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5.234" calcext:value-type="float">
            <text:p>5.23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20]=[$Sheet1.$H520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520]=&quot;1&quot;;IF([$Sheet1.$G520]=&quot;critical1 nc&quot;;&quot;4NC Mismatch&quot;; IF([$Sheet1.$G520]=&quot;critical2 dn&quot;; &quot;2DN Mismatch&quot;;&quot;&quot;));IF([$Sheet1.$G520]=&quot;critical1 nc&quot;;&quot;1NC&quot;;IF([$Sheet1.$G5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3.771" calcext:value-type="float">
            <text:p>3.77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21]=[$Sheet1.$H521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521]=&quot;1&quot;;IF([$Sheet1.$G521]=&quot;critical1 nc&quot;;&quot;4NC Mismatch&quot;; IF([$Sheet1.$G521]=&quot;critical2 dn&quot;; &quot;2DN Mismatch&quot;;&quot;&quot;));IF([$Sheet1.$G521]=&quot;critical1 nc&quot;;&quot;1NC&quot;;IF([$Sheet1.$G52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8.243" calcext:value-type="float">
            <text:p>8.24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22]=[$Sheet1.$H522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522]=&quot;1&quot;;IF([$Sheet1.$G522]=&quot;critical1 nc&quot;;&quot;4NC Mismatch&quot;; IF([$Sheet1.$G522]=&quot;critical2 dn&quot;; &quot;2DN Mismatch&quot;;&quot;&quot;));IF([$Sheet1.$G522]=&quot;critical1 nc&quot;;&quot;1NC&quot;;IF([$Sheet1.$G52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8.098" calcext:value-type="float">
            <text:p>8.09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23]=[$Sheet1.$H523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523]=&quot;1&quot;;IF([$Sheet1.$G523]=&quot;critical1 nc&quot;;&quot;4NC Mismatch&quot;; IF([$Sheet1.$G523]=&quot;critical2 dn&quot;; &quot;2DN Mismatch&quot;;&quot;&quot;));IF([$Sheet1.$G523]=&quot;critical1 nc&quot;;&quot;1NC&quot;;IF([$Sheet1.$G52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24]=[$Sheet1.$H524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524]=&quot;1&quot;;IF([$Sheet1.$G524]=&quot;critical1 nc&quot;;&quot;4NC Mismatch&quot;; IF([$Sheet1.$G524]=&quot;critical2 dn&quot;; &quot;2DN Mismatch&quot;;&quot;&quot;));IF([$Sheet1.$G524]=&quot;critical1 nc&quot;;&quot;1NC&quot;;IF([$Sheet1.$G52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5.233" calcext:value-type="float">
            <text:p>5.23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25]=[$Sheet1.$H525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525]=&quot;1&quot;;IF([$Sheet1.$G525]=&quot;critical1 nc&quot;;&quot;4NC Mismatch&quot;; IF([$Sheet1.$G525]=&quot;critical2 dn&quot;; &quot;2DN Mismatch&quot;;&quot;&quot;));IF([$Sheet1.$G525]=&quot;critical1 nc&quot;;&quot;1NC&quot;;IF([$Sheet1.$G52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26]=[$Sheet1.$H526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526]=&quot;1&quot;;IF([$Sheet1.$G526]=&quot;critical1 nc&quot;;&quot;4NC Mismatch&quot;; IF([$Sheet1.$G526]=&quot;critical2 dn&quot;; &quot;2DN Mismatch&quot;;&quot;&quot;));IF([$Sheet1.$G526]=&quot;critical1 nc&quot;;&quot;1NC&quot;;IF([$Sheet1.$G52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F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27]=[$Sheet1.$H527]; &quot;&quot;; &quot;1&quot;)" office:value-type="string" office:string-value="1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table:formula="of:=IF([$Sheet1.$I527]=&quot;1&quot;;IF([$Sheet1.$G527]=&quot;critical1 nc&quot;;&quot;4NC Mismatch&quot;; IF([$Sheet1.$G527]=&quot;critical2 dn&quot;; &quot;2DN Mismatch&quot;;&quot;&quot;));IF([$Sheet1.$G527]=&quot;critical1 nc&quot;;&quot;1NC&quot;;IF([$Sheet1.$G527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V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28]=[$Sheet1.$H528]; &quot;&quot;; &quot;1&quot;)" office:value-type="string" office:string-value="1" calcext:value-type="string">
            <text:p>1</text:p>
          </table:table-cell>
          <table:table-cell office:value-type="float" office:value="20" calcext:value-type="float">
            <text:p>20</text:p>
          </table:table-cell>
          <table:table-cell table:formula="of:=IF([$Sheet1.$I528]=&quot;1&quot;;IF([$Sheet1.$G528]=&quot;critical1 nc&quot;;&quot;4NC Mismatch&quot;; IF([$Sheet1.$G528]=&quot;critical2 dn&quot;; &quot;2DN Mismatch&quot;;&quot;&quot;));IF([$Sheet1.$G528]=&quot;critical1 nc&quot;;&quot;1NC&quot;;IF([$Sheet1.$G528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V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29]=[$Sheet1.$H529]; &quot;&quot;; &quot;1&quot;)" office:value-type="string" office:string-value="1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table:formula="of:=IF([$Sheet1.$I529]=&quot;1&quot;;IF([$Sheet1.$G529]=&quot;critical1 nc&quot;;&quot;4NC Mismatch&quot;; IF([$Sheet1.$G529]=&quot;critical2 dn&quot;; &quot;2DN Mismatch&quot;;&quot;&quot;));IF([$Sheet1.$G529]=&quot;critical1 nc&quot;;&quot;1NC&quot;;IF([$Sheet1.$G529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30]=[$Sheet1.$H530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530]=&quot;1&quot;;IF([$Sheet1.$G530]=&quot;critical1 nc&quot;;&quot;4NC Mismatch&quot;; IF([$Sheet1.$G530]=&quot;critical2 dn&quot;; &quot;2DN Mismatch&quot;;&quot;&quot;));IF([$Sheet1.$G530]=&quot;critical1 nc&quot;;&quot;1NC&quot;;IF([$Sheet1.$G53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9.779" calcext:value-type="float">
            <text:p>9.77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31]=[$Sheet1.$H531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531]=&quot;1&quot;;IF([$Sheet1.$G531]=&quot;critical1 nc&quot;;&quot;4NC Mismatch&quot;; IF([$Sheet1.$G531]=&quot;critical2 dn&quot;; &quot;2DN Mismatch&quot;;&quot;&quot;));IF([$Sheet1.$G531]=&quot;critical1 nc&quot;;&quot;1NC&quot;;IF([$Sheet1.$G53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11.06" calcext:value-type="float">
            <text:p>11.0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32]=[$Sheet1.$H532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532]=&quot;1&quot;;IF([$Sheet1.$G532]=&quot;critical1 nc&quot;;&quot;4NC Mismatch&quot;; IF([$Sheet1.$G532]=&quot;critical2 dn&quot;; &quot;2DN Mismatch&quot;;&quot;&quot;));IF([$Sheet1.$G532]=&quot;critical1 nc&quot;;&quot;1NC&quot;;IF([$Sheet1.$G53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33]=[$Sheet1.$H533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533]=&quot;1&quot;;IF([$Sheet1.$G533]=&quot;critical1 nc&quot;;&quot;4NC Mismatch&quot;; IF([$Sheet1.$G533]=&quot;critical2 dn&quot;; &quot;2DN Mismatch&quot;;&quot;&quot;));IF([$Sheet1.$G533]=&quot;critical1 nc&quot;;&quot;1NC&quot;;IF([$Sheet1.$G53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19.36" calcext:value-type="float">
            <text:p>19.3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34]=[$Sheet1.$H534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534]=&quot;1&quot;;IF([$Sheet1.$G534]=&quot;critical1 nc&quot;;&quot;4NC Mismatch&quot;; IF([$Sheet1.$G534]=&quot;critical2 dn&quot;; &quot;2DN Mismatch&quot;;&quot;&quot;));IF([$Sheet1.$G534]=&quot;critical1 nc&quot;;&quot;1NC&quot;;IF([$Sheet1.$G53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6.98" calcext:value-type="float">
            <text:p>6.9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35]=[$Sheet1.$H535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535]=&quot;1&quot;;IF([$Sheet1.$G535]=&quot;critical1 nc&quot;;&quot;4NC Mismatch&quot;; IF([$Sheet1.$G535]=&quot;critical2 dn&quot;; &quot;2DN Mismatch&quot;;&quot;&quot;));IF([$Sheet1.$G535]=&quot;critical1 nc&quot;;&quot;1NC&quot;;IF([$Sheet1.$G53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36]=[$Sheet1.$H536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536]=&quot;1&quot;;IF([$Sheet1.$G536]=&quot;critical1 nc&quot;;&quot;4NC Mismatch&quot;; IF([$Sheet1.$G536]=&quot;critical2 dn&quot;; &quot;2DN Mismatch&quot;;&quot;&quot;));IF([$Sheet1.$G536]=&quot;critical1 nc&quot;;&quot;1NC&quot;;IF([$Sheet1.$G53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7.827" calcext:value-type="float">
            <text:p>7.82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37]=[$Sheet1.$H537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537]=&quot;1&quot;;IF([$Sheet1.$G537]=&quot;critical1 nc&quot;;&quot;4NC Mismatch&quot;; IF([$Sheet1.$G537]=&quot;critical2 dn&quot;; &quot;2DN Mismatch&quot;;&quot;&quot;));IF([$Sheet1.$G537]=&quot;critical1 nc&quot;;&quot;1NC&quot;;IF([$Sheet1.$G53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38]=[$Sheet1.$H538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538]=&quot;1&quot;;IF([$Sheet1.$G538]=&quot;critical1 nc&quot;;&quot;4NC Mismatch&quot;; IF([$Sheet1.$G538]=&quot;critical2 dn&quot;; &quot;2DN Mismatch&quot;;&quot;&quot;));IF([$Sheet1.$G538]=&quot;critical1 nc&quot;;&quot;1NC&quot;;IF([$Sheet1.$G5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5.362" calcext:value-type="float">
            <text:p>5.36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39]=[$Sheet1.$H539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539]=&quot;1&quot;;IF([$Sheet1.$G539]=&quot;critical1 nc&quot;;&quot;4NC Mismatch&quot;; IF([$Sheet1.$G539]=&quot;critical2 dn&quot;; &quot;2DN Mismatch&quot;;&quot;&quot;));IF([$Sheet1.$G539]=&quot;critical1 nc&quot;;&quot;1NC&quot;;IF([$Sheet1.$G5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788" calcext:value-type="float">
            <text:p>3.78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40]=[$Sheet1.$H540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540]=&quot;1&quot;;IF([$Sheet1.$G540]=&quot;critical1 nc&quot;;&quot;4NC Mismatch&quot;; IF([$Sheet1.$G540]=&quot;critical2 dn&quot;; &quot;2DN Mismatch&quot;;&quot;&quot;));IF([$Sheet1.$G540]=&quot;critical1 nc&quot;;&quot;1NC&quot;;IF([$Sheet1.$G5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6.146" calcext:value-type="float">
            <text:p>6.14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41]=[$Sheet1.$H541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541]=&quot;1&quot;;IF([$Sheet1.$G541]=&quot;critical1 nc&quot;;&quot;4NC Mismatch&quot;; IF([$Sheet1.$G541]=&quot;critical2 dn&quot;; &quot;2DN Mismatch&quot;;&quot;&quot;));IF([$Sheet1.$G541]=&quot;critical1 nc&quot;;&quot;1NC&quot;;IF([$Sheet1.$G54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5.691" calcext:value-type="float">
            <text:p>5.69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42]=[$Sheet1.$H542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542]=&quot;1&quot;;IF([$Sheet1.$G542]=&quot;critical1 nc&quot;;&quot;4NC Mismatch&quot;; IF([$Sheet1.$G542]=&quot;critical2 dn&quot;; &quot;2DN Mismatch&quot;;&quot;&quot;));IF([$Sheet1.$G542]=&quot;critical1 nc&quot;;&quot;1NC&quot;;IF([$Sheet1.$G54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947" calcext:value-type="float">
            <text:p>3.94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43]=[$Sheet1.$H543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543]=&quot;1&quot;;IF([$Sheet1.$G543]=&quot;critical1 nc&quot;;&quot;4NC Mismatch&quot;; IF([$Sheet1.$G543]=&quot;critical2 dn&quot;; &quot;2DN Mismatch&quot;;&quot;&quot;));IF([$Sheet1.$G543]=&quot;critical1 nc&quot;;&quot;1NC&quot;;IF([$Sheet1.$G54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44]=[$Sheet1.$H544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544]=&quot;1&quot;;IF([$Sheet1.$G544]=&quot;critical1 nc&quot;;&quot;4NC Mismatch&quot;; IF([$Sheet1.$G544]=&quot;critical2 dn&quot;; &quot;2DN Mismatch&quot;;&quot;&quot;));IF([$Sheet1.$G544]=&quot;critical1 nc&quot;;&quot;1NC&quot;;IF([$Sheet1.$G54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7.993" calcext:value-type="float">
            <text:p>7.99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45]=[$Sheet1.$H545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545]=&quot;1&quot;;IF([$Sheet1.$G545]=&quot;critical1 nc&quot;;&quot;4NC Mismatch&quot;; IF([$Sheet1.$G545]=&quot;critical2 dn&quot;; &quot;2DN Mismatch&quot;;&quot;&quot;));IF([$Sheet1.$G545]=&quot;critical1 nc&quot;;&quot;1NC&quot;;IF([$Sheet1.$G54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46]=[$Sheet1.$H546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546]=&quot;1&quot;;IF([$Sheet1.$G546]=&quot;critical1 nc&quot;;&quot;4NC Mismatch&quot;; IF([$Sheet1.$G546]=&quot;critical2 dn&quot;; &quot;2DN Mismatch&quot;;&quot;&quot;));IF([$Sheet1.$G546]=&quot;critical1 nc&quot;;&quot;1NC&quot;;IF([$Sheet1.$G54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8.674" calcext:value-type="float">
            <text:p>8.67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47]=[$Sheet1.$H547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547]=&quot;1&quot;;IF([$Sheet1.$G547]=&quot;critical1 nc&quot;;&quot;4NC Mismatch&quot;; IF([$Sheet1.$G547]=&quot;critical2 dn&quot;; &quot;2DN Mismatch&quot;;&quot;&quot;));IF([$Sheet1.$G547]=&quot;critical1 nc&quot;;&quot;1NC&quot;;IF([$Sheet1.$G54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9.796" calcext:value-type="float">
            <text:p>9.79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48]=[$Sheet1.$H548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548]=&quot;1&quot;;IF([$Sheet1.$G548]=&quot;critical1 nc&quot;;&quot;4NC Mismatch&quot;; IF([$Sheet1.$G548]=&quot;critical2 dn&quot;; &quot;2DN Mismatch&quot;;&quot;&quot;));IF([$Sheet1.$G548]=&quot;critical1 nc&quot;;&quot;1NC&quot;;IF([$Sheet1.$G54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49]=[$Sheet1.$H549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549]=&quot;1&quot;;IF([$Sheet1.$G549]=&quot;critical1 nc&quot;;&quot;4NC Mismatch&quot;; IF([$Sheet1.$G549]=&quot;critical2 dn&quot;; &quot;2DN Mismatch&quot;;&quot;&quot;));IF([$Sheet1.$G549]=&quot;critical1 nc&quot;;&quot;1NC&quot;;IF([$Sheet1.$G54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7.801" calcext:value-type="float">
            <text:p>7.80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50]=[$Sheet1.$H550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550]=&quot;1&quot;;IF([$Sheet1.$G550]=&quot;critical1 nc&quot;;&quot;4NC Mismatch&quot;; IF([$Sheet1.$G550]=&quot;critical2 dn&quot;; &quot;2DN Mismatch&quot;;&quot;&quot;));IF([$Sheet1.$G550]=&quot;critical1 nc&quot;;&quot;1NC&quot;;IF([$Sheet1.$G55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9.748" calcext:value-type="float">
            <text:p>9.74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51]=[$Sheet1.$H551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551]=&quot;1&quot;;IF([$Sheet1.$G551]=&quot;critical1 nc&quot;;&quot;4NC Mismatch&quot;; IF([$Sheet1.$G551]=&quot;critical2 dn&quot;; &quot;2DN Mismatch&quot;;&quot;&quot;));IF([$Sheet1.$G551]=&quot;critical1 nc&quot;;&quot;1NC&quot;;IF([$Sheet1.$G55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5.026" calcext:value-type="float">
            <text:p>5.02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52]=[$Sheet1.$H552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552]=&quot;1&quot;;IF([$Sheet1.$G552]=&quot;critical1 nc&quot;;&quot;4NC Mismatch&quot;; IF([$Sheet1.$G552]=&quot;critical2 dn&quot;; &quot;2DN Mismatch&quot;;&quot;&quot;));IF([$Sheet1.$G552]=&quot;critical1 nc&quot;;&quot;1NC&quot;;IF([$Sheet1.$G55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5.068" calcext:value-type="float">
            <text:p>5.06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53]=[$Sheet1.$H553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553]=&quot;1&quot;;IF([$Sheet1.$G553]=&quot;critical1 nc&quot;;&quot;4NC Mismatch&quot;; IF([$Sheet1.$G553]=&quot;critical2 dn&quot;; &quot;2DN Mismatch&quot;;&quot;&quot;));IF([$Sheet1.$G553]=&quot;critical1 nc&quot;;&quot;1NC&quot;;IF([$Sheet1.$G55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787" calcext:value-type="float">
            <text:p>3.7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54]=[$Sheet1.$H554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554]=&quot;1&quot;;IF([$Sheet1.$G554]=&quot;critical1 nc&quot;;&quot;4NC Mismatch&quot;; IF([$Sheet1.$G554]=&quot;critical2 dn&quot;; &quot;2DN Mismatch&quot;;&quot;&quot;));IF([$Sheet1.$G554]=&quot;critical1 nc&quot;;&quot;1NC&quot;;IF([$Sheet1.$G55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55]=[$Sheet1.$H55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555]=&quot;1&quot;;IF([$Sheet1.$G555]=&quot;critical1 nc&quot;;&quot;4NC Mismatch&quot;; IF([$Sheet1.$G555]=&quot;critical2 dn&quot;; &quot;2DN Mismatch&quot;;&quot;&quot;));IF([$Sheet1.$G555]=&quot;critical1 nc&quot;;&quot;1NC&quot;;IF([$Sheet1.$G55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796" calcext:value-type="float">
            <text:p>2.79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56]=[$Sheet1.$H556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556]=&quot;1&quot;;IF([$Sheet1.$G556]=&quot;critical1 nc&quot;;&quot;4NC Mismatch&quot;; IF([$Sheet1.$G556]=&quot;critical2 dn&quot;; &quot;2DN Mismatch&quot;;&quot;&quot;));IF([$Sheet1.$G556]=&quot;critical1 nc&quot;;&quot;1NC&quot;;IF([$Sheet1.$G55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5.554" calcext:value-type="float">
            <text:p>5.55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57]=[$Sheet1.$H55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557]=&quot;1&quot;;IF([$Sheet1.$G557]=&quot;critical1 nc&quot;;&quot;4NC Mismatch&quot;; IF([$Sheet1.$G557]=&quot;critical2 dn&quot;; &quot;2DN Mismatch&quot;;&quot;&quot;));IF([$Sheet1.$G557]=&quot;critical1 nc&quot;;&quot;1NC&quot;;IF([$Sheet1.$G55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5.506" calcext:value-type="float">
            <text:p>5.50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58]=[$Sheet1.$H558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558]=&quot;1&quot;;IF([$Sheet1.$G558]=&quot;critical1 nc&quot;;&quot;4NC Mismatch&quot;; IF([$Sheet1.$G558]=&quot;critical2 dn&quot;; &quot;2DN Mismatch&quot;;&quot;&quot;));IF([$Sheet1.$G558]=&quot;critical1 nc&quot;;&quot;1NC&quot;;IF([$Sheet1.$G5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138" calcext:value-type="float">
            <text:p>3.1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59]=[$Sheet1.$H559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559]=&quot;1&quot;;IF([$Sheet1.$G559]=&quot;critical1 nc&quot;;&quot;4NC Mismatch&quot;; IF([$Sheet1.$G559]=&quot;critical2 dn&quot;; &quot;2DN Mismatch&quot;;&quot;&quot;));IF([$Sheet1.$G559]=&quot;critical1 nc&quot;;&quot;1NC&quot;;IF([$Sheet1.$G5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60]=[$Sheet1.$H560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560]=&quot;1&quot;;IF([$Sheet1.$G560]=&quot;critical1 nc&quot;;&quot;4NC Mismatch&quot;; IF([$Sheet1.$G560]=&quot;critical2 dn&quot;; &quot;2DN Mismatch&quot;;&quot;&quot;));IF([$Sheet1.$G560]=&quot;critical1 nc&quot;;&quot;1NC&quot;;IF([$Sheet1.$G5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3.259" calcext:value-type="float">
            <text:p>3.25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61]=[$Sheet1.$H561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561]=&quot;1&quot;;IF([$Sheet1.$G561]=&quot;critical1 nc&quot;;&quot;4NC Mismatch&quot;; IF([$Sheet1.$G561]=&quot;critical2 dn&quot;; &quot;2DN Mismatch&quot;;&quot;&quot;));IF([$Sheet1.$G561]=&quot;critical1 nc&quot;;&quot;1NC&quot;;IF([$Sheet1.$G56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7.347" calcext:value-type="float">
            <text:p>7.34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62]=[$Sheet1.$H562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562]=&quot;1&quot;;IF([$Sheet1.$G562]=&quot;critical1 nc&quot;;&quot;4NC Mismatch&quot;; IF([$Sheet1.$G562]=&quot;critical2 dn&quot;; &quot;2DN Mismatch&quot;;&quot;&quot;));IF([$Sheet1.$G562]=&quot;critical1 nc&quot;;&quot;1NC&quot;;IF([$Sheet1.$G56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7.427" calcext:value-type="float">
            <text:p>7.42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63]=[$Sheet1.$H563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563]=&quot;1&quot;;IF([$Sheet1.$G563]=&quot;critical1 nc&quot;;&quot;4NC Mismatch&quot;; IF([$Sheet1.$G563]=&quot;critical2 dn&quot;; &quot;2DN Mismatch&quot;;&quot;&quot;));IF([$Sheet1.$G563]=&quot;critical1 nc&quot;;&quot;1NC&quot;;IF([$Sheet1.$G56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4.786" calcext:value-type="float">
            <text:p>4.7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64]=[$Sheet1.$H564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564]=&quot;1&quot;;IF([$Sheet1.$G564]=&quot;critical1 nc&quot;;&quot;4NC Mismatch&quot;; IF([$Sheet1.$G564]=&quot;critical2 dn&quot;; &quot;2DN Mismatch&quot;;&quot;&quot;));IF([$Sheet1.$G564]=&quot;critical1 nc&quot;;&quot;1NC&quot;;IF([$Sheet1.$G56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3.202" calcext:value-type="float">
            <text:p>3.20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65]=[$Sheet1.$H565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565]=&quot;1&quot;;IF([$Sheet1.$G565]=&quot;critical1 nc&quot;;&quot;4NC Mismatch&quot;; IF([$Sheet1.$G565]=&quot;critical2 dn&quot;; &quot;2DN Mismatch&quot;;&quot;&quot;));IF([$Sheet1.$G565]=&quot;critical1 nc&quot;;&quot;1NC&quot;;IF([$Sheet1.$G56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756" calcext:value-type="float">
            <text:p>5.75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66]=[$Sheet1.$H566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566]=&quot;1&quot;;IF([$Sheet1.$G566]=&quot;critical1 nc&quot;;&quot;4NC Mismatch&quot;; IF([$Sheet1.$G566]=&quot;critical2 dn&quot;; &quot;2DN Mismatch&quot;;&quot;&quot;));IF([$Sheet1.$G566]=&quot;critical1 nc&quot;;&quot;1NC&quot;;IF([$Sheet1.$G56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567]=[$Sheet1.$H567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567]=&quot;1&quot;;IF([$Sheet1.$G567]=&quot;critical1 nc&quot;;&quot;4NC Mismatch&quot;; IF([$Sheet1.$G567]=&quot;critical2 dn&quot;; &quot;2DN Mismatch&quot;;&quot;&quot;));IF([$Sheet1.$G567]=&quot;critical1 nc&quot;;&quot;1NC&quot;;IF([$Sheet1.$G56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4.713" calcext:value-type="float">
            <text:p>4.71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68]=[$Sheet1.$H568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568]=&quot;1&quot;;IF([$Sheet1.$G568]=&quot;critical1 nc&quot;;&quot;4NC Mismatch&quot;; IF([$Sheet1.$G568]=&quot;critical2 dn&quot;; &quot;2DN Mismatch&quot;;&quot;&quot;));IF([$Sheet1.$G568]=&quot;critical1 nc&quot;;&quot;1NC&quot;;IF([$Sheet1.$G56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8.898" calcext:value-type="float">
            <text:p>8.89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569]=[$Sheet1.$H569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569]=&quot;1&quot;;IF([$Sheet1.$G569]=&quot;critical1 nc&quot;;&quot;4NC Mismatch&quot;; IF([$Sheet1.$G569]=&quot;critical2 dn&quot;; &quot;2DN Mismatch&quot;;&quot;&quot;));IF([$Sheet1.$G569]=&quot;critical1 nc&quot;;&quot;1NC&quot;;IF([$Sheet1.$G56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F</text:p>
          </table:table-cell>
          <table:table-cell office:value-type="float" office:value="8.674" calcext:value-type="float">
            <text:p>8.67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70]=[$Sheet1.$H570]; &quot;&quot;; &quot;1&quot;)" office:value-type="string" office:string-value="1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table:formula="of:=IF([$Sheet1.$I570]=&quot;1&quot;;IF([$Sheet1.$G570]=&quot;critical1 nc&quot;;&quot;4NC Mismatch&quot;; IF([$Sheet1.$G570]=&quot;critical2 dn&quot;; &quot;2DN Mismatch&quot;;&quot;&quot;));IF([$Sheet1.$G570]=&quot;critical1 nc&quot;;&quot;1NC&quot;;IF([$Sheet1.$G570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5.825" calcext:value-type="float">
            <text:p>5.82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71]=[$Sheet1.$H571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571]=&quot;1&quot;;IF([$Sheet1.$G571]=&quot;critical1 nc&quot;;&quot;4NC Mismatch&quot;; IF([$Sheet1.$G571]=&quot;critical2 dn&quot;; &quot;2DN Mismatch&quot;;&quot;&quot;));IF([$Sheet1.$G571]=&quot;critical1 nc&quot;;&quot;1NC&quot;;IF([$Sheet1.$G57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72]=[$Sheet1.$H572]; &quot;&quot;; &quot;1&quot;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IF([$Sheet1.$I572]=&quot;1&quot;;IF([$Sheet1.$G572]=&quot;critical1 nc&quot;;&quot;4NC Mismatch&quot;; IF([$Sheet1.$G572]=&quot;critical2 dn&quot;; &quot;2DN Mismatch&quot;;&quot;&quot;));IF([$Sheet1.$G572]=&quot;critical1 nc&quot;;&quot;1NC&quot;;IF([$Sheet1.$G57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7.003" calcext:value-type="float">
            <text:p>7.00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73]=[$Sheet1.$H573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573]=&quot;1&quot;;IF([$Sheet1.$G573]=&quot;critical1 nc&quot;;&quot;4NC Mismatch&quot;; IF([$Sheet1.$G573]=&quot;critical2 dn&quot;; &quot;2DN Mismatch&quot;;&quot;&quot;));IF([$Sheet1.$G573]=&quot;critical1 nc&quot;;&quot;1NC&quot;;IF([$Sheet1.$G57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F</text:p>
          </table:table-cell>
          <table:table-cell office:value-type="float" office:value="7.763" calcext:value-type="float">
            <text:p>7.76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74]=[$Sheet1.$H574]; &quot;&quot;; &quot;1&quot;)" office:value-type="string" office:string-value="1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table:formula="of:=IF([$Sheet1.$I574]=&quot;1&quot;;IF([$Sheet1.$G574]=&quot;critical1 nc&quot;;&quot;4NC Mismatch&quot;; IF([$Sheet1.$G574]=&quot;critical2 dn&quot;; &quot;2DN Mismatch&quot;;&quot;&quot;));IF([$Sheet1.$G574]=&quot;critical1 nc&quot;;&quot;1NC&quot;;IF([$Sheet1.$G57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V</text:p>
          </table:table-cell>
          <table:table-cell office:value-type="float" office:value="6.756" calcext:value-type="float">
            <text:p>6.75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75]=[$Sheet1.$H575]; &quot;&quot;; &quot;1&quot;)" office:value-type="string" office:string-value="1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IF([$Sheet1.$I575]=&quot;1&quot;;IF([$Sheet1.$G575]=&quot;critical1 nc&quot;;&quot;4NC Mismatch&quot;; IF([$Sheet1.$G575]=&quot;critical2 dn&quot;; &quot;2DN Mismatch&quot;;&quot;&quot;));IF([$Sheet1.$G575]=&quot;critical1 nc&quot;;&quot;1NC&quot;;IF([$Sheet1.$G575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7.026" calcext:value-type="float">
            <text:p>7.02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576]=[$Sheet1.$H576]; &quot;&quot;; &quot;1&quot;)" office:value-type="string" office:string-value="1" calcext:value-type="string">
            <text:p>1</text:p>
          </table:table-cell>
          <table:table-cell office:value-type="float" office:value="10" calcext:value-type="float">
            <text:p>10</text:p>
          </table:table-cell>
          <table:table-cell table:formula="of:=IF([$Sheet1.$I576]=&quot;1&quot;;IF([$Sheet1.$G576]=&quot;critical1 nc&quot;;&quot;4NC Mismatch&quot;; IF([$Sheet1.$G576]=&quot;critical2 dn&quot;; &quot;2DN Mismatch&quot;;&quot;&quot;));IF([$Sheet1.$G576]=&quot;critical1 nc&quot;;&quot;1NC&quot;;IF([$Sheet1.$G57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7.539" calcext:value-type="float">
            <text:p>7.53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577]=[$Sheet1.$H577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577]=&quot;1&quot;;IF([$Sheet1.$G577]=&quot;critical1 nc&quot;;&quot;4NC Mismatch&quot;; IF([$Sheet1.$G577]=&quot;critical2 dn&quot;; &quot;2DN Mismatch&quot;;&quot;&quot;));IF([$Sheet1.$G577]=&quot;critical1 nc&quot;;&quot;1NC&quot;;IF([$Sheet1.$G57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F</text:p>
          </table:table-cell>
          <table:table-cell office:value-type="float" office:value="6.937" calcext:value-type="float">
            <text:p>6.93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78]=[$Sheet1.$H578]; &quot;&quot;; &quot;1&quot;)" office:value-type="string" office:string-value="1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table:formula="of:=IF([$Sheet1.$I578]=&quot;1&quot;;IF([$Sheet1.$G578]=&quot;critical1 nc&quot;;&quot;4NC Mismatch&quot;; IF([$Sheet1.$G578]=&quot;critical2 dn&quot;; &quot;2DN Mismatch&quot;;&quot;&quot;));IF([$Sheet1.$G578]=&quot;critical1 nc&quot;;&quot;1NC&quot;;IF([$Sheet1.$G5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4.626" calcext:value-type="float">
            <text:p>4.62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79]=[$Sheet1.$H579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579]=&quot;1&quot;;IF([$Sheet1.$G579]=&quot;critical1 nc&quot;;&quot;4NC Mismatch&quot;; IF([$Sheet1.$G579]=&quot;critical2 dn&quot;; &quot;2DN Mismatch&quot;;&quot;&quot;));IF([$Sheet1.$G579]=&quot;critical1 nc&quot;;&quot;1NC&quot;;IF([$Sheet1.$G5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80]=[$Sheet1.$H580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580]=&quot;1&quot;;IF([$Sheet1.$G580]=&quot;critical1 nc&quot;;&quot;4NC Mismatch&quot;; IF([$Sheet1.$G580]=&quot;critical2 dn&quot;; &quot;2DN Mismatch&quot;;&quot;&quot;));IF([$Sheet1.$G580]=&quot;critical1 nc&quot;;&quot;1NC&quot;;IF([$Sheet1.$G5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756" calcext:value-type="float">
            <text:p>3.75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81]=[$Sheet1.$H581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581]=&quot;1&quot;;IF([$Sheet1.$G581]=&quot;critical1 nc&quot;;&quot;4NC Mismatch&quot;; IF([$Sheet1.$G581]=&quot;critical2 dn&quot;; &quot;2DN Mismatch&quot;;&quot;&quot;));IF([$Sheet1.$G581]=&quot;critical1 nc&quot;;&quot;1NC&quot;;IF([$Sheet1.$G58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6.145" calcext:value-type="float">
            <text:p>6.14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82]=[$Sheet1.$H582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582]=&quot;1&quot;;IF([$Sheet1.$G582]=&quot;critical1 nc&quot;;&quot;4NC Mismatch&quot;; IF([$Sheet1.$G582]=&quot;critical2 dn&quot;; &quot;2DN Mismatch&quot;;&quot;&quot;));IF([$Sheet1.$G582]=&quot;critical1 nc&quot;;&quot;1NC&quot;;IF([$Sheet1.$G58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723" calcext:value-type="float">
            <text:p>3.72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83]=[$Sheet1.$H583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583]=&quot;1&quot;;IF([$Sheet1.$G583]=&quot;critical1 nc&quot;;&quot;4NC Mismatch&quot;; IF([$Sheet1.$G583]=&quot;critical2 dn&quot;; &quot;2DN Mismatch&quot;;&quot;&quot;));IF([$Sheet1.$G583]=&quot;critical1 nc&quot;;&quot;1NC&quot;;IF([$Sheet1.$G58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715" calcext:value-type="float">
            <text:p>4.71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584]=[$Sheet1.$H584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584]=&quot;1&quot;;IF([$Sheet1.$G584]=&quot;critical1 nc&quot;;&quot;4NC Mismatch&quot;; IF([$Sheet1.$G584]=&quot;critical2 dn&quot;; &quot;2DN Mismatch&quot;;&quot;&quot;));IF([$Sheet1.$G584]=&quot;critical1 nc&quot;;&quot;1NC&quot;;IF([$Sheet1.$G58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7.243" calcext:value-type="float">
            <text:p>7.24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585]=[$Sheet1.$H58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585]=&quot;1&quot;;IF([$Sheet1.$G585]=&quot;critical1 nc&quot;;&quot;4NC Mismatch&quot;; IF([$Sheet1.$G585]=&quot;critical2 dn&quot;; &quot;2DN Mismatch&quot;;&quot;&quot;));IF([$Sheet1.$G585]=&quot;critical1 nc&quot;;&quot;1NC&quot;;IF([$Sheet1.$G58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546" calcext:value-type="float">
            <text:p>5.54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86]=[$Sheet1.$H586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586]=&quot;1&quot;;IF([$Sheet1.$G586]=&quot;critical1 nc&quot;;&quot;4NC Mismatch&quot;; IF([$Sheet1.$G586]=&quot;critical2 dn&quot;; &quot;2DN Mismatch&quot;;&quot;&quot;));IF([$Sheet1.$G586]=&quot;critical1 nc&quot;;&quot;1NC&quot;;IF([$Sheet1.$G58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4.539" calcext:value-type="float">
            <text:p>4.53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87]=[$Sheet1.$H587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587]=&quot;1&quot;;IF([$Sheet1.$G587]=&quot;critical1 nc&quot;;&quot;4NC Mismatch&quot;; IF([$Sheet1.$G587]=&quot;critical2 dn&quot;; &quot;2DN Mismatch&quot;;&quot;&quot;));IF([$Sheet1.$G587]=&quot;critical1 nc&quot;;&quot;1NC&quot;;IF([$Sheet1.$G58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5.898" calcext:value-type="float">
            <text:p>5.89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88]=[$Sheet1.$H588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588]=&quot;1&quot;;IF([$Sheet1.$G588]=&quot;critical1 nc&quot;;&quot;4NC Mismatch&quot;; IF([$Sheet1.$G588]=&quot;critical2 dn&quot;; &quot;2DN Mismatch&quot;;&quot;&quot;));IF([$Sheet1.$G588]=&quot;critical1 nc&quot;;&quot;1NC&quot;;IF([$Sheet1.$G58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5.707" calcext:value-type="float">
            <text:p>5.70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89]=[$Sheet1.$H589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589]=&quot;1&quot;;IF([$Sheet1.$G589]=&quot;critical1 nc&quot;;&quot;4NC Mismatch&quot;; IF([$Sheet1.$G589]=&quot;critical2 dn&quot;; &quot;2DN Mismatch&quot;;&quot;&quot;));IF([$Sheet1.$G589]=&quot;critical1 nc&quot;;&quot;1NC&quot;;IF([$Sheet1.$G58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F</text:p>
          </table:table-cell>
          <table:table-cell office:value-type="float" office:value="4.576" calcext:value-type="float">
            <text:p>4.57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590]=[$Sheet1.$H590]; &quot;&quot;; &quot;1&quot;)" office:value-type="string" office:string-value="1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table:formula="of:=IF([$Sheet1.$I590]=&quot;1&quot;;IF([$Sheet1.$G590]=&quot;critical1 nc&quot;;&quot;4NC Mismatch&quot;; IF([$Sheet1.$G590]=&quot;critical2 dn&quot;; &quot;2DN Mismatch&quot;;&quot;&quot;));IF([$Sheet1.$G590]=&quot;critical1 nc&quot;;&quot;1NC&quot;;IF([$Sheet1.$G59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7.595" calcext:value-type="float">
            <text:p>7.59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91]=[$Sheet1.$H591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591]=&quot;1&quot;;IF([$Sheet1.$G591]=&quot;critical1 nc&quot;;&quot;4NC Mismatch&quot;; IF([$Sheet1.$G591]=&quot;critical2 dn&quot;; &quot;2DN Mismatch&quot;;&quot;&quot;));IF([$Sheet1.$G591]=&quot;critical1 nc&quot;;&quot;1NC&quot;;IF([$Sheet1.$G59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5.795" calcext:value-type="float">
            <text:p>5.79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92]=[$Sheet1.$H592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592]=&quot;1&quot;;IF([$Sheet1.$G592]=&quot;critical1 nc&quot;;&quot;4NC Mismatch&quot;; IF([$Sheet1.$G592]=&quot;critical2 dn&quot;; &quot;2DN Mismatch&quot;;&quot;&quot;));IF([$Sheet1.$G592]=&quot;critical1 nc&quot;;&quot;1NC&quot;;IF([$Sheet1.$G59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6.482" calcext:value-type="float">
            <text:p>6.48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593]=[$Sheet1.$H593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593]=&quot;1&quot;;IF([$Sheet1.$G593]=&quot;critical1 nc&quot;;&quot;4NC Mismatch&quot;; IF([$Sheet1.$G593]=&quot;critical2 dn&quot;; &quot;2DN Mismatch&quot;;&quot;&quot;));IF([$Sheet1.$G593]=&quot;critical1 nc&quot;;&quot;1NC&quot;;IF([$Sheet1.$G59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4.345" calcext:value-type="float">
            <text:p>4.34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94]=[$Sheet1.$H594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594]=&quot;1&quot;;IF([$Sheet1.$G594]=&quot;critical1 nc&quot;;&quot;4NC Mismatch&quot;; IF([$Sheet1.$G594]=&quot;critical2 dn&quot;; &quot;2DN Mismatch&quot;;&quot;&quot;));IF([$Sheet1.$G594]=&quot;critical1 nc&quot;;&quot;1NC&quot;;IF([$Sheet1.$G59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8.961" calcext:value-type="float">
            <text:p>8.96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95]=[$Sheet1.$H595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595]=&quot;1&quot;;IF([$Sheet1.$G595]=&quot;critical1 nc&quot;;&quot;4NC Mismatch&quot;; IF([$Sheet1.$G595]=&quot;critical2 dn&quot;; &quot;2DN Mismatch&quot;;&quot;&quot;));IF([$Sheet1.$G595]=&quot;critical1 nc&quot;;&quot;1NC&quot;;IF([$Sheet1.$G59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5.138" calcext:value-type="float">
            <text:p>5.1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96]=[$Sheet1.$H596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596]=&quot;1&quot;;IF([$Sheet1.$G596]=&quot;critical1 nc&quot;;&quot;4NC Mismatch&quot;; IF([$Sheet1.$G596]=&quot;critical2 dn&quot;; &quot;2DN Mismatch&quot;;&quot;&quot;));IF([$Sheet1.$G596]=&quot;critical1 nc&quot;;&quot;1NC&quot;;IF([$Sheet1.$G59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4.779" calcext:value-type="float">
            <text:p>4.77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97]=[$Sheet1.$H597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597]=&quot;1&quot;;IF([$Sheet1.$G597]=&quot;critical1 nc&quot;;&quot;4NC Mismatch&quot;; IF([$Sheet1.$G597]=&quot;critical2 dn&quot;; &quot;2DN Mismatch&quot;;&quot;&quot;));IF([$Sheet1.$G597]=&quot;critical1 nc&quot;;&quot;1NC&quot;;IF([$Sheet1.$G59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4.602" calcext:value-type="float">
            <text:p>4.60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598]=[$Sheet1.$H598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598]=&quot;1&quot;;IF([$Sheet1.$G598]=&quot;critical1 nc&quot;;&quot;4NC Mismatch&quot;; IF([$Sheet1.$G598]=&quot;critical2 dn&quot;; &quot;2DN Mismatch&quot;;&quot;&quot;));IF([$Sheet1.$G598]=&quot;critical1 nc&quot;;&quot;1NC&quot;;IF([$Sheet1.$G5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4.098" calcext:value-type="float">
            <text:p>4.09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599]=[$Sheet1.$H599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599]=&quot;1&quot;;IF([$Sheet1.$G599]=&quot;critical1 nc&quot;;&quot;4NC Mismatch&quot;; IF([$Sheet1.$G599]=&quot;critical2 dn&quot;; &quot;2DN Mismatch&quot;;&quot;&quot;));IF([$Sheet1.$G599]=&quot;critical1 nc&quot;;&quot;1NC&quot;;IF([$Sheet1.$G5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9.009" calcext:value-type="float">
            <text:p>9.00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00]=[$Sheet1.$H600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600]=&quot;1&quot;;IF([$Sheet1.$G600]=&quot;critical1 nc&quot;;&quot;4NC Mismatch&quot;; IF([$Sheet1.$G600]=&quot;critical2 dn&quot;; &quot;2DN Mismatch&quot;;&quot;&quot;));IF([$Sheet1.$G600]=&quot;critical1 nc&quot;;&quot;1NC&quot;;IF([$Sheet1.$G6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754" calcext:value-type="float">
            <text:p>4.75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01]=[$Sheet1.$H601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601]=&quot;1&quot;;IF([$Sheet1.$G601]=&quot;critical1 nc&quot;;&quot;4NC Mismatch&quot;; IF([$Sheet1.$G601]=&quot;critical2 dn&quot;; &quot;2DN Mismatch&quot;;&quot;&quot;));IF([$Sheet1.$G601]=&quot;critical1 nc&quot;;&quot;1NC&quot;;IF([$Sheet1.$G60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5.434" calcext:value-type="float">
            <text:p>5.43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02]=[$Sheet1.$H602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602]=&quot;1&quot;;IF([$Sheet1.$G602]=&quot;critical1 nc&quot;;&quot;4NC Mismatch&quot;; IF([$Sheet1.$G602]=&quot;critical2 dn&quot;; &quot;2DN Mismatch&quot;;&quot;&quot;));IF([$Sheet1.$G602]=&quot;critical1 nc&quot;;&quot;1NC&quot;;IF([$Sheet1.$G60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03]=[$Sheet1.$H603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603]=&quot;1&quot;;IF([$Sheet1.$G603]=&quot;critical1 nc&quot;;&quot;4NC Mismatch&quot;; IF([$Sheet1.$G603]=&quot;critical2 dn&quot;; &quot;2DN Mismatch&quot;;&quot;&quot;));IF([$Sheet1.$G603]=&quot;critical1 nc&quot;;&quot;1NC&quot;;IF([$Sheet1.$G60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401" calcext:value-type="float">
            <text:p>3.40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04]=[$Sheet1.$H604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604]=&quot;1&quot;;IF([$Sheet1.$G604]=&quot;critical1 nc&quot;;&quot;4NC Mismatch&quot;; IF([$Sheet1.$G604]=&quot;critical2 dn&quot;; &quot;2DN Mismatch&quot;;&quot;&quot;));IF([$Sheet1.$G604]=&quot;critical1 nc&quot;;&quot;1NC&quot;;IF([$Sheet1.$G60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4.715" calcext:value-type="float">
            <text:p>4.71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05]=[$Sheet1.$H605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605]=&quot;1&quot;;IF([$Sheet1.$G605]=&quot;critical1 nc&quot;;&quot;4NC Mismatch&quot;; IF([$Sheet1.$G605]=&quot;critical2 dn&quot;; &quot;2DN Mismatch&quot;;&quot;&quot;));IF([$Sheet1.$G605]=&quot;critical1 nc&quot;;&quot;1NC&quot;;IF([$Sheet1.$G60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7.604" calcext:value-type="float">
            <text:p>7.60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06]=[$Sheet1.$H606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606]=&quot;1&quot;;IF([$Sheet1.$G606]=&quot;critical1 nc&quot;;&quot;4NC Mismatch&quot;; IF([$Sheet1.$G606]=&quot;critical2 dn&quot;; &quot;2DN Mismatch&quot;;&quot;&quot;));IF([$Sheet1.$G606]=&quot;critical1 nc&quot;;&quot;1NC&quot;;IF([$Sheet1.$G60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3.331" calcext:value-type="float">
            <text:p>3.33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07]=[$Sheet1.$H607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607]=&quot;1&quot;;IF([$Sheet1.$G607]=&quot;critical1 nc&quot;;&quot;4NC Mismatch&quot;; IF([$Sheet1.$G607]=&quot;critical2 dn&quot;; &quot;2DN Mismatch&quot;;&quot;&quot;));IF([$Sheet1.$G607]=&quot;critical1 nc&quot;;&quot;1NC&quot;;IF([$Sheet1.$G60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08]=[$Sheet1.$H608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608]=&quot;1&quot;;IF([$Sheet1.$G608]=&quot;critical1 nc&quot;;&quot;4NC Mismatch&quot;; IF([$Sheet1.$G608]=&quot;critical2 dn&quot;; &quot;2DN Mismatch&quot;;&quot;&quot;));IF([$Sheet1.$G608]=&quot;critical1 nc&quot;;&quot;1NC&quot;;IF([$Sheet1.$G60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996" calcext:value-type="float">
            <text:p>3.99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09]=[$Sheet1.$H609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609]=&quot;1&quot;;IF([$Sheet1.$G609]=&quot;critical1 nc&quot;;&quot;4NC Mismatch&quot;; IF([$Sheet1.$G609]=&quot;critical2 dn&quot;; &quot;2DN Mismatch&quot;;&quot;&quot;));IF([$Sheet1.$G609]=&quot;critical1 nc&quot;;&quot;1NC&quot;;IF([$Sheet1.$G60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10]=[$Sheet1.$H610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610]=&quot;1&quot;;IF([$Sheet1.$G610]=&quot;critical1 nc&quot;;&quot;4NC Mismatch&quot;; IF([$Sheet1.$G610]=&quot;critical2 dn&quot;; &quot;2DN Mismatch&quot;;&quot;&quot;));IF([$Sheet1.$G610]=&quot;critical1 nc&quot;;&quot;1NC&quot;;IF([$Sheet1.$G61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6.835" calcext:value-type="float">
            <text:p>6.83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11]=[$Sheet1.$H611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611]=&quot;1&quot;;IF([$Sheet1.$G611]=&quot;critical1 nc&quot;;&quot;4NC Mismatch&quot;; IF([$Sheet1.$G611]=&quot;critical2 dn&quot;; &quot;2DN Mismatch&quot;;&quot;&quot;));IF([$Sheet1.$G611]=&quot;critical1 nc&quot;;&quot;1NC&quot;;IF([$Sheet1.$G61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676" calcext:value-type="float">
            <text:p>5.67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12]=[$Sheet1.$H612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612]=&quot;1&quot;;IF([$Sheet1.$G612]=&quot;critical1 nc&quot;;&quot;4NC Mismatch&quot;; IF([$Sheet1.$G612]=&quot;critical2 dn&quot;; &quot;2DN Mismatch&quot;;&quot;&quot;));IF([$Sheet1.$G612]=&quot;critical1 nc&quot;;&quot;1NC&quot;;IF([$Sheet1.$G61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5.299" calcext:value-type="float">
            <text:p>5.29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13]=[$Sheet1.$H613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613]=&quot;1&quot;;IF([$Sheet1.$G613]=&quot;critical1 nc&quot;;&quot;4NC Mismatch&quot;; IF([$Sheet1.$G613]=&quot;critical2 dn&quot;; &quot;2DN Mismatch&quot;;&quot;&quot;));IF([$Sheet1.$G613]=&quot;critical1 nc&quot;;&quot;1NC&quot;;IF([$Sheet1.$G61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6.219" calcext:value-type="float">
            <text:p>6.21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14]=[$Sheet1.$H614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614]=&quot;1&quot;;IF([$Sheet1.$G614]=&quot;critical1 nc&quot;;&quot;4NC Mismatch&quot;; IF([$Sheet1.$G614]=&quot;critical2 dn&quot;; &quot;2DN Mismatch&quot;;&quot;&quot;));IF([$Sheet1.$G614]=&quot;critical1 nc&quot;;&quot;1NC&quot;;IF([$Sheet1.$G61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5.578" calcext:value-type="float">
            <text:p>5.57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15]=[$Sheet1.$H615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615]=&quot;1&quot;;IF([$Sheet1.$G615]=&quot;critical1 nc&quot;;&quot;4NC Mismatch&quot;; IF([$Sheet1.$G615]=&quot;critical2 dn&quot;; &quot;2DN Mismatch&quot;;&quot;&quot;));IF([$Sheet1.$G615]=&quot;critical1 nc&quot;;&quot;1NC&quot;;IF([$Sheet1.$G61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16]=[$Sheet1.$H616]; &quot;&quot;; &quot;1&quot;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table:formula="of:=IF([$Sheet1.$I616]=&quot;1&quot;;IF([$Sheet1.$G616]=&quot;critical1 nc&quot;;&quot;4NC Mismatch&quot;; IF([$Sheet1.$G616]=&quot;critical2 dn&quot;; &quot;2DN Mismatch&quot;;&quot;&quot;));IF([$Sheet1.$G616]=&quot;critical1 nc&quot;;&quot;1NC&quot;;IF([$Sheet1.$G61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17]=[$Sheet1.$H617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617]=&quot;1&quot;;IF([$Sheet1.$G617]=&quot;critical1 nc&quot;;&quot;4NC Mismatch&quot;; IF([$Sheet1.$G617]=&quot;critical2 dn&quot;; &quot;2DN Mismatch&quot;;&quot;&quot;));IF([$Sheet1.$G617]=&quot;critical1 nc&quot;;&quot;1NC&quot;;IF([$Sheet1.$G61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3.554" calcext:value-type="float">
            <text:p>3.55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18]=[$Sheet1.$H618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618]=&quot;1&quot;;IF([$Sheet1.$G618]=&quot;critical1 nc&quot;;&quot;4NC Mismatch&quot;; IF([$Sheet1.$G618]=&quot;critical2 dn&quot;; &quot;2DN Mismatch&quot;;&quot;&quot;));IF([$Sheet1.$G618]=&quot;critical1 nc&quot;;&quot;1NC&quot;;IF([$Sheet1.$G6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923" calcext:value-type="float">
            <text:p>3.92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19]=[$Sheet1.$H619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619]=&quot;1&quot;;IF([$Sheet1.$G619]=&quot;critical1 nc&quot;;&quot;4NC Mismatch&quot;; IF([$Sheet1.$G619]=&quot;critical2 dn&quot;; &quot;2DN Mismatch&quot;;&quot;&quot;));IF([$Sheet1.$G619]=&quot;critical1 nc&quot;;&quot;1NC&quot;;IF([$Sheet1.$G6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4.514" calcext:value-type="float">
            <text:p>4.51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20]=[$Sheet1.$H620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620]=&quot;1&quot;;IF([$Sheet1.$G620]=&quot;critical1 nc&quot;;&quot;4NC Mismatch&quot;; IF([$Sheet1.$G620]=&quot;critical2 dn&quot;; &quot;2DN Mismatch&quot;;&quot;&quot;));IF([$Sheet1.$G620]=&quot;critical1 nc&quot;;&quot;1NC&quot;;IF([$Sheet1.$G6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434" calcext:value-type="float">
            <text:p>3.43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21]=[$Sheet1.$H621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621]=&quot;1&quot;;IF([$Sheet1.$G621]=&quot;critical1 nc&quot;;&quot;4NC Mismatch&quot;; IF([$Sheet1.$G621]=&quot;critical2 dn&quot;; &quot;2DN Mismatch&quot;;&quot;&quot;));IF([$Sheet1.$G621]=&quot;critical1 nc&quot;;&quot;1NC&quot;;IF([$Sheet1.$G62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22]=[$Sheet1.$H622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622]=&quot;1&quot;;IF([$Sheet1.$G622]=&quot;critical1 nc&quot;;&quot;4NC Mismatch&quot;; IF([$Sheet1.$G622]=&quot;critical2 dn&quot;; &quot;2DN Mismatch&quot;;&quot;&quot;));IF([$Sheet1.$G622]=&quot;critical1 nc&quot;;&quot;1NC&quot;;IF([$Sheet1.$G62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2.674" calcext:value-type="float">
            <text:p>2.67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23]=[$Sheet1.$H623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623]=&quot;1&quot;;IF([$Sheet1.$G623]=&quot;critical1 nc&quot;;&quot;4NC Mismatch&quot;; IF([$Sheet1.$G623]=&quot;critical2 dn&quot;; &quot;2DN Mismatch&quot;;&quot;&quot;));IF([$Sheet1.$G623]=&quot;critical1 nc&quot;;&quot;1NC&quot;;IF([$Sheet1.$G62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281" calcext:value-type="float">
            <text:p>3.28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24]=[$Sheet1.$H624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624]=&quot;1&quot;;IF([$Sheet1.$G624]=&quot;critical1 nc&quot;;&quot;4NC Mismatch&quot;; IF([$Sheet1.$G624]=&quot;critical2 dn&quot;; &quot;2DN Mismatch&quot;;&quot;&quot;));IF([$Sheet1.$G624]=&quot;critical1 nc&quot;;&quot;1NC&quot;;IF([$Sheet1.$G62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4.634" calcext:value-type="float">
            <text:p>4.63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25]=[$Sheet1.$H625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625]=&quot;1&quot;;IF([$Sheet1.$G625]=&quot;critical1 nc&quot;;&quot;4NC Mismatch&quot;; IF([$Sheet1.$G625]=&quot;critical2 dn&quot;; &quot;2DN Mismatch&quot;;&quot;&quot;));IF([$Sheet1.$G625]=&quot;critical1 nc&quot;;&quot;1NC&quot;;IF([$Sheet1.$G62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115" calcext:value-type="float">
            <text:p>5.11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26]=[$Sheet1.$H626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626]=&quot;1&quot;;IF([$Sheet1.$G626]=&quot;critical1 nc&quot;;&quot;4NC Mismatch&quot;; IF([$Sheet1.$G626]=&quot;critical2 dn&quot;; &quot;2DN Mismatch&quot;;&quot;&quot;));IF([$Sheet1.$G626]=&quot;critical1 nc&quot;;&quot;1NC&quot;;IF([$Sheet1.$G62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27]=[$Sheet1.$H627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627]=&quot;1&quot;;IF([$Sheet1.$G627]=&quot;critical1 nc&quot;;&quot;4NC Mismatch&quot;; IF([$Sheet1.$G627]=&quot;critical2 dn&quot;; &quot;2DN Mismatch&quot;;&quot;&quot;));IF([$Sheet1.$G627]=&quot;critical1 nc&quot;;&quot;1NC&quot;;IF([$Sheet1.$G62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3.699" calcext:value-type="float">
            <text:p>3.69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28]=[$Sheet1.$H628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628]=&quot;1&quot;;IF([$Sheet1.$G628]=&quot;critical1 nc&quot;;&quot;4NC Mismatch&quot;; IF([$Sheet1.$G628]=&quot;critical2 dn&quot;; &quot;2DN Mismatch&quot;;&quot;&quot;));IF([$Sheet1.$G628]=&quot;critical1 nc&quot;;&quot;1NC&quot;;IF([$Sheet1.$G62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29]=[$Sheet1.$H629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629]=&quot;1&quot;;IF([$Sheet1.$G629]=&quot;critical1 nc&quot;;&quot;4NC Mismatch&quot;; IF([$Sheet1.$G629]=&quot;critical2 dn&quot;; &quot;2DN Mismatch&quot;;&quot;&quot;));IF([$Sheet1.$G629]=&quot;critical1 nc&quot;;&quot;1NC&quot;;IF([$Sheet1.$G62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30]=[$Sheet1.$H630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630]=&quot;1&quot;;IF([$Sheet1.$G630]=&quot;critical1 nc&quot;;&quot;4NC Mismatch&quot;; IF([$Sheet1.$G630]=&quot;critical2 dn&quot;; &quot;2DN Mismatch&quot;;&quot;&quot;));IF([$Sheet1.$G630]=&quot;critical1 nc&quot;;&quot;1NC&quot;;IF([$Sheet1.$G63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4.778" calcext:value-type="float">
            <text:p>4.77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31]=[$Sheet1.$H631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631]=&quot;1&quot;;IF([$Sheet1.$G631]=&quot;critical1 nc&quot;;&quot;4NC Mismatch&quot;; IF([$Sheet1.$G631]=&quot;critical2 dn&quot;; &quot;2DN Mismatch&quot;;&quot;&quot;));IF([$Sheet1.$G631]=&quot;critical1 nc&quot;;&quot;1NC&quot;;IF([$Sheet1.$G63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2.899" calcext:value-type="float">
            <text:p>2.89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32]=[$Sheet1.$H632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632]=&quot;1&quot;;IF([$Sheet1.$G632]=&quot;critical1 nc&quot;;&quot;4NC Mismatch&quot;; IF([$Sheet1.$G632]=&quot;critical2 dn&quot;; &quot;2DN Mismatch&quot;;&quot;&quot;));IF([$Sheet1.$G632]=&quot;critical1 nc&quot;;&quot;1NC&quot;;IF([$Sheet1.$G63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954" calcext:value-type="float">
            <text:p>3.95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33]=[$Sheet1.$H633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633]=&quot;1&quot;;IF([$Sheet1.$G633]=&quot;critical1 nc&quot;;&quot;4NC Mismatch&quot;; IF([$Sheet1.$G633]=&quot;critical2 dn&quot;; &quot;2DN Mismatch&quot;;&quot;&quot;));IF([$Sheet1.$G633]=&quot;critical1 nc&quot;;&quot;1NC&quot;;IF([$Sheet1.$G63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731" calcext:value-type="float">
            <text:p>3.73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34]=[$Sheet1.$H634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634]=&quot;1&quot;;IF([$Sheet1.$G634]=&quot;critical1 nc&quot;;&quot;4NC Mismatch&quot;; IF([$Sheet1.$G634]=&quot;critical2 dn&quot;; &quot;2DN Mismatch&quot;;&quot;&quot;));IF([$Sheet1.$G634]=&quot;critical1 nc&quot;;&quot;1NC&quot;;IF([$Sheet1.$G63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35]=[$Sheet1.$H635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635]=&quot;1&quot;;IF([$Sheet1.$G635]=&quot;critical1 nc&quot;;&quot;4NC Mismatch&quot;; IF([$Sheet1.$G635]=&quot;critical2 dn&quot;; &quot;2DN Mismatch&quot;;&quot;&quot;));IF([$Sheet1.$G635]=&quot;critical1 nc&quot;;&quot;1NC&quot;;IF([$Sheet1.$G63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394" calcext:value-type="float">
            <text:p>3.39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36]=[$Sheet1.$H636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636]=&quot;1&quot;;IF([$Sheet1.$G636]=&quot;critical1 nc&quot;;&quot;4NC Mismatch&quot;; IF([$Sheet1.$G636]=&quot;critical2 dn&quot;; &quot;2DN Mismatch&quot;;&quot;&quot;));IF([$Sheet1.$G636]=&quot;critical1 nc&quot;;&quot;1NC&quot;;IF([$Sheet1.$G63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2.905" calcext:value-type="float">
            <text:p>2.90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37]=[$Sheet1.$H637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637]=&quot;1&quot;;IF([$Sheet1.$G637]=&quot;critical1 nc&quot;;&quot;4NC Mismatch&quot;; IF([$Sheet1.$G637]=&quot;critical2 dn&quot;; &quot;2DN Mismatch&quot;;&quot;&quot;));IF([$Sheet1.$G637]=&quot;critical1 nc&quot;;&quot;1NC&quot;;IF([$Sheet1.$G63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4.338" calcext:value-type="float">
            <text:p>4.3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38]=[$Sheet1.$H638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638]=&quot;1&quot;;IF([$Sheet1.$G638]=&quot;critical1 nc&quot;;&quot;4NC Mismatch&quot;; IF([$Sheet1.$G638]=&quot;critical2 dn&quot;; &quot;2DN Mismatch&quot;;&quot;&quot;));IF([$Sheet1.$G638]=&quot;critical1 nc&quot;;&quot;1NC&quot;;IF([$Sheet1.$G6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138" calcext:value-type="float">
            <text:p>3.1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39]=[$Sheet1.$H639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639]=&quot;1&quot;;IF([$Sheet1.$G639]=&quot;critical1 nc&quot;;&quot;4NC Mismatch&quot;; IF([$Sheet1.$G639]=&quot;critical2 dn&quot;; &quot;2DN Mismatch&quot;;&quot;&quot;));IF([$Sheet1.$G639]=&quot;critical1 nc&quot;;&quot;1NC&quot;;IF([$Sheet1.$G6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40]=[$Sheet1.$H640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640]=&quot;1&quot;;IF([$Sheet1.$G640]=&quot;critical1 nc&quot;;&quot;4NC Mismatch&quot;; IF([$Sheet1.$G640]=&quot;critical2 dn&quot;; &quot;2DN Mismatch&quot;;&quot;&quot;));IF([$Sheet1.$G640]=&quot;critical1 nc&quot;;&quot;1NC&quot;;IF([$Sheet1.$G6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2.691" calcext:value-type="float">
            <text:p>2.69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41]=[$Sheet1.$H641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641]=&quot;1&quot;;IF([$Sheet1.$G641]=&quot;critical1 nc&quot;;&quot;4NC Mismatch&quot;; IF([$Sheet1.$G641]=&quot;critical2 dn&quot;; &quot;2DN Mismatch&quot;;&quot;&quot;));IF([$Sheet1.$G641]=&quot;critical1 nc&quot;;&quot;1NC&quot;;IF([$Sheet1.$G64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4.683" calcext:value-type="float">
            <text:p>4.68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42]=[$Sheet1.$H642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642]=&quot;1&quot;;IF([$Sheet1.$G642]=&quot;critical1 nc&quot;;&quot;4NC Mismatch&quot;; IF([$Sheet1.$G642]=&quot;critical2 dn&quot;; &quot;2DN Mismatch&quot;;&quot;&quot;));IF([$Sheet1.$G642]=&quot;critical1 nc&quot;;&quot;1NC&quot;;IF([$Sheet1.$G64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5.157" calcext:value-type="float">
            <text:p>5.15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43]=[$Sheet1.$H643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643]=&quot;1&quot;;IF([$Sheet1.$G643]=&quot;critical1 nc&quot;;&quot;4NC Mismatch&quot;; IF([$Sheet1.$G643]=&quot;critical2 dn&quot;; &quot;2DN Mismatch&quot;;&quot;&quot;));IF([$Sheet1.$G643]=&quot;critical1 nc&quot;;&quot;1NC&quot;;IF([$Sheet1.$G64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44]=[$Sheet1.$H644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644]=&quot;1&quot;;IF([$Sheet1.$G644]=&quot;critical1 nc&quot;;&quot;4NC Mismatch&quot;; IF([$Sheet1.$G644]=&quot;critical2 dn&quot;; &quot;2DN Mismatch&quot;;&quot;&quot;));IF([$Sheet1.$G644]=&quot;critical1 nc&quot;;&quot;1NC&quot;;IF([$Sheet1.$G64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4.811" calcext:value-type="float">
            <text:p>4.81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45]=[$Sheet1.$H645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645]=&quot;1&quot;;IF([$Sheet1.$G645]=&quot;critical1 nc&quot;;&quot;4NC Mismatch&quot;; IF([$Sheet1.$G645]=&quot;critical2 dn&quot;; &quot;2DN Mismatch&quot;;&quot;&quot;));IF([$Sheet1.$G645]=&quot;critical1 nc&quot;;&quot;1NC&quot;;IF([$Sheet1.$G64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6.161" calcext:value-type="float">
            <text:p>6.16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46]=[$Sheet1.$H646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646]=&quot;1&quot;;IF([$Sheet1.$G646]=&quot;critical1 nc&quot;;&quot;4NC Mismatch&quot;; IF([$Sheet1.$G646]=&quot;critical2 dn&quot;; &quot;2DN Mismatch&quot;;&quot;&quot;));IF([$Sheet1.$G646]=&quot;critical1 nc&quot;;&quot;1NC&quot;;IF([$Sheet1.$G64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47]=[$Sheet1.$H647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647]=&quot;1&quot;;IF([$Sheet1.$G647]=&quot;critical1 nc&quot;;&quot;4NC Mismatch&quot;; IF([$Sheet1.$G647]=&quot;critical2 dn&quot;; &quot;2DN Mismatch&quot;;&quot;&quot;));IF([$Sheet1.$G647]=&quot;critical1 nc&quot;;&quot;1NC&quot;;IF([$Sheet1.$G64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48]=[$Sheet1.$H648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648]=&quot;1&quot;;IF([$Sheet1.$G648]=&quot;critical1 nc&quot;;&quot;4NC Mismatch&quot;; IF([$Sheet1.$G648]=&quot;critical2 dn&quot;; &quot;2DN Mismatch&quot;;&quot;&quot;));IF([$Sheet1.$G648]=&quot;critical1 nc&quot;;&quot;1NC&quot;;IF([$Sheet1.$G64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V</text:p>
          </table:table-cell>
          <table:table-cell office:value-type="float" office:value="7.531" calcext:value-type="float">
            <text:p>7.53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49]=[$Sheet1.$H649]; &quot;&quot;; &quot;1&quot;)" office:value-type="string" office:string-value="1" calcext:value-type="string">
            <text:p>1</text:p>
          </table:table-cell>
          <table:table-cell office:value-type="float" office:value="21" calcext:value-type="float">
            <text:p>21</text:p>
          </table:table-cell>
          <table:table-cell table:formula="of:=IF([$Sheet1.$I649]=&quot;1&quot;;IF([$Sheet1.$G649]=&quot;critical1 nc&quot;;&quot;4NC Mismatch&quot;; IF([$Sheet1.$G649]=&quot;critical2 dn&quot;; &quot;2DN Mismatch&quot;;&quot;&quot;));IF([$Sheet1.$G649]=&quot;critical1 nc&quot;;&quot;1NC&quot;;IF([$Sheet1.$G649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7.844" calcext:value-type="float">
            <text:p>7.84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50]=[$Sheet1.$H650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650]=&quot;1&quot;;IF([$Sheet1.$G650]=&quot;critical1 nc&quot;;&quot;4NC Mismatch&quot;; IF([$Sheet1.$G650]=&quot;critical2 dn&quot;; &quot;2DN Mismatch&quot;;&quot;&quot;));IF([$Sheet1.$G650]=&quot;critical1 nc&quot;;&quot;1NC&quot;;IF([$Sheet1.$G65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51]=[$Sheet1.$H651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651]=&quot;1&quot;;IF([$Sheet1.$G651]=&quot;critical1 nc&quot;;&quot;4NC Mismatch&quot;; IF([$Sheet1.$G651]=&quot;critical2 dn&quot;; &quot;2DN Mismatch&quot;;&quot;&quot;));IF([$Sheet1.$G651]=&quot;critical1 nc&quot;;&quot;1NC&quot;;IF([$Sheet1.$G65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52]=[$Sheet1.$H652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652]=&quot;1&quot;;IF([$Sheet1.$G652]=&quot;critical1 nc&quot;;&quot;4NC Mismatch&quot;; IF([$Sheet1.$G652]=&quot;critical2 dn&quot;; &quot;2DN Mismatch&quot;;&quot;&quot;));IF([$Sheet1.$G652]=&quot;critical1 nc&quot;;&quot;1NC&quot;;IF([$Sheet1.$G65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7.059" calcext:value-type="float">
            <text:p>7.05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53]=[$Sheet1.$H653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653]=&quot;1&quot;;IF([$Sheet1.$G653]=&quot;critical1 nc&quot;;&quot;4NC Mismatch&quot;; IF([$Sheet1.$G653]=&quot;critical2 dn&quot;; &quot;2DN Mismatch&quot;;&quot;&quot;));IF([$Sheet1.$G653]=&quot;critical1 nc&quot;;&quot;1NC&quot;;IF([$Sheet1.$G65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54]=[$Sheet1.$H654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654]=&quot;1&quot;;IF([$Sheet1.$G654]=&quot;critical1 nc&quot;;&quot;4NC Mismatch&quot;; IF([$Sheet1.$G654]=&quot;critical2 dn&quot;; &quot;2DN Mismatch&quot;;&quot;&quot;));IF([$Sheet1.$G654]=&quot;critical1 nc&quot;;&quot;1NC&quot;;IF([$Sheet1.$G65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4.347" calcext:value-type="float">
            <text:p>4.34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55]=[$Sheet1.$H655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655]=&quot;1&quot;;IF([$Sheet1.$G655]=&quot;critical1 nc&quot;;&quot;4NC Mismatch&quot;; IF([$Sheet1.$G655]=&quot;critical2 dn&quot;; &quot;2DN Mismatch&quot;;&quot;&quot;));IF([$Sheet1.$G655]=&quot;critical1 nc&quot;;&quot;1NC&quot;;IF([$Sheet1.$G65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7.691" calcext:value-type="float">
            <text:p>7.69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56]=[$Sheet1.$H656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656]=&quot;1&quot;;IF([$Sheet1.$G656]=&quot;critical1 nc&quot;;&quot;4NC Mismatch&quot;; IF([$Sheet1.$G656]=&quot;critical2 dn&quot;; &quot;2DN Mismatch&quot;;&quot;&quot;));IF([$Sheet1.$G656]=&quot;critical1 nc&quot;;&quot;1NC&quot;;IF([$Sheet1.$G65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7.235" calcext:value-type="float">
            <text:p>7.23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57]=[$Sheet1.$H657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657]=&quot;1&quot;;IF([$Sheet1.$G657]=&quot;critical1 nc&quot;;&quot;4NC Mismatch&quot;; IF([$Sheet1.$G657]=&quot;critical2 dn&quot;; &quot;2DN Mismatch&quot;;&quot;&quot;));IF([$Sheet1.$G657]=&quot;critical1 nc&quot;;&quot;1NC&quot;;IF([$Sheet1.$G65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58]=[$Sheet1.$H658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658]=&quot;1&quot;;IF([$Sheet1.$G658]=&quot;critical1 nc&quot;;&quot;4NC Mismatch&quot;; IF([$Sheet1.$G658]=&quot;critical2 dn&quot;; &quot;2DN Mismatch&quot;;&quot;&quot;));IF([$Sheet1.$G658]=&quot;critical1 nc&quot;;&quot;1NC&quot;;IF([$Sheet1.$G6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59]=[$Sheet1.$H659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659]=&quot;1&quot;;IF([$Sheet1.$G659]=&quot;critical1 nc&quot;;&quot;4NC Mismatch&quot;; IF([$Sheet1.$G659]=&quot;critical2 dn&quot;; &quot;2DN Mismatch&quot;;&quot;&quot;));IF([$Sheet1.$G659]=&quot;critical1 nc&quot;;&quot;1NC&quot;;IF([$Sheet1.$G6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5.082" calcext:value-type="float">
            <text:p>5.08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60]=[$Sheet1.$H660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660]=&quot;1&quot;;IF([$Sheet1.$G660]=&quot;critical1 nc&quot;;&quot;4NC Mismatch&quot;; IF([$Sheet1.$G660]=&quot;critical2 dn&quot;; &quot;2DN Mismatch&quot;;&quot;&quot;));IF([$Sheet1.$G660]=&quot;critical1 nc&quot;;&quot;1NC&quot;;IF([$Sheet1.$G6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6.474" calcext:value-type="float">
            <text:p>6.47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61]=[$Sheet1.$H661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661]=&quot;1&quot;;IF([$Sheet1.$G661]=&quot;critical1 nc&quot;;&quot;4NC Mismatch&quot;; IF([$Sheet1.$G661]=&quot;critical2 dn&quot;; &quot;2DN Mismatch&quot;;&quot;&quot;));IF([$Sheet1.$G661]=&quot;critical1 nc&quot;;&quot;1NC&quot;;IF([$Sheet1.$G66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4.292" calcext:value-type="float">
            <text:p>4.29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62]=[$Sheet1.$H662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662]=&quot;1&quot;;IF([$Sheet1.$G662]=&quot;critical1 nc&quot;;&quot;4NC Mismatch&quot;; IF([$Sheet1.$G662]=&quot;critical2 dn&quot;; &quot;2DN Mismatch&quot;;&quot;&quot;));IF([$Sheet1.$G662]=&quot;critical1 nc&quot;;&quot;1NC&quot;;IF([$Sheet1.$G66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5.554" calcext:value-type="float">
            <text:p>5.55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63]=[$Sheet1.$H663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663]=&quot;1&quot;;IF([$Sheet1.$G663]=&quot;critical1 nc&quot;;&quot;4NC Mismatch&quot;; IF([$Sheet1.$G663]=&quot;critical2 dn&quot;; &quot;2DN Mismatch&quot;;&quot;&quot;));IF([$Sheet1.$G663]=&quot;critical1 nc&quot;;&quot;1NC&quot;;IF([$Sheet1.$G66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476" calcext:value-type="float">
            <text:p>3.47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64]=[$Sheet1.$H664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664]=&quot;1&quot;;IF([$Sheet1.$G664]=&quot;critical1 nc&quot;;&quot;4NC Mismatch&quot;; IF([$Sheet1.$G664]=&quot;critical2 dn&quot;; &quot;2DN Mismatch&quot;;&quot;&quot;));IF([$Sheet1.$G664]=&quot;critical1 nc&quot;;&quot;1NC&quot;;IF([$Sheet1.$G66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9.418" calcext:value-type="float">
            <text:p>9.41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665]=[$Sheet1.$H665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665]=&quot;1&quot;;IF([$Sheet1.$G665]=&quot;critical1 nc&quot;;&quot;4NC Mismatch&quot;; IF([$Sheet1.$G665]=&quot;critical2 dn&quot;; &quot;2DN Mismatch&quot;;&quot;&quot;));IF([$Sheet1.$G665]=&quot;critical1 nc&quot;;&quot;1NC&quot;;IF([$Sheet1.$G66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4.147" calcext:value-type="float">
            <text:p>4.14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66]=[$Sheet1.$H666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666]=&quot;1&quot;;IF([$Sheet1.$G666]=&quot;critical1 nc&quot;;&quot;4NC Mismatch&quot;; IF([$Sheet1.$G666]=&quot;critical2 dn&quot;; &quot;2DN Mismatch&quot;;&quot;&quot;));IF([$Sheet1.$G666]=&quot;critical1 nc&quot;;&quot;1NC&quot;;IF([$Sheet1.$G66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6.154" calcext:value-type="float">
            <text:p>6.15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67]=[$Sheet1.$H66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667]=&quot;1&quot;;IF([$Sheet1.$G667]=&quot;critical1 nc&quot;;&quot;4NC Mismatch&quot;; IF([$Sheet1.$G667]=&quot;critical2 dn&quot;; &quot;2DN Mismatch&quot;;&quot;&quot;));IF([$Sheet1.$G667]=&quot;critical1 nc&quot;;&quot;1NC&quot;;IF([$Sheet1.$G66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4.058" calcext:value-type="float">
            <text:p>4.05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68]=[$Sheet1.$H668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668]=&quot;1&quot;;IF([$Sheet1.$G668]=&quot;critical1 nc&quot;;&quot;4NC Mismatch&quot;; IF([$Sheet1.$G668]=&quot;critical2 dn&quot;; &quot;2DN Mismatch&quot;;&quot;&quot;));IF([$Sheet1.$G668]=&quot;critical1 nc&quot;;&quot;1NC&quot;;IF([$Sheet1.$G66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4.651" calcext:value-type="float">
            <text:p>4.6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69]=[$Sheet1.$H669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669]=&quot;1&quot;;IF([$Sheet1.$G669]=&quot;critical1 nc&quot;;&quot;4NC Mismatch&quot;; IF([$Sheet1.$G669]=&quot;critical2 dn&quot;; &quot;2DN Mismatch&quot;;&quot;&quot;));IF([$Sheet1.$G669]=&quot;critical1 nc&quot;;&quot;1NC&quot;;IF([$Sheet1.$G66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706" calcext:value-type="float">
            <text:p>4.70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670]=[$Sheet1.$H670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670]=&quot;1&quot;;IF([$Sheet1.$G670]=&quot;critical1 nc&quot;;&quot;4NC Mismatch&quot;; IF([$Sheet1.$G670]=&quot;critical2 dn&quot;; &quot;2DN Mismatch&quot;;&quot;&quot;));IF([$Sheet1.$G670]=&quot;critical1 nc&quot;;&quot;1NC&quot;;IF([$Sheet1.$G67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5.467" calcext:value-type="float">
            <text:p>5.46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71]=[$Sheet1.$H671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671]=&quot;1&quot;;IF([$Sheet1.$G671]=&quot;critical1 nc&quot;;&quot;4NC Mismatch&quot;; IF([$Sheet1.$G671]=&quot;critical2 dn&quot;; &quot;2DN Mismatch&quot;;&quot;&quot;));IF([$Sheet1.$G671]=&quot;critical1 nc&quot;;&quot;1NC&quot;;IF([$Sheet1.$G67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5.499" calcext:value-type="float">
            <text:p>5.49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72]=[$Sheet1.$H672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672]=&quot;1&quot;;IF([$Sheet1.$G672]=&quot;critical1 nc&quot;;&quot;4NC Mismatch&quot;; IF([$Sheet1.$G672]=&quot;critical2 dn&quot;; &quot;2DN Mismatch&quot;;&quot;&quot;));IF([$Sheet1.$G672]=&quot;critical1 nc&quot;;&quot;1NC&quot;;IF([$Sheet1.$G67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4.218" calcext:value-type="float">
            <text:p>4.21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673]=[$Sheet1.$H673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673]=&quot;1&quot;;IF([$Sheet1.$G673]=&quot;critical1 nc&quot;;&quot;4NC Mismatch&quot;; IF([$Sheet1.$G673]=&quot;critical2 dn&quot;; &quot;2DN Mismatch&quot;;&quot;&quot;));IF([$Sheet1.$G673]=&quot;critical1 nc&quot;;&quot;1NC&quot;;IF([$Sheet1.$G67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786" calcext:value-type="float">
            <text:p>2.78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74]=[$Sheet1.$H674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674]=&quot;1&quot;;IF([$Sheet1.$G674]=&quot;critical1 nc&quot;;&quot;4NC Mismatch&quot;; IF([$Sheet1.$G674]=&quot;critical2 dn&quot;; &quot;2DN Mismatch&quot;;&quot;&quot;));IF([$Sheet1.$G674]=&quot;critical1 nc&quot;;&quot;1NC&quot;;IF([$Sheet1.$G67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403" calcext:value-type="float">
            <text:p>3.4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75]=[$Sheet1.$H675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675]=&quot;1&quot;;IF([$Sheet1.$G675]=&quot;critical1 nc&quot;;&quot;4NC Mismatch&quot;; IF([$Sheet1.$G675]=&quot;critical2 dn&quot;; &quot;2DN Mismatch&quot;;&quot;&quot;));IF([$Sheet1.$G675]=&quot;critical1 nc&quot;;&quot;1NC&quot;;IF([$Sheet1.$G67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723" calcext:value-type="float">
            <text:p>3.72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76]=[$Sheet1.$H676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676]=&quot;1&quot;;IF([$Sheet1.$G676]=&quot;critical1 nc&quot;;&quot;4NC Mismatch&quot;; IF([$Sheet1.$G676]=&quot;critical2 dn&quot;; &quot;2DN Mismatch&quot;;&quot;&quot;));IF([$Sheet1.$G676]=&quot;critical1 nc&quot;;&quot;1NC&quot;;IF([$Sheet1.$G67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77]=[$Sheet1.$H677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677]=&quot;1&quot;;IF([$Sheet1.$G677]=&quot;critical1 nc&quot;;&quot;4NC Mismatch&quot;; IF([$Sheet1.$G677]=&quot;critical2 dn&quot;; &quot;2DN Mismatch&quot;;&quot;&quot;));IF([$Sheet1.$G677]=&quot;critical1 nc&quot;;&quot;1NC&quot;;IF([$Sheet1.$G67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3.187" calcext:value-type="float">
            <text:p>3.1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78]=[$Sheet1.$H678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678]=&quot;1&quot;;IF([$Sheet1.$G678]=&quot;critical1 nc&quot;;&quot;4NC Mismatch&quot;; IF([$Sheet1.$G678]=&quot;critical2 dn&quot;; &quot;2DN Mismatch&quot;;&quot;&quot;));IF([$Sheet1.$G678]=&quot;critical1 nc&quot;;&quot;1NC&quot;;IF([$Sheet1.$G6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4.483" calcext:value-type="float">
            <text:p>4.48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679]=[$Sheet1.$H679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679]=&quot;1&quot;;IF([$Sheet1.$G679]=&quot;critical1 nc&quot;;&quot;4NC Mismatch&quot;; IF([$Sheet1.$G679]=&quot;critical2 dn&quot;; &quot;2DN Mismatch&quot;;&quot;&quot;));IF([$Sheet1.$G679]=&quot;critical1 nc&quot;;&quot;1NC&quot;;IF([$Sheet1.$G6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80]=[$Sheet1.$H680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680]=&quot;1&quot;;IF([$Sheet1.$G680]=&quot;critical1 nc&quot;;&quot;4NC Mismatch&quot;; IF([$Sheet1.$G680]=&quot;critical2 dn&quot;; &quot;2DN Mismatch&quot;;&quot;&quot;));IF([$Sheet1.$G680]=&quot;critical1 nc&quot;;&quot;1NC&quot;;IF([$Sheet1.$G6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003" calcext:value-type="float">
            <text:p>4.0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681]=[$Sheet1.$H681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681]=&quot;1&quot;;IF([$Sheet1.$G681]=&quot;critical1 nc&quot;;&quot;4NC Mismatch&quot;; IF([$Sheet1.$G681]=&quot;critical2 dn&quot;; &quot;2DN Mismatch&quot;;&quot;&quot;));IF([$Sheet1.$G681]=&quot;critical1 nc&quot;;&quot;1NC&quot;;IF([$Sheet1.$G68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4.267" calcext:value-type="float">
            <text:p>4.26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82]=[$Sheet1.$H682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682]=&quot;1&quot;;IF([$Sheet1.$G682]=&quot;critical1 nc&quot;;&quot;4NC Mismatch&quot;; IF([$Sheet1.$G682]=&quot;critical2 dn&quot;; &quot;2DN Mismatch&quot;;&quot;&quot;));IF([$Sheet1.$G682]=&quot;critical1 nc&quot;;&quot;1NC&quot;;IF([$Sheet1.$G68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4.859" calcext:value-type="float">
            <text:p>4.85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83]=[$Sheet1.$H683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683]=&quot;1&quot;;IF([$Sheet1.$G683]=&quot;critical1 nc&quot;;&quot;4NC Mismatch&quot;; IF([$Sheet1.$G683]=&quot;critical2 dn&quot;; &quot;2DN Mismatch&quot;;&quot;&quot;));IF([$Sheet1.$G683]=&quot;critical1 nc&quot;;&quot;1NC&quot;;IF([$Sheet1.$G68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3.459" calcext:value-type="float">
            <text:p>3.45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84]=[$Sheet1.$H684]; &quot;&quot;; &quot;1&quot;)" office:value-type="string" office:string-value="1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table:formula="of:=IF([$Sheet1.$I684]=&quot;1&quot;;IF([$Sheet1.$G684]=&quot;critical1 nc&quot;;&quot;4NC Mismatch&quot;; IF([$Sheet1.$G684]=&quot;critical2 dn&quot;; &quot;2DN Mismatch&quot;;&quot;&quot;));IF([$Sheet1.$G684]=&quot;critical1 nc&quot;;&quot;1NC&quot;;IF([$Sheet1.$G684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.947" calcext:value-type="float">
            <text:p>2.94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85]=[$Sheet1.$H685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685]=&quot;1&quot;;IF([$Sheet1.$G685]=&quot;critical1 nc&quot;;&quot;4NC Mismatch&quot;; IF([$Sheet1.$G685]=&quot;critical2 dn&quot;; &quot;2DN Mismatch&quot;;&quot;&quot;));IF([$Sheet1.$G685]=&quot;critical1 nc&quot;;&quot;1NC&quot;;IF([$Sheet1.$G68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V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86]=[$Sheet1.$H686]; &quot;&quot;; &quot;1&quot;)" office:value-type="string" office:string-value="1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IF([$Sheet1.$I686]=&quot;1&quot;;IF([$Sheet1.$G686]=&quot;critical1 nc&quot;;&quot;4NC Mismatch&quot;; IF([$Sheet1.$G686]=&quot;critical2 dn&quot;; &quot;2DN Mismatch&quot;;&quot;&quot;));IF([$Sheet1.$G686]=&quot;critical1 nc&quot;;&quot;1NC&quot;;IF([$Sheet1.$G686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3.243" calcext:value-type="float">
            <text:p>3.24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687]=[$Sheet1.$H687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687]=&quot;1&quot;;IF([$Sheet1.$G687]=&quot;critical1 nc&quot;;&quot;4NC Mismatch&quot;; IF([$Sheet1.$G687]=&quot;critical2 dn&quot;; &quot;2DN Mismatch&quot;;&quot;&quot;));IF([$Sheet1.$G687]=&quot;critical1 nc&quot;;&quot;1NC&quot;;IF([$Sheet1.$G68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4.851" calcext:value-type="float">
            <text:p>4.85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88]=[$Sheet1.$H688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688]=&quot;1&quot;;IF([$Sheet1.$G688]=&quot;critical1 nc&quot;;&quot;4NC Mismatch&quot;; IF([$Sheet1.$G688]=&quot;critical2 dn&quot;; &quot;2DN Mismatch&quot;;&quot;&quot;));IF([$Sheet1.$G688]=&quot;critical1 nc&quot;;&quot;1NC&quot;;IF([$Sheet1.$G68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4.601" calcext:value-type="float">
            <text:p>4.60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689]=[$Sheet1.$H689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689]=&quot;1&quot;;IF([$Sheet1.$G689]=&quot;critical1 nc&quot;;&quot;4NC Mismatch&quot;; IF([$Sheet1.$G689]=&quot;critical2 dn&quot;; &quot;2DN Mismatch&quot;;&quot;&quot;));IF([$Sheet1.$G689]=&quot;critical1 nc&quot;;&quot;1NC&quot;;IF([$Sheet1.$G68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5.891" calcext:value-type="float">
            <text:p>5.89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90]=[$Sheet1.$H690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690]=&quot;1&quot;;IF([$Sheet1.$G690]=&quot;critical1 nc&quot;;&quot;4NC Mismatch&quot;; IF([$Sheet1.$G690]=&quot;critical2 dn&quot;; &quot;2DN Mismatch&quot;;&quot;&quot;));IF([$Sheet1.$G690]=&quot;critical1 nc&quot;;&quot;1NC&quot;;IF([$Sheet1.$G69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4.715" calcext:value-type="float">
            <text:p>4.71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91]=[$Sheet1.$H691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691]=&quot;1&quot;;IF([$Sheet1.$G691]=&quot;critical1 nc&quot;;&quot;4NC Mismatch&quot;; IF([$Sheet1.$G691]=&quot;critical2 dn&quot;; &quot;2DN Mismatch&quot;;&quot;&quot;));IF([$Sheet1.$G691]=&quot;critical1 nc&quot;;&quot;1NC&quot;;IF([$Sheet1.$G69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7.491" calcext:value-type="float">
            <text:p>7.49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92]=[$Sheet1.$H692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692]=&quot;1&quot;;IF([$Sheet1.$G692]=&quot;critical1 nc&quot;;&quot;4NC Mismatch&quot;; IF([$Sheet1.$G692]=&quot;critical2 dn&quot;; &quot;2DN Mismatch&quot;;&quot;&quot;));IF([$Sheet1.$G692]=&quot;critical1 nc&quot;;&quot;1NC&quot;;IF([$Sheet1.$G69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6.315" calcext:value-type="float">
            <text:p>6.31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93]=[$Sheet1.$H693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693]=&quot;1&quot;;IF([$Sheet1.$G693]=&quot;critical1 nc&quot;;&quot;4NC Mismatch&quot;; IF([$Sheet1.$G693]=&quot;critical2 dn&quot;; &quot;2DN Mismatch&quot;;&quot;&quot;));IF([$Sheet1.$G693]=&quot;critical1 nc&quot;;&quot;1NC&quot;;IF([$Sheet1.$G69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8.554" calcext:value-type="float">
            <text:p>8.55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94]=[$Sheet1.$H694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694]=&quot;1&quot;;IF([$Sheet1.$G694]=&quot;critical1 nc&quot;;&quot;4NC Mismatch&quot;; IF([$Sheet1.$G694]=&quot;critical2 dn&quot;; &quot;2DN Mismatch&quot;;&quot;&quot;));IF([$Sheet1.$G694]=&quot;critical1 nc&quot;;&quot;1NC&quot;;IF([$Sheet1.$G69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4.699" calcext:value-type="float">
            <text:p>4.69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95]=[$Sheet1.$H695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695]=&quot;1&quot;;IF([$Sheet1.$G695]=&quot;critical1 nc&quot;;&quot;4NC Mismatch&quot;; IF([$Sheet1.$G695]=&quot;critical2 dn&quot;; &quot;2DN Mismatch&quot;;&quot;&quot;));IF([$Sheet1.$G695]=&quot;critical1 nc&quot;;&quot;1NC&quot;;IF([$Sheet1.$G69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8.651" calcext:value-type="float">
            <text:p>8.65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696]=[$Sheet1.$H696]; &quot;&quot;; &quot;1&quot;)" office:value-type="string" office:string-value="1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formula="of:=IF([$Sheet1.$I696]=&quot;1&quot;;IF([$Sheet1.$G696]=&quot;critical1 nc&quot;;&quot;4NC Mismatch&quot;; IF([$Sheet1.$G696]=&quot;critical2 dn&quot;; &quot;2DN Mismatch&quot;;&quot;&quot;));IF([$Sheet1.$G696]=&quot;critical1 nc&quot;;&quot;1NC&quot;;IF([$Sheet1.$G69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697]=[$Sheet1.$H69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697]=&quot;1&quot;;IF([$Sheet1.$G697]=&quot;critical1 nc&quot;;&quot;4NC Mismatch&quot;; IF([$Sheet1.$G697]=&quot;critical2 dn&quot;; &quot;2DN Mismatch&quot;;&quot;&quot;));IF([$Sheet1.$G697]=&quot;critical1 nc&quot;;&quot;1NC&quot;;IF([$Sheet1.$G69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98]=[$Sheet1.$H698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698]=&quot;1&quot;;IF([$Sheet1.$G698]=&quot;critical1 nc&quot;;&quot;4NC Mismatch&quot;; IF([$Sheet1.$G698]=&quot;critical2 dn&quot;; &quot;2DN Mismatch&quot;;&quot;&quot;));IF([$Sheet1.$G698]=&quot;critical1 nc&quot;;&quot;1NC&quot;;IF([$Sheet1.$G6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699]=[$Sheet1.$H699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699]=&quot;1&quot;;IF([$Sheet1.$G699]=&quot;critical1 nc&quot;;&quot;4NC Mismatch&quot;; IF([$Sheet1.$G699]=&quot;critical2 dn&quot;; &quot;2DN Mismatch&quot;;&quot;&quot;));IF([$Sheet1.$G699]=&quot;critical1 nc&quot;;&quot;1NC&quot;;IF([$Sheet1.$G6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6.402" calcext:value-type="float">
            <text:p>6.40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00]=[$Sheet1.$H700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700]=&quot;1&quot;;IF([$Sheet1.$G700]=&quot;critical1 nc&quot;;&quot;4NC Mismatch&quot;; IF([$Sheet1.$G700]=&quot;critical2 dn&quot;; &quot;2DN Mismatch&quot;;&quot;&quot;));IF([$Sheet1.$G700]=&quot;critical1 nc&quot;;&quot;1NC&quot;;IF([$Sheet1.$G7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866" calcext:value-type="float">
            <text:p>3.86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01]=[$Sheet1.$H701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701]=&quot;1&quot;;IF([$Sheet1.$G701]=&quot;critical1 nc&quot;;&quot;4NC Mismatch&quot;; IF([$Sheet1.$G701]=&quot;critical2 dn&quot;; &quot;2DN Mismatch&quot;;&quot;&quot;));IF([$Sheet1.$G701]=&quot;critical1 nc&quot;;&quot;1NC&quot;;IF([$Sheet1.$G70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5.042" calcext:value-type="float">
            <text:p>5.0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02]=[$Sheet1.$H702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702]=&quot;1&quot;;IF([$Sheet1.$G702]=&quot;critical1 nc&quot;;&quot;4NC Mismatch&quot;; IF([$Sheet1.$G702]=&quot;critical2 dn&quot;; &quot;2DN Mismatch&quot;;&quot;&quot;));IF([$Sheet1.$G702]=&quot;critical1 nc&quot;;&quot;1NC&quot;;IF([$Sheet1.$G70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2.219" calcext:value-type="float">
            <text:p>2.21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03]=[$Sheet1.$H703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703]=&quot;1&quot;;IF([$Sheet1.$G703]=&quot;critical1 nc&quot;;&quot;4NC Mismatch&quot;; IF([$Sheet1.$G703]=&quot;critical2 dn&quot;; &quot;2DN Mismatch&quot;;&quot;&quot;));IF([$Sheet1.$G703]=&quot;critical1 nc&quot;;&quot;1NC&quot;;IF([$Sheet1.$G70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04]=[$Sheet1.$H704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704]=&quot;1&quot;;IF([$Sheet1.$G704]=&quot;critical1 nc&quot;;&quot;4NC Mismatch&quot;; IF([$Sheet1.$G704]=&quot;critical2 dn&quot;; &quot;2DN Mismatch&quot;;&quot;&quot;));IF([$Sheet1.$G704]=&quot;critical1 nc&quot;;&quot;1NC&quot;;IF([$Sheet1.$G70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4.812" calcext:value-type="float">
            <text:p>4.81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05]=[$Sheet1.$H705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705]=&quot;1&quot;;IF([$Sheet1.$G705]=&quot;critical1 nc&quot;;&quot;4NC Mismatch&quot;; IF([$Sheet1.$G705]=&quot;critical2 dn&quot;; &quot;2DN Mismatch&quot;;&quot;&quot;));IF([$Sheet1.$G705]=&quot;critical1 nc&quot;;&quot;1NC&quot;;IF([$Sheet1.$G70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06]=[$Sheet1.$H706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706]=&quot;1&quot;;IF([$Sheet1.$G706]=&quot;critical1 nc&quot;;&quot;4NC Mismatch&quot;; IF([$Sheet1.$G706]=&quot;critical2 dn&quot;; &quot;2DN Mismatch&quot;;&quot;&quot;));IF([$Sheet1.$G706]=&quot;critical1 nc&quot;;&quot;1NC&quot;;IF([$Sheet1.$G70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07]=[$Sheet1.$H707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707]=&quot;1&quot;;IF([$Sheet1.$G707]=&quot;critical1 nc&quot;;&quot;4NC Mismatch&quot;; IF([$Sheet1.$G707]=&quot;critical2 dn&quot;; &quot;2DN Mismatch&quot;;&quot;&quot;));IF([$Sheet1.$G707]=&quot;critical1 nc&quot;;&quot;1NC&quot;;IF([$Sheet1.$G70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6.684" calcext:value-type="float">
            <text:p>6.68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08]=[$Sheet1.$H708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708]=&quot;1&quot;;IF([$Sheet1.$G708]=&quot;critical1 nc&quot;;&quot;4NC Mismatch&quot;; IF([$Sheet1.$G708]=&quot;critical2 dn&quot;; &quot;2DN Mismatch&quot;;&quot;&quot;));IF([$Sheet1.$G708]=&quot;critical1 nc&quot;;&quot;1NC&quot;;IF([$Sheet1.$G70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6.794" calcext:value-type="float">
            <text:p>6.79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09]=[$Sheet1.$H709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709]=&quot;1&quot;;IF([$Sheet1.$G709]=&quot;critical1 nc&quot;;&quot;4NC Mismatch&quot;; IF([$Sheet1.$G709]=&quot;critical2 dn&quot;; &quot;2DN Mismatch&quot;;&quot;&quot;));IF([$Sheet1.$G709]=&quot;critical1 nc&quot;;&quot;1NC&quot;;IF([$Sheet1.$G70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5.171" calcext:value-type="float">
            <text:p>5.17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10]=[$Sheet1.$H710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710]=&quot;1&quot;;IF([$Sheet1.$G710]=&quot;critical1 nc&quot;;&quot;4NC Mismatch&quot;; IF([$Sheet1.$G710]=&quot;critical2 dn&quot;; &quot;2DN Mismatch&quot;;&quot;&quot;));IF([$Sheet1.$G710]=&quot;critical1 nc&quot;;&quot;1NC&quot;;IF([$Sheet1.$G71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7.026" calcext:value-type="float">
            <text:p>7.02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11]=[$Sheet1.$H711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711]=&quot;1&quot;;IF([$Sheet1.$G711]=&quot;critical1 nc&quot;;&quot;4NC Mismatch&quot;; IF([$Sheet1.$G711]=&quot;critical2 dn&quot;; &quot;2DN Mismatch&quot;;&quot;&quot;));IF([$Sheet1.$G711]=&quot;critical1 nc&quot;;&quot;1NC&quot;;IF([$Sheet1.$G71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092" calcext:value-type="float">
            <text:p>3.09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12]=[$Sheet1.$H712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712]=&quot;1&quot;;IF([$Sheet1.$G712]=&quot;critical1 nc&quot;;&quot;4NC Mismatch&quot;; IF([$Sheet1.$G712]=&quot;critical2 dn&quot;; &quot;2DN Mismatch&quot;;&quot;&quot;));IF([$Sheet1.$G712]=&quot;critical1 nc&quot;;&quot;1NC&quot;;IF([$Sheet1.$G71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691" calcext:value-type="float">
            <text:p>3.69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13]=[$Sheet1.$H713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713]=&quot;1&quot;;IF([$Sheet1.$G713]=&quot;critical1 nc&quot;;&quot;4NC Mismatch&quot;; IF([$Sheet1.$G713]=&quot;critical2 dn&quot;; &quot;2DN Mismatch&quot;;&quot;&quot;));IF([$Sheet1.$G713]=&quot;critical1 nc&quot;;&quot;1NC&quot;;IF([$Sheet1.$G71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7.065" calcext:value-type="float">
            <text:p>7.06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14]=[$Sheet1.$H714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714]=&quot;1&quot;;IF([$Sheet1.$G714]=&quot;critical1 nc&quot;;&quot;4NC Mismatch&quot;; IF([$Sheet1.$G714]=&quot;critical2 dn&quot;; &quot;2DN Mismatch&quot;;&quot;&quot;));IF([$Sheet1.$G714]=&quot;critical1 nc&quot;;&quot;1NC&quot;;IF([$Sheet1.$G71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15]=[$Sheet1.$H715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715]=&quot;1&quot;;IF([$Sheet1.$G715]=&quot;critical1 nc&quot;;&quot;4NC Mismatch&quot;; IF([$Sheet1.$G715]=&quot;critical2 dn&quot;; &quot;2DN Mismatch&quot;;&quot;&quot;));IF([$Sheet1.$G715]=&quot;critical1 nc&quot;;&quot;1NC&quot;;IF([$Sheet1.$G71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16]=[$Sheet1.$H716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716]=&quot;1&quot;;IF([$Sheet1.$G716]=&quot;critical1 nc&quot;;&quot;4NC Mismatch&quot;; IF([$Sheet1.$G716]=&quot;critical2 dn&quot;; &quot;2DN Mismatch&quot;;&quot;&quot;));IF([$Sheet1.$G716]=&quot;critical1 nc&quot;;&quot;1NC&quot;;IF([$Sheet1.$G71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17]=[$Sheet1.$H717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717]=&quot;1&quot;;IF([$Sheet1.$G717]=&quot;critical1 nc&quot;;&quot;4NC Mismatch&quot;; IF([$Sheet1.$G717]=&quot;critical2 dn&quot;; &quot;2DN Mismatch&quot;;&quot;&quot;));IF([$Sheet1.$G717]=&quot;critical1 nc&quot;;&quot;1NC&quot;;IF([$Sheet1.$G71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6.139" calcext:value-type="float">
            <text:p>6.13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18]=[$Sheet1.$H718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718]=&quot;1&quot;;IF([$Sheet1.$G718]=&quot;critical1 nc&quot;;&quot;4NC Mismatch&quot;; IF([$Sheet1.$G718]=&quot;critical2 dn&quot;; &quot;2DN Mismatch&quot;;&quot;&quot;));IF([$Sheet1.$G718]=&quot;critical1 nc&quot;;&quot;1NC&quot;;IF([$Sheet1.$G7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1.947" calcext:value-type="float">
            <text:p>1.94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19]=[$Sheet1.$H719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719]=&quot;1&quot;;IF([$Sheet1.$G719]=&quot;critical1 nc&quot;;&quot;4NC Mismatch&quot;; IF([$Sheet1.$G719]=&quot;critical2 dn&quot;; &quot;2DN Mismatch&quot;;&quot;&quot;));IF([$Sheet1.$G719]=&quot;critical1 nc&quot;;&quot;1NC&quot;;IF([$Sheet1.$G7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4.107" calcext:value-type="float">
            <text:p>4.10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20]=[$Sheet1.$H720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720]=&quot;1&quot;;IF([$Sheet1.$G720]=&quot;critical1 nc&quot;;&quot;4NC Mismatch&quot;; IF([$Sheet1.$G720]=&quot;critical2 dn&quot;; &quot;2DN Mismatch&quot;;&quot;&quot;));IF([$Sheet1.$G720]=&quot;critical1 nc&quot;;&quot;1NC&quot;;IF([$Sheet1.$G7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618" calcext:value-type="float">
            <text:p>4.61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21]=[$Sheet1.$H721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721]=&quot;1&quot;;IF([$Sheet1.$G721]=&quot;critical1 nc&quot;;&quot;4NC Mismatch&quot;; IF([$Sheet1.$G721]=&quot;critical2 dn&quot;; &quot;2DN Mismatch&quot;;&quot;&quot;));IF([$Sheet1.$G721]=&quot;critical1 nc&quot;;&quot;1NC&quot;;IF([$Sheet1.$G72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4.939" calcext:value-type="float">
            <text:p>4.93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22]=[$Sheet1.$H722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722]=&quot;1&quot;;IF([$Sheet1.$G722]=&quot;critical1 nc&quot;;&quot;4NC Mismatch&quot;; IF([$Sheet1.$G722]=&quot;critical2 dn&quot;; &quot;2DN Mismatch&quot;;&quot;&quot;));IF([$Sheet1.$G722]=&quot;critical1 nc&quot;;&quot;1NC&quot;;IF([$Sheet1.$G72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6.171" calcext:value-type="float">
            <text:p>6.1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23]=[$Sheet1.$H723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723]=&quot;1&quot;;IF([$Sheet1.$G723]=&quot;critical1 nc&quot;;&quot;4NC Mismatch&quot;; IF([$Sheet1.$G723]=&quot;critical2 dn&quot;; &quot;2DN Mismatch&quot;;&quot;&quot;));IF([$Sheet1.$G723]=&quot;critical1 nc&quot;;&quot;1NC&quot;;IF([$Sheet1.$G72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4.475" calcext:value-type="float">
            <text:p>4.47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24]=[$Sheet1.$H724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724]=&quot;1&quot;;IF([$Sheet1.$G724]=&quot;critical1 nc&quot;;&quot;4NC Mismatch&quot;; IF([$Sheet1.$G724]=&quot;critical2 dn&quot;; &quot;2DN Mismatch&quot;;&quot;&quot;));IF([$Sheet1.$G724]=&quot;critical1 nc&quot;;&quot;1NC&quot;;IF([$Sheet1.$G72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4.187" calcext:value-type="float">
            <text:p>4.18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25]=[$Sheet1.$H72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725]=&quot;1&quot;;IF([$Sheet1.$G725]=&quot;critical1 nc&quot;;&quot;4NC Mismatch&quot;; IF([$Sheet1.$G725]=&quot;critical2 dn&quot;; &quot;2DN Mismatch&quot;;&quot;&quot;));IF([$Sheet1.$G725]=&quot;critical1 nc&quot;;&quot;1NC&quot;;IF([$Sheet1.$G72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539" calcext:value-type="float">
            <text:p>5.53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26]=[$Sheet1.$H726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726]=&quot;1&quot;;IF([$Sheet1.$G726]=&quot;critical1 nc&quot;;&quot;4NC Mismatch&quot;; IF([$Sheet1.$G726]=&quot;critical2 dn&quot;; &quot;2DN Mismatch&quot;;&quot;&quot;));IF([$Sheet1.$G726]=&quot;critical1 nc&quot;;&quot;1NC&quot;;IF([$Sheet1.$G72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F</text:p>
          </table:table-cell>
          <table:table-cell office:value-type="float" office:value="4.626" calcext:value-type="float">
            <text:p>4.62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27]=[$Sheet1.$H727]; &quot;&quot;; &quot;1&quot;)" office:value-type="string" office:string-value="1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table:formula="of:=IF([$Sheet1.$I727]=&quot;1&quot;;IF([$Sheet1.$G727]=&quot;critical1 nc&quot;;&quot;4NC Mismatch&quot;; IF([$Sheet1.$G727]=&quot;critical2 dn&quot;; &quot;2DN Mismatch&quot;;&quot;&quot;));IF([$Sheet1.$G727]=&quot;critical1 nc&quot;;&quot;1NC&quot;;IF([$Sheet1.$G727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5.977" calcext:value-type="float">
            <text:p>5.97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28]=[$Sheet1.$H728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728]=&quot;1&quot;;IF([$Sheet1.$G728]=&quot;critical1 nc&quot;;&quot;4NC Mismatch&quot;; IF([$Sheet1.$G728]=&quot;critical2 dn&quot;; &quot;2DN Mismatch&quot;;&quot;&quot;));IF([$Sheet1.$G728]=&quot;critical1 nc&quot;;&quot;1NC&quot;;IF([$Sheet1.$G72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4.586" calcext:value-type="float">
            <text:p>4.5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29]=[$Sheet1.$H729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729]=&quot;1&quot;;IF([$Sheet1.$G729]=&quot;critical1 nc&quot;;&quot;4NC Mismatch&quot;; IF([$Sheet1.$G729]=&quot;critical2 dn&quot;; &quot;2DN Mismatch&quot;;&quot;&quot;));IF([$Sheet1.$G729]=&quot;critical1 nc&quot;;&quot;1NC&quot;;IF([$Sheet1.$G72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F</text:p>
          </table:table-cell>
          <table:table-cell office:value-type="float" office:value="6.394" calcext:value-type="float">
            <text:p>6.39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30]=[$Sheet1.$H730]; &quot;&quot;; &quot;1&quot;)" office:value-type="string" office:string-value="1" calcext:value-type="string">
            <text:p>1</text:p>
          </table:table-cell>
          <table:table-cell office:value-type="float" office:value="38" calcext:value-type="float">
            <text:p>38</text:p>
          </table:table-cell>
          <table:table-cell table:formula="of:=IF([$Sheet1.$I730]=&quot;1&quot;;IF([$Sheet1.$G730]=&quot;critical1 nc&quot;;&quot;4NC Mismatch&quot;; IF([$Sheet1.$G730]=&quot;critical2 dn&quot;; &quot;2DN Mismatch&quot;;&quot;&quot;));IF([$Sheet1.$G730]=&quot;critical1 nc&quot;;&quot;1NC&quot;;IF([$Sheet1.$G730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4.626" calcext:value-type="float">
            <text:p>4.62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31]=[$Sheet1.$H731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731]=&quot;1&quot;;IF([$Sheet1.$G731]=&quot;critical1 nc&quot;;&quot;4NC Mismatch&quot;; IF([$Sheet1.$G731]=&quot;critical2 dn&quot;; &quot;2DN Mismatch&quot;;&quot;&quot;));IF([$Sheet1.$G731]=&quot;critical1 nc&quot;;&quot;1NC&quot;;IF([$Sheet1.$G73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9.564" calcext:value-type="float">
            <text:p>9.56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32]=[$Sheet1.$H732]; &quot;&quot;; &quot;1&quot;)" office:value-type="string" office:string-value="1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formula="of:=IF([$Sheet1.$I732]=&quot;1&quot;;IF([$Sheet1.$G732]=&quot;critical1 nc&quot;;&quot;4NC Mismatch&quot;; IF([$Sheet1.$G732]=&quot;critical2 dn&quot;; &quot;2DN Mismatch&quot;;&quot;&quot;));IF([$Sheet1.$G732]=&quot;critical1 nc&quot;;&quot;1NC&quot;;IF([$Sheet1.$G73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V</text:p>
          </table:table-cell>
          <table:table-cell office:value-type="float" office:value="5.874" calcext:value-type="float">
            <text:p>5.87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33]=[$Sheet1.$H733]; &quot;&quot;; &quot;1&quot;)" office:value-type="string" office:string-value="1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IF([$Sheet1.$I733]=&quot;1&quot;;IF([$Sheet1.$G733]=&quot;critical1 nc&quot;;&quot;4NC Mismatch&quot;; IF([$Sheet1.$G733]=&quot;critical2 dn&quot;; &quot;2DN Mismatch&quot;;&quot;&quot;));IF([$Sheet1.$G733]=&quot;critical1 nc&quot;;&quot;1NC&quot;;IF([$Sheet1.$G733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F</text:p>
          </table:table-cell>
          <table:table-cell office:value-type="float" office:value="8.842" calcext:value-type="float">
            <text:p>8.84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34]=[$Sheet1.$H734]; &quot;&quot;; &quot;1&quot;)" office:value-type="string" office:string-value="1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table:formula="of:=IF([$Sheet1.$I734]=&quot;1&quot;;IF([$Sheet1.$G734]=&quot;critical1 nc&quot;;&quot;4NC Mismatch&quot;; IF([$Sheet1.$G734]=&quot;critical2 dn&quot;; &quot;2DN Mismatch&quot;;&quot;&quot;));IF([$Sheet1.$G734]=&quot;critical1 nc&quot;;&quot;1NC&quot;;IF([$Sheet1.$G73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V</text:p>
          </table:table-cell>
          <table:table-cell office:value-type="float" office:value="4.828" calcext:value-type="float">
            <text:p>4.82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35]=[$Sheet1.$H735]; &quot;&quot;; &quot;1&quot;)" office:value-type="string" office:string-value="1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IF([$Sheet1.$I735]=&quot;1&quot;;IF([$Sheet1.$G735]=&quot;critical1 nc&quot;;&quot;4NC Mismatch&quot;; IF([$Sheet1.$G735]=&quot;critical2 dn&quot;; &quot;2DN Mismatch&quot;;&quot;&quot;));IF([$Sheet1.$G735]=&quot;critical1 nc&quot;;&quot;1NC&quot;;IF([$Sheet1.$G735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36]=[$Sheet1.$H736]; &quot;&quot;; &quot;1&quot;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table:formula="of:=IF([$Sheet1.$I736]=&quot;1&quot;;IF([$Sheet1.$G736]=&quot;critical1 nc&quot;;&quot;4NC Mismatch&quot;; IF([$Sheet1.$G736]=&quot;critical2 dn&quot;; &quot;2DN Mismatch&quot;;&quot;&quot;));IF([$Sheet1.$G736]=&quot;critical1 nc&quot;;&quot;1NC&quot;;IF([$Sheet1.$G73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F</text:p>
          </table:table-cell>
          <table:table-cell office:value-type="float" office:value="9.033" calcext:value-type="float">
            <text:p>9.03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37]=[$Sheet1.$H737]; &quot;&quot;; &quot;1&quot;)" office:value-type="string" office:string-value="1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table:formula="of:=IF([$Sheet1.$I737]=&quot;1&quot;;IF([$Sheet1.$G737]=&quot;critical1 nc&quot;;&quot;4NC Mismatch&quot;; IF([$Sheet1.$G737]=&quot;critical2 dn&quot;; &quot;2DN Mismatch&quot;;&quot;&quot;));IF([$Sheet1.$G737]=&quot;critical1 nc&quot;;&quot;1NC&quot;;IF([$Sheet1.$G737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6.131" calcext:value-type="float">
            <text:p>6.13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38]=[$Sheet1.$H738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738]=&quot;1&quot;;IF([$Sheet1.$G738]=&quot;critical1 nc&quot;;&quot;4NC Mismatch&quot;; IF([$Sheet1.$G738]=&quot;critical2 dn&quot;; &quot;2DN Mismatch&quot;;&quot;&quot;));IF([$Sheet1.$G738]=&quot;critical1 nc&quot;;&quot;1NC&quot;;IF([$Sheet1.$G7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7.026" calcext:value-type="float">
            <text:p>7.02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39]=[$Sheet1.$H739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739]=&quot;1&quot;;IF([$Sheet1.$G739]=&quot;critical1 nc&quot;;&quot;4NC Mismatch&quot;; IF([$Sheet1.$G739]=&quot;critical2 dn&quot;; &quot;2DN Mismatch&quot;;&quot;&quot;));IF([$Sheet1.$G739]=&quot;critical1 nc&quot;;&quot;1NC&quot;;IF([$Sheet1.$G7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40]=[$Sheet1.$H740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740]=&quot;1&quot;;IF([$Sheet1.$G740]=&quot;critical1 nc&quot;;&quot;4NC Mismatch&quot;; IF([$Sheet1.$G740]=&quot;critical2 dn&quot;; &quot;2DN Mismatch&quot;;&quot;&quot;));IF([$Sheet1.$G740]=&quot;critical1 nc&quot;;&quot;1NC&quot;;IF([$Sheet1.$G7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843" calcext:value-type="float">
            <text:p>3.84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41]=[$Sheet1.$H741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741]=&quot;1&quot;;IF([$Sheet1.$G741]=&quot;critical1 nc&quot;;&quot;4NC Mismatch&quot;; IF([$Sheet1.$G741]=&quot;critical2 dn&quot;; &quot;2DN Mismatch&quot;;&quot;&quot;));IF([$Sheet1.$G741]=&quot;critical1 nc&quot;;&quot;1NC&quot;;IF([$Sheet1.$G74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6.155" calcext:value-type="float">
            <text:p>6.15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42]=[$Sheet1.$H742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742]=&quot;1&quot;;IF([$Sheet1.$G742]=&quot;critical1 nc&quot;;&quot;4NC Mismatch&quot;; IF([$Sheet1.$G742]=&quot;critical2 dn&quot;; &quot;2DN Mismatch&quot;;&quot;&quot;));IF([$Sheet1.$G742]=&quot;critical1 nc&quot;;&quot;1NC&quot;;IF([$Sheet1.$G74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43]=[$Sheet1.$H743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743]=&quot;1&quot;;IF([$Sheet1.$G743]=&quot;critical1 nc&quot;;&quot;4NC Mismatch&quot;; IF([$Sheet1.$G743]=&quot;critical2 dn&quot;; &quot;2DN Mismatch&quot;;&quot;&quot;));IF([$Sheet1.$G743]=&quot;critical1 nc&quot;;&quot;1NC&quot;;IF([$Sheet1.$G74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6.642" calcext:value-type="float">
            <text:p>6.6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44]=[$Sheet1.$H744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744]=&quot;1&quot;;IF([$Sheet1.$G744]=&quot;critical1 nc&quot;;&quot;4NC Mismatch&quot;; IF([$Sheet1.$G744]=&quot;critical2 dn&quot;; &quot;2DN Mismatch&quot;;&quot;&quot;));IF([$Sheet1.$G744]=&quot;critical1 nc&quot;;&quot;1NC&quot;;IF([$Sheet1.$G74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4.426" calcext:value-type="float">
            <text:p>4.42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45]=[$Sheet1.$H745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745]=&quot;1&quot;;IF([$Sheet1.$G745]=&quot;critical1 nc&quot;;&quot;4NC Mismatch&quot;; IF([$Sheet1.$G745]=&quot;critical2 dn&quot;; &quot;2DN Mismatch&quot;;&quot;&quot;));IF([$Sheet1.$G745]=&quot;critical1 nc&quot;;&quot;1NC&quot;;IF([$Sheet1.$G74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4.889" calcext:value-type="float">
            <text:p>4.88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46]=[$Sheet1.$H746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746]=&quot;1&quot;;IF([$Sheet1.$G746]=&quot;critical1 nc&quot;;&quot;4NC Mismatch&quot;; IF([$Sheet1.$G746]=&quot;critical2 dn&quot;; &quot;2DN Mismatch&quot;;&quot;&quot;));IF([$Sheet1.$G746]=&quot;critical1 nc&quot;;&quot;1NC&quot;;IF([$Sheet1.$G74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6.305" calcext:value-type="float">
            <text:p>6.30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47]=[$Sheet1.$H747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747]=&quot;1&quot;;IF([$Sheet1.$G747]=&quot;critical1 nc&quot;;&quot;4NC Mismatch&quot;; IF([$Sheet1.$G747]=&quot;critical2 dn&quot;; &quot;2DN Mismatch&quot;;&quot;&quot;));IF([$Sheet1.$G747]=&quot;critical1 nc&quot;;&quot;1NC&quot;;IF([$Sheet1.$G74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9.793" calcext:value-type="float">
            <text:p>9.79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48]=[$Sheet1.$H748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748]=&quot;1&quot;;IF([$Sheet1.$G748]=&quot;critical1 nc&quot;;&quot;4NC Mismatch&quot;; IF([$Sheet1.$G748]=&quot;critical2 dn&quot;; &quot;2DN Mismatch&quot;;&quot;&quot;));IF([$Sheet1.$G748]=&quot;critical1 nc&quot;;&quot;1NC&quot;;IF([$Sheet1.$G74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5.698" calcext:value-type="float">
            <text:p>5.69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49]=[$Sheet1.$H749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749]=&quot;1&quot;;IF([$Sheet1.$G749]=&quot;critical1 nc&quot;;&quot;4NC Mismatch&quot;; IF([$Sheet1.$G749]=&quot;critical2 dn&quot;; &quot;2DN Mismatch&quot;;&quot;&quot;));IF([$Sheet1.$G749]=&quot;critical1 nc&quot;;&quot;1NC&quot;;IF([$Sheet1.$G74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5.299" calcext:value-type="float">
            <text:p>5.29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50]=[$Sheet1.$H750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750]=&quot;1&quot;;IF([$Sheet1.$G750]=&quot;critical1 nc&quot;;&quot;4NC Mismatch&quot;; IF([$Sheet1.$G750]=&quot;critical2 dn&quot;; &quot;2DN Mismatch&quot;;&quot;&quot;));IF([$Sheet1.$G750]=&quot;critical1 nc&quot;;&quot;1NC&quot;;IF([$Sheet1.$G75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7.938" calcext:value-type="float">
            <text:p>7.93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51]=[$Sheet1.$H751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751]=&quot;1&quot;;IF([$Sheet1.$G751]=&quot;critical1 nc&quot;;&quot;4NC Mismatch&quot;; IF([$Sheet1.$G751]=&quot;critical2 dn&quot;; &quot;2DN Mismatch&quot;;&quot;&quot;));IF([$Sheet1.$G751]=&quot;critical1 nc&quot;;&quot;1NC&quot;;IF([$Sheet1.$G75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914" calcext:value-type="float">
            <text:p>3.91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52]=[$Sheet1.$H752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752]=&quot;1&quot;;IF([$Sheet1.$G752]=&quot;critical1 nc&quot;;&quot;4NC Mismatch&quot;; IF([$Sheet1.$G752]=&quot;critical2 dn&quot;; &quot;2DN Mismatch&quot;;&quot;&quot;));IF([$Sheet1.$G752]=&quot;critical1 nc&quot;;&quot;1NC&quot;;IF([$Sheet1.$G75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9.082" calcext:value-type="float">
            <text:p>9.08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53]=[$Sheet1.$H753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753]=&quot;1&quot;;IF([$Sheet1.$G753]=&quot;critical1 nc&quot;;&quot;4NC Mismatch&quot;; IF([$Sheet1.$G753]=&quot;critical2 dn&quot;; &quot;2DN Mismatch&quot;;&quot;&quot;));IF([$Sheet1.$G753]=&quot;critical1 nc&quot;;&quot;1NC&quot;;IF([$Sheet1.$G75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339" calcext:value-type="float">
            <text:p>3.33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54]=[$Sheet1.$H754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754]=&quot;1&quot;;IF([$Sheet1.$G754]=&quot;critical1 nc&quot;;&quot;4NC Mismatch&quot;; IF([$Sheet1.$G754]=&quot;critical2 dn&quot;; &quot;2DN Mismatch&quot;;&quot;&quot;));IF([$Sheet1.$G754]=&quot;critical1 nc&quot;;&quot;1NC&quot;;IF([$Sheet1.$G75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55]=[$Sheet1.$H755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755]=&quot;1&quot;;IF([$Sheet1.$G755]=&quot;critical1 nc&quot;;&quot;4NC Mismatch&quot;; IF([$Sheet1.$G755]=&quot;critical2 dn&quot;; &quot;2DN Mismatch&quot;;&quot;&quot;));IF([$Sheet1.$G755]=&quot;critical1 nc&quot;;&quot;1NC&quot;;IF([$Sheet1.$G75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082" calcext:value-type="float">
            <text:p>3.08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56]=[$Sheet1.$H756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756]=&quot;1&quot;;IF([$Sheet1.$G756]=&quot;critical1 nc&quot;;&quot;4NC Mismatch&quot;; IF([$Sheet1.$G756]=&quot;critical2 dn&quot;; &quot;2DN Mismatch&quot;;&quot;&quot;));IF([$Sheet1.$G756]=&quot;critical1 nc&quot;;&quot;1NC&quot;;IF([$Sheet1.$G75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6.828" calcext:value-type="float">
            <text:p>6.82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57]=[$Sheet1.$H757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757]=&quot;1&quot;;IF([$Sheet1.$G757]=&quot;critical1 nc&quot;;&quot;4NC Mismatch&quot;; IF([$Sheet1.$G757]=&quot;critical2 dn&quot;; &quot;2DN Mismatch&quot;;&quot;&quot;));IF([$Sheet1.$G757]=&quot;critical1 nc&quot;;&quot;1NC&quot;;IF([$Sheet1.$G75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3.746" calcext:value-type="float">
            <text:p>3.74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58]=[$Sheet1.$H758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758]=&quot;1&quot;;IF([$Sheet1.$G758]=&quot;critical1 nc&quot;;&quot;4NC Mismatch&quot;; IF([$Sheet1.$G758]=&quot;critical2 dn&quot;; &quot;2DN Mismatch&quot;;&quot;&quot;));IF([$Sheet1.$G758]=&quot;critical1 nc&quot;;&quot;1NC&quot;;IF([$Sheet1.$G7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V</text:p>
          </table:table-cell>
          <table:table-cell office:value-type="float" office:value="3.658" calcext:value-type="float">
            <text:p>3.6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59]=[$Sheet1.$H759]; &quot;&quot;; &quot;1&quot;)" office:value-type="string" office:string-value="1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table:formula="of:=IF([$Sheet1.$I759]=&quot;1&quot;;IF([$Sheet1.$G759]=&quot;critical1 nc&quot;;&quot;4NC Mismatch&quot;; IF([$Sheet1.$G759]=&quot;critical2 dn&quot;; &quot;2DN Mismatch&quot;;&quot;&quot;));IF([$Sheet1.$G759]=&quot;critical1 nc&quot;;&quot;1NC&quot;;IF([$Sheet1.$G7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4.555" calcext:value-type="float">
            <text:p>4.55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60]=[$Sheet1.$H760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760]=&quot;1&quot;;IF([$Sheet1.$G760]=&quot;critical1 nc&quot;;&quot;4NC Mismatch&quot;; IF([$Sheet1.$G760]=&quot;critical2 dn&quot;; &quot;2DN Mismatch&quot;;&quot;&quot;));IF([$Sheet1.$G760]=&quot;critical1 nc&quot;;&quot;1NC&quot;;IF([$Sheet1.$G7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451" calcext:value-type="float">
            <text:p>4.45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61]=[$Sheet1.$H761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761]=&quot;1&quot;;IF([$Sheet1.$G761]=&quot;critical1 nc&quot;;&quot;4NC Mismatch&quot;; IF([$Sheet1.$G761]=&quot;critical2 dn&quot;; &quot;2DN Mismatch&quot;;&quot;&quot;));IF([$Sheet1.$G761]=&quot;critical1 nc&quot;;&quot;1NC&quot;;IF([$Sheet1.$G76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62]=[$Sheet1.$H762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762]=&quot;1&quot;;IF([$Sheet1.$G762]=&quot;critical1 nc&quot;;&quot;4NC Mismatch&quot;; IF([$Sheet1.$G762]=&quot;critical2 dn&quot;; &quot;2DN Mismatch&quot;;&quot;&quot;));IF([$Sheet1.$G762]=&quot;critical1 nc&quot;;&quot;1NC&quot;;IF([$Sheet1.$G76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63]=[$Sheet1.$H763]; &quot;&quot;; &quot;1&quot;)" office:value-type="string" office:string-value="1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table:formula="of:=IF([$Sheet1.$I763]=&quot;1&quot;;IF([$Sheet1.$G763]=&quot;critical1 nc&quot;;&quot;4NC Mismatch&quot;; IF([$Sheet1.$G763]=&quot;critical2 dn&quot;; &quot;2DN Mismatch&quot;;&quot;&quot;));IF([$Sheet1.$G763]=&quot;critical1 nc&quot;;&quot;1NC&quot;;IF([$Sheet1.$G763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5.299" calcext:value-type="float">
            <text:p>5.29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64]=[$Sheet1.$H764]; &quot;&quot;; &quot;1&quot;)" office:value-type="string" office:string-value="1" calcext:value-type="string">
            <text:p>1</text:p>
          </table:table-cell>
          <table:table-cell office:value-type="float" office:value="27" calcext:value-type="float">
            <text:p>27</text:p>
          </table:table-cell>
          <table:table-cell table:formula="of:=IF([$Sheet1.$I764]=&quot;1&quot;;IF([$Sheet1.$G764]=&quot;critical1 nc&quot;;&quot;4NC Mismatch&quot;; IF([$Sheet1.$G764]=&quot;critical2 dn&quot;; &quot;2DN Mismatch&quot;;&quot;&quot;));IF([$Sheet1.$G764]=&quot;critical1 nc&quot;;&quot;1NC&quot;;IF([$Sheet1.$G764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7.636" calcext:value-type="float">
            <text:p>7.63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65]=[$Sheet1.$H765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765]=&quot;1&quot;;IF([$Sheet1.$G765]=&quot;critical1 nc&quot;;&quot;4NC Mismatch&quot;; IF([$Sheet1.$G765]=&quot;critical2 dn&quot;; &quot;2DN Mismatch&quot;;&quot;&quot;));IF([$Sheet1.$G765]=&quot;critical1 nc&quot;;&quot;1NC&quot;;IF([$Sheet1.$G76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66]=[$Sheet1.$H766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766]=&quot;1&quot;;IF([$Sheet1.$G766]=&quot;critical1 nc&quot;;&quot;4NC Mismatch&quot;; IF([$Sheet1.$G766]=&quot;critical2 dn&quot;; &quot;2DN Mismatch&quot;;&quot;&quot;));IF([$Sheet1.$G766]=&quot;critical1 nc&quot;;&quot;1NC&quot;;IF([$Sheet1.$G76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1.371" calcext:value-type="float">
            <text:p>1.3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767]=[$Sheet1.$H767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767]=&quot;1&quot;;IF([$Sheet1.$G767]=&quot;critical1 nc&quot;;&quot;4NC Mismatch&quot;; IF([$Sheet1.$G767]=&quot;critical2 dn&quot;; &quot;2DN Mismatch&quot;;&quot;&quot;));IF([$Sheet1.$G767]=&quot;critical1 nc&quot;;&quot;1NC&quot;;IF([$Sheet1.$G76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V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68]=[$Sheet1.$H768]; &quot;&quot;; &quot;1&quot;)" office:value-type="string" office:string-value="1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table:formula="of:=IF([$Sheet1.$I768]=&quot;1&quot;;IF([$Sheet1.$G768]=&quot;critical1 nc&quot;;&quot;4NC Mismatch&quot;; IF([$Sheet1.$G768]=&quot;critical2 dn&quot;; &quot;2DN Mismatch&quot;;&quot;&quot;));IF([$Sheet1.$G768]=&quot;critical1 nc&quot;;&quot;1NC&quot;;IF([$Sheet1.$G768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803" calcext:value-type="float">
            <text:p>3.80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769]=[$Sheet1.$H769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769]=&quot;1&quot;;IF([$Sheet1.$G769]=&quot;critical1 nc&quot;;&quot;4NC Mismatch&quot;; IF([$Sheet1.$G769]=&quot;critical2 dn&quot;; &quot;2DN Mismatch&quot;;&quot;&quot;));IF([$Sheet1.$G769]=&quot;critical1 nc&quot;;&quot;1NC&quot;;IF([$Sheet1.$G76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9.684" calcext:value-type="float">
            <text:p>9.68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70]=[$Sheet1.$H770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770]=&quot;1&quot;;IF([$Sheet1.$G770]=&quot;critical1 nc&quot;;&quot;4NC Mismatch&quot;; IF([$Sheet1.$G770]=&quot;critical2 dn&quot;; &quot;2DN Mismatch&quot;;&quot;&quot;));IF([$Sheet1.$G770]=&quot;critical1 nc&quot;;&quot;1NC&quot;;IF([$Sheet1.$G77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1.338" calcext:value-type="float">
            <text:p>1.33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71]=[$Sheet1.$H771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771]=&quot;1&quot;;IF([$Sheet1.$G771]=&quot;critical1 nc&quot;;&quot;4NC Mismatch&quot;; IF([$Sheet1.$G771]=&quot;critical2 dn&quot;; &quot;2DN Mismatch&quot;;&quot;&quot;));IF([$Sheet1.$G771]=&quot;critical1 nc&quot;;&quot;1NC&quot;;IF([$Sheet1.$G77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851" calcext:value-type="float">
            <text:p>5.85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72]=[$Sheet1.$H772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772]=&quot;1&quot;;IF([$Sheet1.$G772]=&quot;critical1 nc&quot;;&quot;4NC Mismatch&quot;; IF([$Sheet1.$G772]=&quot;critical2 dn&quot;; &quot;2DN Mismatch&quot;;&quot;&quot;));IF([$Sheet1.$G772]=&quot;critical1 nc&quot;;&quot;1NC&quot;;IF([$Sheet1.$G77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5.282" calcext:value-type="float">
            <text:p>5.28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73]=[$Sheet1.$H773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773]=&quot;1&quot;;IF([$Sheet1.$G773]=&quot;critical1 nc&quot;;&quot;4NC Mismatch&quot;; IF([$Sheet1.$G773]=&quot;critical2 dn&quot;; &quot;2DN Mismatch&quot;;&quot;&quot;));IF([$Sheet1.$G773]=&quot;critical1 nc&quot;;&quot;1NC&quot;;IF([$Sheet1.$G77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74]=[$Sheet1.$H774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774]=&quot;1&quot;;IF([$Sheet1.$G774]=&quot;critical1 nc&quot;;&quot;4NC Mismatch&quot;; IF([$Sheet1.$G774]=&quot;critical2 dn&quot;; &quot;2DN Mismatch&quot;;&quot;&quot;));IF([$Sheet1.$G774]=&quot;critical1 nc&quot;;&quot;1NC&quot;;IF([$Sheet1.$G77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7.075" calcext:value-type="float">
            <text:p>7.07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75]=[$Sheet1.$H775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775]=&quot;1&quot;;IF([$Sheet1.$G775]=&quot;critical1 nc&quot;;&quot;4NC Mismatch&quot;; IF([$Sheet1.$G775]=&quot;critical2 dn&quot;; &quot;2DN Mismatch&quot;;&quot;&quot;));IF([$Sheet1.$G775]=&quot;critical1 nc&quot;;&quot;1NC&quot;;IF([$Sheet1.$G77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1.338" calcext:value-type="float">
            <text:p>1.33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776]=[$Sheet1.$H776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776]=&quot;1&quot;;IF([$Sheet1.$G776]=&quot;critical1 nc&quot;;&quot;4NC Mismatch&quot;; IF([$Sheet1.$G776]=&quot;critical2 dn&quot;; &quot;2DN Mismatch&quot;;&quot;&quot;));IF([$Sheet1.$G776]=&quot;critical1 nc&quot;;&quot;1NC&quot;;IF([$Sheet1.$G77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4.203" calcext:value-type="float">
            <text:p>4.20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777]=[$Sheet1.$H777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777]=&quot;1&quot;;IF([$Sheet1.$G777]=&quot;critical1 nc&quot;;&quot;4NC Mismatch&quot;; IF([$Sheet1.$G777]=&quot;critical2 dn&quot;; &quot;2DN Mismatch&quot;;&quot;&quot;));IF([$Sheet1.$G777]=&quot;critical1 nc&quot;;&quot;1NC&quot;;IF([$Sheet1.$G77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802" calcext:value-type="float">
            <text:p>4.80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78]=[$Sheet1.$H778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778]=&quot;1&quot;;IF([$Sheet1.$G778]=&quot;critical1 nc&quot;;&quot;4NC Mismatch&quot;; IF([$Sheet1.$G778]=&quot;critical2 dn&quot;; &quot;2DN Mismatch&quot;;&quot;&quot;));IF([$Sheet1.$G778]=&quot;critical1 nc&quot;;&quot;1NC&quot;;IF([$Sheet1.$G7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699" calcext:value-type="float">
            <text:p>3.69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79]=[$Sheet1.$H779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779]=&quot;1&quot;;IF([$Sheet1.$G779]=&quot;critical1 nc&quot;;&quot;4NC Mismatch&quot;; IF([$Sheet1.$G779]=&quot;critical2 dn&quot;; &quot;2DN Mismatch&quot;;&quot;&quot;));IF([$Sheet1.$G779]=&quot;critical1 nc&quot;;&quot;1NC&quot;;IF([$Sheet1.$G7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2.219" calcext:value-type="float">
            <text:p>2.21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80]=[$Sheet1.$H780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780]=&quot;1&quot;;IF([$Sheet1.$G780]=&quot;critical1 nc&quot;;&quot;4NC Mismatch&quot;; IF([$Sheet1.$G780]=&quot;critical2 dn&quot;; &quot;2DN Mismatch&quot;;&quot;&quot;));IF([$Sheet1.$G780]=&quot;critical1 nc&quot;;&quot;1NC&quot;;IF([$Sheet1.$G7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4.618" calcext:value-type="float">
            <text:p>4.61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81]=[$Sheet1.$H781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781]=&quot;1&quot;;IF([$Sheet1.$G781]=&quot;critical1 nc&quot;;&quot;4NC Mismatch&quot;; IF([$Sheet1.$G781]=&quot;critical2 dn&quot;; &quot;2DN Mismatch&quot;;&quot;&quot;));IF([$Sheet1.$G781]=&quot;critical1 nc&quot;;&quot;1NC&quot;;IF([$Sheet1.$G78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2.066" calcext:value-type="float">
            <text:p>2.06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82]=[$Sheet1.$H782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782]=&quot;1&quot;;IF([$Sheet1.$G782]=&quot;critical1 nc&quot;;&quot;4NC Mismatch&quot;; IF([$Sheet1.$G782]=&quot;critical2 dn&quot;; &quot;2DN Mismatch&quot;;&quot;&quot;));IF([$Sheet1.$G782]=&quot;critical1 nc&quot;;&quot;1NC&quot;;IF([$Sheet1.$G78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F</text:p>
          </table:table-cell>
          <table:table-cell office:value-type="float" office:value="3.905" calcext:value-type="float">
            <text:p>3.90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83]=[$Sheet1.$H783]; &quot;&quot;; &quot;1&quot;)" office:value-type="string" office:string-value="1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formula="of:=IF([$Sheet1.$I783]=&quot;1&quot;;IF([$Sheet1.$G783]=&quot;critical1 nc&quot;;&quot;4NC Mismatch&quot;; IF([$Sheet1.$G783]=&quot;critical2 dn&quot;; &quot;2DN Mismatch&quot;;&quot;&quot;));IF([$Sheet1.$G783]=&quot;critical1 nc&quot;;&quot;1NC&quot;;IF([$Sheet1.$G78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2.667" calcext:value-type="float">
            <text:p>2.66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784]=[$Sheet1.$H784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784]=&quot;1&quot;;IF([$Sheet1.$G784]=&quot;critical1 nc&quot;;&quot;4NC Mismatch&quot;; IF([$Sheet1.$G784]=&quot;critical2 dn&quot;; &quot;2DN Mismatch&quot;;&quot;&quot;));IF([$Sheet1.$G784]=&quot;critical1 nc&quot;;&quot;1NC&quot;;IF([$Sheet1.$G78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1.203" calcext:value-type="float">
            <text:p>1.20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785]=[$Sheet1.$H785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785]=&quot;1&quot;;IF([$Sheet1.$G785]=&quot;critical1 nc&quot;;&quot;4NC Mismatch&quot;; IF([$Sheet1.$G785]=&quot;critical2 dn&quot;; &quot;2DN Mismatch&quot;;&quot;&quot;));IF([$Sheet1.$G785]=&quot;critical1 nc&quot;;&quot;1NC&quot;;IF([$Sheet1.$G78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F</text:p>
          </table:table-cell>
          <table:table-cell office:value-type="float" office:value="9.203" calcext:value-type="float">
            <text:p>9.20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86]=[$Sheet1.$H786]; &quot;&quot;; &quot;1&quot;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IF([$Sheet1.$I786]=&quot;1&quot;;IF([$Sheet1.$G786]=&quot;critical1 nc&quot;;&quot;4NC Mismatch&quot;; IF([$Sheet1.$G786]=&quot;critical2 dn&quot;; &quot;2DN Mismatch&quot;;&quot;&quot;));IF([$Sheet1.$G786]=&quot;critical1 nc&quot;;&quot;1NC&quot;;IF([$Sheet1.$G78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87]=[$Sheet1.$H787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787]=&quot;1&quot;;IF([$Sheet1.$G787]=&quot;critical1 nc&quot;;&quot;4NC Mismatch&quot;; IF([$Sheet1.$G787]=&quot;critical2 dn&quot;; &quot;2DN Mismatch&quot;;&quot;&quot;));IF([$Sheet1.$G787]=&quot;critical1 nc&quot;;&quot;1NC&quot;;IF([$Sheet1.$G78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2.963" calcext:value-type="float">
            <text:p>2.96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88]=[$Sheet1.$H788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788]=&quot;1&quot;;IF([$Sheet1.$G788]=&quot;critical1 nc&quot;;&quot;4NC Mismatch&quot;; IF([$Sheet1.$G788]=&quot;critical2 dn&quot;; &quot;2DN Mismatch&quot;;&quot;&quot;));IF([$Sheet1.$G788]=&quot;critical1 nc&quot;;&quot;1NC&quot;;IF([$Sheet1.$G78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4.891" calcext:value-type="float">
            <text:p>4.89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89]=[$Sheet1.$H789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789]=&quot;1&quot;;IF([$Sheet1.$G789]=&quot;critical1 nc&quot;;&quot;4NC Mismatch&quot;; IF([$Sheet1.$G789]=&quot;critical2 dn&quot;; &quot;2DN Mismatch&quot;;&quot;&quot;));IF([$Sheet1.$G789]=&quot;critical1 nc&quot;;&quot;1NC&quot;;IF([$Sheet1.$G78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3.498" calcext:value-type="float">
            <text:p>3.49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790]=[$Sheet1.$H790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790]=&quot;1&quot;;IF([$Sheet1.$G790]=&quot;critical1 nc&quot;;&quot;4NC Mismatch&quot;; IF([$Sheet1.$G790]=&quot;critical2 dn&quot;; &quot;2DN Mismatch&quot;;&quot;&quot;));IF([$Sheet1.$G790]=&quot;critical1 nc&quot;;&quot;1NC&quot;;IF([$Sheet1.$G79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3.883" calcext:value-type="float">
            <text:p>3.88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91]=[$Sheet1.$H791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791]=&quot;1&quot;;IF([$Sheet1.$G791]=&quot;critical1 nc&quot;;&quot;4NC Mismatch&quot;; IF([$Sheet1.$G791]=&quot;critical2 dn&quot;; &quot;2DN Mismatch&quot;;&quot;&quot;));IF([$Sheet1.$G791]=&quot;critical1 nc&quot;;&quot;1NC&quot;;IF([$Sheet1.$G79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2.882" calcext:value-type="float">
            <text:p>2.88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92]=[$Sheet1.$H792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792]=&quot;1&quot;;IF([$Sheet1.$G792]=&quot;critical1 nc&quot;;&quot;4NC Mismatch&quot;; IF([$Sheet1.$G792]=&quot;critical2 dn&quot;; &quot;2DN Mismatch&quot;;&quot;&quot;));IF([$Sheet1.$G792]=&quot;critical1 nc&quot;;&quot;1NC&quot;;IF([$Sheet1.$G79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4.979" calcext:value-type="float">
            <text:p>4.97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793]=[$Sheet1.$H793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793]=&quot;1&quot;;IF([$Sheet1.$G793]=&quot;critical1 nc&quot;;&quot;4NC Mismatch&quot;; IF([$Sheet1.$G793]=&quot;critical2 dn&quot;; &quot;2DN Mismatch&quot;;&quot;&quot;));IF([$Sheet1.$G793]=&quot;critical1 nc&quot;;&quot;1NC&quot;;IF([$Sheet1.$G79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754" calcext:value-type="float">
            <text:p>2.75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94]=[$Sheet1.$H794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794]=&quot;1&quot;;IF([$Sheet1.$G794]=&quot;critical1 nc&quot;;&quot;4NC Mismatch&quot;; IF([$Sheet1.$G794]=&quot;critical2 dn&quot;; &quot;2DN Mismatch&quot;;&quot;&quot;));IF([$Sheet1.$G794]=&quot;critical1 nc&quot;;&quot;1NC&quot;;IF([$Sheet1.$G79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4.226" calcext:value-type="float">
            <text:p>4.22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95]=[$Sheet1.$H795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795]=&quot;1&quot;;IF([$Sheet1.$G795]=&quot;critical1 nc&quot;;&quot;4NC Mismatch&quot;; IF([$Sheet1.$G795]=&quot;critical2 dn&quot;; &quot;2DN Mismatch&quot;;&quot;&quot;));IF([$Sheet1.$G795]=&quot;critical1 nc&quot;;&quot;1NC&quot;;IF([$Sheet1.$G79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1.739" calcext:value-type="float">
            <text:p>1.73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96]=[$Sheet1.$H796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796]=&quot;1&quot;;IF([$Sheet1.$G796]=&quot;critical1 nc&quot;;&quot;4NC Mismatch&quot;; IF([$Sheet1.$G796]=&quot;critical2 dn&quot;; &quot;2DN Mismatch&quot;;&quot;&quot;));IF([$Sheet1.$G796]=&quot;critical1 nc&quot;;&quot;1NC&quot;;IF([$Sheet1.$G79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4.652" calcext:value-type="float">
            <text:p>4.65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97]=[$Sheet1.$H797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797]=&quot;1&quot;;IF([$Sheet1.$G797]=&quot;critical1 nc&quot;;&quot;4NC Mismatch&quot;; IF([$Sheet1.$G797]=&quot;critical2 dn&quot;; &quot;2DN Mismatch&quot;;&quot;&quot;));IF([$Sheet1.$G797]=&quot;critical1 nc&quot;;&quot;1NC&quot;;IF([$Sheet1.$G79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034" calcext:value-type="float">
            <text:p>2.03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798]=[$Sheet1.$H798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798]=&quot;1&quot;;IF([$Sheet1.$G798]=&quot;critical1 nc&quot;;&quot;4NC Mismatch&quot;; IF([$Sheet1.$G798]=&quot;critical2 dn&quot;; &quot;2DN Mismatch&quot;;&quot;&quot;));IF([$Sheet1.$G798]=&quot;critical1 nc&quot;;&quot;1NC&quot;;IF([$Sheet1.$G7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2.306" calcext:value-type="float">
            <text:p>2.30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799]=[$Sheet1.$H799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799]=&quot;1&quot;;IF([$Sheet1.$G799]=&quot;critical1 nc&quot;;&quot;4NC Mismatch&quot;; IF([$Sheet1.$G799]=&quot;critical2 dn&quot;; &quot;2DN Mismatch&quot;;&quot;&quot;));IF([$Sheet1.$G799]=&quot;critical1 nc&quot;;&quot;1NC&quot;;IF([$Sheet1.$G7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00]=[$Sheet1.$H800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800]=&quot;1&quot;;IF([$Sheet1.$G800]=&quot;critical1 nc&quot;;&quot;4NC Mismatch&quot;; IF([$Sheet1.$G800]=&quot;critical2 dn&quot;; &quot;2DN Mismatch&quot;;&quot;&quot;));IF([$Sheet1.$G800]=&quot;critical1 nc&quot;;&quot;1NC&quot;;IF([$Sheet1.$G8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667" calcext:value-type="float">
            <text:p>4.66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01]=[$Sheet1.$H801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801]=&quot;1&quot;;IF([$Sheet1.$G801]=&quot;critical1 nc&quot;;&quot;4NC Mismatch&quot;; IF([$Sheet1.$G801]=&quot;critical2 dn&quot;; &quot;2DN Mismatch&quot;;&quot;&quot;));IF([$Sheet1.$G801]=&quot;critical1 nc&quot;;&quot;1NC&quot;;IF([$Sheet1.$G80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V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02]=[$Sheet1.$H802]; &quot;&quot;; &quot;1&quot;)" office:value-type="string" office:string-value="1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table:formula="of:=IF([$Sheet1.$I802]=&quot;1&quot;;IF([$Sheet1.$G802]=&quot;critical1 nc&quot;;&quot;4NC Mismatch&quot;; IF([$Sheet1.$G802]=&quot;critical2 dn&quot;; &quot;2DN Mismatch&quot;;&quot;&quot;));IF([$Sheet1.$G802]=&quot;critical1 nc&quot;;&quot;1NC&quot;;IF([$Sheet1.$G802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03]=[$Sheet1.$H803]; &quot;&quot;; &quot;1&quot;)" office:value-type="string" office:string-value="1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table:formula="of:=IF([$Sheet1.$I803]=&quot;1&quot;;IF([$Sheet1.$G803]=&quot;critical1 nc&quot;;&quot;4NC Mismatch&quot;; IF([$Sheet1.$G803]=&quot;critical2 dn&quot;; &quot;2DN Mismatch&quot;;&quot;&quot;));IF([$Sheet1.$G803]=&quot;critical1 nc&quot;;&quot;1NC&quot;;IF([$Sheet1.$G803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04]=[$Sheet1.$H804]; &quot;&quot;; &quot;1&quot;)" office:value-type="string" office:string-value="1" calcext:value-type="string">
            <text:p>1</text:p>
          </table:table-cell>
          <table:table-cell office:value-type="float" office:value="14" calcext:value-type="float">
            <text:p>14</text:p>
          </table:table-cell>
          <table:table-cell table:formula="of:=IF([$Sheet1.$I804]=&quot;1&quot;;IF([$Sheet1.$G804]=&quot;critical1 nc&quot;;&quot;4NC Mismatch&quot;; IF([$Sheet1.$G804]=&quot;critical2 dn&quot;; &quot;2DN Mismatch&quot;;&quot;&quot;));IF([$Sheet1.$G804]=&quot;critical1 nc&quot;;&quot;1NC&quot;;IF([$Sheet1.$G804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F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05]=[$Sheet1.$H805]; &quot;&quot;; &quot;1&quot;)" office:value-type="string" office:string-value="1" calcext:value-type="string">
            <text:p>1</text:p>
          </table:table-cell>
          <table:table-cell office:value-type="float" office:value="35" calcext:value-type="float">
            <text:p>35</text:p>
          </table:table-cell>
          <table:table-cell table:formula="of:=IF([$Sheet1.$I805]=&quot;1&quot;;IF([$Sheet1.$G805]=&quot;critical1 nc&quot;;&quot;4NC Mismatch&quot;; IF([$Sheet1.$G805]=&quot;critical2 dn&quot;; &quot;2DN Mismatch&quot;;&quot;&quot;));IF([$Sheet1.$G805]=&quot;critical1 nc&quot;;&quot;1NC&quot;;IF([$Sheet1.$G805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V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06]=[$Sheet1.$H806]; &quot;&quot;; &quot;1&quot;)" office:value-type="string" office:string-value="1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formula="of:=IF([$Sheet1.$I806]=&quot;1&quot;;IF([$Sheet1.$G806]=&quot;critical1 nc&quot;;&quot;4NC Mismatch&quot;; IF([$Sheet1.$G806]=&quot;critical2 dn&quot;; &quot;2DN Mismatch&quot;;&quot;&quot;));IF([$Sheet1.$G806]=&quot;critical1 nc&quot;;&quot;1NC&quot;;IF([$Sheet1.$G806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F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07]=[$Sheet1.$H807]; &quot;&quot;; &quot;1&quot;)" office:value-type="string" office:string-value="1" calcext:value-type="string">
            <text:p>1</text:p>
          </table:table-cell>
          <table:table-cell office:value-type="float" office:value="19" calcext:value-type="float">
            <text:p>19</text:p>
          </table:table-cell>
          <table:table-cell table:formula="of:=IF([$Sheet1.$I807]=&quot;1&quot;;IF([$Sheet1.$G807]=&quot;critical1 nc&quot;;&quot;4NC Mismatch&quot;; IF([$Sheet1.$G807]=&quot;critical2 dn&quot;; &quot;2DN Mismatch&quot;;&quot;&quot;));IF([$Sheet1.$G807]=&quot;critical1 nc&quot;;&quot;1NC&quot;;IF([$Sheet1.$G807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V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08]=[$Sheet1.$H808]; &quot;&quot;; &quot;1&quot;)" office:value-type="string" office:string-value="1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formula="of:=IF([$Sheet1.$I808]=&quot;1&quot;;IF([$Sheet1.$G808]=&quot;critical1 nc&quot;;&quot;4NC Mismatch&quot;; IF([$Sheet1.$G808]=&quot;critical2 dn&quot;; &quot;2DN Mismatch&quot;;&quot;&quot;));IF([$Sheet1.$G808]=&quot;critical1 nc&quot;;&quot;1NC&quot;;IF([$Sheet1.$G808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09]=[$Sheet1.$H809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809]=&quot;1&quot;;IF([$Sheet1.$G809]=&quot;critical1 nc&quot;;&quot;4NC Mismatch&quot;; IF([$Sheet1.$G809]=&quot;critical2 dn&quot;; &quot;2DN Mismatch&quot;;&quot;&quot;));IF([$Sheet1.$G809]=&quot;critical1 nc&quot;;&quot;1NC&quot;;IF([$Sheet1.$G80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6.802" calcext:value-type="float">
            <text:p>6.80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10]=[$Sheet1.$H810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810]=&quot;1&quot;;IF([$Sheet1.$G810]=&quot;critical1 nc&quot;;&quot;4NC Mismatch&quot;; IF([$Sheet1.$G810]=&quot;critical2 dn&quot;; &quot;2DN Mismatch&quot;;&quot;&quot;));IF([$Sheet1.$G810]=&quot;critical1 nc&quot;;&quot;1NC&quot;;IF([$Sheet1.$G81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8.284" calcext:value-type="float">
            <text:p>8.28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11]=[$Sheet1.$H811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811]=&quot;1&quot;;IF([$Sheet1.$G811]=&quot;critical1 nc&quot;;&quot;4NC Mismatch&quot;; IF([$Sheet1.$G811]=&quot;critical2 dn&quot;; &quot;2DN Mismatch&quot;;&quot;&quot;));IF([$Sheet1.$G811]=&quot;critical1 nc&quot;;&quot;1NC&quot;;IF([$Sheet1.$G81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6.524" calcext:value-type="float">
            <text:p>6.52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12]=[$Sheet1.$H812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812]=&quot;1&quot;;IF([$Sheet1.$G812]=&quot;critical1 nc&quot;;&quot;4NC Mismatch&quot;; IF([$Sheet1.$G812]=&quot;critical2 dn&quot;; &quot;2DN Mismatch&quot;;&quot;&quot;));IF([$Sheet1.$G812]=&quot;critical1 nc&quot;;&quot;1NC&quot;;IF([$Sheet1.$G81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8.059" calcext:value-type="float">
            <text:p>8.05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13]=[$Sheet1.$H813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813]=&quot;1&quot;;IF([$Sheet1.$G813]=&quot;critical1 nc&quot;;&quot;4NC Mismatch&quot;; IF([$Sheet1.$G813]=&quot;critical2 dn&quot;; &quot;2DN Mismatch&quot;;&quot;&quot;));IF([$Sheet1.$G813]=&quot;critical1 nc&quot;;&quot;1NC&quot;;IF([$Sheet1.$G81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7.923" calcext:value-type="float">
            <text:p>7.92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14]=[$Sheet1.$H814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814]=&quot;1&quot;;IF([$Sheet1.$G814]=&quot;critical1 nc&quot;;&quot;4NC Mismatch&quot;; IF([$Sheet1.$G814]=&quot;critical2 dn&quot;; &quot;2DN Mismatch&quot;;&quot;&quot;));IF([$Sheet1.$G814]=&quot;critical1 nc&quot;;&quot;1NC&quot;;IF([$Sheet1.$G81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4.899" calcext:value-type="float">
            <text:p>4.89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15]=[$Sheet1.$H815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815]=&quot;1&quot;;IF([$Sheet1.$G815]=&quot;critical1 nc&quot;;&quot;4NC Mismatch&quot;; IF([$Sheet1.$G815]=&quot;critical2 dn&quot;; &quot;2DN Mismatch&quot;;&quot;&quot;));IF([$Sheet1.$G815]=&quot;critical1 nc&quot;;&quot;1NC&quot;;IF([$Sheet1.$G81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6.218" calcext:value-type="float">
            <text:p>6.21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16]=[$Sheet1.$H816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816]=&quot;1&quot;;IF([$Sheet1.$G816]=&quot;critical1 nc&quot;;&quot;4NC Mismatch&quot;; IF([$Sheet1.$G816]=&quot;critical2 dn&quot;; &quot;2DN Mismatch&quot;;&quot;&quot;));IF([$Sheet1.$G816]=&quot;critical1 nc&quot;;&quot;1NC&quot;;IF([$Sheet1.$G81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5.553" calcext:value-type="float">
            <text:p>5.55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17]=[$Sheet1.$H817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817]=&quot;1&quot;;IF([$Sheet1.$G817]=&quot;critical1 nc&quot;;&quot;4NC Mismatch&quot;; IF([$Sheet1.$G817]=&quot;critical2 dn&quot;; &quot;2DN Mismatch&quot;;&quot;&quot;));IF([$Sheet1.$G817]=&quot;critical1 nc&quot;;&quot;1NC&quot;;IF([$Sheet1.$G81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651" calcext:value-type="float">
            <text:p>4.65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18]=[$Sheet1.$H818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818]=&quot;1&quot;;IF([$Sheet1.$G818]=&quot;critical1 nc&quot;;&quot;4NC Mismatch&quot;; IF([$Sheet1.$G818]=&quot;critical2 dn&quot;; &quot;2DN Mismatch&quot;;&quot;&quot;));IF([$Sheet1.$G818]=&quot;critical1 nc&quot;;&quot;1NC&quot;;IF([$Sheet1.$G8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19]=[$Sheet1.$H819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819]=&quot;1&quot;;IF([$Sheet1.$G819]=&quot;critical1 nc&quot;;&quot;4NC Mismatch&quot;; IF([$Sheet1.$G819]=&quot;critical2 dn&quot;; &quot;2DN Mismatch&quot;;&quot;&quot;));IF([$Sheet1.$G819]=&quot;critical1 nc&quot;;&quot;1NC&quot;;IF([$Sheet1.$G8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881" calcext:value-type="float">
            <text:p>3.88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20]=[$Sheet1.$H820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820]=&quot;1&quot;;IF([$Sheet1.$G820]=&quot;critical1 nc&quot;;&quot;4NC Mismatch&quot;; IF([$Sheet1.$G820]=&quot;critical2 dn&quot;; &quot;2DN Mismatch&quot;;&quot;&quot;));IF([$Sheet1.$G820]=&quot;critical1 nc&quot;;&quot;1NC&quot;;IF([$Sheet1.$G8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5.491" calcext:value-type="float">
            <text:p>5.49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21]=[$Sheet1.$H821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821]=&quot;1&quot;;IF([$Sheet1.$G821]=&quot;critical1 nc&quot;;&quot;4NC Mismatch&quot;; IF([$Sheet1.$G821]=&quot;critical2 dn&quot;; &quot;2DN Mismatch&quot;;&quot;&quot;));IF([$Sheet1.$G821]=&quot;critical1 nc&quot;;&quot;1NC&quot;;IF([$Sheet1.$G82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9.555" calcext:value-type="float">
            <text:p>9.55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22]=[$Sheet1.$H822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822]=&quot;1&quot;;IF([$Sheet1.$G822]=&quot;critical1 nc&quot;;&quot;4NC Mismatch&quot;; IF([$Sheet1.$G822]=&quot;critical2 dn&quot;; &quot;2DN Mismatch&quot;;&quot;&quot;));IF([$Sheet1.$G822]=&quot;critical1 nc&quot;;&quot;1NC&quot;;IF([$Sheet1.$G82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962" calcext:value-type="float">
            <text:p>3.96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23]=[$Sheet1.$H823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823]=&quot;1&quot;;IF([$Sheet1.$G823]=&quot;critical1 nc&quot;;&quot;4NC Mismatch&quot;; IF([$Sheet1.$G823]=&quot;critical2 dn&quot;; &quot;2DN Mismatch&quot;;&quot;&quot;));IF([$Sheet1.$G823]=&quot;critical1 nc&quot;;&quot;1NC&quot;;IF([$Sheet1.$G82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898" calcext:value-type="float">
            <text:p>4.89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24]=[$Sheet1.$H824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824]=&quot;1&quot;;IF([$Sheet1.$G824]=&quot;critical1 nc&quot;;&quot;4NC Mismatch&quot;; IF([$Sheet1.$G824]=&quot;critical2 dn&quot;; &quot;2DN Mismatch&quot;;&quot;&quot;));IF([$Sheet1.$G824]=&quot;critical1 nc&quot;;&quot;1NC&quot;;IF([$Sheet1.$G82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7.802" calcext:value-type="float">
            <text:p>7.80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25]=[$Sheet1.$H825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825]=&quot;1&quot;;IF([$Sheet1.$G825]=&quot;critical1 nc&quot;;&quot;4NC Mismatch&quot;; IF([$Sheet1.$G825]=&quot;critical2 dn&quot;; &quot;2DN Mismatch&quot;;&quot;&quot;));IF([$Sheet1.$G825]=&quot;critical1 nc&quot;;&quot;1NC&quot;;IF([$Sheet1.$G82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26]=[$Sheet1.$H826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826]=&quot;1&quot;;IF([$Sheet1.$G826]=&quot;critical1 nc&quot;;&quot;4NC Mismatch&quot;; IF([$Sheet1.$G826]=&quot;critical2 dn&quot;; &quot;2DN Mismatch&quot;;&quot;&quot;));IF([$Sheet1.$G826]=&quot;critical1 nc&quot;;&quot;1NC&quot;;IF([$Sheet1.$G82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6.236" calcext:value-type="float">
            <text:p>6.23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27]=[$Sheet1.$H827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827]=&quot;1&quot;;IF([$Sheet1.$G827]=&quot;critical1 nc&quot;;&quot;4NC Mismatch&quot;; IF([$Sheet1.$G827]=&quot;critical2 dn&quot;; &quot;2DN Mismatch&quot;;&quot;&quot;));IF([$Sheet1.$G827]=&quot;critical1 nc&quot;;&quot;1NC&quot;;IF([$Sheet1.$G82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18.63" calcext:value-type="float">
            <text:p>18.6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28]=[$Sheet1.$H828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828]=&quot;1&quot;;IF([$Sheet1.$G828]=&quot;critical1 nc&quot;;&quot;4NC Mismatch&quot;; IF([$Sheet1.$G828]=&quot;critical2 dn&quot;; &quot;2DN Mismatch&quot;;&quot;&quot;));IF([$Sheet1.$G828]=&quot;critical1 nc&quot;;&quot;1NC&quot;;IF([$Sheet1.$G82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6.361" calcext:value-type="float">
            <text:p>6.36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29]=[$Sheet1.$H829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829]=&quot;1&quot;;IF([$Sheet1.$G829]=&quot;critical1 nc&quot;;&quot;4NC Mismatch&quot;; IF([$Sheet1.$G829]=&quot;critical2 dn&quot;; &quot;2DN Mismatch&quot;;&quot;&quot;));IF([$Sheet1.$G829]=&quot;critical1 nc&quot;;&quot;1NC&quot;;IF([$Sheet1.$G82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7.796" calcext:value-type="float">
            <text:p>7.79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30]=[$Sheet1.$H830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830]=&quot;1&quot;;IF([$Sheet1.$G830]=&quot;critical1 nc&quot;;&quot;4NC Mismatch&quot;; IF([$Sheet1.$G830]=&quot;critical2 dn&quot;; &quot;2DN Mismatch&quot;;&quot;&quot;));IF([$Sheet1.$G830]=&quot;critical1 nc&quot;;&quot;1NC&quot;;IF([$Sheet1.$G83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7.138" calcext:value-type="float">
            <text:p>7.13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31]=[$Sheet1.$H831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831]=&quot;1&quot;;IF([$Sheet1.$G831]=&quot;critical1 nc&quot;;&quot;4NC Mismatch&quot;; IF([$Sheet1.$G831]=&quot;critical2 dn&quot;; &quot;2DN Mismatch&quot;;&quot;&quot;));IF([$Sheet1.$G831]=&quot;critical1 nc&quot;;&quot;1NC&quot;;IF([$Sheet1.$G83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4.322" calcext:value-type="float">
            <text:p>4.32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32]=[$Sheet1.$H832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832]=&quot;1&quot;;IF([$Sheet1.$G832]=&quot;critical1 nc&quot;;&quot;4NC Mismatch&quot;; IF([$Sheet1.$G832]=&quot;critical2 dn&quot;; &quot;2DN Mismatch&quot;;&quot;&quot;));IF([$Sheet1.$G832]=&quot;critical1 nc&quot;;&quot;1NC&quot;;IF([$Sheet1.$G83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066" calcext:value-type="float">
            <text:p>3.06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33]=[$Sheet1.$H833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833]=&quot;1&quot;;IF([$Sheet1.$G833]=&quot;critical1 nc&quot;;&quot;4NC Mismatch&quot;; IF([$Sheet1.$G833]=&quot;critical2 dn&quot;; &quot;2DN Mismatch&quot;;&quot;&quot;));IF([$Sheet1.$G833]=&quot;critical1 nc&quot;;&quot;1NC&quot;;IF([$Sheet1.$G83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34]=[$Sheet1.$H834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834]=&quot;1&quot;;IF([$Sheet1.$G834]=&quot;critical1 nc&quot;;&quot;4NC Mismatch&quot;; IF([$Sheet1.$G834]=&quot;critical2 dn&quot;; &quot;2DN Mismatch&quot;;&quot;&quot;));IF([$Sheet1.$G834]=&quot;critical1 nc&quot;;&quot;1NC&quot;;IF([$Sheet1.$G83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5.263" calcext:value-type="float">
            <text:p>5.26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35]=[$Sheet1.$H835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835]=&quot;1&quot;;IF([$Sheet1.$G835]=&quot;critical1 nc&quot;;&quot;4NC Mismatch&quot;; IF([$Sheet1.$G835]=&quot;critical2 dn&quot;; &quot;2DN Mismatch&quot;;&quot;&quot;));IF([$Sheet1.$G835]=&quot;critical1 nc&quot;;&quot;1NC&quot;;IF([$Sheet1.$G83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8.073" calcext:value-type="float">
            <text:p>8.07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36]=[$Sheet1.$H836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836]=&quot;1&quot;;IF([$Sheet1.$G836]=&quot;critical1 nc&quot;;&quot;4NC Mismatch&quot;; IF([$Sheet1.$G836]=&quot;critical2 dn&quot;; &quot;2DN Mismatch&quot;;&quot;&quot;));IF([$Sheet1.$G836]=&quot;critical1 nc&quot;;&quot;1NC&quot;;IF([$Sheet1.$G83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5.659" calcext:value-type="float">
            <text:p>5.65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37]=[$Sheet1.$H837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837]=&quot;1&quot;;IF([$Sheet1.$G837]=&quot;critical1 nc&quot;;&quot;4NC Mismatch&quot;; IF([$Sheet1.$G837]=&quot;critical2 dn&quot;; &quot;2DN Mismatch&quot;;&quot;&quot;));IF([$Sheet1.$G837]=&quot;critical1 nc&quot;;&quot;1NC&quot;;IF([$Sheet1.$G83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627" calcext:value-type="float">
            <text:p>2.62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38]=[$Sheet1.$H838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838]=&quot;1&quot;;IF([$Sheet1.$G838]=&quot;critical1 nc&quot;;&quot;4NC Mismatch&quot;; IF([$Sheet1.$G838]=&quot;critical2 dn&quot;; &quot;2DN Mismatch&quot;;&quot;&quot;));IF([$Sheet1.$G838]=&quot;critical1 nc&quot;;&quot;1NC&quot;;IF([$Sheet1.$G8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692" calcext:value-type="float">
            <text:p>3.6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39]=[$Sheet1.$H839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839]=&quot;1&quot;;IF([$Sheet1.$G839]=&quot;critical1 nc&quot;;&quot;4NC Mismatch&quot;; IF([$Sheet1.$G839]=&quot;critical2 dn&quot;; &quot;2DN Mismatch&quot;;&quot;&quot;));IF([$Sheet1.$G839]=&quot;critical1 nc&quot;;&quot;1NC&quot;;IF([$Sheet1.$G8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7.131" calcext:value-type="float">
            <text:p>7.13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40]=[$Sheet1.$H840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840]=&quot;1&quot;;IF([$Sheet1.$G840]=&quot;critical1 nc&quot;;&quot;4NC Mismatch&quot;; IF([$Sheet1.$G840]=&quot;critical2 dn&quot;; &quot;2DN Mismatch&quot;;&quot;&quot;));IF([$Sheet1.$G840]=&quot;critical1 nc&quot;;&quot;1NC&quot;;IF([$Sheet1.$G8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3.308" calcext:value-type="float">
            <text:p>3.30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41]=[$Sheet1.$H841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841]=&quot;1&quot;;IF([$Sheet1.$G841]=&quot;critical1 nc&quot;;&quot;4NC Mismatch&quot;; IF([$Sheet1.$G841]=&quot;critical2 dn&quot;; &quot;2DN Mismatch&quot;;&quot;&quot;));IF([$Sheet1.$G841]=&quot;critical1 nc&quot;;&quot;1NC&quot;;IF([$Sheet1.$G84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4.242" calcext:value-type="float">
            <text:p>4.24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42]=[$Sheet1.$H842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842]=&quot;1&quot;;IF([$Sheet1.$G842]=&quot;critical1 nc&quot;;&quot;4NC Mismatch&quot;; IF([$Sheet1.$G842]=&quot;critical2 dn&quot;; &quot;2DN Mismatch&quot;;&quot;&quot;));IF([$Sheet1.$G842]=&quot;critical1 nc&quot;;&quot;1NC&quot;;IF([$Sheet1.$G84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4.684" calcext:value-type="float">
            <text:p>4.68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43]=[$Sheet1.$H843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843]=&quot;1&quot;;IF([$Sheet1.$G843]=&quot;critical1 nc&quot;;&quot;4NC Mismatch&quot;; IF([$Sheet1.$G843]=&quot;critical2 dn&quot;; &quot;2DN Mismatch&quot;;&quot;&quot;));IF([$Sheet1.$G843]=&quot;critical1 nc&quot;;&quot;1NC&quot;;IF([$Sheet1.$G84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44]=[$Sheet1.$H844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844]=&quot;1&quot;;IF([$Sheet1.$G844]=&quot;critical1 nc&quot;;&quot;4NC Mismatch&quot;; IF([$Sheet1.$G844]=&quot;critical2 dn&quot;; &quot;2DN Mismatch&quot;;&quot;&quot;));IF([$Sheet1.$G844]=&quot;critical1 nc&quot;;&quot;1NC&quot;;IF([$Sheet1.$G84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5.386" calcext:value-type="float">
            <text:p>5.3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45]=[$Sheet1.$H845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845]=&quot;1&quot;;IF([$Sheet1.$G845]=&quot;critical1 nc&quot;;&quot;4NC Mismatch&quot;; IF([$Sheet1.$G845]=&quot;critical2 dn&quot;; &quot;2DN Mismatch&quot;;&quot;&quot;));IF([$Sheet1.$G845]=&quot;critical1 nc&quot;;&quot;1NC&quot;;IF([$Sheet1.$G84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6.842" calcext:value-type="float">
            <text:p>6.84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46]=[$Sheet1.$H846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846]=&quot;1&quot;;IF([$Sheet1.$G846]=&quot;critical1 nc&quot;;&quot;4NC Mismatch&quot;; IF([$Sheet1.$G846]=&quot;critical2 dn&quot;; &quot;2DN Mismatch&quot;;&quot;&quot;));IF([$Sheet1.$G846]=&quot;critical1 nc&quot;;&quot;1NC&quot;;IF([$Sheet1.$G84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851" calcext:value-type="float">
            <text:p>4.85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47]=[$Sheet1.$H847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847]=&quot;1&quot;;IF([$Sheet1.$G847]=&quot;critical1 nc&quot;;&quot;4NC Mismatch&quot;; IF([$Sheet1.$G847]=&quot;critical2 dn&quot;; &quot;2DN Mismatch&quot;;&quot;&quot;));IF([$Sheet1.$G847]=&quot;critical1 nc&quot;;&quot;1NC&quot;;IF([$Sheet1.$G84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V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48]=[$Sheet1.$H848]; &quot;&quot;; &quot;1&quot;)" office:value-type="string" office:string-value="1" calcext:value-type="string">
            <text:p>1</text:p>
          </table:table-cell>
          <table:table-cell office:value-type="float" office:value="40" calcext:value-type="float">
            <text:p>40</text:p>
          </table:table-cell>
          <table:table-cell table:formula="of:=IF([$Sheet1.$I848]=&quot;1&quot;;IF([$Sheet1.$G848]=&quot;critical1 nc&quot;;&quot;4NC Mismatch&quot;; IF([$Sheet1.$G848]=&quot;critical2 dn&quot;; &quot;2DN Mismatch&quot;;&quot;&quot;));IF([$Sheet1.$G848]=&quot;critical1 nc&quot;;&quot;1NC&quot;;IF([$Sheet1.$G848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4.553" calcext:value-type="float">
            <text:p>4.55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49]=[$Sheet1.$H849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849]=&quot;1&quot;;IF([$Sheet1.$G849]=&quot;critical1 nc&quot;;&quot;4NC Mismatch&quot;; IF([$Sheet1.$G849]=&quot;critical2 dn&quot;; &quot;2DN Mismatch&quot;;&quot;&quot;));IF([$Sheet1.$G849]=&quot;critical1 nc&quot;;&quot;1NC&quot;;IF([$Sheet1.$G84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30.29" calcext:value-type="float">
            <text:p>30.2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50]=[$Sheet1.$H850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850]=&quot;1&quot;;IF([$Sheet1.$G850]=&quot;critical1 nc&quot;;&quot;4NC Mismatch&quot;; IF([$Sheet1.$G850]=&quot;critical2 dn&quot;; &quot;2DN Mismatch&quot;;&quot;&quot;));IF([$Sheet1.$G850]=&quot;critical1 nc&quot;;&quot;1NC&quot;;IF([$Sheet1.$G85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114.4" calcext:value-type="float">
            <text:p>114.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51]=[$Sheet1.$H851]; &quot;&quot;; &quot;1&quot;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IF([$Sheet1.$I851]=&quot;1&quot;;IF([$Sheet1.$G851]=&quot;critical1 nc&quot;;&quot;4NC Mismatch&quot;; IF([$Sheet1.$G851]=&quot;critical2 dn&quot;; &quot;2DN Mismatch&quot;;&quot;&quot;));IF([$Sheet1.$G851]=&quot;critical1 nc&quot;;&quot;1NC&quot;;IF([$Sheet1.$G851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52]=[$Sheet1.$H852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852]=&quot;1&quot;;IF([$Sheet1.$G852]=&quot;critical1 nc&quot;;&quot;4NC Mismatch&quot;; IF([$Sheet1.$G852]=&quot;critical2 dn&quot;; &quot;2DN Mismatch&quot;;&quot;&quot;));IF([$Sheet1.$G852]=&quot;critical1 nc&quot;;&quot;1NC&quot;;IF([$Sheet1.$G85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31.07" calcext:value-type="float">
            <text:p>31.0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53]=[$Sheet1.$H853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853]=&quot;1&quot;;IF([$Sheet1.$G853]=&quot;critical1 nc&quot;;&quot;4NC Mismatch&quot;; IF([$Sheet1.$G853]=&quot;critical2 dn&quot;; &quot;2DN Mismatch&quot;;&quot;&quot;));IF([$Sheet1.$G853]=&quot;critical1 nc&quot;;&quot;1NC&quot;;IF([$Sheet1.$G85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8.866" calcext:value-type="float">
            <text:p>8.86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54]=[$Sheet1.$H854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854]=&quot;1&quot;;IF([$Sheet1.$G854]=&quot;critical1 nc&quot;;&quot;4NC Mismatch&quot;; IF([$Sheet1.$G854]=&quot;critical2 dn&quot;; &quot;2DN Mismatch&quot;;&quot;&quot;));IF([$Sheet1.$G854]=&quot;critical1 nc&quot;;&quot;1NC&quot;;IF([$Sheet1.$G85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5.083" calcext:value-type="float">
            <text:p>5.0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55]=[$Sheet1.$H85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855]=&quot;1&quot;;IF([$Sheet1.$G855]=&quot;critical1 nc&quot;;&quot;4NC Mismatch&quot;; IF([$Sheet1.$G855]=&quot;critical2 dn&quot;; &quot;2DN Mismatch&quot;;&quot;&quot;));IF([$Sheet1.$G855]=&quot;critical1 nc&quot;;&quot;1NC&quot;;IF([$Sheet1.$G85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56]=[$Sheet1.$H856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856]=&quot;1&quot;;IF([$Sheet1.$G856]=&quot;critical1 nc&quot;;&quot;4NC Mismatch&quot;; IF([$Sheet1.$G856]=&quot;critical2 dn&quot;; &quot;2DN Mismatch&quot;;&quot;&quot;));IF([$Sheet1.$G856]=&quot;critical1 nc&quot;;&quot;1NC&quot;;IF([$Sheet1.$G85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57]=[$Sheet1.$H857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857]=&quot;1&quot;;IF([$Sheet1.$G857]=&quot;critical1 nc&quot;;&quot;4NC Mismatch&quot;; IF([$Sheet1.$G857]=&quot;critical2 dn&quot;; &quot;2DN Mismatch&quot;;&quot;&quot;));IF([$Sheet1.$G857]=&quot;critical1 nc&quot;;&quot;1NC&quot;;IF([$Sheet1.$G85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586" calcext:value-type="float">
            <text:p>4.58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58]=[$Sheet1.$H858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858]=&quot;1&quot;;IF([$Sheet1.$G858]=&quot;critical1 nc&quot;;&quot;4NC Mismatch&quot;; IF([$Sheet1.$G858]=&quot;critical2 dn&quot;; &quot;2DN Mismatch&quot;;&quot;&quot;));IF([$Sheet1.$G858]=&quot;critical1 nc&quot;;&quot;1NC&quot;;IF([$Sheet1.$G8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6.427" calcext:value-type="float">
            <text:p>6.42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59]=[$Sheet1.$H859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859]=&quot;1&quot;;IF([$Sheet1.$G859]=&quot;critical1 nc&quot;;&quot;4NC Mismatch&quot;; IF([$Sheet1.$G859]=&quot;critical2 dn&quot;; &quot;2DN Mismatch&quot;;&quot;&quot;));IF([$Sheet1.$G859]=&quot;critical1 nc&quot;;&quot;1NC&quot;;IF([$Sheet1.$G8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642" calcext:value-type="float">
            <text:p>3.64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60]=[$Sheet1.$H860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860]=&quot;1&quot;;IF([$Sheet1.$G860]=&quot;critical1 nc&quot;;&quot;4NC Mismatch&quot;; IF([$Sheet1.$G860]=&quot;critical2 dn&quot;; &quot;2DN Mismatch&quot;;&quot;&quot;));IF([$Sheet1.$G860]=&quot;critical1 nc&quot;;&quot;1NC&quot;;IF([$Sheet1.$G8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9.194" calcext:value-type="float">
            <text:p>9.19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61]=[$Sheet1.$H861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861]=&quot;1&quot;;IF([$Sheet1.$G861]=&quot;critical1 nc&quot;;&quot;4NC Mismatch&quot;; IF([$Sheet1.$G861]=&quot;critical2 dn&quot;; &quot;2DN Mismatch&quot;;&quot;&quot;));IF([$Sheet1.$G861]=&quot;critical1 nc&quot;;&quot;1NC&quot;;IF([$Sheet1.$G86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6.819" calcext:value-type="float">
            <text:p>6.81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62]=[$Sheet1.$H862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862]=&quot;1&quot;;IF([$Sheet1.$G862]=&quot;critical1 nc&quot;;&quot;4NC Mismatch&quot;; IF([$Sheet1.$G862]=&quot;critical2 dn&quot;; &quot;2DN Mismatch&quot;;&quot;&quot;));IF([$Sheet1.$G862]=&quot;critical1 nc&quot;;&quot;1NC&quot;;IF([$Sheet1.$G86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4.315" calcext:value-type="float">
            <text:p>4.31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63]=[$Sheet1.$H863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863]=&quot;1&quot;;IF([$Sheet1.$G863]=&quot;critical1 nc&quot;;&quot;4NC Mismatch&quot;; IF([$Sheet1.$G863]=&quot;critical2 dn&quot;; &quot;2DN Mismatch&quot;;&quot;&quot;));IF([$Sheet1.$G863]=&quot;critical1 nc&quot;;&quot;1NC&quot;;IF([$Sheet1.$G86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5.436" calcext:value-type="float">
            <text:p>5.43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64]=[$Sheet1.$H864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864]=&quot;1&quot;;IF([$Sheet1.$G864]=&quot;critical1 nc&quot;;&quot;4NC Mismatch&quot;; IF([$Sheet1.$G864]=&quot;critical2 dn&quot;; &quot;2DN Mismatch&quot;;&quot;&quot;));IF([$Sheet1.$G864]=&quot;critical1 nc&quot;;&quot;1NC&quot;;IF([$Sheet1.$G86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5.828" calcext:value-type="float">
            <text:p>5.82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865]=[$Sheet1.$H865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865]=&quot;1&quot;;IF([$Sheet1.$G865]=&quot;critical1 nc&quot;;&quot;4NC Mismatch&quot;; IF([$Sheet1.$G865]=&quot;critical2 dn&quot;; &quot;2DN Mismatch&quot;;&quot;&quot;));IF([$Sheet1.$G865]=&quot;critical1 nc&quot;;&quot;1NC&quot;;IF([$Sheet1.$G86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795" calcext:value-type="float">
            <text:p>5.79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66]=[$Sheet1.$H866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866]=&quot;1&quot;;IF([$Sheet1.$G866]=&quot;critical1 nc&quot;;&quot;4NC Mismatch&quot;; IF([$Sheet1.$G866]=&quot;critical2 dn&quot;; &quot;2DN Mismatch&quot;;&quot;&quot;));IF([$Sheet1.$G866]=&quot;critical1 nc&quot;;&quot;1NC&quot;;IF([$Sheet1.$G86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67]=[$Sheet1.$H867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867]=&quot;1&quot;;IF([$Sheet1.$G867]=&quot;critical1 nc&quot;;&quot;4NC Mismatch&quot;; IF([$Sheet1.$G867]=&quot;critical2 dn&quot;; &quot;2DN Mismatch&quot;;&quot;&quot;));IF([$Sheet1.$G867]=&quot;critical1 nc&quot;;&quot;1NC&quot;;IF([$Sheet1.$G86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7.002" calcext:value-type="float">
            <text:p>7.00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68]=[$Sheet1.$H868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868]=&quot;1&quot;;IF([$Sheet1.$G868]=&quot;critical1 nc&quot;;&quot;4NC Mismatch&quot;; IF([$Sheet1.$G868]=&quot;critical2 dn&quot;; &quot;2DN Mismatch&quot;;&quot;&quot;));IF([$Sheet1.$G868]=&quot;critical1 nc&quot;;&quot;1NC&quot;;IF([$Sheet1.$G86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7.084" calcext:value-type="float">
            <text:p>7.08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69]=[$Sheet1.$H869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869]=&quot;1&quot;;IF([$Sheet1.$G869]=&quot;critical1 nc&quot;;&quot;4NC Mismatch&quot;; IF([$Sheet1.$G869]=&quot;critical2 dn&quot;; &quot;2DN Mismatch&quot;;&quot;&quot;));IF([$Sheet1.$G869]=&quot;critical1 nc&quot;;&quot;1NC&quot;;IF([$Sheet1.$G86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6.003" calcext:value-type="float">
            <text:p>6.00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870]=[$Sheet1.$H870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870]=&quot;1&quot;;IF([$Sheet1.$G870]=&quot;critical1 nc&quot;;&quot;4NC Mismatch&quot;; IF([$Sheet1.$G870]=&quot;critical2 dn&quot;; &quot;2DN Mismatch&quot;;&quot;&quot;));IF([$Sheet1.$G870]=&quot;critical1 nc&quot;;&quot;1NC&quot;;IF([$Sheet1.$G87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6.851" calcext:value-type="float">
            <text:p>6.8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71]=[$Sheet1.$H871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871]=&quot;1&quot;;IF([$Sheet1.$G871]=&quot;critical1 nc&quot;;&quot;4NC Mismatch&quot;; IF([$Sheet1.$G871]=&quot;critical2 dn&quot;; &quot;2DN Mismatch&quot;;&quot;&quot;));IF([$Sheet1.$G871]=&quot;critical1 nc&quot;;&quot;1NC&quot;;IF([$Sheet1.$G87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72]=[$Sheet1.$H872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872]=&quot;1&quot;;IF([$Sheet1.$G872]=&quot;critical1 nc&quot;;&quot;4NC Mismatch&quot;; IF([$Sheet1.$G872]=&quot;critical2 dn&quot;; &quot;2DN Mismatch&quot;;&quot;&quot;));IF([$Sheet1.$G872]=&quot;critical1 nc&quot;;&quot;1NC&quot;;IF([$Sheet1.$G87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6.828" calcext:value-type="float">
            <text:p>6.82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873]=[$Sheet1.$H873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873]=&quot;1&quot;;IF([$Sheet1.$G873]=&quot;critical1 nc&quot;;&quot;4NC Mismatch&quot;; IF([$Sheet1.$G873]=&quot;critical2 dn&quot;; &quot;2DN Mismatch&quot;;&quot;&quot;));IF([$Sheet1.$G873]=&quot;critical1 nc&quot;;&quot;1NC&quot;;IF([$Sheet1.$G87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498" calcext:value-type="float">
            <text:p>3.49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74]=[$Sheet1.$H874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874]=&quot;1&quot;;IF([$Sheet1.$G874]=&quot;critical1 nc&quot;;&quot;4NC Mismatch&quot;; IF([$Sheet1.$G874]=&quot;critical2 dn&quot;; &quot;2DN Mismatch&quot;;&quot;&quot;));IF([$Sheet1.$G874]=&quot;critical1 nc&quot;;&quot;1NC&quot;;IF([$Sheet1.$G87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7.003" calcext:value-type="float">
            <text:p>7.0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75]=[$Sheet1.$H875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875]=&quot;1&quot;;IF([$Sheet1.$G875]=&quot;critical1 nc&quot;;&quot;4NC Mismatch&quot;; IF([$Sheet1.$G875]=&quot;critical2 dn&quot;; &quot;2DN Mismatch&quot;;&quot;&quot;));IF([$Sheet1.$G875]=&quot;critical1 nc&quot;;&quot;1NC&quot;;IF([$Sheet1.$G87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3.003" calcext:value-type="float">
            <text:p>3.00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76]=[$Sheet1.$H876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876]=&quot;1&quot;;IF([$Sheet1.$G876]=&quot;critical1 nc&quot;;&quot;4NC Mismatch&quot;; IF([$Sheet1.$G876]=&quot;critical2 dn&quot;; &quot;2DN Mismatch&quot;;&quot;&quot;));IF([$Sheet1.$G876]=&quot;critical1 nc&quot;;&quot;1NC&quot;;IF([$Sheet1.$G87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274" calcext:value-type="float">
            <text:p>3.27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77]=[$Sheet1.$H877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877]=&quot;1&quot;;IF([$Sheet1.$G877]=&quot;critical1 nc&quot;;&quot;4NC Mismatch&quot;; IF([$Sheet1.$G877]=&quot;critical2 dn&quot;; &quot;2DN Mismatch&quot;;&quot;&quot;));IF([$Sheet1.$G877]=&quot;critical1 nc&quot;;&quot;1NC&quot;;IF([$Sheet1.$G87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7.786" calcext:value-type="float">
            <text:p>7.78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78]=[$Sheet1.$H878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878]=&quot;1&quot;;IF([$Sheet1.$G878]=&quot;critical1 nc&quot;;&quot;4NC Mismatch&quot;; IF([$Sheet1.$G878]=&quot;critical2 dn&quot;; &quot;2DN Mismatch&quot;;&quot;&quot;));IF([$Sheet1.$G878]=&quot;critical1 nc&quot;;&quot;1NC&quot;;IF([$Sheet1.$G8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4.171" calcext:value-type="float">
            <text:p>4.17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879]=[$Sheet1.$H879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879]=&quot;1&quot;;IF([$Sheet1.$G879]=&quot;critical1 nc&quot;;&quot;4NC Mismatch&quot;; IF([$Sheet1.$G879]=&quot;critical2 dn&quot;; &quot;2DN Mismatch&quot;;&quot;&quot;));IF([$Sheet1.$G879]=&quot;critical1 nc&quot;;&quot;1NC&quot;;IF([$Sheet1.$G8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5.075" calcext:value-type="float">
            <text:p>5.07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80]=[$Sheet1.$H880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880]=&quot;1&quot;;IF([$Sheet1.$G880]=&quot;critical1 nc&quot;;&quot;4NC Mismatch&quot;; IF([$Sheet1.$G880]=&quot;critical2 dn&quot;; &quot;2DN Mismatch&quot;;&quot;&quot;));IF([$Sheet1.$G880]=&quot;critical1 nc&quot;;&quot;1NC&quot;;IF([$Sheet1.$G8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3.473" calcext:value-type="float">
            <text:p>3.47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881]=[$Sheet1.$H881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881]=&quot;1&quot;;IF([$Sheet1.$G881]=&quot;critical1 nc&quot;;&quot;4NC Mismatch&quot;; IF([$Sheet1.$G881]=&quot;critical2 dn&quot;; &quot;2DN Mismatch&quot;;&quot;&quot;));IF([$Sheet1.$G881]=&quot;critical1 nc&quot;;&quot;1NC&quot;;IF([$Sheet1.$G88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4.403" calcext:value-type="float">
            <text:p>4.40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82]=[$Sheet1.$H882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882]=&quot;1&quot;;IF([$Sheet1.$G882]=&quot;critical1 nc&quot;;&quot;4NC Mismatch&quot;; IF([$Sheet1.$G882]=&quot;critical2 dn&quot;; &quot;2DN Mismatch&quot;;&quot;&quot;));IF([$Sheet1.$G882]=&quot;critical1 nc&quot;;&quot;1NC&quot;;IF([$Sheet1.$G88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4.865" calcext:value-type="float">
            <text:p>4.86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83]=[$Sheet1.$H883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883]=&quot;1&quot;;IF([$Sheet1.$G883]=&quot;critical1 nc&quot;;&quot;4NC Mismatch&quot;; IF([$Sheet1.$G883]=&quot;critical2 dn&quot;; &quot;2DN Mismatch&quot;;&quot;&quot;));IF([$Sheet1.$G883]=&quot;critical1 nc&quot;;&quot;1NC&quot;;IF([$Sheet1.$G88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4.553" calcext:value-type="float">
            <text:p>4.55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84]=[$Sheet1.$H884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884]=&quot;1&quot;;IF([$Sheet1.$G884]=&quot;critical1 nc&quot;;&quot;4NC Mismatch&quot;; IF([$Sheet1.$G884]=&quot;critical2 dn&quot;; &quot;2DN Mismatch&quot;;&quot;&quot;));IF([$Sheet1.$G884]=&quot;critical1 nc&quot;;&quot;1NC&quot;;IF([$Sheet1.$G88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6.907" calcext:value-type="float">
            <text:p>6.90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85]=[$Sheet1.$H885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885]=&quot;1&quot;;IF([$Sheet1.$G885]=&quot;critical1 nc&quot;;&quot;4NC Mismatch&quot;; IF([$Sheet1.$G885]=&quot;critical2 dn&quot;; &quot;2DN Mismatch&quot;;&quot;&quot;));IF([$Sheet1.$G885]=&quot;critical1 nc&quot;;&quot;1NC&quot;;IF([$Sheet1.$G88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86]=[$Sheet1.$H886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886]=&quot;1&quot;;IF([$Sheet1.$G886]=&quot;critical1 nc&quot;;&quot;4NC Mismatch&quot;; IF([$Sheet1.$G886]=&quot;critical2 dn&quot;; &quot;2DN Mismatch&quot;;&quot;&quot;));IF([$Sheet1.$G886]=&quot;critical1 nc&quot;;&quot;1NC&quot;;IF([$Sheet1.$G88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887]=[$Sheet1.$H887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887]=&quot;1&quot;;IF([$Sheet1.$G887]=&quot;critical1 nc&quot;;&quot;4NC Mismatch&quot;; IF([$Sheet1.$G887]=&quot;critical2 dn&quot;; &quot;2DN Mismatch&quot;;&quot;&quot;));IF([$Sheet1.$G887]=&quot;critical1 nc&quot;;&quot;1NC&quot;;IF([$Sheet1.$G88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7.907" calcext:value-type="float">
            <text:p>7.90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88]=[$Sheet1.$H888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888]=&quot;1&quot;;IF([$Sheet1.$G888]=&quot;critical1 nc&quot;;&quot;4NC Mismatch&quot;; IF([$Sheet1.$G888]=&quot;critical2 dn&quot;; &quot;2DN Mismatch&quot;;&quot;&quot;));IF([$Sheet1.$G888]=&quot;critical1 nc&quot;;&quot;1NC&quot;;IF([$Sheet1.$G88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889]=[$Sheet1.$H889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889]=&quot;1&quot;;IF([$Sheet1.$G889]=&quot;critical1 nc&quot;;&quot;4NC Mismatch&quot;; IF([$Sheet1.$G889]=&quot;critical2 dn&quot;; &quot;2DN Mismatch&quot;;&quot;&quot;));IF([$Sheet1.$G889]=&quot;critical1 nc&quot;;&quot;1NC&quot;;IF([$Sheet1.$G88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F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90]=[$Sheet1.$H890]; &quot;&quot;; &quot;1&quot;)" office:value-type="string" office:string-value="1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table:formula="of:=IF([$Sheet1.$I890]=&quot;1&quot;;IF([$Sheet1.$G890]=&quot;critical1 nc&quot;;&quot;4NC Mismatch&quot;; IF([$Sheet1.$G890]=&quot;critical2 dn&quot;; &quot;2DN Mismatch&quot;;&quot;&quot;));IF([$Sheet1.$G890]=&quot;critical1 nc&quot;;&quot;1NC&quot;;IF([$Sheet1.$G890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91]=[$Sheet1.$H891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891]=&quot;1&quot;;IF([$Sheet1.$G891]=&quot;critical1 nc&quot;;&quot;4NC Mismatch&quot;; IF([$Sheet1.$G891]=&quot;critical2 dn&quot;; &quot;2DN Mismatch&quot;;&quot;&quot;));IF([$Sheet1.$G891]=&quot;critical1 nc&quot;;&quot;1NC&quot;;IF([$Sheet1.$G89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92]=[$Sheet1.$H892]; &quot;&quot;; &quot;1&quot;)" office:value-type="string" office:string-value="1" calcext:value-type="string">
            <text:p>1</text:p>
          </table:table-cell>
          <table:table-cell office:value-type="float" office:value="18" calcext:value-type="float">
            <text:p>18</text:p>
          </table:table-cell>
          <table:table-cell table:formula="of:=IF([$Sheet1.$I892]=&quot;1&quot;;IF([$Sheet1.$G892]=&quot;critical1 nc&quot;;&quot;4NC Mismatch&quot;; IF([$Sheet1.$G892]=&quot;critical2 dn&quot;; &quot;2DN Mismatch&quot;;&quot;&quot;));IF([$Sheet1.$G892]=&quot;critical1 nc&quot;;&quot;1NC&quot;;IF([$Sheet1.$G89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V</text:p>
          </table:table-cell>
          <table:table-cell office:value-type="float" office:value="7.306" calcext:value-type="float">
            <text:p>7.30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93]=[$Sheet1.$H893]; &quot;&quot;; &quot;1&quot;)" office:value-type="string" office:string-value="1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IF([$Sheet1.$I893]=&quot;1&quot;;IF([$Sheet1.$G893]=&quot;critical1 nc&quot;;&quot;4NC Mismatch&quot;; IF([$Sheet1.$G893]=&quot;critical2 dn&quot;; &quot;2DN Mismatch&quot;;&quot;&quot;));IF([$Sheet1.$G893]=&quot;critical1 nc&quot;;&quot;1NC&quot;;IF([$Sheet1.$G893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F</text:p>
          </table:table-cell>
          <table:table-cell office:value-type="float" office:value="23.25" calcext:value-type="float">
            <text:p>23.2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94]=[$Sheet1.$H894]; &quot;&quot;; &quot;1&quot;)" office:value-type="string" office:string-value="1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table:formula="of:=IF([$Sheet1.$I894]=&quot;1&quot;;IF([$Sheet1.$G894]=&quot;critical1 nc&quot;;&quot;4NC Mismatch&quot;; IF([$Sheet1.$G894]=&quot;critical2 dn&quot;; &quot;2DN Mismatch&quot;;&quot;&quot;));IF([$Sheet1.$G894]=&quot;critical1 nc&quot;;&quot;1NC&quot;;IF([$Sheet1.$G89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V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95]=[$Sheet1.$H895]; &quot;&quot;; &quot;1&quot;)" office:value-type="string" office:string-value="1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table:formula="of:=IF([$Sheet1.$I895]=&quot;1&quot;;IF([$Sheet1.$G895]=&quot;critical1 nc&quot;;&quot;4NC Mismatch&quot;; IF([$Sheet1.$G895]=&quot;critical2 dn&quot;; &quot;2DN Mismatch&quot;;&quot;&quot;));IF([$Sheet1.$G895]=&quot;critical1 nc&quot;;&quot;1NC&quot;;IF([$Sheet1.$G895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7.713" calcext:value-type="float">
            <text:p>7.71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896]=[$Sheet1.$H896]; &quot;&quot;; &quot;1&quot;)" office:value-type="string" office:string-value="1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IF([$Sheet1.$I896]=&quot;1&quot;;IF([$Sheet1.$G896]=&quot;critical1 nc&quot;;&quot;4NC Mismatch&quot;; IF([$Sheet1.$G896]=&quot;critical2 dn&quot;; &quot;2DN Mismatch&quot;;&quot;&quot;));IF([$Sheet1.$G896]=&quot;critical1 nc&quot;;&quot;1NC&quot;;IF([$Sheet1.$G89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F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897]=[$Sheet1.$H897]; &quot;&quot;; &quot;1&quot;)" office:value-type="string" office:string-value="1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table:formula="of:=IF([$Sheet1.$I897]=&quot;1&quot;;IF([$Sheet1.$G897]=&quot;critical1 nc&quot;;&quot;4NC Mismatch&quot;; IF([$Sheet1.$G897]=&quot;critical2 dn&quot;; &quot;2DN Mismatch&quot;;&quot;&quot;));IF([$Sheet1.$G897]=&quot;critical1 nc&quot;;&quot;1NC&quot;;IF([$Sheet1.$G897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98]=[$Sheet1.$H898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898]=&quot;1&quot;;IF([$Sheet1.$G898]=&quot;critical1 nc&quot;;&quot;4NC Mismatch&quot;; IF([$Sheet1.$G898]=&quot;critical2 dn&quot;; &quot;2DN Mismatch&quot;;&quot;&quot;));IF([$Sheet1.$G898]=&quot;critical1 nc&quot;;&quot;1NC&quot;;IF([$Sheet1.$G8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7.172" calcext:value-type="float">
            <text:p>7.17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899]=[$Sheet1.$H899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899]=&quot;1&quot;;IF([$Sheet1.$G899]=&quot;critical1 nc&quot;;&quot;4NC Mismatch&quot;; IF([$Sheet1.$G899]=&quot;critical2 dn&quot;; &quot;2DN Mismatch&quot;;&quot;&quot;));IF([$Sheet1.$G899]=&quot;critical1 nc&quot;;&quot;1NC&quot;;IF([$Sheet1.$G8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00]=[$Sheet1.$H900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900]=&quot;1&quot;;IF([$Sheet1.$G900]=&quot;critical1 nc&quot;;&quot;4NC Mismatch&quot;; IF([$Sheet1.$G900]=&quot;critical2 dn&quot;; &quot;2DN Mismatch&quot;;&quot;&quot;));IF([$Sheet1.$G900]=&quot;critical1 nc&quot;;&quot;1NC&quot;;IF([$Sheet1.$G9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819" calcext:value-type="float">
            <text:p>3.81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01]=[$Sheet1.$H901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901]=&quot;1&quot;;IF([$Sheet1.$G901]=&quot;critical1 nc&quot;;&quot;4NC Mismatch&quot;; IF([$Sheet1.$G901]=&quot;critical2 dn&quot;; &quot;2DN Mismatch&quot;;&quot;&quot;));IF([$Sheet1.$G901]=&quot;critical1 nc&quot;;&quot;1NC&quot;;IF([$Sheet1.$G90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7.186" calcext:value-type="float">
            <text:p>7.18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02]=[$Sheet1.$H902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902]=&quot;1&quot;;IF([$Sheet1.$G902]=&quot;critical1 nc&quot;;&quot;4NC Mismatch&quot;; IF([$Sheet1.$G902]=&quot;critical2 dn&quot;; &quot;2DN Mismatch&quot;;&quot;&quot;));IF([$Sheet1.$G902]=&quot;critical1 nc&quot;;&quot;1NC&quot;;IF([$Sheet1.$G90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337" calcext:value-type="float">
            <text:p>3.33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03]=[$Sheet1.$H903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903]=&quot;1&quot;;IF([$Sheet1.$G903]=&quot;critical1 nc&quot;;&quot;4NC Mismatch&quot;; IF([$Sheet1.$G903]=&quot;critical2 dn&quot;; &quot;2DN Mismatch&quot;;&quot;&quot;));IF([$Sheet1.$G903]=&quot;critical1 nc&quot;;&quot;1NC&quot;;IF([$Sheet1.$G90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5.747" calcext:value-type="float">
            <text:p>5.74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04]=[$Sheet1.$H904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904]=&quot;1&quot;;IF([$Sheet1.$G904]=&quot;critical1 nc&quot;;&quot;4NC Mismatch&quot;; IF([$Sheet1.$G904]=&quot;critical2 dn&quot;; &quot;2DN Mismatch&quot;;&quot;&quot;));IF([$Sheet1.$G904]=&quot;critical1 nc&quot;;&quot;1NC&quot;;IF([$Sheet1.$G90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5.092" calcext:value-type="float">
            <text:p>5.09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05]=[$Sheet1.$H905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905]=&quot;1&quot;;IF([$Sheet1.$G905]=&quot;critical1 nc&quot;;&quot;4NC Mismatch&quot;; IF([$Sheet1.$G905]=&quot;critical2 dn&quot;; &quot;2DN Mismatch&quot;;&quot;&quot;));IF([$Sheet1.$G905]=&quot;critical1 nc&quot;;&quot;1NC&quot;;IF([$Sheet1.$G90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442" calcext:value-type="float">
            <text:p>5.44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06]=[$Sheet1.$H906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906]=&quot;1&quot;;IF([$Sheet1.$G906]=&quot;critical1 nc&quot;;&quot;4NC Mismatch&quot;; IF([$Sheet1.$G906]=&quot;critical2 dn&quot;; &quot;2DN Mismatch&quot;;&quot;&quot;));IF([$Sheet1.$G906]=&quot;critical1 nc&quot;;&quot;1NC&quot;;IF([$Sheet1.$G90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7.139" calcext:value-type="float">
            <text:p>7.13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07]=[$Sheet1.$H907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907]=&quot;1&quot;;IF([$Sheet1.$G907]=&quot;critical1 nc&quot;;&quot;4NC Mismatch&quot;; IF([$Sheet1.$G907]=&quot;critical2 dn&quot;; &quot;2DN Mismatch&quot;;&quot;&quot;));IF([$Sheet1.$G907]=&quot;critical1 nc&quot;;&quot;1NC&quot;;IF([$Sheet1.$G90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6.651" calcext:value-type="float">
            <text:p>6.6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08]=[$Sheet1.$H908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908]=&quot;1&quot;;IF([$Sheet1.$G908]=&quot;critical1 nc&quot;;&quot;4NC Mismatch&quot;; IF([$Sheet1.$G908]=&quot;critical2 dn&quot;; &quot;2DN Mismatch&quot;;&quot;&quot;));IF([$Sheet1.$G908]=&quot;critical1 nc&quot;;&quot;1NC&quot;;IF([$Sheet1.$G90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09]=[$Sheet1.$H909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909]=&quot;1&quot;;IF([$Sheet1.$G909]=&quot;critical1 nc&quot;;&quot;4NC Mismatch&quot;; IF([$Sheet1.$G909]=&quot;critical2 dn&quot;; &quot;2DN Mismatch&quot;;&quot;&quot;));IF([$Sheet1.$G909]=&quot;critical1 nc&quot;;&quot;1NC&quot;;IF([$Sheet1.$G90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434" calcext:value-type="float">
            <text:p>4.43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10]=[$Sheet1.$H910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910]=&quot;1&quot;;IF([$Sheet1.$G910]=&quot;critical1 nc&quot;;&quot;4NC Mismatch&quot;; IF([$Sheet1.$G910]=&quot;critical2 dn&quot;; &quot;2DN Mismatch&quot;;&quot;&quot;));IF([$Sheet1.$G910]=&quot;critical1 nc&quot;;&quot;1NC&quot;;IF([$Sheet1.$G91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6.282" calcext:value-type="float">
            <text:p>6.28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11]=[$Sheet1.$H911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911]=&quot;1&quot;;IF([$Sheet1.$G911]=&quot;critical1 nc&quot;;&quot;4NC Mismatch&quot;; IF([$Sheet1.$G911]=&quot;critical2 dn&quot;; &quot;2DN Mismatch&quot;;&quot;&quot;));IF([$Sheet1.$G911]=&quot;critical1 nc&quot;;&quot;1NC&quot;;IF([$Sheet1.$G91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5.299" calcext:value-type="float">
            <text:p>5.29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12]=[$Sheet1.$H912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912]=&quot;1&quot;;IF([$Sheet1.$G912]=&quot;critical1 nc&quot;;&quot;4NC Mismatch&quot;; IF([$Sheet1.$G912]=&quot;critical2 dn&quot;; &quot;2DN Mismatch&quot;;&quot;&quot;));IF([$Sheet1.$G912]=&quot;critical1 nc&quot;;&quot;1NC&quot;;IF([$Sheet1.$G91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4.217" calcext:value-type="float">
            <text:p>4.21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13]=[$Sheet1.$H913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913]=&quot;1&quot;;IF([$Sheet1.$G913]=&quot;critical1 nc&quot;;&quot;4NC Mismatch&quot;; IF([$Sheet1.$G913]=&quot;critical2 dn&quot;; &quot;2DN Mismatch&quot;;&quot;&quot;));IF([$Sheet1.$G913]=&quot;critical1 nc&quot;;&quot;1NC&quot;;IF([$Sheet1.$G91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4.362" calcext:value-type="float">
            <text:p>4.36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14]=[$Sheet1.$H914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914]=&quot;1&quot;;IF([$Sheet1.$G914]=&quot;critical1 nc&quot;;&quot;4NC Mismatch&quot;; IF([$Sheet1.$G914]=&quot;critical2 dn&quot;; &quot;2DN Mismatch&quot;;&quot;&quot;));IF([$Sheet1.$G914]=&quot;critical1 nc&quot;;&quot;1NC&quot;;IF([$Sheet1.$G91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6.506" calcext:value-type="float">
            <text:p>6.50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15]=[$Sheet1.$H915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915]=&quot;1&quot;;IF([$Sheet1.$G915]=&quot;critical1 nc&quot;;&quot;4NC Mismatch&quot;; IF([$Sheet1.$G915]=&quot;critical2 dn&quot;; &quot;2DN Mismatch&quot;;&quot;&quot;));IF([$Sheet1.$G915]=&quot;critical1 nc&quot;;&quot;1NC&quot;;IF([$Sheet1.$G91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7.772" calcext:value-type="float">
            <text:p>7.77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16]=[$Sheet1.$H916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916]=&quot;1&quot;;IF([$Sheet1.$G916]=&quot;critical1 nc&quot;;&quot;4NC Mismatch&quot;; IF([$Sheet1.$G916]=&quot;critical2 dn&quot;; &quot;2DN Mismatch&quot;;&quot;&quot;));IF([$Sheet1.$G916]=&quot;critical1 nc&quot;;&quot;1NC&quot;;IF([$Sheet1.$G91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5.579" calcext:value-type="float">
            <text:p>5.57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17]=[$Sheet1.$H917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917]=&quot;1&quot;;IF([$Sheet1.$G917]=&quot;critical1 nc&quot;;&quot;4NC Mismatch&quot;; IF([$Sheet1.$G917]=&quot;critical2 dn&quot;; &quot;2DN Mismatch&quot;;&quot;&quot;));IF([$Sheet1.$G917]=&quot;critical1 nc&quot;;&quot;1NC&quot;;IF([$Sheet1.$G91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5.259" calcext:value-type="float">
            <text:p>5.25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18]=[$Sheet1.$H918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918]=&quot;1&quot;;IF([$Sheet1.$G918]=&quot;critical1 nc&quot;;&quot;4NC Mismatch&quot;; IF([$Sheet1.$G918]=&quot;critical2 dn&quot;; &quot;2DN Mismatch&quot;;&quot;&quot;));IF([$Sheet1.$G918]=&quot;critical1 nc&quot;;&quot;1NC&quot;;IF([$Sheet1.$G9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19]=[$Sheet1.$H919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919]=&quot;1&quot;;IF([$Sheet1.$G919]=&quot;critical1 nc&quot;;&quot;4NC Mismatch&quot;; IF([$Sheet1.$G919]=&quot;critical2 dn&quot;; &quot;2DN Mismatch&quot;;&quot;&quot;));IF([$Sheet1.$G919]=&quot;critical1 nc&quot;;&quot;1NC&quot;;IF([$Sheet1.$G9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4.819" calcext:value-type="float">
            <text:p>4.81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20]=[$Sheet1.$H920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920]=&quot;1&quot;;IF([$Sheet1.$G920]=&quot;critical1 nc&quot;;&quot;4NC Mismatch&quot;; IF([$Sheet1.$G920]=&quot;critical2 dn&quot;; &quot;2DN Mismatch&quot;;&quot;&quot;));IF([$Sheet1.$G920]=&quot;critical1 nc&quot;;&quot;1NC&quot;;IF([$Sheet1.$G9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634" calcext:value-type="float">
            <text:p>4.63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21]=[$Sheet1.$H921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921]=&quot;1&quot;;IF([$Sheet1.$G921]=&quot;critical1 nc&quot;;&quot;4NC Mismatch&quot;; IF([$Sheet1.$G921]=&quot;critical2 dn&quot;; &quot;2DN Mismatch&quot;;&quot;&quot;));IF([$Sheet1.$G921]=&quot;critical1 nc&quot;;&quot;1NC&quot;;IF([$Sheet1.$G92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5.353" calcext:value-type="float">
            <text:p>5.35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22]=[$Sheet1.$H922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922]=&quot;1&quot;;IF([$Sheet1.$G922]=&quot;critical1 nc&quot;;&quot;4NC Mismatch&quot;; IF([$Sheet1.$G922]=&quot;critical2 dn&quot;; &quot;2DN Mismatch&quot;;&quot;&quot;));IF([$Sheet1.$G922]=&quot;critical1 nc&quot;;&quot;1NC&quot;;IF([$Sheet1.$G92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3.147" calcext:value-type="float">
            <text:p>3.14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23]=[$Sheet1.$H923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923]=&quot;1&quot;;IF([$Sheet1.$G923]=&quot;critical1 nc&quot;;&quot;4NC Mismatch&quot;; IF([$Sheet1.$G923]=&quot;critical2 dn&quot;; &quot;2DN Mismatch&quot;;&quot;&quot;));IF([$Sheet1.$G923]=&quot;critical1 nc&quot;;&quot;1NC&quot;;IF([$Sheet1.$G92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2.762" calcext:value-type="float">
            <text:p>2.76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24]=[$Sheet1.$H924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924]=&quot;1&quot;;IF([$Sheet1.$G924]=&quot;critical1 nc&quot;;&quot;4NC Mismatch&quot;; IF([$Sheet1.$G924]=&quot;critical2 dn&quot;; &quot;2DN Mismatch&quot;;&quot;&quot;));IF([$Sheet1.$G924]=&quot;critical1 nc&quot;;&quot;1NC&quot;;IF([$Sheet1.$G92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F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25]=[$Sheet1.$H925]; &quot;&quot;; &quot;1&quot;)" office:value-type="string" office:string-value="1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table:formula="of:=IF([$Sheet1.$I925]=&quot;1&quot;;IF([$Sheet1.$G925]=&quot;critical1 nc&quot;;&quot;4NC Mismatch&quot;; IF([$Sheet1.$G925]=&quot;critical2 dn&quot;; &quot;2DN Mismatch&quot;;&quot;&quot;));IF([$Sheet1.$G925]=&quot;critical1 nc&quot;;&quot;1NC&quot;;IF([$Sheet1.$G925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3.506" calcext:value-type="float">
            <text:p>3.50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26]=[$Sheet1.$H926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926]=&quot;1&quot;;IF([$Sheet1.$G926]=&quot;critical1 nc&quot;;&quot;4NC Mismatch&quot;; IF([$Sheet1.$G926]=&quot;critical2 dn&quot;; &quot;2DN Mismatch&quot;;&quot;&quot;));IF([$Sheet1.$G926]=&quot;critical1 nc&quot;;&quot;1NC&quot;;IF([$Sheet1.$G92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2.786" calcext:value-type="float">
            <text:p>2.7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27]=[$Sheet1.$H927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927]=&quot;1&quot;;IF([$Sheet1.$G927]=&quot;critical1 nc&quot;;&quot;4NC Mismatch&quot;; IF([$Sheet1.$G927]=&quot;critical2 dn&quot;; &quot;2DN Mismatch&quot;;&quot;&quot;));IF([$Sheet1.$G927]=&quot;critical1 nc&quot;;&quot;1NC&quot;;IF([$Sheet1.$G92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28]=[$Sheet1.$H928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928]=&quot;1&quot;;IF([$Sheet1.$G928]=&quot;critical1 nc&quot;;&quot;4NC Mismatch&quot;; IF([$Sheet1.$G928]=&quot;critical2 dn&quot;; &quot;2DN Mismatch&quot;;&quot;&quot;));IF([$Sheet1.$G928]=&quot;critical1 nc&quot;;&quot;1NC&quot;;IF([$Sheet1.$G92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29]=[$Sheet1.$H929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929]=&quot;1&quot;;IF([$Sheet1.$G929]=&quot;critical1 nc&quot;;&quot;4NC Mismatch&quot;; IF([$Sheet1.$G929]=&quot;critical2 dn&quot;; &quot;2DN Mismatch&quot;;&quot;&quot;));IF([$Sheet1.$G929]=&quot;critical1 nc&quot;;&quot;1NC&quot;;IF([$Sheet1.$G92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F</text:p>
          </table:table-cell>
          <table:table-cell office:value-type="float" office:value="2.827" calcext:value-type="float">
            <text:p>2.82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30]=[$Sheet1.$H930]; &quot;&quot;; &quot;1&quot;)" office:value-type="string" office:string-value="1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table:formula="of:=IF([$Sheet1.$I930]=&quot;1&quot;;IF([$Sheet1.$G930]=&quot;critical1 nc&quot;;&quot;4NC Mismatch&quot;; IF([$Sheet1.$G930]=&quot;critical2 dn&quot;; &quot;2DN Mismatch&quot;;&quot;&quot;));IF([$Sheet1.$G930]=&quot;critical1 nc&quot;;&quot;1NC&quot;;IF([$Sheet1.$G930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2.699" calcext:value-type="float">
            <text:p>2.69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31]=[$Sheet1.$H931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931]=&quot;1&quot;;IF([$Sheet1.$G931]=&quot;critical1 nc&quot;;&quot;4NC Mismatch&quot;; IF([$Sheet1.$G931]=&quot;critical2 dn&quot;; &quot;2DN Mismatch&quot;;&quot;&quot;));IF([$Sheet1.$G931]=&quot;critical1 nc&quot;;&quot;1NC&quot;;IF([$Sheet1.$G93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2.907" calcext:value-type="float">
            <text:p>2.90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32]=[$Sheet1.$H932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932]=&quot;1&quot;;IF([$Sheet1.$G932]=&quot;critical1 nc&quot;;&quot;4NC Mismatch&quot;; IF([$Sheet1.$G932]=&quot;critical2 dn&quot;; &quot;2DN Mismatch&quot;;&quot;&quot;));IF([$Sheet1.$G932]=&quot;critical1 nc&quot;;&quot;1NC&quot;;IF([$Sheet1.$G93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V</text:p>
          </table:table-cell>
          <table:table-cell office:value-type="float" office:value="5.259" calcext:value-type="float">
            <text:p>5.25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33]=[$Sheet1.$H933]; &quot;&quot;; &quot;1&quot;)" office:value-type="string" office:string-value="1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table:formula="of:=IF([$Sheet1.$I933]=&quot;1&quot;;IF([$Sheet1.$G933]=&quot;critical1 nc&quot;;&quot;4NC Mismatch&quot;; IF([$Sheet1.$G933]=&quot;critical2 dn&quot;; &quot;2DN Mismatch&quot;;&quot;&quot;));IF([$Sheet1.$G933]=&quot;critical1 nc&quot;;&quot;1NC&quot;;IF([$Sheet1.$G933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34]=[$Sheet1.$H934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934]=&quot;1&quot;;IF([$Sheet1.$G934]=&quot;critical1 nc&quot;;&quot;4NC Mismatch&quot;; IF([$Sheet1.$G934]=&quot;critical2 dn&quot;; &quot;2DN Mismatch&quot;;&quot;&quot;));IF([$Sheet1.$G934]=&quot;critical1 nc&quot;;&quot;1NC&quot;;IF([$Sheet1.$G93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V</text:p>
          </table:table-cell>
          <table:table-cell office:value-type="float" office:value="3.523" calcext:value-type="float">
            <text:p>3.52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35]=[$Sheet1.$H935]; &quot;&quot;; &quot;1&quot;)" office:value-type="string" office:string-value="1" calcext:value-type="string">
            <text:p>1</text:p>
          </table:table-cell>
          <table:table-cell office:value-type="float" office:value="9" calcext:value-type="float">
            <text:p>9</text:p>
          </table:table-cell>
          <table:table-cell table:formula="of:=IF([$Sheet1.$I935]=&quot;1&quot;;IF([$Sheet1.$G935]=&quot;critical1 nc&quot;;&quot;4NC Mismatch&quot;; IF([$Sheet1.$G935]=&quot;critical2 dn&quot;; &quot;2DN Mismatch&quot;;&quot;&quot;));IF([$Sheet1.$G935]=&quot;critical1 nc&quot;;&quot;1NC&quot;;IF([$Sheet1.$G935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36]=[$Sheet1.$H936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936]=&quot;1&quot;;IF([$Sheet1.$G936]=&quot;critical1 nc&quot;;&quot;4NC Mismatch&quot;; IF([$Sheet1.$G936]=&quot;critical2 dn&quot;; &quot;2DN Mismatch&quot;;&quot;&quot;));IF([$Sheet1.$G936]=&quot;critical1 nc&quot;;&quot;1NC&quot;;IF([$Sheet1.$G93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6.594" calcext:value-type="float">
            <text:p>6.59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37]=[$Sheet1.$H937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937]=&quot;1&quot;;IF([$Sheet1.$G937]=&quot;critical1 nc&quot;;&quot;4NC Mismatch&quot;; IF([$Sheet1.$G937]=&quot;critical2 dn&quot;; &quot;2DN Mismatch&quot;;&quot;&quot;));IF([$Sheet1.$G937]=&quot;critical1 nc&quot;;&quot;1NC&quot;;IF([$Sheet1.$G93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2.995" calcext:value-type="float">
            <text:p>2.99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38]=[$Sheet1.$H938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938]=&quot;1&quot;;IF([$Sheet1.$G938]=&quot;critical1 nc&quot;;&quot;4NC Mismatch&quot;; IF([$Sheet1.$G938]=&quot;critical2 dn&quot;; &quot;2DN Mismatch&quot;;&quot;&quot;));IF([$Sheet1.$G938]=&quot;critical1 nc&quot;;&quot;1NC&quot;;IF([$Sheet1.$G9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4.098" calcext:value-type="float">
            <text:p>4.09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39]=[$Sheet1.$H939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939]=&quot;1&quot;;IF([$Sheet1.$G939]=&quot;critical1 nc&quot;;&quot;4NC Mismatch&quot;; IF([$Sheet1.$G939]=&quot;critical2 dn&quot;; &quot;2DN Mismatch&quot;;&quot;&quot;));IF([$Sheet1.$G939]=&quot;critical1 nc&quot;;&quot;1NC&quot;;IF([$Sheet1.$G9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1.154" calcext:value-type="float">
            <text:p>1.15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40]=[$Sheet1.$H940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940]=&quot;1&quot;;IF([$Sheet1.$G940]=&quot;critical1 nc&quot;;&quot;4NC Mismatch&quot;; IF([$Sheet1.$G940]=&quot;critical2 dn&quot;; &quot;2DN Mismatch&quot;;&quot;&quot;));IF([$Sheet1.$G940]=&quot;critical1 nc&quot;;&quot;1NC&quot;;IF([$Sheet1.$G9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428" calcext:value-type="float">
            <text:p>3.42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41]=[$Sheet1.$H941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941]=&quot;1&quot;;IF([$Sheet1.$G941]=&quot;critical1 nc&quot;;&quot;4NC Mismatch&quot;; IF([$Sheet1.$G941]=&quot;critical2 dn&quot;; &quot;2DN Mismatch&quot;;&quot;&quot;));IF([$Sheet1.$G941]=&quot;critical1 nc&quot;;&quot;1NC&quot;;IF([$Sheet1.$G94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907" calcext:value-type="float">
            <text:p>3.90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42]=[$Sheet1.$H942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942]=&quot;1&quot;;IF([$Sheet1.$G942]=&quot;critical1 nc&quot;;&quot;4NC Mismatch&quot;; IF([$Sheet1.$G942]=&quot;critical2 dn&quot;; &quot;2DN Mismatch&quot;;&quot;&quot;));IF([$Sheet1.$G942]=&quot;critical1 nc&quot;;&quot;1NC&quot;;IF([$Sheet1.$G94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011" calcext:value-type="float">
            <text:p>3.01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43]=[$Sheet1.$H943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943]=&quot;1&quot;;IF([$Sheet1.$G943]=&quot;critical1 nc&quot;;&quot;4NC Mismatch&quot;; IF([$Sheet1.$G943]=&quot;critical2 dn&quot;; &quot;2DN Mismatch&quot;;&quot;&quot;));IF([$Sheet1.$G943]=&quot;critical1 nc&quot;;&quot;1NC&quot;;IF([$Sheet1.$G94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2.488" calcext:value-type="float">
            <text:p>2.48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44]=[$Sheet1.$H944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944]=&quot;1&quot;;IF([$Sheet1.$G944]=&quot;critical1 nc&quot;;&quot;4NC Mismatch&quot;; IF([$Sheet1.$G944]=&quot;critical2 dn&quot;; &quot;2DN Mismatch&quot;;&quot;&quot;));IF([$Sheet1.$G944]=&quot;critical1 nc&quot;;&quot;1NC&quot;;IF([$Sheet1.$G94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45]=[$Sheet1.$H945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945]=&quot;1&quot;;IF([$Sheet1.$G945]=&quot;critical1 nc&quot;;&quot;4NC Mismatch&quot;; IF([$Sheet1.$G945]=&quot;critical2 dn&quot;; &quot;2DN Mismatch&quot;;&quot;&quot;));IF([$Sheet1.$G945]=&quot;critical1 nc&quot;;&quot;1NC&quot;;IF([$Sheet1.$G94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3.676" calcext:value-type="float">
            <text:p>3.67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46]=[$Sheet1.$H946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946]=&quot;1&quot;;IF([$Sheet1.$G946]=&quot;critical1 nc&quot;;&quot;4NC Mismatch&quot;; IF([$Sheet1.$G946]=&quot;critical2 dn&quot;; &quot;2DN Mismatch&quot;;&quot;&quot;));IF([$Sheet1.$G946]=&quot;critical1 nc&quot;;&quot;1NC&quot;;IF([$Sheet1.$G94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47]=[$Sheet1.$H947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947]=&quot;1&quot;;IF([$Sheet1.$G947]=&quot;critical1 nc&quot;;&quot;4NC Mismatch&quot;; IF([$Sheet1.$G947]=&quot;critical2 dn&quot;; &quot;2DN Mismatch&quot;;&quot;&quot;));IF([$Sheet1.$G947]=&quot;critical1 nc&quot;;&quot;1NC&quot;;IF([$Sheet1.$G94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1.802" calcext:value-type="float">
            <text:p>1.80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48]=[$Sheet1.$H948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948]=&quot;1&quot;;IF([$Sheet1.$G948]=&quot;critical1 nc&quot;;&quot;4NC Mismatch&quot;; IF([$Sheet1.$G948]=&quot;critical2 dn&quot;; &quot;2DN Mismatch&quot;;&quot;&quot;));IF([$Sheet1.$G948]=&quot;critical1 nc&quot;;&quot;1NC&quot;;IF([$Sheet1.$G94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3.274" calcext:value-type="float">
            <text:p>3.27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49]=[$Sheet1.$H949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949]=&quot;1&quot;;IF([$Sheet1.$G949]=&quot;critical1 nc&quot;;&quot;4NC Mismatch&quot;; IF([$Sheet1.$G949]=&quot;critical2 dn&quot;; &quot;2DN Mismatch&quot;;&quot;&quot;));IF([$Sheet1.$G949]=&quot;critical1 nc&quot;;&quot;1NC&quot;;IF([$Sheet1.$G94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3.531" calcext:value-type="float">
            <text:p>3.53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50]=[$Sheet1.$H950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950]=&quot;1&quot;;IF([$Sheet1.$G950]=&quot;critical1 nc&quot;;&quot;4NC Mismatch&quot;; IF([$Sheet1.$G950]=&quot;critical2 dn&quot;; &quot;2DN Mismatch&quot;;&quot;&quot;));IF([$Sheet1.$G950]=&quot;critical1 nc&quot;;&quot;1NC&quot;;IF([$Sheet1.$G95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3.914" calcext:value-type="float">
            <text:p>3.91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51]=[$Sheet1.$H951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951]=&quot;1&quot;;IF([$Sheet1.$G951]=&quot;critical1 nc&quot;;&quot;4NC Mismatch&quot;; IF([$Sheet1.$G951]=&quot;critical2 dn&quot;; &quot;2DN Mismatch&quot;;&quot;&quot;));IF([$Sheet1.$G951]=&quot;critical1 nc&quot;;&quot;1NC&quot;;IF([$Sheet1.$G95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52]=[$Sheet1.$H952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952]=&quot;1&quot;;IF([$Sheet1.$G952]=&quot;critical1 nc&quot;;&quot;4NC Mismatch&quot;; IF([$Sheet1.$G952]=&quot;critical2 dn&quot;; &quot;2DN Mismatch&quot;;&quot;&quot;));IF([$Sheet1.$G952]=&quot;critical1 nc&quot;;&quot;1NC&quot;;IF([$Sheet1.$G95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122" calcext:value-type="float">
            <text:p>3.12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53]=[$Sheet1.$H953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953]=&quot;1&quot;;IF([$Sheet1.$G953]=&quot;critical1 nc&quot;;&quot;4NC Mismatch&quot;; IF([$Sheet1.$G953]=&quot;critical2 dn&quot;; &quot;2DN Mismatch&quot;;&quot;&quot;));IF([$Sheet1.$G953]=&quot;critical1 nc&quot;;&quot;1NC&quot;;IF([$Sheet1.$G95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787" calcext:value-type="float">
            <text:p>2.7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54]=[$Sheet1.$H954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954]=&quot;1&quot;;IF([$Sheet1.$G954]=&quot;critical1 nc&quot;;&quot;4NC Mismatch&quot;; IF([$Sheet1.$G954]=&quot;critical2 dn&quot;; &quot;2DN Mismatch&quot;;&quot;&quot;));IF([$Sheet1.$G954]=&quot;critical1 nc&quot;;&quot;1NC&quot;;IF([$Sheet1.$G95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55]=[$Sheet1.$H955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955]=&quot;1&quot;;IF([$Sheet1.$G955]=&quot;critical1 nc&quot;;&quot;4NC Mismatch&quot;; IF([$Sheet1.$G955]=&quot;critical2 dn&quot;; &quot;2DN Mismatch&quot;;&quot;&quot;));IF([$Sheet1.$G955]=&quot;critical1 nc&quot;;&quot;1NC&quot;;IF([$Sheet1.$G95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186" calcext:value-type="float">
            <text:p>2.18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56]=[$Sheet1.$H956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956]=&quot;1&quot;;IF([$Sheet1.$G956]=&quot;critical1 nc&quot;;&quot;4NC Mismatch&quot;; IF([$Sheet1.$G956]=&quot;critical2 dn&quot;; &quot;2DN Mismatch&quot;;&quot;&quot;));IF([$Sheet1.$G956]=&quot;critical1 nc&quot;;&quot;1NC&quot;;IF([$Sheet1.$G95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1.819" calcext:value-type="float">
            <text:p>1.81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57]=[$Sheet1.$H957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957]=&quot;1&quot;;IF([$Sheet1.$G957]=&quot;critical1 nc&quot;;&quot;4NC Mismatch&quot;; IF([$Sheet1.$G957]=&quot;critical2 dn&quot;; &quot;2DN Mismatch&quot;;&quot;&quot;));IF([$Sheet1.$G957]=&quot;critical1 nc&quot;;&quot;1NC&quot;;IF([$Sheet1.$G95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4.402" calcext:value-type="float">
            <text:p>4.40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58]=[$Sheet1.$H958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958]=&quot;1&quot;;IF([$Sheet1.$G958]=&quot;critical1 nc&quot;;&quot;4NC Mismatch&quot;; IF([$Sheet1.$G958]=&quot;critical2 dn&quot;; &quot;2DN Mismatch&quot;;&quot;&quot;));IF([$Sheet1.$G958]=&quot;critical1 nc&quot;;&quot;1NC&quot;;IF([$Sheet1.$G9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1.883" calcext:value-type="float">
            <text:p>1.88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59]=[$Sheet1.$H959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959]=&quot;1&quot;;IF([$Sheet1.$G959]=&quot;critical1 nc&quot;;&quot;4NC Mismatch&quot;; IF([$Sheet1.$G959]=&quot;critical2 dn&quot;; &quot;2DN Mismatch&quot;;&quot;&quot;));IF([$Sheet1.$G959]=&quot;critical1 nc&quot;;&quot;1NC&quot;;IF([$Sheet1.$G9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2.338" calcext:value-type="float">
            <text:p>2.3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60]=[$Sheet1.$H960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960]=&quot;1&quot;;IF([$Sheet1.$G960]=&quot;critical1 nc&quot;;&quot;4NC Mismatch&quot;; IF([$Sheet1.$G960]=&quot;critical2 dn&quot;; &quot;2DN Mismatch&quot;;&quot;&quot;));IF([$Sheet1.$G960]=&quot;critical1 nc&quot;;&quot;1NC&quot;;IF([$Sheet1.$G9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1.115" calcext:value-type="float">
            <text:p>1.11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61]=[$Sheet1.$H961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961]=&quot;1&quot;;IF([$Sheet1.$G961]=&quot;critical1 nc&quot;;&quot;4NC Mismatch&quot;; IF([$Sheet1.$G961]=&quot;critical2 dn&quot;; &quot;2DN Mismatch&quot;;&quot;&quot;));IF([$Sheet1.$G961]=&quot;critical1 nc&quot;;&quot;1NC&quot;;IF([$Sheet1.$G96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7.707" calcext:value-type="float">
            <text:p>7.70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62]=[$Sheet1.$H962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962]=&quot;1&quot;;IF([$Sheet1.$G962]=&quot;critical1 nc&quot;;&quot;4NC Mismatch&quot;; IF([$Sheet1.$G962]=&quot;critical2 dn&quot;; &quot;2DN Mismatch&quot;;&quot;&quot;));IF([$Sheet1.$G962]=&quot;critical1 nc&quot;;&quot;1NC&quot;;IF([$Sheet1.$G96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2.155" calcext:value-type="float">
            <text:p>2.15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63]=[$Sheet1.$H963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963]=&quot;1&quot;;IF([$Sheet1.$G963]=&quot;critical1 nc&quot;;&quot;4NC Mismatch&quot;; IF([$Sheet1.$G963]=&quot;critical2 dn&quot;; &quot;2DN Mismatch&quot;;&quot;&quot;));IF([$Sheet1.$G963]=&quot;critical1 nc&quot;;&quot;1NC&quot;;IF([$Sheet1.$G96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051" calcext:value-type="float">
            <text:p>3.05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64]=[$Sheet1.$H964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964]=&quot;1&quot;;IF([$Sheet1.$G964]=&quot;critical1 nc&quot;;&quot;4NC Mismatch&quot;; IF([$Sheet1.$G964]=&quot;critical2 dn&quot;; &quot;2DN Mismatch&quot;;&quot;&quot;));IF([$Sheet1.$G964]=&quot;critical1 nc&quot;;&quot;1NC&quot;;IF([$Sheet1.$G96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.458" calcext:value-type="float">
            <text:p>2.45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65]=[$Sheet1.$H965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965]=&quot;1&quot;;IF([$Sheet1.$G965]=&quot;critical1 nc&quot;;&quot;4NC Mismatch&quot;; IF([$Sheet1.$G965]=&quot;critical2 dn&quot;; &quot;2DN Mismatch&quot;;&quot;&quot;));IF([$Sheet1.$G965]=&quot;critical1 nc&quot;;&quot;1NC&quot;;IF([$Sheet1.$G96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4.595" calcext:value-type="float">
            <text:p>4.595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66]=[$Sheet1.$H966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966]=&quot;1&quot;;IF([$Sheet1.$G966]=&quot;critical1 nc&quot;;&quot;4NC Mismatch&quot;; IF([$Sheet1.$G966]=&quot;critical2 dn&quot;; &quot;2DN Mismatch&quot;;&quot;&quot;));IF([$Sheet1.$G966]=&quot;critical1 nc&quot;;&quot;1NC&quot;;IF([$Sheet1.$G96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967]=[$Sheet1.$H967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967]=&quot;1&quot;;IF([$Sheet1.$G967]=&quot;critical1 nc&quot;;&quot;4NC Mismatch&quot;; IF([$Sheet1.$G967]=&quot;critical2 dn&quot;; &quot;2DN Mismatch&quot;;&quot;&quot;));IF([$Sheet1.$G967]=&quot;critical1 nc&quot;;&quot;1NC&quot;;IF([$Sheet1.$G96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68]=[$Sheet1.$H968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968]=&quot;1&quot;;IF([$Sheet1.$G968]=&quot;critical1 nc&quot;;&quot;4NC Mismatch&quot;; IF([$Sheet1.$G968]=&quot;critical2 dn&quot;; &quot;2DN Mismatch&quot;;&quot;&quot;));IF([$Sheet1.$G968]=&quot;critical1 nc&quot;;&quot;1NC&quot;;IF([$Sheet1.$G96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2.203" calcext:value-type="float">
            <text:p>2.20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969]=[$Sheet1.$H969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969]=&quot;1&quot;;IF([$Sheet1.$G969]=&quot;critical1 nc&quot;;&quot;4NC Mismatch&quot;; IF([$Sheet1.$G969]=&quot;critical2 dn&quot;; &quot;2DN Mismatch&quot;;&quot;&quot;));IF([$Sheet1.$G969]=&quot;critical1 nc&quot;;&quot;1NC&quot;;IF([$Sheet1.$G96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5.058" calcext:value-type="float">
            <text:p>5.05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70]=[$Sheet1.$H970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970]=&quot;1&quot;;IF([$Sheet1.$G970]=&quot;critical1 nc&quot;;&quot;4NC Mismatch&quot;; IF([$Sheet1.$G970]=&quot;critical2 dn&quot;; &quot;2DN Mismatch&quot;;&quot;&quot;));IF([$Sheet1.$G970]=&quot;critical1 nc&quot;;&quot;1NC&quot;;IF([$Sheet1.$G97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4.956" calcext:value-type="float">
            <text:p>4.95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71]=[$Sheet1.$H971]; &quot;&quot;; &quot;1&quot;)" office:value-type="string" office:string-value="1" calcext:value-type="string">
            <text:p>1</text:p>
          </table:table-cell>
          <table:table-cell office:value-type="float" office:value="23" calcext:value-type="float">
            <text:p>23</text:p>
          </table:table-cell>
          <table:table-cell table:formula="of:=IF([$Sheet1.$I971]=&quot;1&quot;;IF([$Sheet1.$G971]=&quot;critical1 nc&quot;;&quot;4NC Mismatch&quot;; IF([$Sheet1.$G971]=&quot;critical2 dn&quot;; &quot;2DN Mismatch&quot;;&quot;&quot;));IF([$Sheet1.$G971]=&quot;critical1 nc&quot;;&quot;1NC&quot;;IF([$Sheet1.$G971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5.891" calcext:value-type="float">
            <text:p>5.89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72]=[$Sheet1.$H972]; &quot;&quot;; &quot;1&quot;)" office:value-type="string" office:string-value="1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table:formula="of:=IF([$Sheet1.$I972]=&quot;1&quot;;IF([$Sheet1.$G972]=&quot;critical1 nc&quot;;&quot;4NC Mismatch&quot;; IF([$Sheet1.$G972]=&quot;critical2 dn&quot;; &quot;2DN Mismatch&quot;;&quot;&quot;));IF([$Sheet1.$G972]=&quot;critical1 nc&quot;;&quot;1NC&quot;;IF([$Sheet1.$G97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28.81" calcext:value-type="float">
            <text:p>28.8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73]=[$Sheet1.$H973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973]=&quot;1&quot;;IF([$Sheet1.$G973]=&quot;critical1 nc&quot;;&quot;4NC Mismatch&quot;; IF([$Sheet1.$G973]=&quot;critical2 dn&quot;; &quot;2DN Mismatch&quot;;&quot;&quot;));IF([$Sheet1.$G973]=&quot;critical1 nc&quot;;&quot;1NC&quot;;IF([$Sheet1.$G97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74]=[$Sheet1.$H974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974]=&quot;1&quot;;IF([$Sheet1.$G974]=&quot;critical1 nc&quot;;&quot;4NC Mismatch&quot;; IF([$Sheet1.$G974]=&quot;critical2 dn&quot;; &quot;2DN Mismatch&quot;;&quot;&quot;));IF([$Sheet1.$G974]=&quot;critical1 nc&quot;;&quot;1NC&quot;;IF([$Sheet1.$G97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3.292" calcext:value-type="float">
            <text:p>3.29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75]=[$Sheet1.$H975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975]=&quot;1&quot;;IF([$Sheet1.$G975]=&quot;critical1 nc&quot;;&quot;4NC Mismatch&quot;; IF([$Sheet1.$G975]=&quot;critical2 dn&quot;; &quot;2DN Mismatch&quot;;&quot;&quot;));IF([$Sheet1.$G975]=&quot;critical1 nc&quot;;&quot;1NC&quot;;IF([$Sheet1.$G97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5.835" calcext:value-type="float">
            <text:p>5.83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976]=[$Sheet1.$H976]; &quot;&quot;; &quot;1&quot;)" office:value-type="string" office:string-value="1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IF([$Sheet1.$I976]=&quot;1&quot;;IF([$Sheet1.$G976]=&quot;critical1 nc&quot;;&quot;4NC Mismatch&quot;; IF([$Sheet1.$G976]=&quot;critical2 dn&quot;; &quot;2DN Mismatch&quot;;&quot;&quot;));IF([$Sheet1.$G976]=&quot;critical1 nc&quot;;&quot;1NC&quot;;IF([$Sheet1.$G97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3.883" calcext:value-type="float">
            <text:p>3.8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977]=[$Sheet1.$H977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977]=&quot;1&quot;;IF([$Sheet1.$G977]=&quot;critical1 nc&quot;;&quot;4NC Mismatch&quot;; IF([$Sheet1.$G977]=&quot;critical2 dn&quot;; &quot;2DN Mismatch&quot;;&quot;&quot;));IF([$Sheet1.$G977]=&quot;critical1 nc&quot;;&quot;1NC&quot;;IF([$Sheet1.$G97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2.995" calcext:value-type="float">
            <text:p>2.99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78]=[$Sheet1.$H978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978]=&quot;1&quot;;IF([$Sheet1.$G978]=&quot;critical1 nc&quot;;&quot;4NC Mismatch&quot;; IF([$Sheet1.$G978]=&quot;critical2 dn&quot;; &quot;2DN Mismatch&quot;;&quot;&quot;));IF([$Sheet1.$G978]=&quot;critical1 nc&quot;;&quot;1NC&quot;;IF([$Sheet1.$G9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2.809" calcext:value-type="float">
            <text:p>2.80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79]=[$Sheet1.$H979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979]=&quot;1&quot;;IF([$Sheet1.$G979]=&quot;critical1 nc&quot;;&quot;4NC Mismatch&quot;; IF([$Sheet1.$G979]=&quot;critical2 dn&quot;; &quot;2DN Mismatch&quot;;&quot;&quot;));IF([$Sheet1.$G979]=&quot;critical1 nc&quot;;&quot;1NC&quot;;IF([$Sheet1.$G9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394" calcext:value-type="float">
            <text:p>3.39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80]=[$Sheet1.$H980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980]=&quot;1&quot;;IF([$Sheet1.$G980]=&quot;critical1 nc&quot;;&quot;4NC Mismatch&quot;; IF([$Sheet1.$G980]=&quot;critical2 dn&quot;; &quot;2DN Mismatch&quot;;&quot;&quot;));IF([$Sheet1.$G980]=&quot;critical1 nc&quot;;&quot;1NC&quot;;IF([$Sheet1.$G9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81]=[$Sheet1.$H981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981]=&quot;1&quot;;IF([$Sheet1.$G981]=&quot;critical1 nc&quot;;&quot;4NC Mismatch&quot;; IF([$Sheet1.$G981]=&quot;critical2 dn&quot;; &quot;2DN Mismatch&quot;;&quot;&quot;));IF([$Sheet1.$G981]=&quot;critical1 nc&quot;;&quot;1NC&quot;;IF([$Sheet1.$G98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171" calcext:value-type="float">
            <text:p>3.17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82]=[$Sheet1.$H982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982]=&quot;1&quot;;IF([$Sheet1.$G982]=&quot;critical1 nc&quot;;&quot;4NC Mismatch&quot;; IF([$Sheet1.$G982]=&quot;critical2 dn&quot;; &quot;2DN Mismatch&quot;;&quot;&quot;));IF([$Sheet1.$G982]=&quot;critical1 nc&quot;;&quot;1NC&quot;;IF([$Sheet1.$G98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1.523" calcext:value-type="float">
            <text:p>1.52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83]=[$Sheet1.$H983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983]=&quot;1&quot;;IF([$Sheet1.$G983]=&quot;critical1 nc&quot;;&quot;4NC Mismatch&quot;; IF([$Sheet1.$G983]=&quot;critical2 dn&quot;; &quot;2DN Mismatch&quot;;&quot;&quot;));IF([$Sheet1.$G983]=&quot;critical1 nc&quot;;&quot;1NC&quot;;IF([$Sheet1.$G98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539" calcext:value-type="float">
            <text:p>3.53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984]=[$Sheet1.$H984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984]=&quot;1&quot;;IF([$Sheet1.$G984]=&quot;critical1 nc&quot;;&quot;4NC Mismatch&quot;; IF([$Sheet1.$G984]=&quot;critical2 dn&quot;; &quot;2DN Mismatch&quot;;&quot;&quot;));IF([$Sheet1.$G984]=&quot;critical1 nc&quot;;&quot;1NC&quot;;IF([$Sheet1.$G98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3.141" calcext:value-type="float">
            <text:p>3.14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985]=[$Sheet1.$H985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985]=&quot;1&quot;;IF([$Sheet1.$G985]=&quot;critical1 nc&quot;;&quot;4NC Mismatch&quot;; IF([$Sheet1.$G985]=&quot;critical2 dn&quot;; &quot;2DN Mismatch&quot;;&quot;&quot;));IF([$Sheet1.$G985]=&quot;critical1 nc&quot;;&quot;1NC&quot;;IF([$Sheet1.$G98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3.634" calcext:value-type="float">
            <text:p>3.63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86]=[$Sheet1.$H986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986]=&quot;1&quot;;IF([$Sheet1.$G986]=&quot;critical1 nc&quot;;&quot;4NC Mismatch&quot;; IF([$Sheet1.$G986]=&quot;critical2 dn&quot;; &quot;2DN Mismatch&quot;;&quot;&quot;));IF([$Sheet1.$G986]=&quot;critical1 nc&quot;;&quot;1NC&quot;;IF([$Sheet1.$G98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87]=[$Sheet1.$H987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987]=&quot;1&quot;;IF([$Sheet1.$G987]=&quot;critical1 nc&quot;;&quot;4NC Mismatch&quot;; IF([$Sheet1.$G987]=&quot;critical2 dn&quot;; &quot;2DN Mismatch&quot;;&quot;&quot;));IF([$Sheet1.$G987]=&quot;critical1 nc&quot;;&quot;1NC&quot;;IF([$Sheet1.$G98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5.722" calcext:value-type="float">
            <text:p>5.72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88]=[$Sheet1.$H988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988]=&quot;1&quot;;IF([$Sheet1.$G988]=&quot;critical1 nc&quot;;&quot;4NC Mismatch&quot;; IF([$Sheet1.$G988]=&quot;critical2 dn&quot;; &quot;2DN Mismatch&quot;;&quot;&quot;));IF([$Sheet1.$G988]=&quot;critical1 nc&quot;;&quot;1NC&quot;;IF([$Sheet1.$G98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3.891" calcext:value-type="float">
            <text:p>3.89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89]=[$Sheet1.$H989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989]=&quot;1&quot;;IF([$Sheet1.$G989]=&quot;critical1 nc&quot;;&quot;4NC Mismatch&quot;; IF([$Sheet1.$G989]=&quot;critical2 dn&quot;; &quot;2DN Mismatch&quot;;&quot;&quot;));IF([$Sheet1.$G989]=&quot;critical1 nc&quot;;&quot;1NC&quot;;IF([$Sheet1.$G98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3.019" calcext:value-type="float">
            <text:p>3.01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990]=[$Sheet1.$H990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990]=&quot;1&quot;;IF([$Sheet1.$G990]=&quot;critical1 nc&quot;;&quot;4NC Mismatch&quot;; IF([$Sheet1.$G990]=&quot;critical2 dn&quot;; &quot;2DN Mismatch&quot;;&quot;&quot;));IF([$Sheet1.$G990]=&quot;critical1 nc&quot;;&quot;1NC&quot;;IF([$Sheet1.$G99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5.826" calcext:value-type="float">
            <text:p>5.82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91]=[$Sheet1.$H991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991]=&quot;1&quot;;IF([$Sheet1.$G991]=&quot;critical1 nc&quot;;&quot;4NC Mismatch&quot;; IF([$Sheet1.$G991]=&quot;critical2 dn&quot;; &quot;2DN Mismatch&quot;;&quot;&quot;));IF([$Sheet1.$G991]=&quot;critical1 nc&quot;;&quot;1NC&quot;;IF([$Sheet1.$G99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2.977" calcext:value-type="float">
            <text:p>2.97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92]=[$Sheet1.$H992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992]=&quot;1&quot;;IF([$Sheet1.$G992]=&quot;critical1 nc&quot;;&quot;4NC Mismatch&quot;; IF([$Sheet1.$G992]=&quot;critical2 dn&quot;; &quot;2DN Mismatch&quot;;&quot;&quot;));IF([$Sheet1.$G992]=&quot;critical1 nc&quot;;&quot;1NC&quot;;IF([$Sheet1.$G99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5.138" calcext:value-type="float">
            <text:p>5.13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993]=[$Sheet1.$H993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993]=&quot;1&quot;;IF([$Sheet1.$G993]=&quot;critical1 nc&quot;;&quot;4NC Mismatch&quot;; IF([$Sheet1.$G993]=&quot;critical2 dn&quot;; &quot;2DN Mismatch&quot;;&quot;&quot;));IF([$Sheet1.$G993]=&quot;critical1 nc&quot;;&quot;1NC&quot;;IF([$Sheet1.$G99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1.515" calcext:value-type="float">
            <text:p>1.51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94]=[$Sheet1.$H994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994]=&quot;1&quot;;IF([$Sheet1.$G994]=&quot;critical1 nc&quot;;&quot;4NC Mismatch&quot;; IF([$Sheet1.$G994]=&quot;critical2 dn&quot;; &quot;2DN Mismatch&quot;;&quot;&quot;));IF([$Sheet1.$G994]=&quot;critical1 nc&quot;;&quot;1NC&quot;;IF([$Sheet1.$G99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95]=[$Sheet1.$H995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995]=&quot;1&quot;;IF([$Sheet1.$G995]=&quot;critical1 nc&quot;;&quot;4NC Mismatch&quot;; IF([$Sheet1.$G995]=&quot;critical2 dn&quot;; &quot;2DN Mismatch&quot;;&quot;&quot;));IF([$Sheet1.$G995]=&quot;critical1 nc&quot;;&quot;1NC&quot;;IF([$Sheet1.$G99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875" calcext:value-type="float">
            <text:p>2.87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96]=[$Sheet1.$H996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996]=&quot;1&quot;;IF([$Sheet1.$G996]=&quot;critical1 nc&quot;;&quot;4NC Mismatch&quot;; IF([$Sheet1.$G996]=&quot;critical2 dn&quot;; &quot;2DN Mismatch&quot;;&quot;&quot;));IF([$Sheet1.$G996]=&quot;critical1 nc&quot;;&quot;1NC&quot;;IF([$Sheet1.$G99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675" calcext:value-type="float">
            <text:p>3.67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97]=[$Sheet1.$H99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997]=&quot;1&quot;;IF([$Sheet1.$G997]=&quot;critical1 nc&quot;;&quot;4NC Mismatch&quot;; IF([$Sheet1.$G997]=&quot;critical2 dn&quot;; &quot;2DN Mismatch&quot;;&quot;&quot;));IF([$Sheet1.$G997]=&quot;critical1 nc&quot;;&quot;1NC&quot;;IF([$Sheet1.$G99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1.891" calcext:value-type="float">
            <text:p>1.89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998]=[$Sheet1.$H998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998]=&quot;1&quot;;IF([$Sheet1.$G998]=&quot;critical1 nc&quot;;&quot;4NC Mismatch&quot;; IF([$Sheet1.$G998]=&quot;critical2 dn&quot;; &quot;2DN Mismatch&quot;;&quot;&quot;));IF([$Sheet1.$G998]=&quot;critical1 nc&quot;;&quot;1NC&quot;;IF([$Sheet1.$G9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2.362" calcext:value-type="float">
            <text:p>2.36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999]=[$Sheet1.$H999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999]=&quot;1&quot;;IF([$Sheet1.$G999]=&quot;critical1 nc&quot;;&quot;4NC Mismatch&quot;; IF([$Sheet1.$G999]=&quot;critical2 dn&quot;; &quot;2DN Mismatch&quot;;&quot;&quot;));IF([$Sheet1.$G999]=&quot;critical1 nc&quot;;&quot;1NC&quot;;IF([$Sheet1.$G9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3.524" calcext:value-type="float">
            <text:p>3.52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00]=[$Sheet1.$H1000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1000]=&quot;1&quot;;IF([$Sheet1.$G1000]=&quot;critical1 nc&quot;;&quot;4NC Mismatch&quot;; IF([$Sheet1.$G1000]=&quot;critical2 dn&quot;; &quot;2DN Mismatch&quot;;&quot;&quot;));IF([$Sheet1.$G1000]=&quot;critical1 nc&quot;;&quot;1NC&quot;;IF([$Sheet1.$G10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723" calcext:value-type="float">
            <text:p>4.72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01]=[$Sheet1.$H1001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001]=&quot;1&quot;;IF([$Sheet1.$G1001]=&quot;critical1 nc&quot;;&quot;4NC Mismatch&quot;; IF([$Sheet1.$G1001]=&quot;critical2 dn&quot;; &quot;2DN Mismatch&quot;;&quot;&quot;));IF([$Sheet1.$G1001]=&quot;critical1 nc&quot;;&quot;1NC&quot;;IF([$Sheet1.$G100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5.763" calcext:value-type="float">
            <text:p>5.76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02]=[$Sheet1.$H1002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1002]=&quot;1&quot;;IF([$Sheet1.$G1002]=&quot;critical1 nc&quot;;&quot;4NC Mismatch&quot;; IF([$Sheet1.$G1002]=&quot;critical2 dn&quot;; &quot;2DN Mismatch&quot;;&quot;&quot;));IF([$Sheet1.$G1002]=&quot;critical1 nc&quot;;&quot;1NC&quot;;IF([$Sheet1.$G100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03]=[$Sheet1.$H1003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1003]=&quot;1&quot;;IF([$Sheet1.$G1003]=&quot;critical1 nc&quot;;&quot;4NC Mismatch&quot;; IF([$Sheet1.$G1003]=&quot;critical2 dn&quot;; &quot;2DN Mismatch&quot;;&quot;&quot;));IF([$Sheet1.$G1003]=&quot;critical1 nc&quot;;&quot;1NC&quot;;IF([$Sheet1.$G100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467" calcext:value-type="float">
            <text:p>5.46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04]=[$Sheet1.$H1004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1004]=&quot;1&quot;;IF([$Sheet1.$G1004]=&quot;critical1 nc&quot;;&quot;4NC Mismatch&quot;; IF([$Sheet1.$G1004]=&quot;critical2 dn&quot;; &quot;2DN Mismatch&quot;;&quot;&quot;));IF([$Sheet1.$G1004]=&quot;critical1 nc&quot;;&quot;1NC&quot;;IF([$Sheet1.$G100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05]=[$Sheet1.$H1005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1005]=&quot;1&quot;;IF([$Sheet1.$G1005]=&quot;critical1 nc&quot;;&quot;4NC Mismatch&quot;; IF([$Sheet1.$G1005]=&quot;critical2 dn&quot;; &quot;2DN Mismatch&quot;;&quot;&quot;));IF([$Sheet1.$G1005]=&quot;critical1 nc&quot;;&quot;1NC&quot;;IF([$Sheet1.$G100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4.809" calcext:value-type="float">
            <text:p>4.80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06]=[$Sheet1.$H1006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1006]=&quot;1&quot;;IF([$Sheet1.$G1006]=&quot;critical1 nc&quot;;&quot;4NC Mismatch&quot;; IF([$Sheet1.$G1006]=&quot;critical2 dn&quot;; &quot;2DN Mismatch&quot;;&quot;&quot;));IF([$Sheet1.$G1006]=&quot;critical1 nc&quot;;&quot;1NC&quot;;IF([$Sheet1.$G100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F</text:p>
          </table:table-cell>
          <table:table-cell office:value-type="float" office:value="3.769" calcext:value-type="float">
            <text:p>3.76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07]=[$Sheet1.$H1007]; &quot;&quot;; &quot;1&quot;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table:formula="of:=IF([$Sheet1.$I1007]=&quot;1&quot;;IF([$Sheet1.$G1007]=&quot;critical1 nc&quot;;&quot;4NC Mismatch&quot;; IF([$Sheet1.$G1007]=&quot;critical2 dn&quot;; &quot;2DN Mismatch&quot;;&quot;&quot;));IF([$Sheet1.$G1007]=&quot;critical1 nc&quot;;&quot;1NC&quot;;IF([$Sheet1.$G1007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V</text:p>
          </table:table-cell>
          <table:table-cell office:value-type="float" office:value="3.873" calcext:value-type="float">
            <text:p>3.87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08]=[$Sheet1.$H1008]; &quot;&quot;; &quot;1&quot;)" office:value-type="string" office:string-value="1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table:formula="of:=IF([$Sheet1.$I1008]=&quot;1&quot;;IF([$Sheet1.$G1008]=&quot;critical1 nc&quot;;&quot;4NC Mismatch&quot;; IF([$Sheet1.$G1008]=&quot;critical2 dn&quot;; &quot;2DN Mismatch&quot;;&quot;&quot;));IF([$Sheet1.$G1008]=&quot;critical1 nc&quot;;&quot;1NC&quot;;IF([$Sheet1.$G1008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371" calcext:value-type="float">
            <text:p>3.3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09]=[$Sheet1.$H1009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1009]=&quot;1&quot;;IF([$Sheet1.$G1009]=&quot;critical1 nc&quot;;&quot;4NC Mismatch&quot;; IF([$Sheet1.$G1009]=&quot;critical2 dn&quot;; &quot;2DN Mismatch&quot;;&quot;&quot;));IF([$Sheet1.$G1009]=&quot;critical1 nc&quot;;&quot;1NC&quot;;IF([$Sheet1.$G100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3.786" calcext:value-type="float">
            <text:p>3.78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10]=[$Sheet1.$H1010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1010]=&quot;1&quot;;IF([$Sheet1.$G1010]=&quot;critical1 nc&quot;;&quot;4NC Mismatch&quot;; IF([$Sheet1.$G1010]=&quot;critical2 dn&quot;; &quot;2DN Mismatch&quot;;&quot;&quot;));IF([$Sheet1.$G1010]=&quot;critical1 nc&quot;;&quot;1NC&quot;;IF([$Sheet1.$G101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7.426" calcext:value-type="float">
            <text:p>7.42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11]=[$Sheet1.$H1011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1011]=&quot;1&quot;;IF([$Sheet1.$G1011]=&quot;critical1 nc&quot;;&quot;4NC Mismatch&quot;; IF([$Sheet1.$G1011]=&quot;critical2 dn&quot;; &quot;2DN Mismatch&quot;;&quot;&quot;));IF([$Sheet1.$G1011]=&quot;critical1 nc&quot;;&quot;1NC&quot;;IF([$Sheet1.$G101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4.306" calcext:value-type="float">
            <text:p>4.306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12]=[$Sheet1.$H1012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1012]=&quot;1&quot;;IF([$Sheet1.$G1012]=&quot;critical1 nc&quot;;&quot;4NC Mismatch&quot;; IF([$Sheet1.$G1012]=&quot;critical2 dn&quot;; &quot;2DN Mismatch&quot;;&quot;&quot;));IF([$Sheet1.$G1012]=&quot;critical1 nc&quot;;&quot;1NC&quot;;IF([$Sheet1.$G101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5.203" calcext:value-type="float">
            <text:p>5.20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13]=[$Sheet1.$H1013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1013]=&quot;1&quot;;IF([$Sheet1.$G1013]=&quot;critical1 nc&quot;;&quot;4NC Mismatch&quot;; IF([$Sheet1.$G1013]=&quot;critical2 dn&quot;; &quot;2DN Mismatch&quot;;&quot;&quot;));IF([$Sheet1.$G1013]=&quot;critical1 nc&quot;;&quot;1NC&quot;;IF([$Sheet1.$G101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6.075" calcext:value-type="float">
            <text:p>6.07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14]=[$Sheet1.$H1014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1014]=&quot;1&quot;;IF([$Sheet1.$G1014]=&quot;critical1 nc&quot;;&quot;4NC Mismatch&quot;; IF([$Sheet1.$G1014]=&quot;critical2 dn&quot;; &quot;2DN Mismatch&quot;;&quot;&quot;));IF([$Sheet1.$G1014]=&quot;critical1 nc&quot;;&quot;1NC&quot;;IF([$Sheet1.$G101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4.059" calcext:value-type="float">
            <text:p>4.05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15]=[$Sheet1.$H1015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1015]=&quot;1&quot;;IF([$Sheet1.$G1015]=&quot;critical1 nc&quot;;&quot;4NC Mismatch&quot;; IF([$Sheet1.$G1015]=&quot;critical2 dn&quot;; &quot;2DN Mismatch&quot;;&quot;&quot;));IF([$Sheet1.$G1015]=&quot;critical1 nc&quot;;&quot;1NC&quot;;IF([$Sheet1.$G101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4.251" calcext:value-type="float">
            <text:p>4.25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16]=[$Sheet1.$H1016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1016]=&quot;1&quot;;IF([$Sheet1.$G1016]=&quot;critical1 nc&quot;;&quot;4NC Mismatch&quot;; IF([$Sheet1.$G1016]=&quot;critical2 dn&quot;; &quot;2DN Mismatch&quot;;&quot;&quot;));IF([$Sheet1.$G1016]=&quot;critical1 nc&quot;;&quot;1NC&quot;;IF([$Sheet1.$G101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6.624" calcext:value-type="float">
            <text:p>6.62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17]=[$Sheet1.$H1017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1017]=&quot;1&quot;;IF([$Sheet1.$G1017]=&quot;critical1 nc&quot;;&quot;4NC Mismatch&quot;; IF([$Sheet1.$G1017]=&quot;critical2 dn&quot;; &quot;2DN Mismatch&quot;;&quot;&quot;));IF([$Sheet1.$G1017]=&quot;critical1 nc&quot;;&quot;1NC&quot;;IF([$Sheet1.$G101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F</text:p>
          </table:table-cell>
          <table:table-cell office:value-type="float" office:value="4.881" calcext:value-type="float">
            <text:p>4.88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18]=[$Sheet1.$H1018]; &quot;&quot;; &quot;1&quot;)" office:value-type="string" office:string-value="1" calcext:value-type="string">
            <text:p>1</text:p>
          </table:table-cell>
          <table:table-cell office:value-type="float" office:value="3" calcext:value-type="float">
            <text:p>3</text:p>
          </table:table-cell>
          <table:table-cell table:formula="of:=IF([$Sheet1.$I1018]=&quot;1&quot;;IF([$Sheet1.$G1018]=&quot;critical1 nc&quot;;&quot;4NC Mismatch&quot;; IF([$Sheet1.$G1018]=&quot;critical2 dn&quot;; &quot;2DN Mismatch&quot;;&quot;&quot;));IF([$Sheet1.$G1018]=&quot;critical1 nc&quot;;&quot;1NC&quot;;IF([$Sheet1.$G10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2.825" calcext:value-type="float">
            <text:p>2.82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19]=[$Sheet1.$H1019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019]=&quot;1&quot;;IF([$Sheet1.$G1019]=&quot;critical1 nc&quot;;&quot;4NC Mismatch&quot;; IF([$Sheet1.$G1019]=&quot;critical2 dn&quot;; &quot;2DN Mismatch&quot;;&quot;&quot;));IF([$Sheet1.$G1019]=&quot;critical1 nc&quot;;&quot;1NC&quot;;IF([$Sheet1.$G10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V</text:p>
          </table:table-cell>
          <table:table-cell office:value-type="float" office:value="4.948" calcext:value-type="float">
            <text:p>4.94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20]=[$Sheet1.$H1020]; &quot;&quot;; &quot;1&quot;)" office:value-type="string" office:string-value="1" calcext:value-type="string">
            <text:p>1</text:p>
          </table:table-cell>
          <table:table-cell office:value-type="float" office:value="39" calcext:value-type="float">
            <text:p>39</text:p>
          </table:table-cell>
          <table:table-cell table:formula="of:=IF([$Sheet1.$I1020]=&quot;1&quot;;IF([$Sheet1.$G1020]=&quot;critical1 nc&quot;;&quot;4NC Mismatch&quot;; IF([$Sheet1.$G1020]=&quot;critical2 dn&quot;; &quot;2DN Mismatch&quot;;&quot;&quot;));IF([$Sheet1.$G1020]=&quot;critical1 nc&quot;;&quot;1NC&quot;;IF([$Sheet1.$G10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154" calcext:value-type="float">
            <text:p>3.15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21]=[$Sheet1.$H1021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1021]=&quot;1&quot;;IF([$Sheet1.$G1021]=&quot;critical1 nc&quot;;&quot;4NC Mismatch&quot;; IF([$Sheet1.$G1021]=&quot;critical2 dn&quot;; &quot;2DN Mismatch&quot;;&quot;&quot;));IF([$Sheet1.$G1021]=&quot;critical1 nc&quot;;&quot;1NC&quot;;IF([$Sheet1.$G102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891" calcext:value-type="float">
            <text:p>3.89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22]=[$Sheet1.$H1022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1022]=&quot;1&quot;;IF([$Sheet1.$G1022]=&quot;critical1 nc&quot;;&quot;4NC Mismatch&quot;; IF([$Sheet1.$G1022]=&quot;critical2 dn&quot;; &quot;2DN Mismatch&quot;;&quot;&quot;));IF([$Sheet1.$G1022]=&quot;critical1 nc&quot;;&quot;1NC&quot;;IF([$Sheet1.$G102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2.859" calcext:value-type="float">
            <text:p>2.85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23]=[$Sheet1.$H1023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023]=&quot;1&quot;;IF([$Sheet1.$G1023]=&quot;critical1 nc&quot;;&quot;4NC Mismatch&quot;; IF([$Sheet1.$G1023]=&quot;critical2 dn&quot;; &quot;2DN Mismatch&quot;;&quot;&quot;));IF([$Sheet1.$G1023]=&quot;critical1 nc&quot;;&quot;1NC&quot;;IF([$Sheet1.$G102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889" calcext:value-type="float">
            <text:p>4.88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24]=[$Sheet1.$H1024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1024]=&quot;1&quot;;IF([$Sheet1.$G1024]=&quot;critical1 nc&quot;;&quot;4NC Mismatch&quot;; IF([$Sheet1.$G1024]=&quot;critical2 dn&quot;; &quot;2DN Mismatch&quot;;&quot;&quot;));IF([$Sheet1.$G1024]=&quot;critical1 nc&quot;;&quot;1NC&quot;;IF([$Sheet1.$G102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4.147" calcext:value-type="float">
            <text:p>4.14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25]=[$Sheet1.$H1025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1025]=&quot;1&quot;;IF([$Sheet1.$G1025]=&quot;critical1 nc&quot;;&quot;4NC Mismatch&quot;; IF([$Sheet1.$G1025]=&quot;critical2 dn&quot;; &quot;2DN Mismatch&quot;;&quot;&quot;));IF([$Sheet1.$G1025]=&quot;critical1 nc&quot;;&quot;1NC&quot;;IF([$Sheet1.$G102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26]=[$Sheet1.$H1026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1026]=&quot;1&quot;;IF([$Sheet1.$G1026]=&quot;critical1 nc&quot;;&quot;4NC Mismatch&quot;; IF([$Sheet1.$G1026]=&quot;critical2 dn&quot;; &quot;2DN Mismatch&quot;;&quot;&quot;));IF([$Sheet1.$G1026]=&quot;critical1 nc&quot;;&quot;1NC&quot;;IF([$Sheet1.$G102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27]=[$Sheet1.$H1027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027]=&quot;1&quot;;IF([$Sheet1.$G1027]=&quot;critical1 nc&quot;;&quot;4NC Mismatch&quot;; IF([$Sheet1.$G1027]=&quot;critical2 dn&quot;; &quot;2DN Mismatch&quot;;&quot;&quot;));IF([$Sheet1.$G1027]=&quot;critical1 nc&quot;;&quot;1NC&quot;;IF([$Sheet1.$G102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28]=[$Sheet1.$H1028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1028]=&quot;1&quot;;IF([$Sheet1.$G1028]=&quot;critical1 nc&quot;;&quot;4NC Mismatch&quot;; IF([$Sheet1.$G1028]=&quot;critical2 dn&quot;; &quot;2DN Mismatch&quot;;&quot;&quot;));IF([$Sheet1.$G1028]=&quot;critical1 nc&quot;;&quot;1NC&quot;;IF([$Sheet1.$G102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4.289" calcext:value-type="float">
            <text:p>4.28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29]=[$Sheet1.$H1029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1029]=&quot;1&quot;;IF([$Sheet1.$G1029]=&quot;critical1 nc&quot;;&quot;4NC Mismatch&quot;; IF([$Sheet1.$G1029]=&quot;critical2 dn&quot;; &quot;2DN Mismatch&quot;;&quot;&quot;));IF([$Sheet1.$G1029]=&quot;critical1 nc&quot;;&quot;1NC&quot;;IF([$Sheet1.$G102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3.898" calcext:value-type="float">
            <text:p>3.89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30]=[$Sheet1.$H1030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1030]=&quot;1&quot;;IF([$Sheet1.$G1030]=&quot;critical1 nc&quot;;&quot;4NC Mismatch&quot;; IF([$Sheet1.$G1030]=&quot;critical2 dn&quot;; &quot;2DN Mismatch&quot;;&quot;&quot;));IF([$Sheet1.$G1030]=&quot;critical1 nc&quot;;&quot;1NC&quot;;IF([$Sheet1.$G103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4.555" calcext:value-type="float">
            <text:p>4.55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31]=[$Sheet1.$H1031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1031]=&quot;1&quot;;IF([$Sheet1.$G1031]=&quot;critical1 nc&quot;;&quot;4NC Mismatch&quot;; IF([$Sheet1.$G1031]=&quot;critical2 dn&quot;; &quot;2DN Mismatch&quot;;&quot;&quot;));IF([$Sheet1.$G1031]=&quot;critical1 nc&quot;;&quot;1NC&quot;;IF([$Sheet1.$G103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187" calcext:value-type="float">
            <text:p>3.187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32]=[$Sheet1.$H1032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1032]=&quot;1&quot;;IF([$Sheet1.$G1032]=&quot;critical1 nc&quot;;&quot;4NC Mismatch&quot;; IF([$Sheet1.$G1032]=&quot;critical2 dn&quot;; &quot;2DN Mismatch&quot;;&quot;&quot;));IF([$Sheet1.$G1032]=&quot;critical1 nc&quot;;&quot;1NC&quot;;IF([$Sheet1.$G103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946" calcext:value-type="float">
            <text:p>3.94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33]=[$Sheet1.$H1033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1033]=&quot;1&quot;;IF([$Sheet1.$G1033]=&quot;critical1 nc&quot;;&quot;4NC Mismatch&quot;; IF([$Sheet1.$G1033]=&quot;critical2 dn&quot;; &quot;2DN Mismatch&quot;;&quot;&quot;));IF([$Sheet1.$G1033]=&quot;critical1 nc&quot;;&quot;1NC&quot;;IF([$Sheet1.$G103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748" calcext:value-type="float">
            <text:p>2.74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34]=[$Sheet1.$H1034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1034]=&quot;1&quot;;IF([$Sheet1.$G1034]=&quot;critical1 nc&quot;;&quot;4NC Mismatch&quot;; IF([$Sheet1.$G1034]=&quot;critical2 dn&quot;; &quot;2DN Mismatch&quot;;&quot;&quot;));IF([$Sheet1.$G1034]=&quot;critical1 nc&quot;;&quot;1NC&quot;;IF([$Sheet1.$G103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35]=[$Sheet1.$H1035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1035]=&quot;1&quot;;IF([$Sheet1.$G1035]=&quot;critical1 nc&quot;;&quot;4NC Mismatch&quot;; IF([$Sheet1.$G1035]=&quot;critical2 dn&quot;; &quot;2DN Mismatch&quot;;&quot;&quot;));IF([$Sheet1.$G1035]=&quot;critical1 nc&quot;;&quot;1NC&quot;;IF([$Sheet1.$G103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36]=[$Sheet1.$H1036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1036]=&quot;1&quot;;IF([$Sheet1.$G1036]=&quot;critical1 nc&quot;;&quot;4NC Mismatch&quot;; IF([$Sheet1.$G1036]=&quot;critical2 dn&quot;; &quot;2DN Mismatch&quot;;&quot;&quot;));IF([$Sheet1.$G1036]=&quot;critical1 nc&quot;;&quot;1NC&quot;;IF([$Sheet1.$G103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187" calcext:value-type="float">
            <text:p>3.18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37]=[$Sheet1.$H1037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1037]=&quot;1&quot;;IF([$Sheet1.$G1037]=&quot;critical1 nc&quot;;&quot;4NC Mismatch&quot;; IF([$Sheet1.$G1037]=&quot;critical2 dn&quot;; &quot;2DN Mismatch&quot;;&quot;&quot;));IF([$Sheet1.$G1037]=&quot;critical1 nc&quot;;&quot;1NC&quot;;IF([$Sheet1.$G103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234" calcext:value-type="float">
            <text:p>2.23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38]=[$Sheet1.$H1038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1038]=&quot;1&quot;;IF([$Sheet1.$G1038]=&quot;critical1 nc&quot;;&quot;4NC Mismatch&quot;; IF([$Sheet1.$G1038]=&quot;critical2 dn&quot;; &quot;2DN Mismatch&quot;;&quot;&quot;));IF([$Sheet1.$G1038]=&quot;critical1 nc&quot;;&quot;1NC&quot;;IF([$Sheet1.$G10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V</text:p>
          </table:table-cell>
          <table:table-cell office:value-type="float" office:value="2.138" calcext:value-type="float">
            <text:p>2.1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39]=[$Sheet1.$H1039]; &quot;&quot;; &quot;1&quot;)" office:value-type="string" office:string-value="1" calcext:value-type="string">
            <text:p>1</text:p>
          </table:table-cell>
          <table:table-cell office:value-type="float" office:value="24" calcext:value-type="float">
            <text:p>24</text:p>
          </table:table-cell>
          <table:table-cell table:formula="of:=IF([$Sheet1.$I1039]=&quot;1&quot;;IF([$Sheet1.$G1039]=&quot;critical1 nc&quot;;&quot;4NC Mismatch&quot;; IF([$Sheet1.$G1039]=&quot;critical2 dn&quot;; &quot;2DN Mismatch&quot;;&quot;&quot;));IF([$Sheet1.$G1039]=&quot;critical1 nc&quot;;&quot;1NC&quot;;IF([$Sheet1.$G10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3.474" calcext:value-type="float">
            <text:p>3.47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40]=[$Sheet1.$H1040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1040]=&quot;1&quot;;IF([$Sheet1.$G1040]=&quot;critical1 nc&quot;;&quot;4NC Mismatch&quot;; IF([$Sheet1.$G1040]=&quot;critical2 dn&quot;; &quot;2DN Mismatch&quot;;&quot;&quot;));IF([$Sheet1.$G1040]=&quot;critical1 nc&quot;;&quot;1NC&quot;;IF([$Sheet1.$G10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41]=[$Sheet1.$H1041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1041]=&quot;1&quot;;IF([$Sheet1.$G1041]=&quot;critical1 nc&quot;;&quot;4NC Mismatch&quot;; IF([$Sheet1.$G1041]=&quot;critical2 dn&quot;; &quot;2DN Mismatch&quot;;&quot;&quot;));IF([$Sheet1.$G1041]=&quot;critical1 nc&quot;;&quot;1NC&quot;;IF([$Sheet1.$G104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2.851" calcext:value-type="float">
            <text:p>2.85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42]=[$Sheet1.$H1042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1042]=&quot;1&quot;;IF([$Sheet1.$G1042]=&quot;critical1 nc&quot;;&quot;4NC Mismatch&quot;; IF([$Sheet1.$G1042]=&quot;critical2 dn&quot;; &quot;2DN Mismatch&quot;;&quot;&quot;));IF([$Sheet1.$G1042]=&quot;critical1 nc&quot;;&quot;1NC&quot;;IF([$Sheet1.$G104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3.066" calcext:value-type="float">
            <text:p>3.06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43]=[$Sheet1.$H1043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1043]=&quot;1&quot;;IF([$Sheet1.$G1043]=&quot;critical1 nc&quot;;&quot;4NC Mismatch&quot;; IF([$Sheet1.$G1043]=&quot;critical2 dn&quot;; &quot;2DN Mismatch&quot;;&quot;&quot;));IF([$Sheet1.$G1043]=&quot;critical1 nc&quot;;&quot;1NC&quot;;IF([$Sheet1.$G104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5.066" calcext:value-type="float">
            <text:p>5.06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44]=[$Sheet1.$H1044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1044]=&quot;1&quot;;IF([$Sheet1.$G1044]=&quot;critical1 nc&quot;;&quot;4NC Mismatch&quot;; IF([$Sheet1.$G1044]=&quot;critical2 dn&quot;; &quot;2DN Mismatch&quot;;&quot;&quot;));IF([$Sheet1.$G1044]=&quot;critical1 nc&quot;;&quot;1NC&quot;;IF([$Sheet1.$G104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2.931" calcext:value-type="float">
            <text:p>2.93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45]=[$Sheet1.$H1045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1045]=&quot;1&quot;;IF([$Sheet1.$G1045]=&quot;critical1 nc&quot;;&quot;4NC Mismatch&quot;; IF([$Sheet1.$G1045]=&quot;critical2 dn&quot;; &quot;2DN Mismatch&quot;;&quot;&quot;));IF([$Sheet1.$G1045]=&quot;critical1 nc&quot;;&quot;1NC&quot;;IF([$Sheet1.$G104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779" calcext:value-type="float">
            <text:p>5.77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46]=[$Sheet1.$H1046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1046]=&quot;1&quot;;IF([$Sheet1.$G1046]=&quot;critical1 nc&quot;;&quot;4NC Mismatch&quot;; IF([$Sheet1.$G1046]=&quot;critical2 dn&quot;; &quot;2DN Mismatch&quot;;&quot;&quot;));IF([$Sheet1.$G1046]=&quot;critical1 nc&quot;;&quot;1NC&quot;;IF([$Sheet1.$G104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47]=[$Sheet1.$H1047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1047]=&quot;1&quot;;IF([$Sheet1.$G1047]=&quot;critical1 nc&quot;;&quot;4NC Mismatch&quot;; IF([$Sheet1.$G1047]=&quot;critical2 dn&quot;; &quot;2DN Mismatch&quot;;&quot;&quot;));IF([$Sheet1.$G1047]=&quot;critical1 nc&quot;;&quot;1NC&quot;;IF([$Sheet1.$G104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2.771" calcext:value-type="float">
            <text:p>2.77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48]=[$Sheet1.$H1048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1048]=&quot;1&quot;;IF([$Sheet1.$G1048]=&quot;critical1 nc&quot;;&quot;4NC Mismatch&quot;; IF([$Sheet1.$G1048]=&quot;critical2 dn&quot;; &quot;2DN Mismatch&quot;;&quot;&quot;));IF([$Sheet1.$G1048]=&quot;critical1 nc&quot;;&quot;1NC&quot;;IF([$Sheet1.$G104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3.873" calcext:value-type="float">
            <text:p>3.87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49]=[$Sheet1.$H1049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1049]=&quot;1&quot;;IF([$Sheet1.$G1049]=&quot;critical1 nc&quot;;&quot;4NC Mismatch&quot;; IF([$Sheet1.$G1049]=&quot;critical2 dn&quot;; &quot;2DN Mismatch&quot;;&quot;&quot;));IF([$Sheet1.$G1049]=&quot;critical1 nc&quot;;&quot;1NC&quot;;IF([$Sheet1.$G104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8.051" calcext:value-type="float">
            <text:p>8.05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50]=[$Sheet1.$H1050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1050]=&quot;1&quot;;IF([$Sheet1.$G1050]=&quot;critical1 nc&quot;;&quot;4NC Mismatch&quot;; IF([$Sheet1.$G1050]=&quot;critical2 dn&quot;; &quot;2DN Mismatch&quot;;&quot;&quot;));IF([$Sheet1.$G1050]=&quot;critical1 nc&quot;;&quot;1NC&quot;;IF([$Sheet1.$G105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5.074" calcext:value-type="float">
            <text:p>5.07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51]=[$Sheet1.$H1051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1051]=&quot;1&quot;;IF([$Sheet1.$G1051]=&quot;critical1 nc&quot;;&quot;4NC Mismatch&quot;; IF([$Sheet1.$G1051]=&quot;critical2 dn&quot;; &quot;2DN Mismatch&quot;;&quot;&quot;));IF([$Sheet1.$G1051]=&quot;critical1 nc&quot;;&quot;1NC&quot;;IF([$Sheet1.$G105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7.883" calcext:value-type="float">
            <text:p>7.88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52]=[$Sheet1.$H1052]; &quot;&quot;; &quot;1&quot;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table:formula="of:=IF([$Sheet1.$I1052]=&quot;1&quot;;IF([$Sheet1.$G1052]=&quot;critical1 nc&quot;;&quot;4NC Mismatch&quot;; IF([$Sheet1.$G1052]=&quot;critical2 dn&quot;; &quot;2DN Mismatch&quot;;&quot;&quot;));IF([$Sheet1.$G1052]=&quot;critical1 nc&quot;;&quot;1NC&quot;;IF([$Sheet1.$G1052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4.713" calcext:value-type="float">
            <text:p>4.713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53]=[$Sheet1.$H1053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1053]=&quot;1&quot;;IF([$Sheet1.$G1053]=&quot;critical1 nc&quot;;&quot;4NC Mismatch&quot;; IF([$Sheet1.$G1053]=&quot;critical2 dn&quot;; &quot;2DN Mismatch&quot;;&quot;&quot;));IF([$Sheet1.$G1053]=&quot;critical1 nc&quot;;&quot;1NC&quot;;IF([$Sheet1.$G105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F</text:p>
          </table:table-cell>
          <table:table-cell office:value-type="float" office:value="12.51" calcext:value-type="float">
            <text:p>12.51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54]=[$Sheet1.$H1054]; &quot;&quot;; &quot;1&quot;)" office:value-type="string" office:string-value="1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table:formula="of:=IF([$Sheet1.$I1054]=&quot;1&quot;;IF([$Sheet1.$G1054]=&quot;critical1 nc&quot;;&quot;4NC Mismatch&quot;; IF([$Sheet1.$G1054]=&quot;critical2 dn&quot;; &quot;2DN Mismatch&quot;;&quot;&quot;));IF([$Sheet1.$G1054]=&quot;critical1 nc&quot;;&quot;1NC&quot;;IF([$Sheet1.$G1054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11.29" calcext:value-type="float">
            <text:p>11.2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55]=[$Sheet1.$H1055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1055]=&quot;1&quot;;IF([$Sheet1.$G1055]=&quot;critical1 nc&quot;;&quot;4NC Mismatch&quot;; IF([$Sheet1.$G1055]=&quot;critical2 dn&quot;; &quot;2DN Mismatch&quot;;&quot;&quot;));IF([$Sheet1.$G1055]=&quot;critical1 nc&quot;;&quot;1NC&quot;;IF([$Sheet1.$G105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56]=[$Sheet1.$H1056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1056]=&quot;1&quot;;IF([$Sheet1.$G1056]=&quot;critical1 nc&quot;;&quot;4NC Mismatch&quot;; IF([$Sheet1.$G1056]=&quot;critical2 dn&quot;; &quot;2DN Mismatch&quot;;&quot;&quot;));IF([$Sheet1.$G1056]=&quot;critical1 nc&quot;;&quot;1NC&quot;;IF([$Sheet1.$G105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5.002" calcext:value-type="float">
            <text:p>5.00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57]=[$Sheet1.$H1057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1057]=&quot;1&quot;;IF([$Sheet1.$G1057]=&quot;critical1 nc&quot;;&quot;4NC Mismatch&quot;; IF([$Sheet1.$G1057]=&quot;critical2 dn&quot;; &quot;2DN Mismatch&quot;;&quot;&quot;));IF([$Sheet1.$G1057]=&quot;critical1 nc&quot;;&quot;1NC&quot;;IF([$Sheet1.$G105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7.369" calcext:value-type="float">
            <text:p>7.36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58]=[$Sheet1.$H1058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1058]=&quot;1&quot;;IF([$Sheet1.$G1058]=&quot;critical1 nc&quot;;&quot;4NC Mismatch&quot;; IF([$Sheet1.$G1058]=&quot;critical2 dn&quot;; &quot;2DN Mismatch&quot;;&quot;&quot;));IF([$Sheet1.$G1058]=&quot;critical1 nc&quot;;&quot;1NC&quot;;IF([$Sheet1.$G10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612" calcext:value-type="float">
            <text:p>3.61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59]=[$Sheet1.$H1059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1059]=&quot;1&quot;;IF([$Sheet1.$G1059]=&quot;critical1 nc&quot;;&quot;4NC Mismatch&quot;; IF([$Sheet1.$G1059]=&quot;critical2 dn&quot;; &quot;2DN Mismatch&quot;;&quot;&quot;));IF([$Sheet1.$G1059]=&quot;critical1 nc&quot;;&quot;1NC&quot;;IF([$Sheet1.$G10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4.234" calcext:value-type="float">
            <text:p>4.234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60]=[$Sheet1.$H1060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1060]=&quot;1&quot;;IF([$Sheet1.$G1060]=&quot;critical1 nc&quot;;&quot;4NC Mismatch&quot;; IF([$Sheet1.$G1060]=&quot;critical2 dn&quot;; &quot;2DN Mismatch&quot;;&quot;&quot;));IF([$Sheet1.$G1060]=&quot;critical1 nc&quot;;&quot;1NC&quot;;IF([$Sheet1.$G10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2.778" calcext:value-type="float">
            <text:p>2.77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61]=[$Sheet1.$H1061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1061]=&quot;1&quot;;IF([$Sheet1.$G1061]=&quot;critical1 nc&quot;;&quot;4NC Mismatch&quot;; IF([$Sheet1.$G1061]=&quot;critical2 dn&quot;; &quot;2DN Mismatch&quot;;&quot;&quot;));IF([$Sheet1.$G1061]=&quot;critical1 nc&quot;;&quot;1NC&quot;;IF([$Sheet1.$G106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467" calcext:value-type="float">
            <text:p>3.46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62]=[$Sheet1.$H1062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1062]=&quot;1&quot;;IF([$Sheet1.$G1062]=&quot;critical1 nc&quot;;&quot;4NC Mismatch&quot;; IF([$Sheet1.$G1062]=&quot;critical2 dn&quot;; &quot;2DN Mismatch&quot;;&quot;&quot;));IF([$Sheet1.$G1062]=&quot;critical1 nc&quot;;&quot;1NC&quot;;IF([$Sheet1.$G106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2.075" calcext:value-type="float">
            <text:p>2.07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63]=[$Sheet1.$H1063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1063]=&quot;1&quot;;IF([$Sheet1.$G1063]=&quot;critical1 nc&quot;;&quot;4NC Mismatch&quot;; IF([$Sheet1.$G1063]=&quot;critical2 dn&quot;; &quot;2DN Mismatch&quot;;&quot;&quot;));IF([$Sheet1.$G1063]=&quot;critical1 nc&quot;;&quot;1NC&quot;;IF([$Sheet1.$G106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64]=[$Sheet1.$H1064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1064]=&quot;1&quot;;IF([$Sheet1.$G1064]=&quot;critical1 nc&quot;;&quot;4NC Mismatch&quot;; IF([$Sheet1.$G1064]=&quot;critical2 dn&quot;; &quot;2DN Mismatch&quot;;&quot;&quot;));IF([$Sheet1.$G1064]=&quot;critical1 nc&quot;;&quot;1NC&quot;;IF([$Sheet1.$G106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1.786" calcext:value-type="float">
            <text:p>1.78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065]=[$Sheet1.$H1065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1065]=&quot;1&quot;;IF([$Sheet1.$G1065]=&quot;critical1 nc&quot;;&quot;4NC Mismatch&quot;; IF([$Sheet1.$G1065]=&quot;critical2 dn&quot;; &quot;2DN Mismatch&quot;;&quot;&quot;));IF([$Sheet1.$G1065]=&quot;critical1 nc&quot;;&quot;1NC&quot;;IF([$Sheet1.$G106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6.481" calcext:value-type="float">
            <text:p>6.48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66]=[$Sheet1.$H1066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1066]=&quot;1&quot;;IF([$Sheet1.$G1066]=&quot;critical1 nc&quot;;&quot;4NC Mismatch&quot;; IF([$Sheet1.$G1066]=&quot;critical2 dn&quot;; &quot;2DN Mismatch&quot;;&quot;&quot;));IF([$Sheet1.$G1066]=&quot;critical1 nc&quot;;&quot;1NC&quot;;IF([$Sheet1.$G106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4.196" calcext:value-type="float">
            <text:p>4.19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67]=[$Sheet1.$H1067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067]=&quot;1&quot;;IF([$Sheet1.$G1067]=&quot;critical1 nc&quot;;&quot;4NC Mismatch&quot;; IF([$Sheet1.$G1067]=&quot;critical2 dn&quot;; &quot;2DN Mismatch&quot;;&quot;&quot;));IF([$Sheet1.$G1067]=&quot;critical1 nc&quot;;&quot;1NC&quot;;IF([$Sheet1.$G106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7.513" calcext:value-type="float">
            <text:p>7.51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68]=[$Sheet1.$H1068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068]=&quot;1&quot;;IF([$Sheet1.$G1068]=&quot;critical1 nc&quot;;&quot;4NC Mismatch&quot;; IF([$Sheet1.$G1068]=&quot;critical2 dn&quot;; &quot;2DN Mismatch&quot;;&quot;&quot;));IF([$Sheet1.$G1068]=&quot;critical1 nc&quot;;&quot;1NC&quot;;IF([$Sheet1.$G106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69]=[$Sheet1.$H1069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1069]=&quot;1&quot;;IF([$Sheet1.$G1069]=&quot;critical1 nc&quot;;&quot;4NC Mismatch&quot;; IF([$Sheet1.$G1069]=&quot;critical2 dn&quot;; &quot;2DN Mismatch&quot;;&quot;&quot;));IF([$Sheet1.$G1069]=&quot;critical1 nc&quot;;&quot;1NC&quot;;IF([$Sheet1.$G106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6.401" calcext:value-type="float">
            <text:p>6.40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070]=[$Sheet1.$H1070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1070]=&quot;1&quot;;IF([$Sheet1.$G1070]=&quot;critical1 nc&quot;;&quot;4NC Mismatch&quot;; IF([$Sheet1.$G1070]=&quot;critical2 dn&quot;; &quot;2DN Mismatch&quot;;&quot;&quot;));IF([$Sheet1.$G1070]=&quot;critical1 nc&quot;;&quot;1NC&quot;;IF([$Sheet1.$G107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5.523" calcext:value-type="float">
            <text:p>5.52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71]=[$Sheet1.$H1071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1071]=&quot;1&quot;;IF([$Sheet1.$G1071]=&quot;critical1 nc&quot;;&quot;4NC Mismatch&quot;; IF([$Sheet1.$G1071]=&quot;critical2 dn&quot;; &quot;2DN Mismatch&quot;;&quot;&quot;));IF([$Sheet1.$G1071]=&quot;critical1 nc&quot;;&quot;1NC&quot;;IF([$Sheet1.$G107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4.019" calcext:value-type="float">
            <text:p>4.01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72]=[$Sheet1.$H1072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1072]=&quot;1&quot;;IF([$Sheet1.$G1072]=&quot;critical1 nc&quot;;&quot;4NC Mismatch&quot;; IF([$Sheet1.$G1072]=&quot;critical2 dn&quot;; &quot;2DN Mismatch&quot;;&quot;&quot;));IF([$Sheet1.$G1072]=&quot;critical1 nc&quot;;&quot;1NC&quot;;IF([$Sheet1.$G107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6.761" calcext:value-type="float">
            <text:p>6.76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073]=[$Sheet1.$H1073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1073]=&quot;1&quot;;IF([$Sheet1.$G1073]=&quot;critical1 nc&quot;;&quot;4NC Mismatch&quot;; IF([$Sheet1.$G1073]=&quot;critical2 dn&quot;; &quot;2DN Mismatch&quot;;&quot;&quot;));IF([$Sheet1.$G1073]=&quot;critical1 nc&quot;;&quot;1NC&quot;;IF([$Sheet1.$G107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74]=[$Sheet1.$H1074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1074]=&quot;1&quot;;IF([$Sheet1.$G1074]=&quot;critical1 nc&quot;;&quot;4NC Mismatch&quot;; IF([$Sheet1.$G1074]=&quot;critical2 dn&quot;; &quot;2DN Mismatch&quot;;&quot;&quot;));IF([$Sheet1.$G1074]=&quot;critical1 nc&quot;;&quot;1NC&quot;;IF([$Sheet1.$G107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2.817" calcext:value-type="float">
            <text:p>2.81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75]=[$Sheet1.$H1075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1075]=&quot;1&quot;;IF([$Sheet1.$G1075]=&quot;critical1 nc&quot;;&quot;4NC Mismatch&quot;; IF([$Sheet1.$G1075]=&quot;critical2 dn&quot;; &quot;2DN Mismatch&quot;;&quot;&quot;));IF([$Sheet1.$G1075]=&quot;critical1 nc&quot;;&quot;1NC&quot;;IF([$Sheet1.$G107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2.595" calcext:value-type="float">
            <text:p>2.59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76]=[$Sheet1.$H1076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1076]=&quot;1&quot;;IF([$Sheet1.$G1076]=&quot;critical1 nc&quot;;&quot;4NC Mismatch&quot;; IF([$Sheet1.$G1076]=&quot;critical2 dn&quot;; &quot;2DN Mismatch&quot;;&quot;&quot;));IF([$Sheet1.$G1076]=&quot;critical1 nc&quot;;&quot;1NC&quot;;IF([$Sheet1.$G107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3.658" calcext:value-type="float">
            <text:p>3.6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77]=[$Sheet1.$H1077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1077]=&quot;1&quot;;IF([$Sheet1.$G1077]=&quot;critical1 nc&quot;;&quot;4NC Mismatch&quot;; IF([$Sheet1.$G1077]=&quot;critical2 dn&quot;; &quot;2DN Mismatch&quot;;&quot;&quot;));IF([$Sheet1.$G1077]=&quot;critical1 nc&quot;;&quot;1NC&quot;;IF([$Sheet1.$G107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266" calcext:value-type="float">
            <text:p>2.26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78]=[$Sheet1.$H1078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1078]=&quot;1&quot;;IF([$Sheet1.$G1078]=&quot;critical1 nc&quot;;&quot;4NC Mismatch&quot;; IF([$Sheet1.$G1078]=&quot;critical2 dn&quot;; &quot;2DN Mismatch&quot;;&quot;&quot;));IF([$Sheet1.$G1078]=&quot;critical1 nc&quot;;&quot;1NC&quot;;IF([$Sheet1.$G107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V</text:p>
          </table:table-cell>
          <table:table-cell office:value-type="float" office:value="3.178" calcext:value-type="float">
            <text:p>3.1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079]=[$Sheet1.$H1079]; &quot;&quot;; &quot;1&quot;)" office:value-type="string" office:string-value="1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IF([$Sheet1.$I1079]=&quot;1&quot;;IF([$Sheet1.$G1079]=&quot;critical1 nc&quot;;&quot;4NC Mismatch&quot;; IF([$Sheet1.$G1079]=&quot;critical2 dn&quot;; &quot;2DN Mismatch&quot;;&quot;&quot;));IF([$Sheet1.$G1079]=&quot;critical1 nc&quot;;&quot;1NC&quot;;IF([$Sheet1.$G107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3.371" calcext:value-type="float">
            <text:p>3.37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80]=[$Sheet1.$H1080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080]=&quot;1&quot;;IF([$Sheet1.$G1080]=&quot;critical1 nc&quot;;&quot;4NC Mismatch&quot;; IF([$Sheet1.$G1080]=&quot;critical2 dn&quot;; &quot;2DN Mismatch&quot;;&quot;&quot;));IF([$Sheet1.$G1080]=&quot;critical1 nc&quot;;&quot;1NC&quot;;IF([$Sheet1.$G108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185" calcext:value-type="float">
            <text:p>4.1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081]=[$Sheet1.$H1081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1081]=&quot;1&quot;;IF([$Sheet1.$G1081]=&quot;critical1 nc&quot;;&quot;4NC Mismatch&quot;; IF([$Sheet1.$G1081]=&quot;critical2 dn&quot;; &quot;2DN Mismatch&quot;;&quot;&quot;));IF([$Sheet1.$G1081]=&quot;critical1 nc&quot;;&quot;1NC&quot;;IF([$Sheet1.$G108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7.922" calcext:value-type="float">
            <text:p>7.922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82]=[$Sheet1.$H1082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1082]=&quot;1&quot;;IF([$Sheet1.$G1082]=&quot;critical1 nc&quot;;&quot;4NC Mismatch&quot;; IF([$Sheet1.$G1082]=&quot;critical2 dn&quot;; &quot;2DN Mismatch&quot;;&quot;&quot;));IF([$Sheet1.$G1082]=&quot;critical1 nc&quot;;&quot;1NC&quot;;IF([$Sheet1.$G108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3.098" calcext:value-type="float">
            <text:p>3.09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83]=[$Sheet1.$H1083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1083]=&quot;1&quot;;IF([$Sheet1.$G1083]=&quot;critical1 nc&quot;;&quot;4NC Mismatch&quot;; IF([$Sheet1.$G1083]=&quot;critical2 dn&quot;; &quot;2DN Mismatch&quot;;&quot;&quot;));IF([$Sheet1.$G1083]=&quot;critical1 nc&quot;;&quot;1NC&quot;;IF([$Sheet1.$G108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F</text:p>
          </table:table-cell>
          <table:table-cell office:value-type="float" office:value="9.586" calcext:value-type="float">
            <text:p>9.58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84]=[$Sheet1.$H1084]; &quot;&quot;; &quot;1&quot;)" office:value-type="string" office:string-value="1" calcext:value-type="string">
            <text:p>1</text:p>
          </table:table-cell>
          <table:table-cell office:value-type="float" office:value="7" calcext:value-type="float">
            <text:p>7</text:p>
          </table:table-cell>
          <table:table-cell table:formula="of:=IF([$Sheet1.$I1084]=&quot;1&quot;;IF([$Sheet1.$G1084]=&quot;critical1 nc&quot;;&quot;4NC Mismatch&quot;; IF([$Sheet1.$G1084]=&quot;critical2 dn&quot;; &quot;2DN Mismatch&quot;;&quot;&quot;));IF([$Sheet1.$G1084]=&quot;critical1 nc&quot;;&quot;1NC&quot;;IF([$Sheet1.$G1084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5.917" calcext:value-type="float">
            <text:p>5.917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85]=[$Sheet1.$H1085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1085]=&quot;1&quot;;IF([$Sheet1.$G1085]=&quot;critical1 nc&quot;;&quot;4NC Mismatch&quot;; IF([$Sheet1.$G1085]=&quot;critical2 dn&quot;; &quot;2DN Mismatch&quot;;&quot;&quot;));IF([$Sheet1.$G1085]=&quot;critical1 nc&quot;;&quot;1NC&quot;;IF([$Sheet1.$G108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V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86]=[$Sheet1.$H1086]; &quot;&quot;; &quot;1&quot;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table:formula="of:=IF([$Sheet1.$I1086]=&quot;1&quot;;IF([$Sheet1.$G1086]=&quot;critical1 nc&quot;;&quot;4NC Mismatch&quot;; IF([$Sheet1.$G1086]=&quot;critical2 dn&quot;; &quot;2DN Mismatch&quot;;&quot;&quot;));IF([$Sheet1.$G1086]=&quot;critical1 nc&quot;;&quot;1NC&quot;;IF([$Sheet1.$G1086]=&quot;critical2 dn&quot;;&quot;3DN&quot;;&quot;&quot;)))" office:value-type="string" office:string-value="4NC Mismatch" calcext:value-type="string">
            <text:p>4NC Mismatch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5.914" calcext:value-type="float">
            <text:p>5.91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087]=[$Sheet1.$H1087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1087]=&quot;1&quot;;IF([$Sheet1.$G1087]=&quot;critical1 nc&quot;;&quot;4NC Mismatch&quot;; IF([$Sheet1.$G1087]=&quot;critical2 dn&quot;; &quot;2DN Mismatch&quot;;&quot;&quot;));IF([$Sheet1.$G1087]=&quot;critical1 nc&quot;;&quot;1NC&quot;;IF([$Sheet1.$G108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88]=[$Sheet1.$H1088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1088]=&quot;1&quot;;IF([$Sheet1.$G1088]=&quot;critical1 nc&quot;;&quot;4NC Mismatch&quot;; IF([$Sheet1.$G1088]=&quot;critical2 dn&quot;; &quot;2DN Mismatch&quot;;&quot;&quot;));IF([$Sheet1.$G1088]=&quot;critical1 nc&quot;;&quot;1NC&quot;;IF([$Sheet1.$G108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089]=[$Sheet1.$H1089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1089]=&quot;1&quot;;IF([$Sheet1.$G1089]=&quot;critical1 nc&quot;;&quot;4NC Mismatch&quot;; IF([$Sheet1.$G1089]=&quot;critical2 dn&quot;; &quot;2DN Mismatch&quot;;&quot;&quot;));IF([$Sheet1.$G1089]=&quot;critical1 nc&quot;;&quot;1NC&quot;;IF([$Sheet1.$G108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90]=[$Sheet1.$H1090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1090]=&quot;1&quot;;IF([$Sheet1.$G1090]=&quot;critical1 nc&quot;;&quot;4NC Mismatch&quot;; IF([$Sheet1.$G1090]=&quot;critical2 dn&quot;; &quot;2DN Mismatch&quot;;&quot;&quot;));IF([$Sheet1.$G1090]=&quot;critical1 nc&quot;;&quot;1NC&quot;;IF([$Sheet1.$G109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7.618" calcext:value-type="float">
            <text:p>7.61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91]=[$Sheet1.$H1091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1091]=&quot;1&quot;;IF([$Sheet1.$G1091]=&quot;critical1 nc&quot;;&quot;4NC Mismatch&quot;; IF([$Sheet1.$G1091]=&quot;critical2 dn&quot;; &quot;2DN Mismatch&quot;;&quot;&quot;));IF([$Sheet1.$G1091]=&quot;critical1 nc&quot;;&quot;1NC&quot;;IF([$Sheet1.$G109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92]=[$Sheet1.$H1092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1092]=&quot;1&quot;;IF([$Sheet1.$G1092]=&quot;critical1 nc&quot;;&quot;4NC Mismatch&quot;; IF([$Sheet1.$G1092]=&quot;critical2 dn&quot;; &quot;2DN Mismatch&quot;;&quot;&quot;));IF([$Sheet1.$G1092]=&quot;critical1 nc&quot;;&quot;1NC&quot;;IF([$Sheet1.$G109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9.664" calcext:value-type="float">
            <text:p>9.66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93]=[$Sheet1.$H1093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1093]=&quot;1&quot;;IF([$Sheet1.$G1093]=&quot;critical1 nc&quot;;&quot;4NC Mismatch&quot;; IF([$Sheet1.$G1093]=&quot;critical2 dn&quot;; &quot;2DN Mismatch&quot;;&quot;&quot;));IF([$Sheet1.$G1093]=&quot;critical1 nc&quot;;&quot;1NC&quot;;IF([$Sheet1.$G109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94]=[$Sheet1.$H1094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1094]=&quot;1&quot;;IF([$Sheet1.$G1094]=&quot;critical1 nc&quot;;&quot;4NC Mismatch&quot;; IF([$Sheet1.$G1094]=&quot;critical2 dn&quot;; &quot;2DN Mismatch&quot;;&quot;&quot;));IF([$Sheet1.$G1094]=&quot;critical1 nc&quot;;&quot;1NC&quot;;IF([$Sheet1.$G109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95]=[$Sheet1.$H1095]; &quot;&quot;; &quot;1&quot;)">
            <text:p/>
          </table:table-cell>
          <table:table-cell office:value-type="float" office:value="17" calcext:value-type="float">
            <text:p>17</text:p>
          </table:table-cell>
          <table:table-cell table:formula="of:=IF([$Sheet1.$I1095]=&quot;1&quot;;IF([$Sheet1.$G1095]=&quot;critical1 nc&quot;;&quot;4NC Mismatch&quot;; IF([$Sheet1.$G1095]=&quot;critical2 dn&quot;; &quot;2DN Mismatch&quot;;&quot;&quot;));IF([$Sheet1.$G1095]=&quot;critical1 nc&quot;;&quot;1NC&quot;;IF([$Sheet1.$G109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V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096]=[$Sheet1.$H1096]; &quot;&quot;; &quot;1&quot;)" office:value-type="string" office:string-value="1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table:formula="of:=IF([$Sheet1.$I1096]=&quot;1&quot;;IF([$Sheet1.$G1096]=&quot;critical1 nc&quot;;&quot;4NC Mismatch&quot;; IF([$Sheet1.$G1096]=&quot;critical2 dn&quot;; &quot;2DN Mismatch&quot;;&quot;&quot;));IF([$Sheet1.$G1096]=&quot;critical1 nc&quot;;&quot;1NC&quot;;IF([$Sheet1.$G1096]=&quot;critical2 dn&quot;;&quot;3DN&quot;;&quot;&quot;)))" office:value-type="string" office:string-value="2DN Mismatch" calcext:value-type="string">
            <text:p>2DN Mismatch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7.467" calcext:value-type="float">
            <text:p>7.46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097]=[$Sheet1.$H1097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1097]=&quot;1&quot;;IF([$Sheet1.$G1097]=&quot;critical1 nc&quot;;&quot;4NC Mismatch&quot;; IF([$Sheet1.$G1097]=&quot;critical2 dn&quot;; &quot;2DN Mismatch&quot;;&quot;&quot;));IF([$Sheet1.$G1097]=&quot;critical1 nc&quot;;&quot;1NC&quot;;IF([$Sheet1.$G109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98]=[$Sheet1.$H1098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1098]=&quot;1&quot;;IF([$Sheet1.$G1098]=&quot;critical1 nc&quot;;&quot;4NC Mismatch&quot;; IF([$Sheet1.$G1098]=&quot;critical2 dn&quot;; &quot;2DN Mismatch&quot;;&quot;&quot;));IF([$Sheet1.$G1098]=&quot;critical1 nc&quot;;&quot;1NC&quot;;IF([$Sheet1.$G109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5.348" calcext:value-type="float">
            <text:p>5.34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099]=[$Sheet1.$H1099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1099]=&quot;1&quot;;IF([$Sheet1.$G1099]=&quot;critical1 nc&quot;;&quot;4NC Mismatch&quot;; IF([$Sheet1.$G1099]=&quot;critical2 dn&quot;; &quot;2DN Mismatch&quot;;&quot;&quot;));IF([$Sheet1.$G1099]=&quot;critical1 nc&quot;;&quot;1NC&quot;;IF([$Sheet1.$G109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3.125" calcext:value-type="float">
            <text:p>3.12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00]=[$Sheet1.$H1100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1100]=&quot;1&quot;;IF([$Sheet1.$G1100]=&quot;critical1 nc&quot;;&quot;4NC Mismatch&quot;; IF([$Sheet1.$G1100]=&quot;critical2 dn&quot;; &quot;2DN Mismatch&quot;;&quot;&quot;));IF([$Sheet1.$G1100]=&quot;critical1 nc&quot;;&quot;1NC&quot;;IF([$Sheet1.$G110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682" calcext:value-type="float">
            <text:p>3.68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01]=[$Sheet1.$H1101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1101]=&quot;1&quot;;IF([$Sheet1.$G1101]=&quot;critical1 nc&quot;;&quot;4NC Mismatch&quot;; IF([$Sheet1.$G1101]=&quot;critical2 dn&quot;; &quot;2DN Mismatch&quot;;&quot;&quot;));IF([$Sheet1.$G1101]=&quot;critical1 nc&quot;;&quot;1NC&quot;;IF([$Sheet1.$G110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02]=[$Sheet1.$H1102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1102]=&quot;1&quot;;IF([$Sheet1.$G1102]=&quot;critical1 nc&quot;;&quot;4NC Mismatch&quot;; IF([$Sheet1.$G1102]=&quot;critical2 dn&quot;; &quot;2DN Mismatch&quot;;&quot;&quot;));IF([$Sheet1.$G1102]=&quot;critical1 nc&quot;;&quot;1NC&quot;;IF([$Sheet1.$G110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555" calcext:value-type="float">
            <text:p>3.555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103]=[$Sheet1.$H1103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1103]=&quot;1&quot;;IF([$Sheet1.$G1103]=&quot;critical1 nc&quot;;&quot;4NC Mismatch&quot;; IF([$Sheet1.$G1103]=&quot;critical2 dn&quot;; &quot;2DN Mismatch&quot;;&quot;&quot;));IF([$Sheet1.$G1103]=&quot;critical1 nc&quot;;&quot;1NC&quot;;IF([$Sheet1.$G110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3.306" calcext:value-type="float">
            <text:p>3.30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104]=[$Sheet1.$H1104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1104]=&quot;1&quot;;IF([$Sheet1.$G1104]=&quot;critical1 nc&quot;;&quot;4NC Mismatch&quot;; IF([$Sheet1.$G1104]=&quot;critical2 dn&quot;; &quot;2DN Mismatch&quot;;&quot;&quot;));IF([$Sheet1.$G1104]=&quot;critical1 nc&quot;;&quot;1NC&quot;;IF([$Sheet1.$G110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3.586" calcext:value-type="float">
            <text:p>3.58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05]=[$Sheet1.$H1105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105]=&quot;1&quot;;IF([$Sheet1.$G1105]=&quot;critical1 nc&quot;;&quot;4NC Mismatch&quot;; IF([$Sheet1.$G1105]=&quot;critical2 dn&quot;; &quot;2DN Mismatch&quot;;&quot;&quot;));IF([$Sheet1.$G1105]=&quot;critical1 nc&quot;;&quot;1NC&quot;;IF([$Sheet1.$G110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475" calcext:value-type="float">
            <text:p>5.47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06]=[$Sheet1.$H1106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1106]=&quot;1&quot;;IF([$Sheet1.$G1106]=&quot;critical1 nc&quot;;&quot;4NC Mismatch&quot;; IF([$Sheet1.$G1106]=&quot;critical2 dn&quot;; &quot;2DN Mismatch&quot;;&quot;&quot;));IF([$Sheet1.$G1106]=&quot;critical1 nc&quot;;&quot;1NC&quot;;IF([$Sheet1.$G110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7.618" calcext:value-type="float">
            <text:p>7.61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07]=[$Sheet1.$H1107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1107]=&quot;1&quot;;IF([$Sheet1.$G1107]=&quot;critical1 nc&quot;;&quot;4NC Mismatch&quot;; IF([$Sheet1.$G1107]=&quot;critical2 dn&quot;; &quot;2DN Mismatch&quot;;&quot;&quot;));IF([$Sheet1.$G1107]=&quot;critical1 nc&quot;;&quot;1NC&quot;;IF([$Sheet1.$G110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3.866" calcext:value-type="float">
            <text:p>3.866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08]=[$Sheet1.$H1108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1108]=&quot;1&quot;;IF([$Sheet1.$G1108]=&quot;critical1 nc&quot;;&quot;4NC Mismatch&quot;; IF([$Sheet1.$G1108]=&quot;critical2 dn&quot;; &quot;2DN Mismatch&quot;;&quot;&quot;));IF([$Sheet1.$G1108]=&quot;critical1 nc&quot;;&quot;1NC&quot;;IF([$Sheet1.$G110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09]=[$Sheet1.$H1109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1109]=&quot;1&quot;;IF([$Sheet1.$G1109]=&quot;critical1 nc&quot;;&quot;4NC Mismatch&quot;; IF([$Sheet1.$G1109]=&quot;critical2 dn&quot;; &quot;2DN Mismatch&quot;;&quot;&quot;));IF([$Sheet1.$G1109]=&quot;critical1 nc&quot;;&quot;1NC&quot;;IF([$Sheet1.$G110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632" calcext:value-type="float">
            <text:p>4.63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10]=[$Sheet1.$H1110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110]=&quot;1&quot;;IF([$Sheet1.$G1110]=&quot;critical1 nc&quot;;&quot;4NC Mismatch&quot;; IF([$Sheet1.$G1110]=&quot;critical2 dn&quot;; &quot;2DN Mismatch&quot;;&quot;&quot;));IF([$Sheet1.$G1110]=&quot;critical1 nc&quot;;&quot;1NC&quot;;IF([$Sheet1.$G111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4.458" calcext:value-type="float">
            <text:p>4.458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11]=[$Sheet1.$H1111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1111]=&quot;1&quot;;IF([$Sheet1.$G1111]=&quot;critical1 nc&quot;;&quot;4NC Mismatch&quot;; IF([$Sheet1.$G1111]=&quot;critical2 dn&quot;; &quot;2DN Mismatch&quot;;&quot;&quot;));IF([$Sheet1.$G1111]=&quot;critical1 nc&quot;;&quot;1NC&quot;;IF([$Sheet1.$G111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851" calcext:value-type="float">
            <text:p>3.85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12]=[$Sheet1.$H1112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1112]=&quot;1&quot;;IF([$Sheet1.$G1112]=&quot;critical1 nc&quot;;&quot;4NC Mismatch&quot;; IF([$Sheet1.$G1112]=&quot;critical2 dn&quot;; &quot;2DN Mismatch&quot;;&quot;&quot;));IF([$Sheet1.$G1112]=&quot;critical1 nc&quot;;&quot;1NC&quot;;IF([$Sheet1.$G111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13]=[$Sheet1.$H1113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1113]=&quot;1&quot;;IF([$Sheet1.$G1113]=&quot;critical1 nc&quot;;&quot;4NC Mismatch&quot;; IF([$Sheet1.$G1113]=&quot;critical2 dn&quot;; &quot;2DN Mismatch&quot;;&quot;&quot;));IF([$Sheet1.$G1113]=&quot;critical1 nc&quot;;&quot;1NC&quot;;IF([$Sheet1.$G111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138" calcext:value-type="float">
            <text:p>2.13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14]=[$Sheet1.$H1114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1114]=&quot;1&quot;;IF([$Sheet1.$G1114]=&quot;critical1 nc&quot;;&quot;4NC Mismatch&quot;; IF([$Sheet1.$G1114]=&quot;critical2 dn&quot;; &quot;2DN Mismatch&quot;;&quot;&quot;));IF([$Sheet1.$G1114]=&quot;critical1 nc&quot;;&quot;1NC&quot;;IF([$Sheet1.$G111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15]=[$Sheet1.$H1115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1115]=&quot;1&quot;;IF([$Sheet1.$G1115]=&quot;critical1 nc&quot;;&quot;4NC Mismatch&quot;; IF([$Sheet1.$G1115]=&quot;critical2 dn&quot;; &quot;2DN Mismatch&quot;;&quot;&quot;));IF([$Sheet1.$G1115]=&quot;critical1 nc&quot;;&quot;1NC&quot;;IF([$Sheet1.$G111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16]=[$Sheet1.$H1116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1116]=&quot;1&quot;;IF([$Sheet1.$G1116]=&quot;critical1 nc&quot;;&quot;4NC Mismatch&quot;; IF([$Sheet1.$G1116]=&quot;critical2 dn&quot;; &quot;2DN Mismatch&quot;;&quot;&quot;));IF([$Sheet1.$G1116]=&quot;critical1 nc&quot;;&quot;1NC&quot;;IF([$Sheet1.$G111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5.068" calcext:value-type="float">
            <text:p>5.06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17]=[$Sheet1.$H1117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1117]=&quot;1&quot;;IF([$Sheet1.$G1117]=&quot;critical1 nc&quot;;&quot;4NC Mismatch&quot;; IF([$Sheet1.$G1117]=&quot;critical2 dn&quot;; &quot;2DN Mismatch&quot;;&quot;&quot;));IF([$Sheet1.$G1117]=&quot;critical1 nc&quot;;&quot;1NC&quot;;IF([$Sheet1.$G111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18]=[$Sheet1.$H1118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118]=&quot;1&quot;;IF([$Sheet1.$G1118]=&quot;critical1 nc&quot;;&quot;4NC Mismatch&quot;; IF([$Sheet1.$G1118]=&quot;critical2 dn&quot;; &quot;2DN Mismatch&quot;;&quot;&quot;));IF([$Sheet1.$G1118]=&quot;critical1 nc&quot;;&quot;1NC&quot;;IF([$Sheet1.$G111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F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19]=[$Sheet1.$H1119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1119]=&quot;1&quot;;IF([$Sheet1.$G1119]=&quot;critical1 nc&quot;;&quot;4NC Mismatch&quot;; IF([$Sheet1.$G1119]=&quot;critical2 dn&quot;; &quot;2DN Mismatch&quot;;&quot;&quot;));IF([$Sheet1.$G1119]=&quot;critical1 nc&quot;;&quot;1NC&quot;;IF([$Sheet1.$G111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6.883" calcext:value-type="float">
            <text:p>6.88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20]=[$Sheet1.$H1120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1120]=&quot;1&quot;;IF([$Sheet1.$G1120]=&quot;critical1 nc&quot;;&quot;4NC Mismatch&quot;; IF([$Sheet1.$G1120]=&quot;critical2 dn&quot;; &quot;2DN Mismatch&quot;;&quot;&quot;));IF([$Sheet1.$G1120]=&quot;critical1 nc&quot;;&quot;1NC&quot;;IF([$Sheet1.$G112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4.562" calcext:value-type="float">
            <text:p>4.56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21]=[$Sheet1.$H1121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1121]=&quot;1&quot;;IF([$Sheet1.$G1121]=&quot;critical1 nc&quot;;&quot;4NC Mismatch&quot;; IF([$Sheet1.$G1121]=&quot;critical2 dn&quot;; &quot;2DN Mismatch&quot;;&quot;&quot;));IF([$Sheet1.$G1121]=&quot;critical1 nc&quot;;&quot;1NC&quot;;IF([$Sheet1.$G1121]=&quot;critical2 dn&quot;;&quot;3DN&quot;;&quot;&quot;)))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6.563" calcext:value-type="float">
            <text:p>6.563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122]=[$Sheet1.$H1122]; &quot;&quot;; &quot;1&quot;)">
            <text:p/>
          </table:table-cell>
          <table:table-cell office:value-type="float" office:value="35" calcext:value-type="float">
            <text:p>35</text:p>
          </table:table-cell>
          <table:table-cell table:formula="of:=IF([$Sheet1.$I1122]=&quot;1&quot;;IF([$Sheet1.$G1122]=&quot;critical1 nc&quot;;&quot;4NC Mismatch&quot;; IF([$Sheet1.$G1122]=&quot;critical2 dn&quot;; &quot;2DN Mismatch&quot;;&quot;&quot;));IF([$Sheet1.$G1122]=&quot;critical1 nc&quot;;&quot;1NC&quot;;IF([$Sheet1.$G1122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80.04" calcext:value-type="float">
            <text:p>80.0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123]=[$Sheet1.$H1123]; &quot;&quot;; &quot;1&quot;)">
            <text:p/>
          </table:table-cell>
          <table:table-cell office:value-type="float" office:value="1" calcext:value-type="float">
            <text:p>1</text:p>
          </table:table-cell>
          <table:table-cell table:formula="of:=IF([$Sheet1.$I1123]=&quot;1&quot;;IF([$Sheet1.$G1123]=&quot;critical1 nc&quot;;&quot;4NC Mismatch&quot;; IF([$Sheet1.$G1123]=&quot;critical2 dn&quot;; &quot;2DN Mismatch&quot;;&quot;&quot;));IF([$Sheet1.$G1123]=&quot;critical1 nc&quot;;&quot;1NC&quot;;IF([$Sheet1.$G1123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124]=[$Sheet1.$H1124]; &quot;&quot;; &quot;1&quot;)">
            <text:p/>
          </table:table-cell>
          <table:table-cell office:value-type="float" office:value="25" calcext:value-type="float">
            <text:p>25</text:p>
          </table:table-cell>
          <table:table-cell table:formula="of:=IF([$Sheet1.$I1124]=&quot;1&quot;;IF([$Sheet1.$G1124]=&quot;critical1 nc&quot;;&quot;4NC Mismatch&quot;; IF([$Sheet1.$G1124]=&quot;critical2 dn&quot;; &quot;2DN Mismatch&quot;;&quot;&quot;));IF([$Sheet1.$G1124]=&quot;critical1 nc&quot;;&quot;1NC&quot;;IF([$Sheet1.$G1124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5.004" calcext:value-type="float">
            <text:p>5.00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125]=[$Sheet1.$H1125]; &quot;&quot;; &quot;1&quot;)">
            <text:p/>
          </table:table-cell>
          <table:table-cell office:value-type="float" office:value="29" calcext:value-type="float">
            <text:p>29</text:p>
          </table:table-cell>
          <table:table-cell table:formula="of:=IF([$Sheet1.$I1125]=&quot;1&quot;;IF([$Sheet1.$G1125]=&quot;critical1 nc&quot;;&quot;4NC Mismatch&quot;; IF([$Sheet1.$G1125]=&quot;critical2 dn&quot;; &quot;2DN Mismatch&quot;;&quot;&quot;));IF([$Sheet1.$G1125]=&quot;critical1 nc&quot;;&quot;1NC&quot;;IF([$Sheet1.$G1125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629" calcext:value-type="float">
            <text:p>5.629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126]=[$Sheet1.$H1126]; &quot;&quot;; &quot;1&quot;)">
            <text:p/>
          </table:table-cell>
          <table:table-cell office:value-type="float" office:value="9" calcext:value-type="float">
            <text:p>9</text:p>
          </table:table-cell>
          <table:table-cell table:formula="of:=IF([$Sheet1.$I1126]=&quot;1&quot;;IF([$Sheet1.$G1126]=&quot;critical1 nc&quot;;&quot;4NC Mismatch&quot;; IF([$Sheet1.$G1126]=&quot;critical2 dn&quot;; &quot;2DN Mismatch&quot;;&quot;&quot;));IF([$Sheet1.$G1126]=&quot;critical1 nc&quot;;&quot;1NC&quot;;IF([$Sheet1.$G1126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066" calcext:value-type="float">
            <text:p>4.066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V</text:p>
          </table:table-cell>
          <table:table-cell table:style-name="ce1" table:formula="of:=IF([$Sheet1.$E1127]=[$Sheet1.$H1127]; &quot;&quot;; &quot;1&quot;)">
            <text:p/>
          </table:table-cell>
          <table:table-cell office:value-type="float" office:value="13" calcext:value-type="float">
            <text:p>13</text:p>
          </table:table-cell>
          <table:table-cell table:formula="of:=IF([$Sheet1.$I1127]=&quot;1&quot;;IF([$Sheet1.$G1127]=&quot;critical1 nc&quot;;&quot;4NC Mismatch&quot;; IF([$Sheet1.$G1127]=&quot;critical2 dn&quot;; &quot;2DN Mismatch&quot;;&quot;&quot;));IF([$Sheet1.$G1127]=&quot;critical1 nc&quot;;&quot;1NC&quot;;IF([$Sheet1.$G1127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3.528" calcext:value-type="float">
            <text:p>3.528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128]=[$Sheet1.$H1128]; &quot;&quot;; &quot;1&quot;)">
            <text:p/>
          </table:table-cell>
          <table:table-cell office:value-type="float" office:value="39" calcext:value-type="float">
            <text:p>39</text:p>
          </table:table-cell>
          <table:table-cell table:formula="of:=IF([$Sheet1.$I1128]=&quot;1&quot;;IF([$Sheet1.$G1128]=&quot;critical1 nc&quot;;&quot;4NC Mismatch&quot;; IF([$Sheet1.$G1128]=&quot;critical2 dn&quot;; &quot;2DN Mismatch&quot;;&quot;&quot;));IF([$Sheet1.$G1128]=&quot;critical1 nc&quot;;&quot;1NC&quot;;IF([$Sheet1.$G1128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5.754" calcext:value-type="float">
            <text:p>5.754</text:p>
          </table:table-cell>
          <table:table-cell office:value-type="string" calcext:value-type="string">
            <text:p>Critical1 NC</text:p>
          </table:table-cell>
          <table:table-cell office:value-type="string" calcext:value-type="string">
            <text:p>F</text:p>
          </table:table-cell>
          <table:table-cell table:style-name="ce1" table:formula="of:=IF([$Sheet1.$E1129]=[$Sheet1.$H1129]; &quot;&quot;; &quot;1&quot;)">
            <text:p/>
          </table:table-cell>
          <table:table-cell office:value-type="float" office:value="18" calcext:value-type="float">
            <text:p>18</text:p>
          </table:table-cell>
          <table:table-cell table:formula="of:=IF([$Sheet1.$I1129]=&quot;1&quot;;IF([$Sheet1.$G1129]=&quot;critical1 nc&quot;;&quot;4NC Mismatch&quot;; IF([$Sheet1.$G1129]=&quot;critical2 dn&quot;; &quot;2DN Mismatch&quot;;&quot;&quot;));IF([$Sheet1.$G1129]=&quot;critical1 nc&quot;;&quot;1NC&quot;;IF([$Sheet1.$G1129]=&quot;critical2 dn&quot;;&quot;3DN&quot;;&quot;&quot;)))" office:value-type="string" office:string-value="1NC" calcext:value-type="string">
            <text:p>1N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4.455" calcext:value-type="float">
            <text:p>4.455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130]=[$Sheet1.$H1130]; &quot;&quot;; &quot;1&quot;)">
            <text:p/>
          </table:table-cell>
          <table:table-cell office:value-type="float" office:value="14" calcext:value-type="float">
            <text:p>14</text:p>
          </table:table-cell>
          <table:table-cell table:formula="of:=IF([$Sheet1.$I1130]=&quot;1&quot;;IF([$Sheet1.$G1130]=&quot;critical1 nc&quot;;&quot;4NC Mismatch&quot;; IF([$Sheet1.$G1130]=&quot;critical2 dn&quot;; &quot;2DN Mismatch&quot;;&quot;&quot;));IF([$Sheet1.$G1130]=&quot;critical1 nc&quot;;&quot;1NC&quot;;IF([$Sheet1.$G1130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3.708" calcext:value-type="float">
            <text:p>3.70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131]=[$Sheet1.$H1131]; &quot;&quot;; &quot;1&quot;)">
            <text:p/>
          </table:table-cell>
          <table:table-cell office:value-type="float" office:value="28" calcext:value-type="float">
            <text:p>28</text:p>
          </table:table-cell>
          <table:table-cell table:formula="of:=IF([$Sheet1.$I1131]=&quot;1&quot;;IF([$Sheet1.$G1131]=&quot;critical1 nc&quot;;&quot;4NC Mismatch&quot;; IF([$Sheet1.$G1131]=&quot;critical2 dn&quot;; &quot;2DN Mismatch&quot;;&quot;&quot;));IF([$Sheet1.$G1131]=&quot;critical1 nc&quot;;&quot;1NC&quot;;IF([$Sheet1.$G1131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4.432" calcext:value-type="float">
            <text:p>4.43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132]=[$Sheet1.$H1132]; &quot;&quot;; &quot;1&quot;)">
            <text:p/>
          </table:table-cell>
          <table:table-cell office:value-type="float" office:value="21" calcext:value-type="float">
            <text:p>21</text:p>
          </table:table-cell>
          <table:table-cell table:formula="of:=IF([$Sheet1.$I1132]=&quot;1&quot;;IF([$Sheet1.$G1132]=&quot;critical1 nc&quot;;&quot;4NC Mismatch&quot;; IF([$Sheet1.$G1132]=&quot;critical2 dn&quot;; &quot;2DN Mismatch&quot;;&quot;&quot;));IF([$Sheet1.$G1132]=&quot;critical1 nc&quot;;&quot;1NC&quot;;IF([$Sheet1.$G1132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133]=[$Sheet1.$H1133]; &quot;&quot;; &quot;1&quot;)">
            <text:p/>
          </table:table-cell>
          <table:table-cell office:value-type="float" office:value="40" calcext:value-type="float">
            <text:p>40</text:p>
          </table:table-cell>
          <table:table-cell table:formula="of:=IF([$Sheet1.$I1133]=&quot;1&quot;;IF([$Sheet1.$G1133]=&quot;critical1 nc&quot;;&quot;4NC Mismatch&quot;; IF([$Sheet1.$G1133]=&quot;critical2 dn&quot;; &quot;2DN Mismatch&quot;;&quot;&quot;));IF([$Sheet1.$G1133]=&quot;critical1 nc&quot;;&quot;1NC&quot;;IF([$Sheet1.$G1133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134]=[$Sheet1.$H1134]; &quot;&quot;; &quot;1&quot;)">
            <text:p/>
          </table:table-cell>
          <table:table-cell office:value-type="float" office:value="33" calcext:value-type="float">
            <text:p>33</text:p>
          </table:table-cell>
          <table:table-cell table:formula="of:=IF([$Sheet1.$I1134]=&quot;1&quot;;IF([$Sheet1.$G1134]=&quot;critical1 nc&quot;;&quot;4NC Mismatch&quot;; IF([$Sheet1.$G1134]=&quot;critical2 dn&quot;; &quot;2DN Mismatch&quot;;&quot;&quot;));IF([$Sheet1.$G1134]=&quot;critical1 nc&quot;;&quot;1NC&quot;;IF([$Sheet1.$G1134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7.672" calcext:value-type="float">
            <text:p>7.67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135]=[$Sheet1.$H1135]; &quot;&quot;; &quot;1&quot;)">
            <text:p/>
          </table:table-cell>
          <table:table-cell office:value-type="float" office:value="4" calcext:value-type="float">
            <text:p>4</text:p>
          </table:table-cell>
          <table:table-cell table:formula="of:=IF([$Sheet1.$I1135]=&quot;1&quot;;IF([$Sheet1.$G1135]=&quot;critical1 nc&quot;;&quot;4NC Mismatch&quot;; IF([$Sheet1.$G1135]=&quot;critical2 dn&quot;; &quot;2DN Mismatch&quot;;&quot;&quot;));IF([$Sheet1.$G1135]=&quot;critical1 nc&quot;;&quot;1NC&quot;;IF([$Sheet1.$G1135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5.122" calcext:value-type="float">
            <text:p>5.122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F</text:p>
          </table:table-cell>
          <table:table-cell table:style-name="ce1" table:formula="of:=IF([$Sheet1.$E1136]=[$Sheet1.$H1136]; &quot;&quot;; &quot;1&quot;)">
            <text:p/>
          </table:table-cell>
          <table:table-cell office:value-type="float" office:value="6" calcext:value-type="float">
            <text:p>6</text:p>
          </table:table-cell>
          <table:table-cell table:formula="of:=IF([$Sheet1.$I1136]=&quot;1&quot;;IF([$Sheet1.$G1136]=&quot;critical1 nc&quot;;&quot;4NC Mismatch&quot;; IF([$Sheet1.$G1136]=&quot;critical2 dn&quot;; &quot;2DN Mismatch&quot;;&quot;&quot;));IF([$Sheet1.$G1136]=&quot;critical1 nc&quot;;&quot;1NC&quot;;IF([$Sheet1.$G1136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6.277" calcext:value-type="float">
            <text:p>6.277</text:p>
          </table:table-cell>
          <table:table-cell office:value-type="string" calcext:value-type="string">
            <text:p>Critical2 DN</text:p>
          </table:table-cell>
          <table:table-cell office:value-type="string" calcext:value-type="string">
            <text:p>V</text:p>
          </table:table-cell>
          <table:table-cell table:style-name="ce1" table:formula="of:=IF([$Sheet1.$E1137]=[$Sheet1.$H1137]; &quot;&quot;; &quot;1&quot;)">
            <text:p/>
          </table:table-cell>
          <table:table-cell office:value-type="float" office:value="20" calcext:value-type="float">
            <text:p>20</text:p>
          </table:table-cell>
          <table:table-cell table:formula="of:=IF([$Sheet1.$I1137]=&quot;1&quot;;IF([$Sheet1.$G1137]=&quot;critical1 nc&quot;;&quot;4NC Mismatch&quot;; IF([$Sheet1.$G1137]=&quot;critical2 dn&quot;; &quot;2DN Mismatch&quot;;&quot;&quot;));IF([$Sheet1.$G1137]=&quot;critical1 nc&quot;;&quot;1NC&quot;;IF([$Sheet1.$G1137]=&quot;critical2 dn&quot;;&quot;3DN&quot;;&quot;&quot;)))" office:value-type="string" office:string-value="3DN" calcext:value-type="string">
            <text:p>3DN</text:p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138]=[$Sheet1.$H1138]; &quot;&quot;; &quot;1&quot;)">
            <text:p/>
          </table:table-cell>
          <table:table-cell office:value-type="float" office:value="36" calcext:value-type="float">
            <text:p>36</text:p>
          </table:table-cell>
          <table:table-cell table:formula="of:=IF([$Sheet1.$I1138]=&quot;1&quot;;IF([$Sheet1.$G1138]=&quot;critical1 nc&quot;;&quot;4NC Mismatch&quot;; IF([$Sheet1.$G1138]=&quot;critical2 dn&quot;; &quot;2DN Mismatch&quot;;&quot;&quot;));IF([$Sheet1.$G1138]=&quot;critical1 nc&quot;;&quot;1NC&quot;;IF([$Sheet1.$G113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439" calcext:value-type="float">
            <text:p>3.43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139]=[$Sheet1.$H1139]; &quot;&quot;; &quot;1&quot;)">
            <text:p/>
          </table:table-cell>
          <table:table-cell office:value-type="float" office:value="22" calcext:value-type="float">
            <text:p>22</text:p>
          </table:table-cell>
          <table:table-cell table:formula="of:=IF([$Sheet1.$I1139]=&quot;1&quot;;IF([$Sheet1.$G1139]=&quot;critical1 nc&quot;;&quot;4NC Mismatch&quot;; IF([$Sheet1.$G1139]=&quot;critical2 dn&quot;; &quot;2DN Mismatch&quot;;&quot;&quot;));IF([$Sheet1.$G1139]=&quot;critical1 nc&quot;;&quot;1NC&quot;;IF([$Sheet1.$G113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5.693" calcext:value-type="float">
            <text:p>5.693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40]=[$Sheet1.$H1140]; &quot;&quot;; &quot;1&quot;)">
            <text:p/>
          </table:table-cell>
          <table:table-cell office:value-type="float" office:value="15" calcext:value-type="float">
            <text:p>15</text:p>
          </table:table-cell>
          <table:table-cell table:formula="of:=IF([$Sheet1.$I1140]=&quot;1&quot;;IF([$Sheet1.$G1140]=&quot;critical1 nc&quot;;&quot;4NC Mismatch&quot;; IF([$Sheet1.$G1140]=&quot;critical2 dn&quot;; &quot;2DN Mismatch&quot;;&quot;&quot;));IF([$Sheet1.$G1140]=&quot;critical1 nc&quot;;&quot;1NC&quot;;IF([$Sheet1.$G114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41]=[$Sheet1.$H1141]; &quot;&quot;; &quot;1&quot;)">
            <text:p/>
          </table:table-cell>
          <table:table-cell office:value-type="float" office:value="34" calcext:value-type="float">
            <text:p>34</text:p>
          </table:table-cell>
          <table:table-cell table:formula="of:=IF([$Sheet1.$I1141]=&quot;1&quot;;IF([$Sheet1.$G1141]=&quot;critical1 nc&quot;;&quot;4NC Mismatch&quot;; IF([$Sheet1.$G1141]=&quot;critical2 dn&quot;; &quot;2DN Mismatch&quot;;&quot;&quot;));IF([$Sheet1.$G1141]=&quot;critical1 nc&quot;;&quot;1NC&quot;;IF([$Sheet1.$G114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982" calcext:value-type="float">
            <text:p>3.982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42]=[$Sheet1.$H1142]; &quot;&quot;; &quot;1&quot;)">
            <text:p/>
          </table:table-cell>
          <table:table-cell office:value-type="float" office:value="7" calcext:value-type="float">
            <text:p>7</text:p>
          </table:table-cell>
          <table:table-cell table:formula="of:=IF([$Sheet1.$I1142]=&quot;1&quot;;IF([$Sheet1.$G1142]=&quot;critical1 nc&quot;;&quot;4NC Mismatch&quot;; IF([$Sheet1.$G1142]=&quot;critical2 dn&quot;; &quot;2DN Mismatch&quot;;&quot;&quot;));IF([$Sheet1.$G1142]=&quot;critical1 nc&quot;;&quot;1NC&quot;;IF([$Sheet1.$G114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157" calcext:value-type="float">
            <text:p>3.157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143]=[$Sheet1.$H1143]; &quot;&quot;; &quot;1&quot;)">
            <text:p/>
          </table:table-cell>
          <table:table-cell office:value-type="float" office:value="16" calcext:value-type="float">
            <text:p>16</text:p>
          </table:table-cell>
          <table:table-cell table:formula="of:=IF([$Sheet1.$I1143]=&quot;1&quot;;IF([$Sheet1.$G1143]=&quot;critical1 nc&quot;;&quot;4NC Mismatch&quot;; IF([$Sheet1.$G1143]=&quot;critical2 dn&quot;; &quot;2DN Mismatch&quot;;&quot;&quot;));IF([$Sheet1.$G1143]=&quot;critical1 nc&quot;;&quot;1NC&quot;;IF([$Sheet1.$G114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988" calcext:value-type="float">
            <text:p>4.988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V</text:p>
          </table:table-cell>
          <table:table-cell table:style-name="ce1" table:formula="of:=IF([$Sheet1.$E1144]=[$Sheet1.$H1144]; &quot;&quot;; &quot;1&quot;)">
            <text:p/>
          </table:table-cell>
          <table:table-cell office:value-type="float" office:value="3" calcext:value-type="float">
            <text:p>3</text:p>
          </table:table-cell>
          <table:table-cell table:formula="of:=IF([$Sheet1.$I1144]=&quot;1&quot;;IF([$Sheet1.$G1144]=&quot;critical1 nc&quot;;&quot;4NC Mismatch&quot;; IF([$Sheet1.$G1144]=&quot;critical2 dn&quot;; &quot;2DN Mismatch&quot;;&quot;&quot;));IF([$Sheet1.$G1144]=&quot;critical1 nc&quot;;&quot;1NC&quot;;IF([$Sheet1.$G114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Critical3 NegOb</text:p>
          </table:table-cell>
          <table:table-cell office:value-type="string" calcext:value-type="string">
            <text:p>F</text:p>
          </table:table-cell>
          <table:table-cell table:style-name="ce1" table:formula="of:=IF([$Sheet1.$E1145]=[$Sheet1.$H1145]; &quot;&quot;; &quot;1&quot;)">
            <text:p/>
          </table:table-cell>
          <table:table-cell office:value-type="float" office:value="26" calcext:value-type="float">
            <text:p>26</text:p>
          </table:table-cell>
          <table:table-cell table:formula="of:=IF([$Sheet1.$I1145]=&quot;1&quot;;IF([$Sheet1.$G1145]=&quot;critical1 nc&quot;;&quot;4NC Mismatch&quot;; IF([$Sheet1.$G1145]=&quot;critical2 dn&quot;; &quot;2DN Mismatch&quot;;&quot;&quot;));IF([$Sheet1.$G1145]=&quot;critical1 nc&quot;;&quot;1NC&quot;;IF([$Sheet1.$G114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503" calcext:value-type="float">
            <text:p>5.50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46]=[$Sheet1.$H1146]; &quot;&quot;; &quot;1&quot;)">
            <text:p/>
          </table:table-cell>
          <table:table-cell office:value-type="float" office:value="11" calcext:value-type="float">
            <text:p>11</text:p>
          </table:table-cell>
          <table:table-cell table:formula="of:=IF([$Sheet1.$I1146]=&quot;1&quot;;IF([$Sheet1.$G1146]=&quot;critical1 nc&quot;;&quot;4NC Mismatch&quot;; IF([$Sheet1.$G1146]=&quot;critical2 dn&quot;; &quot;2DN Mismatch&quot;;&quot;&quot;));IF([$Sheet1.$G1146]=&quot;critical1 nc&quot;;&quot;1NC&quot;;IF([$Sheet1.$G114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3.875" calcext:value-type="float">
            <text:p>3.875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47]=[$Sheet1.$H1147]; &quot;&quot;; &quot;1&quot;)">
            <text:p/>
          </table:table-cell>
          <table:table-cell office:value-type="float" office:value="37" calcext:value-type="float">
            <text:p>37</text:p>
          </table:table-cell>
          <table:table-cell table:formula="of:=IF([$Sheet1.$I1147]=&quot;1&quot;;IF([$Sheet1.$G1147]=&quot;critical1 nc&quot;;&quot;4NC Mismatch&quot;; IF([$Sheet1.$G1147]=&quot;critical2 dn&quot;; &quot;2DN Mismatch&quot;;&quot;&quot;));IF([$Sheet1.$G1147]=&quot;critical1 nc&quot;;&quot;1NC&quot;;IF([$Sheet1.$G114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6.243" calcext:value-type="float">
            <text:p>6.243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48]=[$Sheet1.$H1148]; &quot;&quot;; &quot;1&quot;)">
            <text:p/>
          </table:table-cell>
          <table:table-cell office:value-type="float" office:value="31" calcext:value-type="float">
            <text:p>31</text:p>
          </table:table-cell>
          <table:table-cell table:formula="of:=IF([$Sheet1.$I1148]=&quot;1&quot;;IF([$Sheet1.$G1148]=&quot;critical1 nc&quot;;&quot;4NC Mismatch&quot;; IF([$Sheet1.$G1148]=&quot;critical2 dn&quot;; &quot;2DN Mismatch&quot;;&quot;&quot;));IF([$Sheet1.$G1148]=&quot;critical1 nc&quot;;&quot;1NC&quot;;IF([$Sheet1.$G114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3.459" calcext:value-type="float">
            <text:p>3.459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49]=[$Sheet1.$H1149]; &quot;&quot;; &quot;1&quot;)">
            <text:p/>
          </table:table-cell>
          <table:table-cell office:value-type="float" office:value="30" calcext:value-type="float">
            <text:p>30</text:p>
          </table:table-cell>
          <table:table-cell table:formula="of:=IF([$Sheet1.$I1149]=&quot;1&quot;;IF([$Sheet1.$G1149]=&quot;critical1 nc&quot;;&quot;4NC Mismatch&quot;; IF([$Sheet1.$G1149]=&quot;critical2 dn&quot;; &quot;2DN Mismatch&quot;;&quot;&quot;));IF([$Sheet1.$G1149]=&quot;critical1 nc&quot;;&quot;1NC&quot;;IF([$Sheet1.$G114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182" calcext:value-type="float">
            <text:p>4.18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V</text:p>
          </table:table-cell>
          <table:table-cell table:style-name="ce1" table:formula="of:=IF([$Sheet1.$E1150]=[$Sheet1.$H1150]; &quot;&quot;; &quot;1&quot;)">
            <text:p/>
          </table:table-cell>
          <table:table-cell office:value-type="float" office:value="23" calcext:value-type="float">
            <text:p>23</text:p>
          </table:table-cell>
          <table:table-cell table:formula="of:=IF([$Sheet1.$I1150]=&quot;1&quot;;IF([$Sheet1.$G1150]=&quot;critical1 nc&quot;;&quot;4NC Mismatch&quot;; IF([$Sheet1.$G1150]=&quot;critical2 dn&quot;; &quot;2DN Mismatch&quot;;&quot;&quot;));IF([$Sheet1.$G1150]=&quot;critical1 nc&quot;;&quot;1NC&quot;;IF([$Sheet1.$G115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6.692" calcext:value-type="float">
            <text:p>6.69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51]=[$Sheet1.$H1151]; &quot;&quot;; &quot;1&quot;)">
            <text:p/>
          </table:table-cell>
          <table:table-cell office:value-type="float" office:value="2" calcext:value-type="float">
            <text:p>2</text:p>
          </table:table-cell>
          <table:table-cell table:formula="of:=IF([$Sheet1.$I1151]=&quot;1&quot;;IF([$Sheet1.$G1151]=&quot;critical1 nc&quot;;&quot;4NC Mismatch&quot;; IF([$Sheet1.$G1151]=&quot;critical2 dn&quot;; &quot;2DN Mismatch&quot;;&quot;&quot;));IF([$Sheet1.$G1151]=&quot;critical1 nc&quot;;&quot;1NC&quot;;IF([$Sheet1.$G1151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884" calcext:value-type="float">
            <text:p>3.884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52]=[$Sheet1.$H1152]; &quot;&quot;; &quot;1&quot;)">
            <text:p/>
          </table:table-cell>
          <table:table-cell office:value-type="float" office:value="10" calcext:value-type="float">
            <text:p>10</text:p>
          </table:table-cell>
          <table:table-cell table:formula="of:=IF([$Sheet1.$I1152]=&quot;1&quot;;IF([$Sheet1.$G1152]=&quot;critical1 nc&quot;;&quot;4NC Mismatch&quot;; IF([$Sheet1.$G1152]=&quot;critical2 dn&quot;; &quot;2DN Mismatch&quot;;&quot;&quot;));IF([$Sheet1.$G1152]=&quot;critical1 nc&quot;;&quot;1NC&quot;;IF([$Sheet1.$G1152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292" calcext:value-type="float">
            <text:p>3.292</text:p>
          </table:table-cell>
          <table:table-cell office:value-type="string" calcext:value-type="string">
            <text:p>Critical4 NegSub</text:p>
          </table:table-cell>
          <table:table-cell office:value-type="string" calcext:value-type="string">
            <text:p>F</text:p>
          </table:table-cell>
          <table:table-cell table:style-name="ce1" table:formula="of:=IF([$Sheet1.$E1153]=[$Sheet1.$H1153]; &quot;&quot;; &quot;1&quot;)">
            <text:p/>
          </table:table-cell>
          <table:table-cell office:value-type="float" office:value="19" calcext:value-type="float">
            <text:p>19</text:p>
          </table:table-cell>
          <table:table-cell table:formula="of:=IF([$Sheet1.$I1153]=&quot;1&quot;;IF([$Sheet1.$G1153]=&quot;critical1 nc&quot;;&quot;4NC Mismatch&quot;; IF([$Sheet1.$G1153]=&quot;critical2 dn&quot;; &quot;2DN Mismatch&quot;;&quot;&quot;));IF([$Sheet1.$G1153]=&quot;critical1 nc&quot;;&quot;1NC&quot;;IF([$Sheet1.$G1153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924" calcext:value-type="float">
            <text:p>2.92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54]=[$Sheet1.$H1154]; &quot;&quot;; &quot;1&quot;)">
            <text:p/>
          </table:table-cell>
          <table:table-cell office:value-type="float" office:value="24" calcext:value-type="float">
            <text:p>24</text:p>
          </table:table-cell>
          <table:table-cell table:formula="of:=IF([$Sheet1.$I1154]=&quot;1&quot;;IF([$Sheet1.$G1154]=&quot;critical1 nc&quot;;&quot;4NC Mismatch&quot;; IF([$Sheet1.$G1154]=&quot;critical2 dn&quot;; &quot;2DN Mismatch&quot;;&quot;&quot;));IF([$Sheet1.$G1154]=&quot;critical1 nc&quot;;&quot;1NC&quot;;IF([$Sheet1.$G1154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55]=[$Sheet1.$H1155]; &quot;&quot;; &quot;1&quot;)">
            <text:p/>
          </table:table-cell>
          <table:table-cell office:value-type="float" office:value="27" calcext:value-type="float">
            <text:p>27</text:p>
          </table:table-cell>
          <table:table-cell table:formula="of:=IF([$Sheet1.$I1155]=&quot;1&quot;;IF([$Sheet1.$G1155]=&quot;critical1 nc&quot;;&quot;4NC Mismatch&quot;; IF([$Sheet1.$G1155]=&quot;critical2 dn&quot;; &quot;2DN Mismatch&quot;;&quot;&quot;));IF([$Sheet1.$G1155]=&quot;critical1 nc&quot;;&quot;1NC&quot;;IF([$Sheet1.$G1155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4.144" calcext:value-type="float">
            <text:p>4.14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56]=[$Sheet1.$H1156]; &quot;&quot;; &quot;1&quot;)">
            <text:p/>
          </table:table-cell>
          <table:table-cell office:value-type="float" office:value="5" calcext:value-type="float">
            <text:p>5</text:p>
          </table:table-cell>
          <table:table-cell table:formula="of:=IF([$Sheet1.$I1156]=&quot;1&quot;;IF([$Sheet1.$G1156]=&quot;critical1 nc&quot;;&quot;4NC Mismatch&quot;; IF([$Sheet1.$G1156]=&quot;critical2 dn&quot;; &quot;2DN Mismatch&quot;;&quot;&quot;));IF([$Sheet1.$G1156]=&quot;critical1 nc&quot;;&quot;1NC&quot;;IF([$Sheet1.$G1156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2.802" calcext:value-type="float">
            <text:p>2.80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57]=[$Sheet1.$H1157]; &quot;&quot;; &quot;1&quot;)">
            <text:p/>
          </table:table-cell>
          <table:table-cell office:value-type="float" office:value="8" calcext:value-type="float">
            <text:p>8</text:p>
          </table:table-cell>
          <table:table-cell table:formula="of:=IF([$Sheet1.$I1157]=&quot;1&quot;;IF([$Sheet1.$G1157]=&quot;critical1 nc&quot;;&quot;4NC Mismatch&quot;; IF([$Sheet1.$G1157]=&quot;critical2 dn&quot;; &quot;2DN Mismatch&quot;;&quot;&quot;));IF([$Sheet1.$G1157]=&quot;critical1 nc&quot;;&quot;1NC&quot;;IF([$Sheet1.$G1157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58]=[$Sheet1.$H1158]; &quot;&quot;; &quot;1&quot;)">
            <text:p/>
          </table:table-cell>
          <table:table-cell office:value-type="float" office:value="38" calcext:value-type="float">
            <text:p>38</text:p>
          </table:table-cell>
          <table:table-cell table:formula="of:=IF([$Sheet1.$I1158]=&quot;1&quot;;IF([$Sheet1.$G1158]=&quot;critical1 nc&quot;;&quot;4NC Mismatch&quot;; IF([$Sheet1.$G1158]=&quot;critical2 dn&quot;; &quot;2DN Mismatch&quot;;&quot;&quot;));IF([$Sheet1.$G1158]=&quot;critical1 nc&quot;;&quot;1NC&quot;;IF([$Sheet1.$G1158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V</text:p>
          </table:table-cell>
          <table:table-cell office:value-type="float" office:value="2.746" calcext:value-type="float">
            <text:p>2.74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</text:p>
          </table:table-cell>
          <table:table-cell table:style-name="ce1" table:formula="of:=IF([$Sheet1.$E1159]=[$Sheet1.$H1159]; &quot;&quot;; &quot;1&quot;)" office:value-type="string" office:string-value="1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IF([$Sheet1.$I1159]=&quot;1&quot;;IF([$Sheet1.$G1159]=&quot;critical1 nc&quot;;&quot;4NC Mismatch&quot;; IF([$Sheet1.$G1159]=&quot;critical2 dn&quot;; &quot;2DN Mismatch&quot;;&quot;&quot;));IF([$Sheet1.$G1159]=&quot;critical1 nc&quot;;&quot;1NC&quot;;IF([$Sheet1.$G1159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5.073" calcext:value-type="float">
            <text:p>5.07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60]=[$Sheet1.$H1160]; &quot;&quot;; &quot;1&quot;)">
            <text:p/>
          </table:table-cell>
          <table:table-cell office:value-type="float" office:value="12" calcext:value-type="float">
            <text:p>12</text:p>
          </table:table-cell>
          <table:table-cell table:formula="of:=IF([$Sheet1.$I1160]=&quot;1&quot;;IF([$Sheet1.$G1160]=&quot;critical1 nc&quot;;&quot;4NC Mismatch&quot;; IF([$Sheet1.$G1160]=&quot;critical2 dn&quot;; &quot;2DN Mismatch&quot;;&quot;&quot;));IF([$Sheet1.$G1160]=&quot;critical1 nc&quot;;&quot;1NC&quot;;IF([$Sheet1.$G1160]=&quot;critical2 dn&quot;;&quot;3DN&quot;;&quot;&quot;)))">
            <text:p/>
          </table:table-cell>
          <table:table-cell table:number-columns-repeated="1013"/>
        </table:table-row>
        <table:table-row table:style-name="ro1" table:visibility="collapse">
          <table:table-cell office:value-type="string" calcext:value-type="string">
            <text:p>107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2.912" calcext:value-type="float">
            <text:p>2.91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</text:p>
          </table:table-cell>
          <table:table-cell table:style-name="ce1" table:formula="of:=IF([$Sheet1.$E1161]=[$Sheet1.$H1161]; &quot;&quot;; &quot;1&quot;)">
            <text:p/>
          </table:table-cell>
          <table:table-cell office:value-type="float" office:value="32" calcext:value-type="float">
            <text:p>32</text:p>
          </table:table-cell>
          <table:table-cell table:formula="of:=IF([$Sheet1.$I1161]=&quot;1&quot;;IF([$Sheet1.$G1161]=&quot;critical1 nc&quot;;&quot;4NC Mismatch&quot;; IF([$Sheet1.$G1161]=&quot;critical2 dn&quot;; &quot;2DN Mismatch&quot;;&quot;&quot;));IF([$Sheet1.$G1161]=&quot;critical1 nc&quot;;&quot;1NC&quot;;IF([$Sheet1.$G1161]=&quot;critical2 dn&quot;;&quot;3DN&quot;;&quot;&quot;)))">
            <text:p/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3"/>
          <table:table-cell table:formula="of:=28*40" office:value-type="float" office:value="1120" calcext:value-type="float">
            <text:p>112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16*28" office:value-type="float" office:value="448" calcext:value-type="float">
            <text:p>448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17/448" office:value-type="float" office:value="0.0379464285714286" calcext:value-type="float">
            <text:p>0.037946428571429</text:p>
          </table:table-cell>
          <table:table-cell table:number-columns-repeated="1010"/>
        </table:table-row>
        <table:table-row table:style-name="ro1" table:number-rows-repeated="1047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number-columns-repeated="10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Truth Value</text:p>
          </table:table-cell>
          <table:table-cell office:value-type="string" calcext:value-type="string">
            <text:p>RT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s cet hôtel, les clients ne sont pas contents du service :</text:p>
          </table:table-cell>
          <table:table-cell office:value-type="string" calcext:value-type="string">
            <text:p>personne n'aime rien ici.</text:p>
          </table:table-cell>
          <table:table-cell office:value-type="string" calcext:value-type="string">
            <text:p>F</text:p>
          </table:table-cell>
          <table:table-cell office:value-type="float" office:value="6.563" calcext:value-type="float">
            <text:p>6.56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s notre famille on est tous allergique à l'alcool : 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V</text:p>
          </table:table-cell>
          <table:table-cell office:value-type="float" office:value="80.04" calcext:value-type="float">
            <text:p>80.04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s les profs s'ennuient en conseil de classe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3.51" calcext:value-type="float">
            <text:p>3.5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l fait vraiment trop chaud aujourd'hui : <text:s/></text:p>
          </table:table-cell>
          <table:table-cell office:value-type="string" calcext:value-type="string">
            <text:p>personne ne fait rien dehors. </text:p>
          </table:table-cell>
          <table:table-cell office:value-type="string" calcext:value-type="string">
            <text:p>V</text:p>
          </table:table-cell>
          <table:table-cell office:value-type="float" office:value="5.004" calcext:value-type="float">
            <text:p>5.00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profs se plaignent tous que les élèves n'étudient pas pendant les vacances : </text:p>
          </table:table-cell>
          <table:table-cell office:value-type="string" calcext:value-type="string">
            <text:p>personne ne lit rien en été.</text:p>
          </table:table-cell>
          <table:table-cell office:value-type="string" calcext:value-type="string">
            <text:p>F</text:p>
          </table:table-cell>
          <table:table-cell office:value-type="float" office:value="5.629" calcext:value-type="float">
            <text:p>5.62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puis toujours, cette cantine est absolument infecte : </text:p>
          </table:table-cell>
          <table:table-cell office:value-type="string" calcext:value-type="string">
            <text:p>personne ne mange rien ici.</text:p>
          </table:table-cell>
          <table:table-cell office:value-type="string" calcext:value-type="string">
            <text:p>V</text:p>
          </table:table-cell>
          <table:table-cell office:value-type="float" office:value="4.066" calcext:value-type="float">
            <text:p>4.06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s ce pays, la monnaie n'a plus aucune valeur : </text:p>
          </table:table-cell>
          <table:table-cell office:value-type="string" calcext:value-type="string">
            <text:p>personne ne met rien à la banque.</text:p>
          </table:table-cell>
          <table:table-cell office:value-type="string" calcext:value-type="string">
            <text:p>F</text:p>
          </table:table-cell>
          <table:table-cell office:value-type="float" office:value="3.528" calcext:value-type="float">
            <text:p>3.528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vient de couper l'électricité et il fait tout noir ici : </text:p>
          </table:table-cell>
          <table:table-cell office:value-type="string" calcext:value-type="string">
            <text:p>personne ne voit rien dans la pièce.</text:p>
          </table:table-cell>
          <table:table-cell office:value-type="string" calcext:value-type="string">
            <text:p>F</text:p>
          </table:table-cell>
          <table:table-cell office:value-type="float" office:value="5.754" calcext:value-type="float">
            <text:p>5.75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s ce restaurant on trouve toujours quelque chose de bon : </text:p>
          </table:table-cell>
          <table:table-cell office:value-type="string" calcext:value-type="string">
            <text:p>personne n'aime rien dans les plats proposés.</text:p>
          </table:table-cell>
          <table:table-cell office:value-type="string" calcext:value-type="string">
            <text:p>V</text:p>
          </table:table-cell>
          <table:table-cell office:value-type="float" office:value="4.455" calcext:value-type="float">
            <text:p>4.455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z les jeunes, la consommation d'alcool est effrayante : <text:s/></text:p>
          </table:table-cell>
          <table:table-cell office:value-type="string" calcext:value-type="string">
            <text:p>personne ne boit rien dans les soirées.</text:p>
          </table:table-cell>
          <table:table-cell office:value-type="string" calcext:value-type="string">
            <text:p>F</text:p>
          </table:table-cell>
          <table:table-cell office:value-type="float" office:value="3.708" calcext:value-type="float">
            <text:p>3.708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ez nous, les profs veulent tous donner leur avis : </text:p>
          </table:table-cell>
          <table:table-cell office:value-type="string" calcext:value-type="string">
            <text:p>personne ne dit rien pendant les réunions.</text:p>
          </table:table-cell>
          <table:table-cell office:value-type="string" calcext:value-type="string">
            <text:p>V</text:p>
          </table:table-cell>
          <table:table-cell office:value-type="float" office:value="4.432" calcext:value-type="float">
            <text:p>4.432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 l'approche des dates butoir, tout le monde travaille dur pour finir à temps :</text:p>
          </table:table-cell>
          <table:table-cell office:value-type="string" calcext:value-type="string">
            <text:p>personne ne fait rien ces jours-là.</text:p>
          </table:table-cell>
          <table:table-cell office:value-type="string" calcext:value-type="string">
            <text:p>F</text:p>
          </table:table-cell>
          <table:table-cell office:value-type="float" office:value="10.27" calcext:value-type="float">
            <text:p>10.27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ns cette école exceptionnelle, absolument tous les élèves font leurs devoirs : </text:p>
          </table:table-cell>
          <table:table-cell office:value-type="string" calcext:value-type="string">
            <text:p>personne ne lit rien pour sa classe.</text:p>
          </table:table-cell>
          <table:table-cell office:value-type="string" calcext:value-type="string">
            <text:p>V</text:p>
          </table:table-cell>
          <table:table-cell office:value-type="float" office:value="5.68" calcext:value-type="float">
            <text:p>5.6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ême quand on fait un régime, il faut se nourrir : </text:p>
          </table:table-cell>
          <table:table-cell office:value-type="string" calcext:value-type="string">
            <text:p>personne ne mange rien pendant un mois.</text:p>
          </table:table-cell>
          <table:table-cell office:value-type="string" calcext:value-type="string">
            <text:p>F</text:p>
          </table:table-cell>
          <table:table-cell office:value-type="float" office:value="7.672" calcext:value-type="float">
            <text:p>7.67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 plupart des gens amassent un tas de bricoles inutiles :</text:p>
          </table:table-cell>
          <table:table-cell office:value-type="string" calcext:value-type="string">
            <text:p>personne ne met rien dans son placard.</text:p>
          </table:table-cell>
          <table:table-cell office:value-type="string" calcext:value-type="string">
            <text:p>F</text:p>
          </table:table-cell>
          <table:table-cell office:value-type="float" office:value="5.122" calcext:value-type="float">
            <text:p>5.12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s études cognitives nous montrent que même les aveugles ont une vision inconsciente : </text:p>
          </table:table-cell>
          <table:table-cell office:value-type="string" calcext:value-type="string">
            <text:p>personne ne voit rien du tout.</text:p>
          </table:table-cell>
          <table:table-cell office:value-type="string" calcext:value-type="string">
            <text:p>V</text:p>
          </table:table-cell>
          <table:table-cell office:value-type="float" office:value="6.277" calcext:value-type="float">
            <text:p>6.277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 rupture avec son copain l'a complètement déprimée : </text:p>
          </table:table-cell>
          <table:table-cell office:value-type="string" calcext:value-type="string">
            <text:p>Noëlle n'aime rien en ce moment.</text:p>
          </table:table-cell>
          <table:table-cell office:value-type="string" calcext:value-type="string">
            <text:p>V</text:p>
          </table:table-cell>
          <table:table-cell office:value-type="float" office:value="4.46" calcext:value-type="float">
            <text:p>4.4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nd on sort, il faut un chauffeur sobre : </text:p>
          </table:table-cell>
          <table:table-cell office:value-type="string" calcext:value-type="string">
            <text:p>Raoul ne boit rien aujourd'hui.</text:p>
          </table:table-cell>
          <table:table-cell office:value-type="string" calcext:value-type="string">
            <text:p>V</text:p>
          </table:table-cell>
          <table:table-cell office:value-type="float" office:value="3.439" calcext:value-type="float">
            <text:p>3.43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ce qu'elle est très timide, </text:p>
          </table:table-cell>
          <table:table-cell office:value-type="string" calcext:value-type="string">
            <text:p>Aline ne dit rien pendant les cours.</text:p>
          </table:table-cell>
          <table:table-cell office:value-type="string" calcext:value-type="string">
            <text:p>F</text:p>
          </table:table-cell>
          <table:table-cell office:value-type="float" office:value="5.693" calcext:value-type="float">
            <text:p>5.693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me elle est très religieuse, </text:p>
          </table:table-cell>
          <table:table-cell office:value-type="string" calcext:value-type="string">
            <text:p>Marla ne fait rien le dimanche.</text:p>
          </table:table-cell>
          <table:table-cell office:value-type="string" calcext:value-type="string">
            <text:p>F</text:p>
          </table:table-cell>
          <table:table-cell office:value-type="float" office:value="3.19" calcext:value-type="float">
            <text:p>3.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me elle travaille comme relectrice toute la semaine, </text:p>
          </table:table-cell>
          <table:table-cell office:value-type="string" calcext:value-type="string">
            <text:p>Marie ne lit rien le week-end.</text:p>
          </table:table-cell>
          <table:table-cell office:value-type="string" calcext:value-type="string">
            <text:p>F</text:p>
          </table:table-cell>
          <table:table-cell office:value-type="float" office:value="3.982" calcext:value-type="float">
            <text:p>3.98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ur bien digerer, </text:p>
          </table:table-cell>
          <table:table-cell office:value-type="string" calcext:value-type="string">
            <text:p>les gens ne mangent rien le soir.</text:p>
          </table:table-cell>
          <table:table-cell office:value-type="string" calcext:value-type="string">
            <text:p>V</text:p>
          </table:table-cell>
          <table:table-cell office:value-type="float" office:value="3.157" calcext:value-type="float">
            <text:p>3.15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me il est très dépensier, </text:p>
          </table:table-cell>
          <table:table-cell office:value-type="string" calcext:value-type="string">
            <text:p>Julien ne met rien de coté pour l'avenir.</text:p>
          </table:table-cell>
          <table:table-cell office:value-type="string" calcext:value-type="string">
            <text:p>V</text:p>
          </table:table-cell>
          <table:table-cell office:value-type="float" office:value="4.988" calcext:value-type="float">
            <text:p>4.988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le est très intelligente mais elle a la tête dans les nuages : </text:p>
          </table:table-cell>
          <table:table-cell office:value-type="string" calcext:value-type="string">
            <text:p>Lucie ne voit rien autour d'elle.</text:p>
          </table:table-cell>
          <table:table-cell office:value-type="string" calcext:value-type="string">
            <text:p>F</text:p>
          </table:table-cell>
          <table:table-cell office:value-type="float" office:value="5.381" calcext:value-type="float">
            <text:p>5.38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nd on s'amuse, on a pas toujours envie de rester sobre : </text:p>
          </table:table-cell>
          <table:table-cell office:value-type="string" calcext:value-type="string">
            <text:p>personne n'aime l'eau dans les fêtes.</text:p>
          </table:table-cell>
          <table:table-cell office:value-type="string" calcext:value-type="string">
            <text:p>V</text:p>
          </table:table-cell>
          <table:table-cell office:value-type="float" office:value="5.503" calcext:value-type="float">
            <text:p>5.50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ns ce bar, il y a de l'ambiance et on consomme beaucoup d'alcool : </text:p>
          </table:table-cell>
          <table:table-cell office:value-type="string" calcext:value-type="string">
            <text:p>personne ne boit d'eau ici.</text:p>
          </table:table-cell>
          <table:table-cell office:value-type="string" calcext:value-type="string">
            <text:p>F</text:p>
          </table:table-cell>
          <table:table-cell office:value-type="float" office:value="3.875" calcext:value-type="float">
            <text:p>3.87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ut le monde fait très attention pendant ce cours : </text:p>
          </table:table-cell>
          <table:table-cell office:value-type="string" calcext:value-type="string">
            <text:p>personne ne dit mot pendant une heure.</text:p>
          </table:table-cell>
          <table:table-cell office:value-type="string" calcext:value-type="string">
            <text:p>V</text:p>
          </table:table-cell>
          <table:table-cell office:value-type="float" office:value="6.243" calcext:value-type="float">
            <text:p>6.24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aucoup de gens se lèvent très tôt pendant la semaine, </text:p>
          </table:table-cell>
          <table:table-cell office:value-type="string" calcext:value-type="string">
            <text:p>personne ne fait ça le dimanche.</text:p>
          </table:table-cell>
          <table:table-cell office:value-type="string" calcext:value-type="string">
            <text:p>V</text:p>
          </table:table-cell>
          <table:table-cell office:value-type="float" office:value="3.459" calcext:value-type="float">
            <text:p>3.459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us les meubles d'Ikea viennent avec des notices de montage : </text:p>
          </table:table-cell>
          <table:table-cell office:value-type="string" calcext:value-type="string">
            <text:p>personne ne lit ça en général.</text:p>
          </table:table-cell>
          <table:table-cell office:value-type="string" calcext:value-type="string">
            <text:p>V</text:p>
          </table:table-cell>
          <table:table-cell office:value-type="float" office:value="4.182" calcext:value-type="float">
            <text:p>4.18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s oeufs sont difficiles à digérer. On en mange plutôt le matin ou le midi : </text:p>
          </table:table-cell>
          <table:table-cell office:value-type="string" calcext:value-type="string">
            <text:p>personne ne mange ça le soir. </text:p>
          </table:table-cell>
          <table:table-cell office:value-type="string" calcext:value-type="string">
            <text:p>F</text:p>
          </table:table-cell>
          <table:table-cell office:value-type="float" office:value="6.692" calcext:value-type="float">
            <text:p>6.69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s mini-jupes sont super à la mode : </text:p>
          </table:table-cell>
          <table:table-cell office:value-type="string" calcext:value-type="string">
            <text:p>mais personne ne met ça à l'église.</text:p>
          </table:table-cell>
          <table:table-cell office:value-type="string" calcext:value-type="string">
            <text:p>F</text:p>
          </table:table-cell>
          <table:table-cell office:value-type="float" office:value="3.884" calcext:value-type="float">
            <text:p>3.88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s la brousse, les gens se promènent tout nu : </text:p>
          </table:table-cell>
          <table:table-cell office:value-type="string" calcext:value-type="string">
            <text:p>personne ne voit ça ici.</text:p>
          </table:table-cell>
          <table:table-cell office:value-type="string" calcext:value-type="string">
            <text:p>F</text:p>
          </table:table-cell>
          <table:table-cell office:value-type="float" office:value="3.292" calcext:value-type="float">
            <text:p>3.29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l y a un match de foot cet après-midi :</text:p>
          </table:table-cell>
          <table:table-cell office:value-type="string" calcext:value-type="string">
            <text:p>tout le monde va au stade.</text:p>
          </table:table-cell>
          <table:table-cell office:value-type="string" calcext:value-type="string">
            <text:p>F</text:p>
          </table:table-cell>
          <table:table-cell office:value-type="float" office:value="2.924" calcext:value-type="float">
            <text:p>2.924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 leçon d'aujourd'hui n'était pas trop claire :</text:p>
          </table:table-cell>
          <table:table-cell office:value-type="string" calcext:value-type="string">
            <text:p>chaque élève avait des questions de clarification.</text:p>
          </table:table-cell>
          <table:table-cell office:value-type="string" calcext:value-type="string">
            <text:p>V</text:p>
          </table:table-cell>
          <table:table-cell office:value-type="float" office:value="3.486" calcext:value-type="float">
            <text:p>3.48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n ordi est cassé :</text:p>
          </table:table-cell>
          <table:table-cell office:value-type="string" calcext:value-type="string">
            <text:p>Alain va en acheter un nouveau.</text:p>
          </table:table-cell>
          <table:table-cell office:value-type="string" calcext:value-type="string">
            <text:p>F</text:p>
          </table:table-cell>
          <table:table-cell office:value-type="float" office:value="4.144" calcext:value-type="float">
            <text:p>4.14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l fait vraiment très beau aujourd'hui :</text:p>
          </table:table-cell>
          <table:table-cell office:value-type="string" calcext:value-type="string">
            <text:p>tout le monde est dehors.</text:p>
          </table:table-cell>
          <table:table-cell office:value-type="string" calcext:value-type="string">
            <text:p>F</text:p>
          </table:table-cell>
          <table:table-cell office:value-type="float" office:value="2.802" calcext:value-type="float">
            <text:p>2.802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main, c'est un long week-end :</text:p>
          </table:table-cell>
          <table:table-cell office:value-type="string" calcext:value-type="string">
            <text:p>tout le monde part à la campagne.</text:p>
          </table:table-cell>
          <table:table-cell office:value-type="string" calcext:value-type="string">
            <text:p>V</text:p>
          </table:table-cell>
          <table:table-cell office:value-type="float" office:value="2.215" calcext:value-type="float">
            <text:p>2.21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 printemps est arrivé :</text:p>
          </table:table-cell>
          <table:table-cell office:value-type="string" calcext:value-type="string">
            <text:p>tous les arbres sont en fleurs.</text:p>
          </table:table-cell>
          <table:table-cell office:value-type="string" calcext:value-type="string">
            <text:p>V</text:p>
          </table:table-cell>
          <table:table-cell office:value-type="float" office:value="2.746" calcext:value-type="float">
            <text:p>2.74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ujourd'hui les gens ne se parlent plus face à face :</text:p>
          </table:table-cell>
          <table:table-cell office:value-type="string" calcext:value-type="string">
            <text:p>tout le monde utilise son téléphone portable.</text:p>
          </table:table-cell>
          <table:table-cell office:value-type="string" calcext:value-type="string">
            <text:p>V</text:p>
          </table:table-cell>
          <table:table-cell office:value-type="float" office:value="5.073" calcext:value-type="float">
            <text:p>5.07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'est une habitude chez nous après le diner : </text:p>
          </table:table-cell>
          <table:table-cell office:value-type="string" calcext:value-type="string">
            <text:p>tout le monde regarde la télévision.</text:p>
          </table:table-cell>
          <table:table-cell office:value-type="string" calcext:value-type="string">
            <text:p>V</text:p>
          </table:table-cell>
          <table:table-cell office:value-type="float" office:value="2.912" calcext:value-type="float">
            <text:p>2.912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timuli" table:base-cell-address="$Sheet1.$A$1" table:cell-range-address="$Sheet2.$B$1:.$F$41"/>
          <table:named-expression table:name="stimuli_1" table:base-cell-address="$Sheet1.$A$1" table:expression="sheet2!#ref!"/>
        </table:named-expressions>
      </table:table>
      <table:table table:name="Sheet3" table:style-name="ta3"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9" table:number-columns-repeated="1009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(Multiple Items)</text:p>
          </table:table-cell>
          <table:table-cell table:number-columns-repeated="4"/>
          <table:table-cell table:style-name="ce2" office:value-type="string" calcext:value-type="string">
            <text:p>ID</text:p>
          </table:table-cell>
          <table:table-cell office:value-type="string" calcext:value-type="string">
            <text:p>(Multiple Items)</text:p>
          </table:table-cell>
          <table:table-cell table:number-columns-repeated="3"/>
          <table:table-cell table:style-name="ce2" office:value-type="string" calcext:value-type="string">
            <text:p>ID</text:p>
          </table:table-cell>
          <table:table-cell office:value-type="string" calcext:value-type="string">
            <text:p>(Multiple Items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 of Context</text:p>
          </table:table-cell>
          <table:table-cell table:style-name="ce2" office:value-type="string" calcext:value-type="string">
            <text:p>Column Labels</text:p>
          </table:table-cell>
          <table:table-cell table:number-columns-repeated="4"/>
          <table:table-cell table:style-name="ce2" office:value-type="string" calcext:value-type="string">
            <text:p>Count of Context</text:p>
          </table:table-cell>
          <table:table-cell table:style-name="ce2" office:value-type="string" calcext:value-type="string">
            <text:p>Column Labels</text:p>
          </table:table-cell>
          <table:table-cell table:number-columns-repeated="3"/>
          <table:table-cell table:style-name="ce2" office:value-type="string" calcext:value-type="string">
            <text:p>Count of Context</text:p>
          </table:table-cell>
          <table:table-cell table:style-name="ce2" office:value-type="string" calcext:value-type="string">
            <text:p>Column Label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w Labels</text:p>
          </table:table-cell>
          <table:table-cell office:value-type="string" calcext:value-type="string">
            <text:p>Grand Total</text:p>
          </table:table-cell>
          <table:table-cell table:number-columns-repeated="4"/>
          <table:table-cell table:style-name="ce2" office:value-type="string" calcext:value-type="string">
            <text:p>Row Labels</text:p>
          </table:table-cell>
          <table:table-cell office:value-type="string" calcext:value-type="string">
            <text:p>Grand Total</text:p>
          </table:table-cell>
          <table:table-cell table:number-columns-repeated="3"/>
          <table:table-cell table:style-name="ce2" office:value-type="string" calcext:value-type="string">
            <text:p>Row Labels</text:p>
          </table:table-cell>
          <table:table-cell office:value-type="string" calcext:value-type="string">
            <text:p>Grand Total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 table:style-name="ce1"/>
          <table:table-cell table:number-columns-repeated="4"/>
          <table:table-cell table:style-name="ce3" office:value-type="string" calcext:value-type="string">
            <text:p>Grand Total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Grand Total</text:p>
          </table:table-cell>
          <table:table-cell table:style-name="ce1"/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4"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9" table:number-columns-repeated="1020" table:default-cell-style-name="Default"/>
        <table:table-row table:style-name="ro1">
          <table:table-cell table:style-name="ce2" office:value-type="string" calcext:value-type="string">
            <text:p>Count of Subject</text:p>
          </table:table-cell>
          <table:table-cell table:style-name="ce2" office:value-type="string" calcext:value-type="string">
            <text:p>Column Label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w Labels</text:p>
          </table:table-cell>
          <table:table-cell office:value-type="string" calcext:value-type="string">
            <text:p>Grand Tota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 table:style-name="ce1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formula="of:=16*28" office:value-type="float" office:value="448" calcext:value-type="float">
            <text:p>448</text:p>
          </table:table-cell>
          <table:table-cell table:formula="of:=8*28" office:value-type="float" office:value="224" calcext:value-type="float">
            <text:p>22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SUM([.B3:.B18])" office:value-type="float" office:value="0" calcext:value-type="float">
            <text:p>0</text:p>
          </table:table-cell>
          <table:table-cell table:formula="of:=SUM([.B3:.B10])" office:value-type="float" office:value="0" calcext:value-type="float">
            <text:p>0</text:p>
          </table:table-cell>
          <table:table-cell table:formula="of:=SUM([.B11:.B1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J8]/[.J7]" office:value-type="float" office:value="0" calcext:value-type="float">
            <text:p>0</text:p>
          </table:table-cell>
          <table:table-cell table:formula="of:=[.K8]/[.K7]" office:value-type="float" office:value="0" calcext:value-type="float">
            <text:p>0</text:p>
          </table:table-cell>
          <table:table-cell table:formula="of:=[.L8]/[.K7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5"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9" table:number-columns-repeated="1020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(Multiple Items)</text:p>
          </table:table-cell>
          <table:table-cell table:number-columns-repeated="6"/>
          <table:table-cell office:value-type="string" calcext:value-type="string">
            <text:p>Subject</text:p>
          </table:table-cell>
          <table:table-cell office:value-type="string" calcext:value-type="string">
            <text:p>DN Context Mismatch</text:p>
          </table:table-cell>
          <table:table-cell office:value-type="string" calcext:value-type="string">
            <text:p>NC Context mismatch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unt of Context</text:p>
          </table:table-cell>
          <table:table-cell table:style-name="ce2" office:value-type="string" calcext:value-type="string">
            <text:p>Column Labels</text:p>
          </table:table-cell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w Labels</text:p>
          </table:table-cell>
          <table:table-cell office:value-type="string" calcext:value-type="string">
            <text:p>Grand Total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 table:style-name="ce1"/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>
            <draw:frame table:end-cell-address="Sheet8.S34" table:end-x="11.31pt" table:end-y="9.16pt" draw:z-index="0" draw:name="Chart 4" draw:style-name="gr1" draw:text-style-name="P1" svg:width="988.33pt" svg:height="417.49pt" svg:x="12.08pt" svg:y="11.68pt">
              <loext:p draw:notify-on-update-of-ranges="Sheet8.I2:Sheet8.I29 Sheet8.J1:Sheet8.J1 Sheet8.J2:Sheet8.J29 Sheet8.K1:Sheet8.K1 Sheet8.K2:Sheet8.K2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13" calcext:value-type="float">
            <text:p>1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6" calcext:value-type="float">
            <text:p>1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19" calcext:value-type="float">
            <text:p>1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6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9" table:number-columns-repeated="1017" table:default-cell-style-name="Default"/>
        <table:table-row table:style-name="ro1">
          <table:table-cell table:style-name="ce2" office:value-type="string" calcext:value-type="string">
            <text:p>Count of Context</text:p>
          </table:table-cell>
          <table:table-cell table:style-name="ce2" office:value-type="string" calcext:value-type="string">
            <text:p>Column Label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w Labels</text:p>
          </table:table-cell>
          <table:table-cell office:value-type="string" calcext:value-type="string">
            <text:p>1NC</text:p>
          </table:table-cell>
          <table:table-cell office:value-type="string" calcext:value-type="string">
            <text:p>2DN Mismatch</text:p>
          </table:table-cell>
          <table:table-cell office:value-type="string" calcext:value-type="string">
            <text:p>3DN</text:p>
          </table:table-cell>
          <table:table-cell office:value-type="string" calcext:value-type="string">
            <text:p>4NC Mismatch</text:p>
          </table:table-cell>
          <table:table-cell office:value-type="string" calcext:value-type="string">
            <text:p>Grand Tota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N</text:p>
          </table:table-cell>
          <table:table-cell table:number-columns-repeated="101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3]+[.B3]" office:value-type="float" office:value="7" calcext:value-type="float">
            <text:p>7</text:p>
          </table:table-cell>
          <table:table-cell table:formula="of:=[.D3]+[.E3]" office:value-type="float" office:value="9" calcext:value-type="float">
            <text:p>9</text:p>
          </table:table-cell>
          <table:table-cell table:style-name="ce4" table:formula="of:=[.G3]/([.G3]+[.H3])" office:value-type="percentage" office:value="0.4375" calcext:value-type="percentage">
            <text:p>43.75%</text:p>
          </table:table-cell>
          <table:table-cell table:style-name="ce4" table:formula="of:=[.H3]/([.G3]+[.H3])" office:value-type="percentage" office:value="0.5625" calcext:value-type="percentage">
            <text:p>56.25%</text:p>
          </table:table-cell>
          <table:table-cell table:formula="of:=IF([.I3]&gt;50%;&quot;NC&quot;;IF([.J3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4]+[.B4]" office:value-type="float" office:value="10" calcext:value-type="float">
            <text:p>10</text:p>
          </table:table-cell>
          <table:table-cell table:formula="of:=[.D4]+[.E4]" office:value-type="float" office:value="6" calcext:value-type="float">
            <text:p>6</text:p>
          </table:table-cell>
          <table:table-cell table:style-name="ce4" table:formula="of:=[.G4]/([.G4]+[.H4])" office:value-type="percentage" office:value="0.625" calcext:value-type="percentage">
            <text:p>62.50%</text:p>
          </table:table-cell>
          <table:table-cell table:style-name="ce4" table:formula="of:=[.H4]/([.G4]+[.H4])" office:value-type="percentage" office:value="0.375" calcext:value-type="percentage">
            <text:p>37.50%</text:p>
          </table:table-cell>
          <table:table-cell table:formula="of:=IF([.I4]&gt;50%;&quot;NC&quot;;IF([.J4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5]+[.B5]" office:value-type="float" office:value="11" calcext:value-type="float">
            <text:p>11</text:p>
          </table:table-cell>
          <table:table-cell table:formula="of:=[.D5]+[.E5]" office:value-type="float" office:value="5" calcext:value-type="float">
            <text:p>5</text:p>
          </table:table-cell>
          <table:table-cell table:style-name="ce4" table:formula="of:=[.G5]/([.G5]+[.H5])" office:value-type="percentage" office:value="0.6875" calcext:value-type="percentage">
            <text:p>68.75%</text:p>
          </table:table-cell>
          <table:table-cell table:style-name="ce4" table:formula="of:=[.H5]/([.G5]+[.H5])" office:value-type="percentage" office:value="0.3125" calcext:value-type="percentage">
            <text:p>31.25%</text:p>
          </table:table-cell>
          <table:table-cell table:formula="of:=IF([.I5]&gt;50%;&quot;NC&quot;;IF([.J5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6]+[.B6]" office:value-type="float" office:value="13" calcext:value-type="float">
            <text:p>13</text:p>
          </table:table-cell>
          <table:table-cell table:formula="of:=[.D6]+[.E6]" office:value-type="float" office:value="3" calcext:value-type="float">
            <text:p>3</text:p>
          </table:table-cell>
          <table:table-cell table:style-name="ce4" table:formula="of:=[.G6]/([.G6]+[.H6])" office:value-type="percentage" office:value="0.8125" calcext:value-type="percentage">
            <text:p>81.25%</text:p>
          </table:table-cell>
          <table:table-cell table:style-name="ce4" table:formula="of:=[.H6]/([.G6]+[.H6])" office:value-type="percentage" office:value="0.1875" calcext:value-type="percentage">
            <text:p>18.75%</text:p>
          </table:table-cell>
          <table:table-cell table:formula="of:=IF([.I6]&gt;50%;&quot;NC&quot;;IF([.J6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7]+[.B7]" office:value-type="float" office:value="13" calcext:value-type="float">
            <text:p>13</text:p>
          </table:table-cell>
          <table:table-cell table:formula="of:=[.D7]+[.E7]" office:value-type="float" office:value="3" calcext:value-type="float">
            <text:p>3</text:p>
          </table:table-cell>
          <table:table-cell table:style-name="ce4" table:formula="of:=[.G7]/([.G7]+[.H7])" office:value-type="percentage" office:value="0.8125" calcext:value-type="percentage">
            <text:p>81.25%</text:p>
          </table:table-cell>
          <table:table-cell table:style-name="ce4" table:formula="of:=[.H7]/([.G7]+[.H7])" office:value-type="percentage" office:value="0.1875" calcext:value-type="percentage">
            <text:p>18.75%</text:p>
          </table:table-cell>
          <table:table-cell table:formula="of:=IF([.I7]&gt;50%;&quot;NC&quot;;IF([.J7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8]+[.B8]" office:value-type="float" office:value="8" calcext:value-type="float">
            <text:p>8</text:p>
          </table:table-cell>
          <table:table-cell table:formula="of:=[.D8]+[.E8]" office:value-type="float" office:value="8" calcext:value-type="float">
            <text:p>8</text:p>
          </table:table-cell>
          <table:table-cell table:style-name="ce4" table:formula="of:=[.G8]/([.G8]+[.H8])" office:value-type="percentage" office:value="0.5" calcext:value-type="percentage">
            <text:p>50.00%</text:p>
          </table:table-cell>
          <table:table-cell table:style-name="ce4" table:formula="of:=[.H8]/([.G8]+[.H8])" office:value-type="percentage" office:value="0.5" calcext:value-type="percentage">
            <text:p>50.00%</text:p>
          </table:table-cell>
          <table:table-cell table:formula="of:=IF([.I8]&gt;50%;&quot;NC&quot;;IF([.J8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9]+[.B9]" office:value-type="float" office:value="12" calcext:value-type="float">
            <text:p>12</text:p>
          </table:table-cell>
          <table:table-cell table:formula="of:=[.D9]+[.E9]" office:value-type="float" office:value="4" calcext:value-type="float">
            <text:p>4</text:p>
          </table:table-cell>
          <table:table-cell table:style-name="ce4" table:formula="of:=[.G9]/([.G9]+[.H9])" office:value-type="percentage" office:value="0.75" calcext:value-type="percentage">
            <text:p>75.00%</text:p>
          </table:table-cell>
          <table:table-cell table:style-name="ce4" table:formula="of:=[.H9]/([.G9]+[.H9])" office:value-type="percentage" office:value="0.25" calcext:value-type="percentage">
            <text:p>25.00%</text:p>
          </table:table-cell>
          <table:table-cell table:formula="of:=IF([.I9]&gt;50%;&quot;NC&quot;;IF([.J9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10]+[.B10]" office:value-type="float" office:value="14" calcext:value-type="float">
            <text:p>14</text:p>
          </table:table-cell>
          <table:table-cell table:formula="of:=[.D10]+[.E10]" office:value-type="float" office:value="2" calcext:value-type="float">
            <text:p>2</text:p>
          </table:table-cell>
          <table:table-cell table:style-name="ce4" table:formula="of:=[.G10]/([.G10]+[.H10])" office:value-type="percentage" office:value="0.875" calcext:value-type="percentage">
            <text:p>87.50%</text:p>
          </table:table-cell>
          <table:table-cell table:style-name="ce4" table:formula="of:=[.H10]/([.G10]+[.H10])" office:value-type="percentage" office:value="0.125" calcext:value-type="percentage">
            <text:p>12.50%</text:p>
          </table:table-cell>
          <table:table-cell table:formula="of:=IF([.I10]&gt;50%;&quot;NC&quot;;IF([.J10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11]+[.B11]" office:value-type="float" office:value="9" calcext:value-type="float">
            <text:p>9</text:p>
          </table:table-cell>
          <table:table-cell table:formula="of:=[.D11]+[.E11]" office:value-type="float" office:value="7" calcext:value-type="float">
            <text:p>7</text:p>
          </table:table-cell>
          <table:table-cell table:style-name="ce4" table:formula="of:=[.G11]/([.G11]+[.H11])" office:value-type="percentage" office:value="0.5625" calcext:value-type="percentage">
            <text:p>56.25%</text:p>
          </table:table-cell>
          <table:table-cell table:style-name="ce4" table:formula="of:=[.H11]/([.G11]+[.H11])" office:value-type="percentage" office:value="0.4375" calcext:value-type="percentage">
            <text:p>43.75%</text:p>
          </table:table-cell>
          <table:table-cell table:formula="of:=IF([.I11]&gt;50%;&quot;NC&quot;;IF([.J11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12]+[.B12]" office:value-type="float" office:value="8" calcext:value-type="float">
            <text:p>8</text:p>
          </table:table-cell>
          <table:table-cell table:formula="of:=[.D12]+[.E12]" office:value-type="float" office:value="8" calcext:value-type="float">
            <text:p>8</text:p>
          </table:table-cell>
          <table:table-cell table:style-name="ce4" table:formula="of:=[.G12]/([.G12]+[.H12])" office:value-type="percentage" office:value="0.5" calcext:value-type="percentage">
            <text:p>50.00%</text:p>
          </table:table-cell>
          <table:table-cell table:style-name="ce4" table:formula="of:=[.H12]/([.G12]+[.H12])" office:value-type="percentage" office:value="0.5" calcext:value-type="percentage">
            <text:p>50.00%</text:p>
          </table:table-cell>
          <table:table-cell table:formula="of:=IF([.I12]&gt;50%;&quot;NC&quot;;IF([.J12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13]+[.B13]" office:value-type="float" office:value="8" calcext:value-type="float">
            <text:p>8</text:p>
          </table:table-cell>
          <table:table-cell table:formula="of:=[.D13]+[.E13]" office:value-type="float" office:value="8" calcext:value-type="float">
            <text:p>8</text:p>
          </table:table-cell>
          <table:table-cell table:style-name="ce4" table:formula="of:=[.G13]/([.G13]+[.H13])" office:value-type="percentage" office:value="0.5" calcext:value-type="percentage">
            <text:p>50.00%</text:p>
          </table:table-cell>
          <table:table-cell table:style-name="ce4" table:formula="of:=[.H13]/([.G13]+[.H13])" office:value-type="percentage" office:value="0.5" calcext:value-type="percentage">
            <text:p>50.00%</text:p>
          </table:table-cell>
          <table:table-cell table:formula="of:=IF([.I13]&gt;50%;&quot;NC&quot;;IF([.J13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formula="of:=[.C14]+[.B14]" office:value-type="float" office:value="6" calcext:value-type="float">
            <text:p>6</text:p>
          </table:table-cell>
          <table:table-cell table:formula="of:=[.D14]+[.E14]" office:value-type="float" office:value="10" calcext:value-type="float">
            <text:p>10</text:p>
          </table:table-cell>
          <table:table-cell table:style-name="ce4" table:formula="of:=[.G14]/([.G14]+[.H14])" office:value-type="percentage" office:value="0.375" calcext:value-type="percentage">
            <text:p>37.50%</text:p>
          </table:table-cell>
          <table:table-cell table:style-name="ce4" table:formula="of:=[.H14]/([.G14]+[.H14])" office:value-type="percentage" office:value="0.625" calcext:value-type="percentage">
            <text:p>62.50%</text:p>
          </table:table-cell>
          <table:table-cell table:formula="of:=IF([.I14]&gt;50%;&quot;NC&quot;;IF([.J14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formula="of:=[.C15]+[.B15]" office:value-type="float" office:value="5" calcext:value-type="float">
            <text:p>5</text:p>
          </table:table-cell>
          <table:table-cell table:formula="of:=[.D15]+[.E15]" office:value-type="float" office:value="11" calcext:value-type="float">
            <text:p>11</text:p>
          </table:table-cell>
          <table:table-cell table:style-name="ce4" table:formula="of:=[.G15]/([.G15]+[.H15])" office:value-type="percentage" office:value="0.3125" calcext:value-type="percentage">
            <text:p>31.25%</text:p>
          </table:table-cell>
          <table:table-cell table:style-name="ce4" table:formula="of:=[.H15]/([.G15]+[.H15])" office:value-type="percentage" office:value="0.6875" calcext:value-type="percentage">
            <text:p>68.75%</text:p>
          </table:table-cell>
          <table:table-cell table:formula="of:=IF([.I15]&gt;50%;&quot;NC&quot;;IF([.J15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16]+[.B16]" office:value-type="float" office:value="13" calcext:value-type="float">
            <text:p>13</text:p>
          </table:table-cell>
          <table:table-cell table:formula="of:=[.D16]+[.E16]" office:value-type="float" office:value="3" calcext:value-type="float">
            <text:p>3</text:p>
          </table:table-cell>
          <table:table-cell table:style-name="ce4" table:formula="of:=[.G16]/([.G16]+[.H16])" office:value-type="percentage" office:value="0.8125" calcext:value-type="percentage">
            <text:p>81.25%</text:p>
          </table:table-cell>
          <table:table-cell table:style-name="ce4" table:formula="of:=[.H16]/([.G16]+[.H16])" office:value-type="percentage" office:value="0.1875" calcext:value-type="percentage">
            <text:p>18.75%</text:p>
          </table:table-cell>
          <table:table-cell table:formula="of:=IF([.I16]&gt;50%;&quot;NC&quot;;IF([.J16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17]+[.B17]" office:value-type="float" office:value="9" calcext:value-type="float">
            <text:p>9</text:p>
          </table:table-cell>
          <table:table-cell table:formula="of:=[.D17]+[.E17]" office:value-type="float" office:value="7" calcext:value-type="float">
            <text:p>7</text:p>
          </table:table-cell>
          <table:table-cell table:style-name="ce4" table:formula="of:=[.G17]/([.G17]+[.H17])" office:value-type="percentage" office:value="0.5625" calcext:value-type="percentage">
            <text:p>56.25%</text:p>
          </table:table-cell>
          <table:table-cell table:style-name="ce4" table:formula="of:=[.H17]/([.G17]+[.H17])" office:value-type="percentage" office:value="0.4375" calcext:value-type="percentage">
            <text:p>43.75%</text:p>
          </table:table-cell>
          <table:table-cell table:formula="of:=IF([.I17]&gt;50%;&quot;NC&quot;;IF([.J17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18]+[.B18]" office:value-type="float" office:value="7" calcext:value-type="float">
            <text:p>7</text:p>
          </table:table-cell>
          <table:table-cell table:formula="of:=[.D18]+[.E18]" office:value-type="float" office:value="9" calcext:value-type="float">
            <text:p>9</text:p>
          </table:table-cell>
          <table:table-cell table:style-name="ce4" table:formula="of:=[.G18]/([.G18]+[.H18])" office:value-type="percentage" office:value="0.4375" calcext:value-type="percentage">
            <text:p>43.75%</text:p>
          </table:table-cell>
          <table:table-cell table:style-name="ce4" table:formula="of:=[.H18]/([.G18]+[.H18])" office:value-type="percentage" office:value="0.5625" calcext:value-type="percentage">
            <text:p>56.25%</text:p>
          </table:table-cell>
          <table:table-cell table:formula="of:=IF([.I18]&gt;50%;&quot;NC&quot;;IF([.J18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formula="of:=[.C19]+[.B19]" office:value-type="float" office:value="7" calcext:value-type="float">
            <text:p>7</text:p>
          </table:table-cell>
          <table:table-cell table:formula="of:=[.D19]+[.E19]" office:value-type="float" office:value="9" calcext:value-type="float">
            <text:p>9</text:p>
          </table:table-cell>
          <table:table-cell table:style-name="ce4" table:formula="of:=[.G19]/([.G19]+[.H19])" office:value-type="percentage" office:value="0.4375" calcext:value-type="percentage">
            <text:p>43.75%</text:p>
          </table:table-cell>
          <table:table-cell table:style-name="ce4" table:formula="of:=[.H19]/([.G19]+[.H19])" office:value-type="percentage" office:value="0.5625" calcext:value-type="percentage">
            <text:p>56.25%</text:p>
          </table:table-cell>
          <table:table-cell table:formula="of:=IF([.I19]&gt;50%;&quot;NC&quot;;IF([.J19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20]+[.B20]" office:value-type="float" office:value="14" calcext:value-type="float">
            <text:p>14</text:p>
          </table:table-cell>
          <table:table-cell table:formula="of:=[.D20]+[.E20]" office:value-type="float" office:value="2" calcext:value-type="float">
            <text:p>2</text:p>
          </table:table-cell>
          <table:table-cell table:style-name="ce4" table:formula="of:=[.G20]/([.G20]+[.H20])" office:value-type="percentage" office:value="0.875" calcext:value-type="percentage">
            <text:p>87.50%</text:p>
          </table:table-cell>
          <table:table-cell table:style-name="ce4" table:formula="of:=[.H20]/([.G20]+[.H20])" office:value-type="percentage" office:value="0.125" calcext:value-type="percentage">
            <text:p>12.50%</text:p>
          </table:table-cell>
          <table:table-cell table:formula="of:=IF([.I20]&gt;50%;&quot;NC&quot;;IF([.J20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formula="of:=[.C21]+[.B21]" office:value-type="float" office:value="5" calcext:value-type="float">
            <text:p>5</text:p>
          </table:table-cell>
          <table:table-cell table:formula="of:=[.D21]+[.E21]" office:value-type="float" office:value="11" calcext:value-type="float">
            <text:p>11</text:p>
          </table:table-cell>
          <table:table-cell table:style-name="ce4" table:formula="of:=[.G21]/([.G21]+[.H21])" office:value-type="percentage" office:value="0.3125" calcext:value-type="percentage">
            <text:p>31.25%</text:p>
          </table:table-cell>
          <table:table-cell table:style-name="ce4" table:formula="of:=[.H21]/([.G21]+[.H21])" office:value-type="percentage" office:value="0.6875" calcext:value-type="percentage">
            <text:p>68.75%</text:p>
          </table:table-cell>
          <table:table-cell table:formula="of:=IF([.I21]&gt;50%;&quot;NC&quot;;IF([.J21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formula="of:=[.C22]+[.B22]" office:value-type="float" office:value="1" calcext:value-type="float">
            <text:p>1</text:p>
          </table:table-cell>
          <table:table-cell table:formula="of:=[.D22]+[.E22]" office:value-type="float" office:value="15" calcext:value-type="float">
            <text:p>15</text:p>
          </table:table-cell>
          <table:table-cell table:style-name="ce4" table:formula="of:=[.G22]/([.G22]+[.H22])" office:value-type="percentage" office:value="0.0625" calcext:value-type="percentage">
            <text:p>6.25%</text:p>
          </table:table-cell>
          <table:table-cell table:style-name="ce4" table:formula="of:=[.H22]/([.G22]+[.H22])" office:value-type="percentage" office:value="0.9375" calcext:value-type="percentage">
            <text:p>93.75%</text:p>
          </table:table-cell>
          <table:table-cell table:formula="of:=IF([.I22]&gt;50%;&quot;NC&quot;;IF([.J22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23]+[.B23]" office:value-type="float" office:value="8" calcext:value-type="float">
            <text:p>8</text:p>
          </table:table-cell>
          <table:table-cell table:formula="of:=[.D23]+[.E23]" office:value-type="float" office:value="8" calcext:value-type="float">
            <text:p>8</text:p>
          </table:table-cell>
          <table:table-cell table:style-name="ce4" table:formula="of:=[.G23]/([.G23]+[.H23])" office:value-type="percentage" office:value="0.5" calcext:value-type="percentage">
            <text:p>50.00%</text:p>
          </table:table-cell>
          <table:table-cell table:style-name="ce4" table:formula="of:=[.H23]/([.G23]+[.H23])" office:value-type="percentage" office:value="0.5" calcext:value-type="percentage">
            <text:p>50.00%</text:p>
          </table:table-cell>
          <table:table-cell table:formula="of:=IF([.I23]&gt;50%;&quot;NC&quot;;IF([.J23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24]+[.B24]" office:value-type="float" office:value="15" calcext:value-type="float">
            <text:p>15</text:p>
          </table:table-cell>
          <table:table-cell table:formula="of:=[.D24]+[.E24]" office:value-type="float" office:value="1" calcext:value-type="float">
            <text:p>1</text:p>
          </table:table-cell>
          <table:table-cell table:style-name="ce4" table:formula="of:=[.G24]/([.G24]+[.H24])" office:value-type="percentage" office:value="0.9375" calcext:value-type="percentage">
            <text:p>93.75%</text:p>
          </table:table-cell>
          <table:table-cell table:style-name="ce4" table:formula="of:=[.H24]/([.G24]+[.H24])" office:value-type="percentage" office:value="0.0625" calcext:value-type="percentage">
            <text:p>6.25%</text:p>
          </table:table-cell>
          <table:table-cell table:formula="of:=IF([.I24]&gt;50%;&quot;NC&quot;;IF([.J24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formula="of:=[.C25]+[.B25]" office:value-type="float" office:value="10" calcext:value-type="float">
            <text:p>10</text:p>
          </table:table-cell>
          <table:table-cell table:formula="of:=[.D25]+[.E25]" office:value-type="float" office:value="6" calcext:value-type="float">
            <text:p>6</text:p>
          </table:table-cell>
          <table:table-cell table:style-name="ce4" table:formula="of:=[.G25]/([.G25]+[.H25])" office:value-type="percentage" office:value="0.625" calcext:value-type="percentage">
            <text:p>62.50%</text:p>
          </table:table-cell>
          <table:table-cell table:style-name="ce4" table:formula="of:=[.H25]/([.G25]+[.H25])" office:value-type="percentage" office:value="0.375" calcext:value-type="percentage">
            <text:p>37.50%</text:p>
          </table:table-cell>
          <table:table-cell table:formula="of:=IF([.I25]&gt;50%;&quot;NC&quot;;IF([.J25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26]+[.B26]" office:value-type="float" office:value="11" calcext:value-type="float">
            <text:p>11</text:p>
          </table:table-cell>
          <table:table-cell table:formula="of:=[.D26]+[.E26]" office:value-type="float" office:value="5" calcext:value-type="float">
            <text:p>5</text:p>
          </table:table-cell>
          <table:table-cell table:style-name="ce4" table:formula="of:=[.G26]/([.G26]+[.H26])" office:value-type="percentage" office:value="0.6875" calcext:value-type="percentage">
            <text:p>68.75%</text:p>
          </table:table-cell>
          <table:table-cell table:style-name="ce4" table:formula="of:=[.H26]/([.G26]+[.H26])" office:value-type="percentage" office:value="0.3125" calcext:value-type="percentage">
            <text:p>31.25%</text:p>
          </table:table-cell>
          <table:table-cell table:formula="of:=IF([.I26]&gt;50%;&quot;NC&quot;;IF([.J26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formula="of:=[.C27]+[.B27]" office:value-type="float" office:value="6" calcext:value-type="float">
            <text:p>6</text:p>
          </table:table-cell>
          <table:table-cell table:formula="of:=[.D27]+[.E27]" office:value-type="float" office:value="10" calcext:value-type="float">
            <text:p>10</text:p>
          </table:table-cell>
          <table:table-cell table:style-name="ce4" table:formula="of:=[.G27]/([.G27]+[.H27])" office:value-type="percentage" office:value="0.375" calcext:value-type="percentage">
            <text:p>37.50%</text:p>
          </table:table-cell>
          <table:table-cell table:style-name="ce4" table:formula="of:=[.H27]/([.G27]+[.H27])" office:value-type="percentage" office:value="0.625" calcext:value-type="percentage">
            <text:p>62.50%</text:p>
          </table:table-cell>
          <table:table-cell table:formula="of:=IF([.I27]&gt;50%;&quot;NC&quot;;IF([.J27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28]+[.B28]" office:value-type="float" office:value="10" calcext:value-type="float">
            <text:p>10</text:p>
          </table:table-cell>
          <table:table-cell table:formula="of:=[.D28]+[.E28]" office:value-type="float" office:value="6" calcext:value-type="float">
            <text:p>6</text:p>
          </table:table-cell>
          <table:table-cell table:style-name="ce4" table:formula="of:=[.G28]/([.G28]+[.H28])" office:value-type="percentage" office:value="0.625" calcext:value-type="percentage">
            <text:p>62.50%</text:p>
          </table:table-cell>
          <table:table-cell table:style-name="ce4" table:formula="of:=[.H28]/([.G28]+[.H28])" office:value-type="percentage" office:value="0.375" calcext:value-type="percentage">
            <text:p>37.50%</text:p>
          </table:table-cell>
          <table:table-cell table:formula="of:=IF([.I28]&gt;50%;&quot;NC&quot;;IF([.J28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formula="of:=[.C29]+[.B29]" office:value-type="float" office:value="7" calcext:value-type="float">
            <text:p>7</text:p>
          </table:table-cell>
          <table:table-cell table:formula="of:=[.D29]+[.E29]" office:value-type="float" office:value="9" calcext:value-type="float">
            <text:p>9</text:p>
          </table:table-cell>
          <table:table-cell table:style-name="ce4" table:formula="of:=[.G29]/([.G29]+[.H29])" office:value-type="percentage" office:value="0.4375" calcext:value-type="percentage">
            <text:p>43.75%</text:p>
          </table:table-cell>
          <table:table-cell table:style-name="ce4" table:formula="of:=[.H29]/([.G29]+[.H29])" office:value-type="percentage" office:value="0.5625" calcext:value-type="percentage">
            <text:p>56.25%</text:p>
          </table:table-cell>
          <table:table-cell table:formula="of:=IF([.I29]&gt;50%;&quot;NC&quot;;IF([.J29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07r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6" calcext:value-type="float">
            <text:p>16</text:p>
          </table:table-cell>
          <table:table-cell table:formula="of:=[.C30]+[.B30]" office:value-type="float" office:value="8" calcext:value-type="float">
            <text:p>8</text:p>
          </table:table-cell>
          <table:table-cell table:formula="of:=[.D30]+[.E30]" office:value-type="float" office:value="8" calcext:value-type="float">
            <text:p>8</text:p>
          </table:table-cell>
          <table:table-cell table:style-name="ce4" table:formula="of:=[.G30]/([.G30]+[.H30])" office:value-type="percentage" office:value="0.5" calcext:value-type="percentage">
            <text:p>50.00%</text:p>
          </table:table-cell>
          <table:table-cell table:style-name="ce4" table:formula="of:=[.H30]/([.G30]+[.H30])" office:value-type="percentage" office:value="0.5" calcext:value-type="percentage">
            <text:p>50.00%</text:p>
          </table:table-cell>
          <table:table-cell table:formula="of:=IF([.I30]&gt;50%;&quot;NC&quot;;IF([.J30]&gt;50%;&quot;DN&quot;;&quot;Equal&quot;))" office:value-type="string" office:string-value="" calcext:value-type="error">
            <text:p>#NAME?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Grand Total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48" calcext:value-type="float">
            <text:p>448</text:p>
          </table:table-cell>
          <table:table-cell table:formula="of:=[.C31]+[.B31]" office:value-type="float" office:value="255" calcext:value-type="float">
            <text:p>255</text:p>
          </table:table-cell>
          <table:table-cell table:formula="of:=[.D31]+[.E31]" office:value-type="float" office:value="193" calcext:value-type="float">
            <text:p>193</text:p>
          </table:table-cell>
          <table:table-cell table:style-name="ce4" table:formula="of:=[.G31]/([.G31]+[.H31])" office:value-type="percentage" office:value="0.569196428571429" calcext:value-type="percentage">
            <text:p>56.92%</text:p>
          </table:table-cell>
          <table:table-cell table:style-name="ce4" table:formula="of:=[.H31]/([.G31]+[.H31])" office:value-type="percentage" office:value="0.430803571428571" calcext:value-type="percentage">
            <text:p>43.08%</text:p>
          </table:table-cell>
          <table:table-cell table:formula="of:=IF([.I31]&gt;50%;&quot;NC&quot;;IF([.J31]&gt;50%;&quot;DN&quot;;&quot;Equal&quot;))" office:value-type="string" office:string-value="NC" calcext:value-type="string">
            <text:p>NC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"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Sheet4.P59" table:end-x="1.47pt" table:end-y="8.99pt" draw:z-index="0" draw:name="Chart 2" draw:style-name="gr1" draw:text-style-name="P1" svg:width="869.87pt" svg:height="344.98pt" svg:x="3.74pt" svg:y="9.01pt">
              <loext:p draw:notify-on-update-of-ranges="Sheet4.A3:Sheet4.A31 Sheet4.B1:Sheet4.B2 Sheet4.B3:Sheet4.B31 Sheet4.C1:Sheet4.C2 Sheet4.C3:Sheet4.C31 Sheet4.D1:Sheet4.D2 Sheet4.D3:Sheet4.D31 Sheet4.E1:Sheet4.E2 Sheet4.E3:Sheet4.E3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4.$K$1:.$K$32"/>
        </table:named-expressions>
      </table:table>
      <table:named-expressions/>
      <table:database-ranges>
        <table:database-range table:name="Table1" table:target-range-address="Sheet1.A1:Sheet1.K1161" table:display-filter-buttons="true">
          <table:filter>
            <table:filter-and>
              <table:filter-condition table:field-number="6" table:value="Critical1 NC" table:operator="=">
                <table:filter-set-item table:value="Critical1 NC"/>
                <table:filter-set-item table:value="Critical2 DN"/>
              </table:filter-condition>
            </table:filter-and>
          </table:filter>
        </table:database-range>
        <table:database-range table:name="__Anonymous_Sheet_DB__5" table:target-range-address="Sheet4.K1:Sheet4.K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Yeaton</meta:initial-creator>
    <dc:creator>Jeremy Yeaton</dc:creator>
    <meta:creation-date>2015-05-28T14:44:49</meta:creation-date>
    <dc:date>2015-09-09T16:43:13</dc:date>
    <meta:generator>LibreOffice/5.3.1.2$Linux_X86_64 LibreOffice_project/30m0$Build-2</meta:generator>
    <meta:document-statistic meta:table-count="6" meta:cell-count="13431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867cm" svg:height="14.729cm" xlink:href=".." xlink:type="simple" chart:class="chart:bar" chart:style-name="ch1">
        <chart:legend chart:legend-position="end" svg:x="31.096cm" svg:y="6.895cm" style:legend-expansion="high" chart:style-name="ch2"/>
        <chart:plot-area chart:style-name="ch3" table:cell-range-address="Sheet8.I1:Sheet8.K29" chart:data-source-has-labels="both" svg:x="0.697cm" svg:y="0.294cm" svg:width="29.702cm" svg:height="14.141cm">
          <chartooo:coordinate-region svg:x="1.133cm" svg:y="0.454cm" svg:width="29.266cm" svg:height="13.413cm"/>
          <chart:axis chart:dimension="x" chart:name="primary-x" chart:style-name="ch4" chartooo:axis-type="auto">
            <chartooo:date-scale/>
            <chart:categories table:cell-range-address="Sheet8.I2:Sheet8.I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8.J2:Sheet8.J29" chart:label-cell-address="Sheet8.J1:Sheet8.J1" chart:class="chart:bar">
            <chart:data-point chart:repeated="28"/>
          </chart:series>
          <chart:series chart:style-name="ch8" chart:values-cell-range-address="Sheet8.K2:Sheet8.K29" chart:label-cell-address="Sheet8.K1:Sheet8.K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N Context Mismatch</text:p>
                <draw:g>
                  <svg:desc>Sheet8.J1:Sheet8.J1</svg:desc>
                </draw:g>
              </table:table-cell>
              <table:table-cell office:value-type="string">
                <text:p>NC Context mismatch</text:p>
                <draw:g>
                  <svg:desc>Sheet8.K1:Sheet8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8.I2:Sheet8.I29</svg:desc>
                </draw:g>
              </table:table-cell>
              <table:table-cell office:value-type="float" office:value="NaN">
                <text:p>NaN</text:p>
                <draw:g>
                  <svg:desc>Sheet8.J2:Sheet8.J29</svg:desc>
                </draw:g>
              </table:table-cell>
              <table:table-cell office:value-type="float" office:value="1">
                <text:p>1</text:p>
                <draw:g>
                  <svg:desc>Sheet8.K2:Sheet8.K29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0.688cm" svg:height="12.171cm" xlink:href=".." xlink:type="simple" chart:class="chart:bar" chart:style-name="ch1">
        <chart:legend chart:legend-position="end" svg:x="27.261cm" svg:y="5.197cm" style:legend-expansion="high" chart:style-name="ch2"/>
        <chart:plot-area chart:style-name="ch3" table:cell-range-address="Sheet4.A1:Sheet4.E31" chart:data-source-has-labels="both" svg:x="0.613cm" svg:y="0.243cm" svg:width="26.035cm" svg:height="11.685cm">
          <chartooo:coordinate-region svg:x="1.42cm" svg:y="0.243cm" svg:width="25.228cm" svg:height="9.927cm"/>
          <chart:axis chart:dimension="x" chart:name="primary-x" chart:style-name="ch4" chartooo:axis-type="auto">
            <chartooo:date-scale/>
            <chart:categories table:cell-range-address="Sheet4.A3:Sheet4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3:Sheet4.B31" chart:label-cell-address="Sheet4.B1:Sheet4.B2" chart:class="chart:bar">
            <chart:data-point chart:repeated="29"/>
          </chart:series>
          <chart:series chart:style-name="ch8" chart:values-cell-range-address="Sheet4.C3:Sheet4.C31" chart:label-cell-address="Sheet4.C1:Sheet4.C2" chart:class="chart:bar">
            <chart:data-point chart:repeated="29"/>
          </chart:series>
          <chart:series chart:style-name="ch9" chart:values-cell-range-address="Sheet4.D3:Sheet4.D31" chart:label-cell-address="Sheet4.D1:Sheet4.D2" chart:class="chart:bar">
            <chart:data-point chart:repeated="29"/>
          </chart:series>
          <chart:series chart:style-name="ch10" chart:values-cell-range-address="Sheet4.E3:Sheet4.E31" chart:label-cell-address="Sheet4.E1:Sheet4.E2" chart:class="chart:ba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abels 1NC</text:p>
                <text:list>
                  <text:list-item>
                    <text:p>Column Labels</text:p>
                  </text:list-item>
                  <text:list-item>
                    <text:p>1NC</text:p>
                  </text:list-item>
                </text:list>
                <draw:g>
                  <svg:desc>Sheet4.B1:Sheet4.B2</svg:desc>
                </draw:g>
              </table:table-cell>
              <table:table-cell office:value-type="string">
                <text:p>2DN Mismatch</text:p>
                <text:list>
                  <text:list-item>
                    <text:p/>
                  </text:list-item>
                  <text:list-item>
                    <text:p>2DN Mismatch</text:p>
                  </text:list-item>
                </text:list>
                <draw:g>
                  <svg:desc>Sheet4.C1:Sheet4.C2</svg:desc>
                </draw:g>
              </table:table-cell>
              <table:table-cell office:value-type="string">
                <text:p>3DN</text:p>
                <text:list>
                  <text:list-item>
                    <text:p/>
                  </text:list-item>
                  <text:list-item>
                    <text:p>3DN</text:p>
                  </text:list-item>
                </text:list>
                <draw:g>
                  <svg:desc>Sheet4.D1:Sheet4.D2</svg:desc>
                </draw:g>
              </table:table-cell>
              <table:table-cell office:value-type="string">
                <text:p>4NC Mismatch</text:p>
                <text:list>
                  <text:list-item>
                    <text:p/>
                  </text:list-item>
                  <text:list-item>
                    <text:p>4NC Mismatch</text:p>
                  </text:list-item>
                </text:list>
                <draw:g>
                  <svg:desc>Sheet4.E1:Sheet4.E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4.A3:Sheet4.A31</svg:desc>
                </draw:g>
              </table:table-cell>
              <table:table-cell office:value-type="float" office:value="7">
                <text:p>7</text:p>
                <draw:g>
                  <svg:desc>Sheet4.B3:Sheet4.B31</svg:desc>
                </draw:g>
              </table:table-cell>
              <table:table-cell office:value-type="float" office:value="NaN">
                <text:p>NaN</text:p>
                <draw:g>
                  <svg:desc>Sheet4.C3:Sheet4.C31</svg:desc>
                </draw:g>
              </table:table-cell>
              <table:table-cell office:value-type="float" office:value="8">
                <text:p>8</text:p>
                <draw:g>
                  <svg:desc>Sheet4.D3:Sheet4.D31</svg:desc>
                </draw:g>
              </table:table-cell>
              <table:table-cell office:value-type="float" office:value="1">
                <text:p>1</text:p>
                <draw:g>
                  <svg:desc>Sheet4.E3:Sheet4.E31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r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and Total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  <table:table-cell office:value-type="float" office:value="164">
                <text:p>164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